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09B0000002C8E21A43E.png"/>
  <manifest:file-entry manifest:media-type="image/png" manifest:full-path="Pictures/10000200000000C600000044DC9D8BF8.png"/>
  <manifest:file-entry manifest:media-type="image/png" manifest:full-path="Pictures/100002010000002000000020B0D185F4.png"/>
  <manifest:file-entry manifest:media-type="image/png" manifest:full-path="Pictures/10000201000003C4000000DD60ED5A73.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026cm" svg:stroke-color="#000000" draw:marker-start="" draw:marker-start-width="0.3cm" draw:marker-start-center="false" draw:marker-end="" draw:marker-end-width="0.3cm" draw:marker-end-center="false" draw:stroke-linejoin="miter" draw:fill="gradient" draw:fill-color="#ffffff" draw:fill-gradient-name="Gradient_20_8" draw:textarea-horizontal-align="center" draw:textarea-vertical-align="middle" draw:auto-grow-height="false" draw:fit-to-size="false" fo:min-height="0cm" fo:min-width="0cm" fo:padding-top="0.13cm" fo:padding-bottom="0.13cm" fo:padding-left="0.25cm" fo:padding-right="0.25cm" fo:wrap-option="wrap" draw:shadow="visible" draw:shadow-offset-x="0.3cm" draw:shadow-offset-y="0.3cm" draw:shadow-color="#868686" draw:shadow-opacity="100%"/>
    </style:style>
    <style:style style:name="gr3" style:family="graphic" style:parent-style-name="standard">
      <style:graphic-properties draw:stroke="none" draw:fill="none" draw:fill-color="#ffffff" draw:textarea-horizontal-align="justify" draw:textarea-vertical-align="bottom" draw:auto-grow-height="false" fo:padding-top="0.134cm" fo:padding-bottom="0.134cm" fo:padding-left="0.269cm" fo:padding-right="0.269cm" fo:wrap-option="wrap" draw:shadow="hidden"/>
    </style:style>
    <style:style style:name="gr4" style:family="graphic" style:parent-style-name="standard">
      <style:graphic-properties draw:stroke="solid" svg:stroke-width="0.106cm" svg:stroke-color="#427531"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5" style:family="graphic" style:parent-style-name="standard">
      <style:graphic-properties draw:stroke="solid" svg:stroke-width="0.159cm" svg:stroke-color="#427531" draw:marker-end="Arrowheads_20_6"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7" style:family="graphic" style:parent-style-name="standard">
      <style:graphic-properties draw:stroke="solid" svg:stroke-width="0.035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9"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0"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 style:family="graphic" style:parent-style-name="standard">
      <style:graphic-properties draw:stroke="solid" svg:stroke-width="0.035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2" style:family="graphic" style:parent-style-name="standard">
      <style:graphic-properties draw:stroke="solid" svg:stroke-width="0.035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3" style:family="graphic" style:parent-style-name="standard">
      <style:graphic-properties draw:stroke="solid" svg:stroke-width="0.035cm" svg:stroke-color="#000000" draw:marker-start="" draw:marker-end=""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4" style:family="graphic" style:parent-style-name="standard">
      <style:graphic-properties draw:stroke="solid" svg:stroke-width="0.026cm" svg:stroke-color="#000000" draw:stroke-linejoin="miter" draw:fill="solid" draw:fill-color="#99ccff" draw:textarea-horizontal-align="left" draw:textarea-vertical-align="middle" draw:auto-grow-height="false" fo:padding-top="0.13cm" fo:padding-bottom="0.13cm" fo:padding-left="0.25cm" fo:padding-right="0.25cm" fo:wrap-option="no-wrap" draw:shadow="hidden"/>
    </style:style>
    <style:style style:name="gr15" style:family="graphic" style:parent-style-name="standard">
      <style:graphic-properties draw:stroke="solid" svg:stroke-width="0.026cm" svg:stroke-color="#000000" draw:stroke-linejoin="miter" draw:fill="solid" draw:fill-color="#3366ff" draw:textarea-horizontal-align="left" draw:textarea-vertical-align="middle" draw:auto-grow-height="false" fo:padding-top="0.13cm" fo:padding-bottom="0.13cm" fo:padding-left="0.25cm" fo:padding-right="0.25cm" fo:wrap-option="no-wrap" draw:shadow="hidden"/>
    </style:style>
    <style:style style:name="gr16" style:family="graphic" style:parent-style-name="standard">
      <style:graphic-properties draw:stroke="solid" svg:stroke-width="0.026cm" svg:stroke-color="#000000" draw:marker-end="Arrowheads_20_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7" style:family="graphic" style:parent-style-name="standard">
      <style:graphic-properties draw:stroke="solid" svg:stroke-width="0.026cm" svg:stroke-color="#000000" draw:marker-end="Arrowheads_20_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parent-style-name="standard">
      <style:graphic-properties draw:stroke="solid" svg:stroke-width="0.026cm" svg:stroke-color="#000000" draw:marker-end="Arrowheads_20_1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parent-style-name="standard">
      <style:graphic-properties draw:stroke="solid" svg:stroke-width="0.026cm" svg:stroke-color="#000000" draw:marker-end="Arrowheads_20_1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0" style:family="graphic" style:parent-style-name="standard">
      <style:graphic-properties draw:stroke="solid" svg:stroke-width="0.026cm" svg:stroke-color="#000000" draw:marker-end="Arrowheads_20_1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1" style:family="graphic" style:parent-style-name="standard">
      <style:graphic-properties draw:stroke="solid" svg:stroke-width="0.026cm" svg:stroke-color="#000000" draw:stroke-linejoin="miter" draw:fill="solid" draw:fill-color="#99cc00"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000000" draw:stroke-linejoin="miter" draw:fill="solid" draw:fill-color="#ff9900"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24" style:family="graphic" style:parent-style-name="standard">
      <style:graphic-properties draw:stroke="solid" svg:stroke-width="0.026cm" svg:stroke-color="#000000" draw:marker-end="Arrowheads_20_1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5" style:family="graphic" style:parent-style-name="standard">
      <style:graphic-properties draw:stroke="solid" svg:stroke-width="0.026cm" svg:stroke-color="#000000" draw:marker-end="Arrowheads_20_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6" style:family="graphic" style:parent-style-name="standard">
      <style:graphic-properties draw:stroke="solid" svg:stroke-width="0.026cm" svg:stroke-color="#000000" draw:marker-end="Arrowheads_20_1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style:style>
    <style:style style:name="gr28" style:family="graphic" style:parent-style-name="standard">
      <style:graphic-properties draw:stroke="solid" svg:stroke-width="0.026cm" svg:stroke-color="#000000" draw:stroke-linejoin="miter" draw:fill="solid" draw:fill-color="#009999" draw:textarea-horizontal-align="left" draw:textarea-vertical-align="middle" draw:auto-grow-height="false" fo:padding-top="0.13cm" fo:padding-bottom="0.13cm" fo:padding-left="0.25cm" fo:padding-right="0.25cm" fo:wrap-option="no-wrap" draw:shadow="hidden"/>
    </style:style>
    <style:style style:name="gr29" style:family="graphic" style:parent-style-name="standard">
      <style:graphic-properties draw:stroke="dash" draw:stroke-dash="Dashed_20__28_var_29__20_2" svg:stroke-width="0.026cm" svg:stroke-color="#000000" draw:marker-end="Arrowheads_20_1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0" style:family="graphic" style:parent-style-name="standard">
      <style:graphic-properties draw:stroke="dash" draw:stroke-dash="Dashed_20__28_var_29__20_2" svg:stroke-width="0.026cm" svg:stroke-color="#000000" draw:marker-end="Arrowheads_20_1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1" style:family="graphic" style:parent-style-name="standard">
      <style:graphic-properties draw:stroke="dash" draw:stroke-dash="Dashed_20__28_var_29__20_2" svg:stroke-width="0.026cm" svg:stroke-color="#000000" draw:marker-end="Arrowheads_20_1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2" style:family="graphic" style:parent-style-name="standard">
      <style:graphic-properties draw:stroke="dash" draw:stroke-dash="Dashed_20__28_var_29__20_2" svg:stroke-width="0.026cm" svg:stroke-color="#000000" draw:marker-end="Arrowheads_20_16"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3" style:family="graphic" style:parent-style-name="standard">
      <style:graphic-properties draw:stroke="dash" draw:stroke-dash="Dashed_20__28_var_29__20_2" svg:stroke-width="0.026cm" svg:stroke-color="#000000" draw:marker-end="Arrowheads_20_1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4" style:family="graphic" style:parent-style-name="standard">
      <style:graphic-properties draw:stroke="dash" draw:stroke-dash="Dashed_20__28_var_29__20_2" svg:stroke-width="0.026cm" svg:stroke-color="#000000" draw:marker-end="Arrowheads_20_18"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5" style:family="graphic" style:parent-style-name="standard">
      <style:graphic-properties draw:stroke="dash" draw:stroke-dash="Dashed_20__28_var_29__20_2" svg:stroke-width="0.026cm" svg:stroke-color="#000000" draw:marker-end="Arrowheads_20_1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6" style:family="graphic" style:parent-style-name="standard">
      <style:graphic-properties draw:stroke="dash" draw:stroke-dash="Dashed_20__28_var_29__20_2" svg:stroke-width="0.026cm" svg:stroke-color="#000000" draw:marker-end="Arrowheads_20_2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7" style:family="graphic" style:parent-style-name="standard">
      <style:graphic-properties draw:stroke="dash" draw:stroke-dash="Dashed_20__28_var_29__20_2" svg:stroke-width="0.026cm" svg:stroke-color="#000000" draw:marker-end="Arrowheads_20_2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8" style:family="graphic" style:parent-style-name="standard">
      <style:graphic-properties draw:stroke="dash" draw:stroke-dash="Dashed_20__28_var_29__20_2" svg:stroke-width="0.026cm" svg:stroke-color="#000000" draw:marker-end="Arrowheads_20_22"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39" style:family="graphic" style:parent-style-name="standard">
      <style:graphic-properties draw:stroke="dash" draw:stroke-dash="Dashed_20__28_var_29__20_2" svg:stroke-width="0.026cm" svg:stroke-color="#000000" draw:marker-end="Arrowheads_20_2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0" style:family="graphic" style:parent-style-name="standard">
      <style:graphic-properties draw:stroke="dash" draw:stroke-dash="Dashed_20__28_var_29__20_2" svg:stroke-width="0.026cm" svg:stroke-color="#000000" draw:marker-end="Arrowheads_20_2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1" style:family="graphic" style:parent-style-name="standard">
      <style:graphic-properties draw:stroke="dash" draw:stroke-dash="Dashed_20__28_var_29__20_2" svg:stroke-width="0.026cm" svg:stroke-color="#000000" draw:marker-end="Arrowheads_20_2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42" style:family="graphic" style:parent-style-name="standard">
      <style:graphic-properties svg:stroke-color="#0000ff" draw:fill="solid" draw:fill-color="#ffffff" draw:textarea-horizontal-align="justify" draw:textarea-vertical-align="middle" draw:auto-grow-height="false"/>
    </style:style>
    <style:style style:name="gr43" style:family="graphic" style:parent-style-name="standard">
      <style:graphic-properties draw:stroke="none" svg:stroke-color="#0000ff"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graphic-properties draw:stroke="none" svg:stroke-color="#0000ff" draw:fill="none" fo:min-height="2.117cm"/>
    </style:style>
    <style:style style:name="gr45" style:family="graphic" style:parent-style-name="standard">
      <style:graphic-properties draw:stroke="solid" svg:stroke-width="0.026cm" svg:stroke-color="#000000" draw:stroke-linejoin="miter" draw:fill="solid" draw:fill-color="#ffffcc" draw:textarea-horizontal-align="justify" draw:textarea-vertical-align="middle" draw:auto-grow-height="false" fo:min-height="0cm" fo:min-width="0cm" fo:padding-top="0.13cm" fo:padding-bottom="0.13cm" fo:padding-left="0.25cm" fo:padding-right="0.25cm" fo:wrap-option="no-wrap" draw:shadow="visible" draw:shadow-offset-x="0.035cm" draw:shadow-offset-y="0.035cm" draw:shadow-color="#808080"/>
    </style:style>
    <style:style style:name="gr46" style:family="graphic" style:parent-style-name="standard">
      <style:graphic-properties draw:fill="solid" draw:fill-color="#ffffcc" draw:textarea-horizontal-align="left" draw:textarea-vertical-align="middle" fo:padding-top="0.2cm" fo:padding-left="0.2cm"/>
    </style:style>
    <style:style style:name="gr47" style:family="graphic" style:parent-style-name="standard">
      <style:graphic-properties draw:stroke="none" draw:fill="none" draw:fill-color="#ffffff" draw:textarea-horizontal-align="left" draw:textarea-vertical-align="top"/>
    </style:style>
    <style:style style:name="gr48" style:family="graphic" style:parent-style-name="standard">
      <style:graphic-properties draw:fill="solid" draw:fill-color="#e6e6e6" draw:textarea-horizontal-align="left" draw:textarea-vertical-align="top"/>
    </style:style>
    <style:style style:name="gr49" style:family="graphic" style:parent-style-name="standard">
      <style:graphic-properties draw:stroke="none" svg:stroke-color="#000000" draw:fill="none" draw:fill-color="#ffffff" draw:textarea-horizontal-align="left" draw:auto-grow-height="true" draw:auto-grow-width="true" fo:min-height="0.848cm" fo:min-width="11.608cm"/>
    </style:style>
    <style:style style:name="gr50" style:family="graphic" style:parent-style-name="standard">
      <style:graphic-properties draw:stroke="none" draw:fill="none" fo:min-height="1.695cm"/>
    </style:style>
    <style:style style:name="gr51" style:family="graphic" style:parent-style-name="standard">
      <style:graphic-properties draw:stroke="solid" svg:stroke-width="0.035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52" style:family="graphic" style:parent-style-name="standard" style:list-style-name="L9">
      <style:graphic-properties draw:stroke="solid" svg:stroke-width="0.035cm" svg:stroke-color="#000000" draw:stroke-linejoin="miter" draw:fill="solid" draw:fill-color="#feffda"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53" style:family="graphic" style:parent-style-name="objectwithoutfill">
      <style:graphic-properties svg:stroke-color="#800000" draw:marker-end="Rounded_20_short_20_Arrow" draw:marker-end-width="0.3cm" draw:fill="none" draw:textarea-horizontal-align="center" draw:textarea-vertical-align="middle"/>
    </style:style>
    <style:style style:name="gr54" style:family="graphic" style:parent-style-name="standard">
      <style:graphic-properties draw:stroke="solid" svg:stroke-width="0.026cm" svg:stroke-color="#800000" draw:stroke-linejoin="miter" draw:fill="solid" draw:fill-color="#ffffff" draw:textarea-horizontal-align="justify" draw:textarea-vertical-align="middle" draw:auto-grow-height="true" fo:min-height="0cm" fo:min-width="0cm" fo:padding-top="0.13cm" fo:padding-bottom="0.13cm" fo:padding-left="0.25cm" fo:padding-right="0.25cm" fo:wrap-option="no-wrap" draw:shadow="hidden"/>
    </style:style>
    <style:style style:name="gr55" style:family="graphic" style:parent-style-name="standard">
      <style:graphic-properties draw:stroke="solid" svg:stroke-width="0.035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draw:shadow-offset-x="0.035cm" draw:shadow-offset-y="0.035cm" draw:shadow-color="#808080"/>
    </style:style>
    <style:style style:name="gr56" style:family="graphic" style:parent-style-name="objectwithoutfill">
      <style:graphic-properties svg:stroke-color="#800000" draw:marker-end="Arrow" draw:marker-end-width="0.3cm" draw:fill="none"/>
    </style:style>
    <style:style style:name="gr57"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58" style:family="graphic" style:parent-style-name="standard">
      <style:graphic-properties draw:stroke="solid" svg:stroke-width="0.035cm" svg:stroke-color="#000000" draw:stroke-linejoin="miter" draw:fill="solid" draw:fill-color="#eeeeee" draw:textarea-horizontal-align="left" draw:textarea-vertical-align="middle" draw:auto-grow-height="false" fo:padding-top="0.13cm" fo:padding-bottom="0.13cm" fo:padding-left="0.25cm" fo:padding-right="0.25cm" fo:wrap-option="wrap" draw:shadow="visible" draw:shadow-offset-x="0.035cm" draw:shadow-offset-y="0.035cm" draw:shadow-color="#808080"/>
    </style:style>
    <style:style style:name="gr59" style:family="graphic" style:parent-style-name="standard">
      <style:graphic-properties draw:fill="solid" draw:fill-color="#23ff23" draw:textarea-horizontal-align="justify" draw:textarea-vertical-align="middle" draw:auto-grow-height="false"/>
    </style:style>
    <style:style style:name="gr60" style:family="graphic" style:parent-style-name="standard">
      <style:graphic-properties draw:fill="solid" draw:fill-color="#ffcc99" draw:textarea-horizontal-align="justify" draw:textarea-vertical-align="middle" draw:auto-grow-height="false"/>
    </style:style>
    <style:style style:name="gr61" style:family="graphic" style:parent-style-name="standard">
      <style:graphic-properties draw:stroke="dash" draw:stroke-dash="Dashed_20__28_var_29__20_3" svg:stroke-width="0.035cm" svg:stroke-color="#000000" draw:marker-end="msArrowStealth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2" style:family="graphic" style:parent-style-name="standard">
      <style:graphic-properties draw:stroke="solid" svg:stroke-width="0.026cm" svg:stroke-color="#000000" draw:marker-end="Arrowheads_20_30"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3" style:family="graphic" style:parent-style-name="standard">
      <style:graphic-properties draw:stroke="dash" draw:stroke-dash="Dashed_20__28_var_29__20_4" svg:stroke-width="0.035cm" svg:stroke-color="#000000" draw:marker-end="Arrowheads_20_3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4" style:family="graphic" style:parent-style-name="standard">
      <style:graphic-properties draw:stroke="solid" svg:stroke-width="0.026cm" svg:stroke-color="#800000" draw:marker-end="msArrowOvalEnd_20_5" draw:marker-end-width="0.21cm" draw:marker-end-center="true" draw:stroke-linejoin="miter" draw:fill="solid" draw:fill-color="#ffffcc" draw:textarea-horizontal-align="left" draw:textarea-vertical-align="middle" draw:auto-grow-height="false" fo:padding-top="0.13cm" fo:padding-bottom="0.13cm" fo:padding-left="0.25cm" fo:padding-right="0.25cm" fo:wrap-option="no-wrap" draw:shadow="hidden"/>
    </style:style>
    <style:style style:name="gr65" style:family="graphic" style:parent-style-name="standard">
      <style:graphic-properties draw:stroke="solid" svg:stroke-width="0.026cm" svg:stroke-color="#8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gr66" style:family="graphic" style:parent-style-name="standard">
      <style:graphic-properties draw:stroke="solid" svg:stroke-width="0.026cm" svg:stroke-color="#000000" draw:marker-end="Arrowheads_20_27"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7" style:family="graphic" style:parent-style-name="standard">
      <style:graphic-properties draw:stroke="dash" draw:stroke-dash="Dashed_20__28_var_29__20_4" svg:stroke-width="0.035cm" svg:stroke-color="#000000" draw:marker-end="Arrowheads_20_3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68" style:family="graphic" style:parent-style-name="standard">
      <style:graphic-properties draw:fill="solid" draw:fill-color="#23ff23" draw:opacity="80%" draw:textarea-horizontal-align="justify" draw:textarea-vertical-align="middle" draw:auto-grow-height="false" draw:shadow-opacity="80%"/>
    </style:style>
    <style:style style:name="gr69" style:family="graphic" style:parent-style-name="standard">
      <style:graphic-properties draw:textarea-horizontal-align="justify" draw:textarea-vertical-align="middle" draw:auto-grow-height="false"/>
    </style:style>
    <style:style style:name="gr70" style:family="graphic" style:parent-style-name="standard">
      <style:graphic-properties draw:textarea-horizontal-align="justify" draw:textarea-vertical-align="middle" draw:auto-grow-height="false"/>
    </style:style>
    <style:style style:name="gr71" style:family="graphic" style:parent-style-name="standard" style:list-style-name="L10">
      <style:graphic-properties draw:stroke="solid" svg:stroke-width="0.026cm" svg:stroke-color="#8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hidden"/>
    </style:style>
    <style:style style:name="gr72" style:family="graphic" style:parent-style-name="standard">
      <style:graphic-properties draw:fill="solid" draw:fill-color="#ccffff" draw:opacity="80%" draw:textarea-horizontal-align="justify" draw:textarea-vertical-align="middle" draw:auto-grow-height="false" fo:min-height="0cm" draw:shadow-opacity="80%"/>
    </style:style>
    <style:style style:name="gr73" style:family="graphic" style:parent-style-name="standard">
      <style:graphic-properties draw:stroke="solid" draw:stroke-dash="_32__20_Dots_20_1_20_Dash" svg:stroke-width="0.03cm" svg:stroke-color="#000000" draw:marker-start-width="0.206cm" draw:marker-end="Arrowheads_20_30" draw:marker-end-width="0.216cm" draw:marker-end-center="false" draw:stroke-linejoin="miter" draw:fill="none" draw:fill-color="#ffffff" draw:textarea-horizontal-align="left" draw:textarea-vertical-align="middle" draw:auto-grow-height="false" fo:padding-top="0.132cm" fo:padding-bottom="0.132cm" fo:padding-left="0.252cm" fo:padding-right="0.252cm" fo:wrap-option="no-wrap" draw:shadow="hidden"/>
    </style:style>
    <style:style style:name="gr74" style:family="graphic" style:parent-style-name="standard">
      <style:graphic-properties draw:stroke="dash" draw:stroke-dash="Fine_20_Dashed" svg:stroke-width="0.07cm" svg:stroke-color="#000080" draw:marker-start-width="0.266cm" draw:marker-end="Arrowheads_20_30" draw:marker-end-width="0.276cm" draw:marker-end-center="false" draw:stroke-linejoin="miter" draw:fill="none" draw:fill-color="#ffffff" draw:textarea-horizontal-align="left" draw:textarea-vertical-align="middle" draw:auto-grow-height="false" fo:padding-top="0.152cm" fo:padding-bottom="0.152cm" fo:padding-left="0.272cm" fo:padding-right="0.272cm" fo:wrap-option="no-wrap" draw:shadow="hidden"/>
    </style:style>
    <style:style style:name="gr75" style:family="graphic" style:parent-style-name="standard">
      <style:graphic-properties draw:stroke="none" svg:stroke-color="#000000" draw:fill="solid" draw:fill-color="#c0c0c0" draw:textarea-horizontal-align="left" draw:auto-grow-height="true" draw:auto-grow-width="false" fo:min-height="0.857cm" fo:min-width="1.925cm"/>
    </style:style>
    <style:style style:name="gr76" style:family="graphic" style:parent-style-name="standard">
      <style:graphic-properties draw:stroke="solid" svg:stroke-width="0.035cm" svg:stroke-color="#000000" draw:marker-end="Arrowheads_20_3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77" style:family="graphic" style:parent-style-name="standard">
      <style:graphic-properties draw:stroke="solid" svg:stroke-width="0.035cm" svg:stroke-color="#000000" draw:stroke-linejoin="miter" draw:fill="solid" draw:fill-color="#e6f19b"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78" style:family="graphic" style:parent-style-name="standard">
      <style:graphic-properties svg:stroke-width="0.035cm" svg:stroke-color="#314004" draw:marker-end="Arrowheads_20_36"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79" style:family="graphic" style:parent-style-name="standard">
      <style:graphic-properties svg:stroke-width="0.026cm" svg:stroke-color="#314004" draw:stroke-linejoin="miter" draw:fill-color="#ffffff" fo:min-height="0cm" fo:min-width="0cm" fo:padding-top="0.13cm" fo:padding-bottom="0.13cm" fo:padding-left="0.263cm" fo:padding-right="0.263cm" draw:shadow="hidden"/>
    </style:style>
    <style:style style:name="gr80" style:family="graphic" style:parent-style-name="standard">
      <style:graphic-properties draw:fill="none" draw:textarea-vertical-align="middle" draw:auto-grow-height="false" fo:min-height="0.749cm" fo:min-width="0.499cm"/>
    </style:style>
    <style:style style:name="gr81" style:family="graphic" style:parent-style-name="standard">
      <style:graphic-properties svg:stroke-width="0.035cm" svg:stroke-color="#314004" draw:marker-end="Arrowheads_20_37"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2" style:family="graphic" style:parent-style-name="standard">
      <style:graphic-properties draw:stroke="solid" svg:stroke-width="0.035cm" svg:stroke-color="#314004" draw:marker-end="Arrowheads_20_3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83" style:family="graphic" style:parent-style-name="standard">
      <style:graphic-properties draw:stroke="solid" svg:stroke-width="0.026cm" svg:stroke-color="#314004" draw:stroke-linejoin="miter" draw:fill="solid" draw:fill-color="#ffffff" draw:textarea-horizontal-align="justify" draw:textarea-vertical-align="top" draw:auto-grow-height="true" fo:min-height="0cm" fo:min-width="0cm" fo:padding-top="0.13cm" fo:padding-bottom="0.13cm" fo:padding-left="0.25cm" fo:padding-right="0.25cm" fo:wrap-option="no-wrap" draw:shadow="hidden"/>
    </style:style>
    <style:style style:name="gr84" style:family="graphic" style:parent-style-name="standard">
      <style:graphic-properties svg:stroke-width="0.035cm" svg:stroke-color="#314004" draw:marker-end="Arrowheads_20_39"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5" style:family="graphic" style:parent-style-name="standard">
      <style:graphic-properties svg:stroke-width="0.035cm" svg:stroke-color="#314004" draw:marker-end="Arrowheads_20_40"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6" style:family="graphic" style:parent-style-name="standard">
      <style:graphic-properties svg:stroke-width="0.035cm" svg:stroke-color="#314004" draw:marker-end="Arrowheads_20_41" draw:marker-end-width="0.21cm" draw:stroke-linejoin="miter" draw:fill="none" draw:fill-color="#ffffff" draw:textarea-horizontal-align="left" draw:auto-grow-height="false" fo:padding-top="0.13cm" fo:padding-bottom="0.13cm" fo:padding-left="0.267cm" fo:padding-right="0.267cm" fo:wrap-option="wrap" draw:shadow="hidden"/>
    </style:style>
    <style:style style:name="gr87" style:family="graphic" style:parent-style-name="standard">
      <style:graphic-properties draw:fill="solid" draw:fill-color="#ffffcc" draw:textarea-horizontal-align="left" draw:textarea-vertical-align="middle"/>
    </style:style>
    <style:style style:name="gr88" style:family="graphic" style:parent-style-name="standard">
      <style:graphic-properties draw:stroke="dash" draw:stroke-dash="Dashed_20__28_var_29__20_3"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89" style:family="graphic" style:parent-style-name="standard">
      <style:graphic-properties draw:stroke="solid" svg:stroke-width="0.035cm" svg:stroke-color="#000000" draw:stroke-linejoin="miter" draw:fill="solid" draw:fill-color="#ffffff" draw:textarea-horizontal-align="left" draw:textarea-vertical-align="top" draw:auto-grow-height="false" fo:padding-top="0.13cm" fo:padding-bottom="0.13cm" fo:padding-left="0.25cm" fo:padding-right="0.25cm" fo:wrap-option="wrap" draw:shadow="visible" draw:shadow-offset-x="0.035cm" draw:shadow-offset-y="0.035cm" draw:shadow-color="#808080"/>
    </style:style>
    <style:style style:name="gr90" style:family="graphic" style:parent-style-name="standard">
      <style:graphic-properties draw:stroke="solid" svg:stroke-width="0.035cm" svg:stroke-color="#000000" draw:stroke-linejoin="miter" draw:fill="solid" draw:fill-color="#660066" draw:textarea-horizontal-align="justify" draw:textarea-vertical-align="top" draw:auto-grow-height="false" fo:padding-top="0.13cm" fo:padding-bottom="0.13cm" fo:padding-left="0.25cm" fo:padding-right="0.25cm" fo:wrap-option="wrap" draw:shadow="visible" draw:shadow-color="#808080" draw:shadow-opacity="99%"/>
    </style:style>
    <style:style style:name="gr91" style:family="graphic" style:parent-style-name="standard">
      <style:graphic-properties draw:stroke="solid" svg:stroke-width="0.035cm" svg:stroke-color="#000000" draw:stroke-linejoin="miter" draw:fill="solid" draw:fill-color="#800000" draw:textarea-horizontal-align="justify" draw:textarea-vertical-align="top" draw:auto-grow-height="false" fo:padding-top="0.13cm" fo:padding-bottom="0.13cm" fo:padding-left="0.25cm" fo:padding-right="0.25cm" fo:wrap-option="wrap" draw:shadow="visible" draw:shadow-color="#808080" draw:shadow-opacity="99%"/>
    </style:style>
    <style:style style:name="gr92" style:family="graphic" style:parent-style-name="standard">
      <style:graphic-properties draw:stroke="solid" svg:stroke-width="0.035cm" svg:stroke-color="#000000" draw:stroke-linejoin="miter" draw:fill="solid" draw:fill-color="#00ff00" draw:textarea-horizontal-align="justify" draw:textarea-vertical-align="top" draw:auto-grow-height="false" fo:padding-top="0.13cm" fo:padding-bottom="0.13cm" fo:padding-left="0.25cm" fo:padding-right="0.25cm" fo:wrap-option="wrap" draw:shadow="visible" draw:shadow-color="#808080" draw:shadow-opacity="99%"/>
    </style:style>
    <style:style style:name="gr93" style:family="graphic" style:parent-style-name="standard">
      <style:graphic-properties draw:stroke="solid" svg:stroke-width="0.026cm" svg:stroke-color="#000000" draw:marker-end="Arrowheads_20_4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4" style:family="graphic" style:parent-style-name="standard">
      <style:graphic-properties draw:stroke="solid" svg:stroke-width="0.026cm" svg:stroke-color="#000000" draw:marker-end="Arrowheads_20_4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5" style:family="graphic" style:parent-style-name="standard">
      <style:graphic-properties draw:stroke="solid" svg:stroke-width="0.026cm" svg:stroke-color="#000000" draw:marker-end="Arrowheads_20_4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6" style:family="graphic" style:parent-style-name="standard">
      <style:graphic-properties draw:stroke="dash" draw:stroke-dash="Dashed_20__28_var_29__20_5" svg:stroke-width="0.026cm" svg:stroke-color="#000000" draw:marker-end="Arrowheads_20_4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7" style:family="graphic" style:parent-style-name="standard">
      <style:graphic-properties draw:stroke="dash" draw:stroke-dash="Dashed_20__28_var_29__20_5" svg:stroke-width="0.026cm" svg:stroke-color="#000000" draw:marker-end="Arrowheads_20_4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8" style:family="graphic" style:parent-style-name="standard">
      <style:graphic-properties draw:stroke="dash" draw:stroke-dash="Dashed_20__28_var_29__20_5" svg:stroke-width="0.026cm" svg:stroke-color="#000000" draw:marker-end="Arrowheads_20_4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99" style:family="graphic" style:parent-style-name="standard">
      <style:graphic-properties draw:stroke="solid" svg:stroke-width="0.035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wrap" draw:shadow="hidden" draw:shadow-offset-x="0.035cm" draw:shadow-offset-y="0.035cm" draw:shadow-color="#808080"/>
    </style:style>
    <style:style style:name="gr100" style:family="graphic" style:parent-style-name="standard">
      <style:graphic-properties draw:stroke="solid" svg:stroke-width="0.026cm" svg:stroke-color="#000000" draw:marker-end="Arrowheads_20_4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1" style:family="graphic" style:parent-style-name="standard">
      <style:graphic-properties draw:stroke="solid" svg:stroke-width="0.026cm" svg:stroke-color="#000000" draw:marker-end="Arrowheads_20_5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2" style:family="graphic" style:parent-style-name="standard">
      <style:graphic-properties draw:stroke="solid" svg:stroke-width="0.026cm" svg:stroke-color="#000000" draw:marker-end="Arrowheads_20_5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3" style:family="graphic" style:parent-style-name="standard">
      <style:graphic-properties draw:stroke="dash" draw:stroke-dash="Dashed_20__28_var_29__20_5" svg:stroke-width="0.026cm" svg:stroke-color="#000000" draw:marker-end="Arrowheads_20_5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4" style:family="graphic" style:parent-style-name="standard">
      <style:graphic-properties draw:stroke="dash" draw:stroke-dash="Dashed_20__28_var_29__20_5" svg:stroke-width="0.026cm" svg:stroke-color="#000000" draw:marker-end="Arrowheads_20_5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5" style:family="graphic" style:parent-style-name="standard">
      <style:graphic-properties draw:stroke="dash" draw:stroke-dash="Dashed_20__28_var_29__20_5" svg:stroke-width="0.026cm" svg:stroke-color="#000000" draw:marker-end="Arrowheads_20_5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6"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no-wrap" draw:shadow="hidden" draw:shadow-color="#808080"/>
    </style:style>
    <style:style style:name="gr107" style:family="graphic" style:parent-style-name="standard">
      <style:graphic-properties draw:stroke="solid" svg:stroke-width="0.018cm" svg:stroke-color="#000000" draw:stroke-linejoin="miter" draw:fill="solid" draw:fill-color="#ffffcc" draw:textarea-horizontal-align="left" draw:textarea-vertical-align="middle" draw:auto-grow-height="false" fo:padding-top="0.13cm" fo:padding-bottom="0.13cm" fo:padding-left="0.25cm" fo:padding-right="0.25cm" fo:wrap-option="wrap" draw:shadow="hidden" draw:shadow-offset-x="0.035cm" draw:shadow-offset-y="0.035cm" draw:shadow-color="#808080"/>
    </style:style>
    <style:style style:name="gr108" style:family="graphic" style:parent-style-name="standard">
      <style:graphic-properties draw:stroke="solid" svg:stroke-width="0.026cm" svg:stroke-color="#000000" draw:marker-end="Arrowheads_20_5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09" style:family="graphic" style:parent-style-name="standard">
      <style:graphic-properties draw:stroke="solid" svg:stroke-width="0.026cm" svg:stroke-color="#000000" draw:marker-end="Arrowheads_20_5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0" style:family="graphic" style:parent-style-name="standard">
      <style:graphic-properties draw:stroke="solid" svg:stroke-width="0.026cm" svg:stroke-color="#000000" draw:marker-end="Arrowheads_20_5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1" style:family="graphic" style:parent-style-name="standard">
      <style:graphic-properties draw:stroke="dash" draw:stroke-dash="Dashed_20__28_var_29__20_6" svg:stroke-width="0.106cm" svg:stroke-color="#ff0000" draw:marker-end="Arrowheads_20_58" draw:marker-end-width="0.318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2" style:family="graphic" style:parent-style-name="standard">
      <style:graphic-properties draw:stroke="dash" draw:stroke-dash="Dashed_20__28_var_29__20_5" svg:stroke-width="0.026cm" svg:stroke-color="#000000" draw:marker-end="Arrowheads_20_5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3" style:family="graphic" style:parent-style-name="standard">
      <style:graphic-properties draw:stroke="dash" draw:stroke-dash="Dashed_20__28_var_29__20_5" svg:stroke-width="0.026cm" svg:stroke-color="#000000" draw:marker-end="Arrowheads_20_6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4" style:family="graphic" style:parent-style-name="standard">
      <style:graphic-properties svg:stroke-color="#0000ff" draw:fill="none" draw:textarea-horizontal-align="justify" draw:textarea-vertical-align="middle" draw:auto-grow-height="false"/>
    </style:style>
    <style:style style:name="gr115" style:family="graphic" style:parent-style-name="standard">
      <style:graphic-properties draw:stroke="none" svg:stroke-color="#0000ff" draw:fill="none" fo:min-height="1.603cm"/>
    </style:style>
    <style:style style:name="gr116" style:family="graphic" style:parent-style-name="standard">
      <style:graphic-properties draw:stroke="solid" svg:stroke-width="0.026cm" svg:stroke-color="#000000" draw:marker-end="Arrowheads_20_6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7" style:family="graphic" style:parent-style-name="standard">
      <style:graphic-properties draw:stroke="solid" svg:stroke-width="0.026cm" svg:stroke-color="#000000" draw:marker-end="Arrowheads_20_6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8" style:family="graphic" style:parent-style-name="standard">
      <style:graphic-properties draw:stroke="solid" svg:stroke-width="0.026cm" svg:stroke-color="#000000" draw:marker-end="Arrowheads_20_63"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19" style:family="graphic" style:parent-style-name="standard">
      <style:graphic-properties draw:stroke="dash" draw:stroke-dash="Dashed_20__28_var_29__20_3" svg:stroke-width="0.035cm" svg:stroke-color="#000000" draw:marker-end="Arrowheads_20_64"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0" style:family="graphic" style:parent-style-name="standard">
      <style:graphic-properties draw:stroke="dash" draw:stroke-dash="Dashed_20__28_var_29__20_5" svg:stroke-width="0.026cm" svg:stroke-color="#000000" draw:marker-end="Arrowheads_20_6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1" style:family="graphic" style:parent-style-name="standard">
      <style:graphic-properties draw:stroke="dash" draw:stroke-dash="Dashed_20__28_var_29__20_5" svg:stroke-width="0.026cm" svg:stroke-color="#000000" draw:marker-end="Arrowheads_20_66"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2" style:family="graphic" style:parent-style-name="standard">
      <style:graphic-properties draw:stroke="solid" svg:stroke-width="0.026cm" svg:stroke-color="#000000" draw:marker-end="Arrowheads_20_74"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23" style:family="graphic" style:parent-style-name="standard">
      <style:graphic-properties draw:stroke="solid" svg:stroke-width="0.026cm" svg:stroke-color="#000000" draw:marker-end="Arrowheads_20_67"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4" style:family="graphic" style:parent-style-name="standard">
      <style:graphic-properties draw:stroke="solid" svg:stroke-width="0.026cm" svg:stroke-color="#000000" draw:marker-end="Arrowheads_20_68"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5" style:family="graphic" style:parent-style-name="standard">
      <style:graphic-properties draw:stroke="solid" svg:stroke-width="0.026cm" svg:stroke-color="#000000" draw:marker-end="Arrowheads_20_69"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6" style:family="graphic" style:parent-style-name="standard">
      <style:graphic-properties draw:stroke="dash" draw:stroke-dash="Dashed_20__28_var_29__20_5" svg:stroke-width="0.026cm" svg:stroke-color="#000000" draw:marker-end="Arrowheads_20_70"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7" style:family="graphic" style:parent-style-name="standard">
      <style:graphic-properties draw:stroke="dash" draw:stroke-dash="Dashed_20__28_var_29__20_5" svg:stroke-width="0.026cm" svg:stroke-color="#000000" draw:marker-end="Arrowheads_20_71"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8" style:family="graphic" style:parent-style-name="standard">
      <style:graphic-properties draw:stroke="dash" draw:stroke-dash="Dashed_20__28_var_29__20_5" svg:stroke-width="0.026cm" svg:stroke-color="#000000" draw:marker-end="Arrowheads_20_72"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129" style:family="graphic" style:parent-style-name="standard">
      <style:graphic-properties draw:stroke="solid" svg:stroke-width="0.026cm" svg:stroke-color="#000000" draw:marker-end="Arrowheads_20_73"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0" style:family="graphic" style:parent-style-name="standard">
      <style:graphic-properties draw:stroke="none" svg:stroke-color="#000000" draw:fill="none" draw:fill-color="#ffffff" draw:textarea-horizontal-align="left" draw:auto-grow-height="true" draw:auto-grow-width="true" fo:min-height="0.848cm" fo:min-width="22.989cm"/>
    </style:style>
    <style:style style:name="gr131" style:family="graphic" style:parent-style-name="standard">
      <style:graphic-properties draw:stroke="none" svg:stroke-color="#000000" draw:fill="none" draw:fill-color="#ffffff" draw:textarea-horizontal-align="left" draw:auto-grow-height="true" draw:auto-grow-width="true" fo:min-height="2.287cm" fo:min-width="14.108cm"/>
    </style:style>
    <style:style style:name="gr132" style:family="graphic" style:parent-style-name="standard">
      <style:graphic-properties draw:stroke="solid" svg:stroke-width="0.018cm" svg:stroke-color="#000000" draw:stroke-linejoin="miter" draw:fill="solid" draw:fill-color="#ffffcc" draw:textarea-horizontal-align="justify" draw:textarea-vertical-align="top" draw:auto-grow-height="false" fo:padding-top="0.13cm" fo:padding-bottom="0.13cm" fo:padding-left="0.25cm" fo:padding-right="0.25cm" fo:wrap-option="wrap" draw:shadow="hidden"/>
    </style:style>
    <style:style style:name="gr133" style:family="graphic" style:parent-style-name="objectwithoutfill">
      <style:graphic-properties svg:stroke-color="#800000" draw:marker-start="" draw:marker-end="Arrow" draw:fill="none"/>
    </style:style>
    <style:style style:name="gr134" style:family="graphic" style:parent-style-name="standard">
      <style:graphic-properties draw:stroke="solid" svg:stroke-width="0.026cm" svg:stroke-color="#000000" draw:stroke-linejoin="miter" draw:fill="solid" draw:fill-color="#feffda" draw:textarea-horizontal-align="justify" draw:textarea-vertical-align="top" draw:auto-grow-height="true" fo:min-height="0cm" fo:min-width="0cm" fo:padding-top="0.13cm" fo:padding-bottom="0.13cm" fo:padding-left="0.25cm" fo:padding-right="0.25cm" fo:wrap-option="no-wrap" draw:shadow="visible" draw:shadow-offset-x="0.035cm" draw:shadow-offset-y="0.035cm" draw:shadow-color="#808080"/>
    </style:style>
    <style:style style:name="gr135" style:family="graphic" style:parent-style-name="standard">
      <style:graphic-properties draw:stroke="solid" svg:stroke-width="0.026cm" svg:stroke-color="#000000" draw:stroke-linejoin="miter" draw:fill="solid" draw:fill-color="#eeeeee" draw:textarea-horizontal-align="justify" draw:textarea-vertical-align="top" draw:auto-grow-height="true" fo:min-height="0cm" fo:min-width="0cm" fo:padding-top="0.13cm" fo:padding-bottom="0.13cm" fo:padding-left="0.25cm" fo:padding-right="0.25cm" fo:wrap-option="no-wrap" draw:shadow="visible" draw:shadow-offset-x="0.035cm" draw:shadow-offset-y="0.035cm" draw:shadow-color="#808080"/>
    </style:style>
    <style:style style:name="gr136" style:family="graphic" style:parent-style-name="standard">
      <style:graphic-properties draw:stroke="solid" svg:stroke-width="0.026cm" svg:stroke-color="#000000" draw:stroke-linejoin="miter" draw:fill="solid" draw:fill-color="#ffffcc" draw:textarea-horizontal-align="justify" draw:textarea-vertical-align="top" draw:auto-grow-height="true" fo:min-height="0cm" fo:min-width="0cm" fo:padding-top="0.13cm" fo:padding-bottom="0.13cm" fo:padding-left="0.25cm" fo:padding-right="0.25cm" fo:wrap-option="no-wrap" draw:shadow="visible" draw:shadow-offset-x="0.035cm" draw:shadow-offset-y="0.035cm" draw:shadow-color="#808080"/>
    </style:style>
    <style:style style:name="gr137" style:family="graphic" style:parent-style-name="standard">
      <style:graphic-properties draw:stroke="solid" svg:stroke-width="0.026cm" svg:stroke-color="#000000" draw:marker-end="Arrowheads_20_39"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38" style:family="graphic" style:parent-style-name="standard">
      <style:graphic-properties draw:stroke="solid" svg:stroke-width="0.026cm" svg:stroke-color="#0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gr139" style:family="graphic" style:parent-style-name="standard">
      <style:graphic-properties draw:stroke="solid" svg:stroke-width="0.026cm" svg:stroke-color="#000000" draw:marker-end="Arrowheads_20_41"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0" style:family="graphic" style:parent-style-name="standard">
      <style:graphic-properties draw:stroke="solid" svg:stroke-width="0.018cm" svg:stroke-color="#000000" draw:stroke-linejoin="miter" draw:fill="solid" draw:fill-color="#feffda" draw:textarea-horizontal-align="justify" draw:textarea-vertical-align="top" draw:auto-grow-height="false" fo:padding-top="0.13cm" fo:padding-bottom="0.13cm" fo:padding-left="0.25cm" fo:padding-right="0.25cm" fo:wrap-option="wrap" draw:shadow="visible" draw:shadow-offset-x="0.035cm" draw:shadow-offset-y="0.035cm" draw:shadow-color="#808080"/>
    </style:style>
    <style:style style:name="gr141" style:family="graphic" style:parent-style-name="standard">
      <style:graphic-properties svg:stroke-width="0.05cm" svg:stroke-color="#800000" draw:marker-start-width="0.275cm" draw:marker-end="Arrow" draw:marker-end-width="0.375cm" draw:textarea-horizontal-align="center" draw:textarea-vertical-align="middle" fo:padding-top="0.15cm" fo:padding-bottom="0.15cm" fo:padding-left="0.275cm" fo:padding-right="0.275cm"/>
    </style:style>
    <style:style style:name="gr142" style:family="graphic" style:parent-style-name="standard">
      <style:graphic-properties svg:stroke-width="0.05cm" svg:stroke-color="#800000" draw:marker-start-width="0.275cm" draw:marker-end-width="0.275cm" draw:textarea-horizontal-align="center" draw:textarea-vertical-align="middle" fo:padding-top="0.15cm" fo:padding-bottom="0.15cm" fo:padding-left="0.275cm" fo:padding-right="0.275cm"/>
    </style:style>
    <style:style style:name="gr143" style:family="graphic" style:parent-style-name="standard">
      <style:graphic-properties draw:stroke="solid" svg:stroke-width="0.026cm" svg:stroke-color="#800000" draw:stroke-linejoin="miter" draw:fill="solid" draw:fill-color="#ffffff" draw:textarea-horizontal-align="justify" draw:textarea-vertical-align="top" draw:auto-grow-height="true" fo:min-height="0cm" fo:min-width="0cm" fo:padding-top="0.13cm" fo:padding-bottom="0.13cm" fo:padding-left="0.25cm" fo:padding-right="0.25cm" fo:wrap-option="wrap" draw:shadow="hidden"/>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896cm" fo:min-width="0cm" fo:padding-top="0cm" fo:padding-bottom="0cm" fo:padding-left="0cm" fo:padding-right="0cm" fo:wrap-option="wrap" draw:shadow-color="#808080"/>
    </style:style>
    <style:style style:name="pr2" style:family="presentation" style:parent-style-name="Title1-subtitle">
      <style:graphic-properties draw:stroke="none" draw:fill="none" draw:fill-color="#ffffff" draw:textarea-horizontal-align="left" draw:textarea-vertical-align="top" draw:auto-grow-height="true" draw:auto-grow-width="false" fo:min-height="2.033cm" fo:min-width="0cm" fo:padding-top="0cm" fo:padding-bottom="0cm" fo:padding-left="0cm" fo:padding-right="0cm" fo:wrap-option="wrap" draw:shadow-color="#808080"/>
    </style:style>
    <style:style style:name="pr3" style:family="presentation" style:parent-style-name="Title1-outline1">
      <style:graphic-properties draw:stroke="none" draw:fill="none" draw:fill-color="#ffffff" draw:textarea-horizontal-align="left" draw:textarea-vertical-align="top" draw:auto-grow-height="true" draw:auto-grow-width="false" fo:min-height="0.768cm" fo:min-width="0cm" fo:padding-top="0cm" fo:padding-bottom="0cm" fo:padding-left="0cm" fo:padding-right="0cm" fo:wrap-option="wrap" draw:shadow-color="#808080"/>
    </style:style>
    <style:style style:name="pr4" style:family="presentation" style:parent-style-name="Title1-notes">
      <style:graphic-properties draw:fill-color="#ffffff" draw:auto-grow-height="true" fo:min-height="11.429cm"/>
    </style:style>
    <style:style style:name="pr5" style:family="presentation" style:parent-style-name="Default-title">
      <style:graphic-properties draw:auto-grow-height="true" fo:min-height="2.915cm"/>
    </style:style>
    <style:style style:name="pr6" style:family="presentation" style:parent-style-name="Default-outline1">
      <style:graphic-properties fo:min-height="8.379cm"/>
    </style:style>
    <style:style style:name="pr7" style:family="presentation" style:parent-style-name="Default-notes">
      <style:graphic-properties fo:min-height="12.544cm"/>
    </style:style>
    <style:style style:name="pr8" style:family="presentation" style:parent-style-name="Default-outline1">
      <style:graphic-properties fo:min-height="2.033cm"/>
    </style:style>
    <style:style style:name="pr9" style:family="presentation" style:parent-style-name="Default-notes">
      <style:graphic-properties draw:stroke="none" draw:fill="none" draw:fill-color="#ffffff" draw:auto-grow-height="true" fo:min-height="11.429cm" draw:shadow="hidden"/>
    </style:style>
    <style:style style:name="pr10" style:family="presentation" style:parent-style-name="Default-title">
      <style:graphic-properties draw:auto-grow-height="true" fo:min-height="2.921cm"/>
    </style:style>
    <style:style style:name="pr11" style:family="presentation" style:parent-style-name="Default-outline1">
      <style:graphic-properties fo:min-height="11.254cm"/>
    </style:style>
    <style:style style:name="pr12" style:family="presentation" style:parent-style-name="Default-notes">
      <style:graphic-properties draw:stroke="none" draw:fill="none" draw:fill-color="#ffffff"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13" style:family="presentation" style:parent-style-name="Default-outline1">
      <style:graphic-properties fo:min-height="6.433cm"/>
    </style:style>
    <style:style style:name="pr14" style:family="presentation" style:parent-style-name="Default-outline1">
      <style:graphic-properties fo:min-height="4.317cm"/>
    </style:style>
    <style:style style:name="pr15" style:family="presentation" style:parent-style-name="Default-notes">
      <style:graphic-properties draw:stroke="none" svg:stroke-width="0.026cm" svg:stroke-color="#000000" svg:stroke-opacity="100%" draw:stroke-linejoin="miter" draw:fill="solid" draw:fill-color="#ffffff" draw:opacity="100%" draw:auto-grow-height="true" fo:min-height="11.403cm" fo:padding-top="0.013cm" fo:padding-bottom="0.013cm" fo:padding-left="0.013cm" fo:padding-right="0.013cm" draw:shadow="hidden"/>
    </style:style>
    <style:style style:name="pr16" style:family="presentation" style:parent-style-name="Default-outline1">
      <style:graphic-properties fo:min-height="6.897cm"/>
    </style:style>
    <style:style style:name="pr17" style:family="presentation" style:parent-style-name="Default-outline1">
      <style:graphic-properties draw:auto-grow-height="true" fo:min-height="12.312cm"/>
    </style:style>
    <style:style style:name="pr18" style:family="presentation" style:parent-style-name="Default-title">
      <style:graphic-properties draw:auto-grow-height="true" fo:min-height="2.026cm"/>
    </style:style>
    <style:style style:name="pr19" style:family="presentation" style:parent-style-name="Default-outline1">
      <style:graphic-properties draw:auto-grow-height="true" fo:min-height="12.566cm"/>
    </style:style>
    <style:style style:name="pr20" style:family="presentation" style:parent-style-name="Default-notes">
      <style:graphic-properties draw:stroke="none" svg:stroke-width="0.026cm" svg:stroke-color="#000000" svg:stroke-opacity="100%" draw:stroke-linejoin="miter" draw:fill="solid" draw:fill-color="#ffffff" draw:opacity="100%" draw:textarea-horizontal-align="justify" draw:textarea-vertical-align="top" draw:auto-grow-height="true" draw:auto-grow-width="false" fo:min-height="11.161cm" fo:min-width="0cm" fo:padding-top="0.134cm" fo:padding-bottom="0.134cm" fo:padding-left="0.269cm" fo:padding-right="0.269cm" fo:wrap-option="wrap" draw:shadow="hidden"/>
    </style:style>
    <style:style style:name="pr21" style:family="presentation" style:parent-style-name="Default-outline1">
      <style:graphic-properties draw:stroke="none" draw:fill="none" draw:fill-color="#ffffff" draw:textarea-horizontal-align="justify" draw:textarea-vertical-align="top" draw:auto-grow-height="true" draw:auto-grow-width="false" fo:min-height="12.318cm" fo:min-width="0cm" fo:padding-top="0.127cm" fo:padding-bottom="0.127cm" fo:padding-left="0.254cm" fo:padding-right="0.254cm" fo:wrap-option="wrap" draw:shadow="hidden"/>
    </style:style>
    <style:style style:name="pr22" style:family="presentation" style:parent-style-name="Default-title">
      <style:graphic-properties draw:stroke="none" draw:fill="none" draw:fill-color="#bbe0e3" draw:textarea-horizontal-align="justify" draw:textarea-vertical-align="top" draw:auto-grow-height="true" draw:auto-grow-width="false" fo:min-height="2.921cm" fo:min-width="0cm" fo:padding-top="0.127cm" fo:padding-bottom="0.127cm" fo:padding-left="0.254cm" fo:padding-right="0.254cm" fo:wrap-option="wrap" draw:shadow="hidden"/>
    </style:style>
    <style:style style:name="pr23"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8.73cm" fo:min-width="0cm" fo:padding-top="0.127cm" fo:padding-bottom="0.127cm" fo:padding-left="0.254cm" fo:padding-right="0.254cm" fo:wrap-option="wrap" draw:shadow="hidden"/>
    </style:style>
    <style:style style:name="pr24" style:family="presentation" style:parent-style-name="Default-notes">
      <style:graphic-properties draw:fill-color="#ffffff" draw:auto-grow-height="true" fo:min-height="12.261cm"/>
    </style:style>
    <style:style style:name="pr25" style:family="presentation" style:parent-style-name="Default-outline1">
      <style:graphic-properties draw:stroke="solid" draw:fill="solid" draw:fill-color="#ffffff" draw:fill-image-width="0cm" draw:fill-image-height="0cm" fo:min-height="0.848cm"/>
    </style:style>
    <style:style style:name="pr26" style:family="presentation" style:parent-style-name="Default-outline1">
      <style:graphic-properties draw:stroke="solid" draw:fill="solid" draw:fill-color="#ffffff" fo:min-height="0.848cm"/>
    </style:style>
    <style:style style:name="pr27" style:family="presentation" style:parent-style-name="Default-notes">
      <style:graphic-properties draw:auto-grow-height="true" fo:min-height="11.429cm"/>
    </style:style>
    <style:style style:name="pr28" style:family="presentation" style:parent-style-name="Default-outline1">
      <style:graphic-properties fo:min-height="1.017cm"/>
    </style:style>
    <style:style style:name="pr29"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10.968cm" fo:min-width="0cm" fo:padding-top="0.127cm" fo:padding-bottom="0.127cm" fo:padding-left="0.254cm" fo:padding-right="0.254cm" fo:wrap-option="wrap" draw:shadow="hidden"/>
    </style:style>
    <style:style style:name="pr30" style:family="presentation" style:parent-style-name="Default-notes">
      <style:graphic-properties fo:min-height="5.703cm"/>
    </style:style>
    <style:style style:name="pr31"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1.662cm" fo:min-width="0cm" fo:padding-top="0.127cm" fo:padding-bottom="0.127cm" fo:padding-left="0.254cm" fo:padding-right="0.254cm" fo:wrap-option="wrap" draw:shadow="hidden"/>
    </style:style>
    <style:style style:name="pr32" style:family="presentation" style:parent-style-name="Default-notes">
      <style:graphic-properties draw:fill-color="#ffffff" draw:auto-grow-height="true" fo:min-height="11.429cm"/>
    </style:style>
    <style:style style:name="pr33" style:family="presentation" style:parent-style-name="Default-outline1">
      <style:graphic-properties draw:auto-grow-height="true" fo:min-height="1.017cm"/>
    </style:style>
    <style:style style:name="pr34" style:family="presentation" style:parent-style-name="Default-outline1">
      <style:graphic-properties draw:auto-grow-height="true" fo:min-height="1.085cm"/>
    </style:style>
    <style:style style:name="pr35" style:family="presentation" style:parent-style-name="Default-outline1">
      <style:graphic-properties draw:auto-grow-height="true" fo:min-height="2.074cm"/>
    </style:style>
    <style:style style:name="pr36" style:family="presentation" style:parent-style-name="Default-outline1">
      <style:graphic-properties draw:auto-grow-height="true" fo:min-height="3.042cm"/>
    </style:style>
    <style:style style:name="pr37" style:family="presentation" style:parent-style-name="Default-outline1">
      <style:graphic-properties draw:auto-grow-height="true" fo:min-height="1.136cm"/>
    </style:style>
    <style:style style:name="pr38" style:family="presentation" style:parent-style-name="Default-outline1">
      <style:graphic-properties draw:stroke="none" draw:fill="none" fo:min-height="0.721cm"/>
    </style:style>
    <style:style style:name="pr39" style:family="presentation" style:parent-style-name="Default-outline1">
      <style:graphic-properties draw:auto-grow-height="true" fo:min-height="1.137cm"/>
    </style:style>
    <style:style style:name="pr40" style:family="presentation" style:parent-style-name="Default-outline1">
      <style:graphic-properties draw:auto-grow-height="true" fo:min-height="1.178cm"/>
    </style:style>
    <style:style style:name="pr41" style:family="presentation" style:parent-style-name="Default-outline1">
      <style:graphic-properties draw:auto-grow-height="true" fo:min-height="4.447cm"/>
    </style:style>
    <style:style style:name="pr42" style:family="presentation" style:parent-style-name="Default-notes">
      <style:graphic-properties draw:stroke="none" draw:fill="none" draw:fill-color="#ffffff" draw:auto-grow-height="true" fo:min-height="12.506cm" draw:shadow="hidden"/>
    </style:style>
    <style:style style:name="pr43" style:family="presentation" style:parent-style-name="Default-outline1">
      <style:graphic-properties draw:auto-grow-height="true" fo:min-height="11.049cm"/>
    </style:style>
    <style:style style:name="pr44" style:family="presentation" style:parent-style-name="Default-outline1">
      <style:graphic-properties draw:auto-grow-height="true" fo:min-height="1.39cm"/>
    </style:style>
    <style:style style:name="pr45" style:family="presentation" style:parent-style-name="Default-outline1">
      <style:graphic-properties draw:auto-grow-height="true" fo:min-height="1.264cm"/>
    </style:style>
    <style:style style:name="pr46" style:family="presentation" style:parent-style-name="Default-outline1">
      <style:graphic-properties draw:auto-grow-height="true" fo:min-height="2.026cm"/>
    </style:style>
    <style:style style:name="pr47" style:family="presentation" style:parent-style-name="Default-outline1">
      <style:graphic-properties draw:auto-grow-height="true" fo:min-height="1.263cm"/>
    </style:style>
    <style:style style:name="pr48" style:family="presentation" style:parent-style-name="Default-outline1">
      <style:graphic-properties draw:auto-grow-height="true" fo:min-height="11.849cm"/>
    </style:style>
    <style:style style:name="pr49"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7.672cm" fo:min-width="0cm" fo:padding-top="0.127cm" fo:padding-bottom="0.127cm" fo:padding-left="0.254cm" fo:padding-right="0.254cm" fo:wrap-option="wrap" draw:shadow="hidden"/>
    </style:style>
    <style:style style:name="pr50" style:family="presentation" style:parent-style-name="Default-notes">
      <style:graphic-properties draw:stroke="none" draw:fill="none" draw:fill-color="#ffffff" draw:textarea-horizontal-align="justify" draw:textarea-vertical-align="top" draw:auto-grow-height="true" draw:auto-grow-width="false" fo:min-height="11.181cm" fo:min-width="0cm" fo:padding-top="0.124cm" fo:padding-bottom="0.124cm" fo:padding-left="0.248cm" fo:padding-right="0.248cm" fo:wrap-option="wrap" draw:shadow="hidden"/>
    </style:style>
    <style:style style:name="pr51" style:family="presentation" style:parent-style-name="Default-notes">
      <style:graphic-properties draw:stroke="none" draw:fill="none" draw:fill-color="#ffffff" draw:textarea-horizontal-align="justify" draw:textarea-vertical-align="top" draw:auto-grow-height="true" draw:auto-grow-width="false" fo:min-height="12.305cm" fo:min-width="0cm" fo:padding-top="0.134cm" fo:padding-bottom="0.134cm" fo:padding-left="0.269cm" fo:padding-right="0.269cm" fo:wrap-option="wrap" draw:shadow="hidden"/>
    </style:style>
    <style:style style:name="pr52" style:family="presentation" style:parent-style-name="Default-title">
      <style:graphic-properties fo:min-height="1.355cm"/>
    </style:style>
    <style:style style:name="pr53" style:family="presentation" style:parent-style-name="Default-notes">
      <style:graphic-properties draw:stroke="none" draw:fill="none" draw:fill-color="#ffffff" draw:auto-grow-height="true" fo:min-height="12.004cm" draw:shadow="hidden"/>
    </style:style>
    <style:style style:name="pr54" style:family="presentation" style:parent-style-name="Default-outline1">
      <style:graphic-properties draw:stroke="none" draw:fill="none" draw:fill-color="#ffffff" draw:textarea-horizontal-align="justify" draw:textarea-vertical-align="top" draw:auto-grow-height="true" draw:auto-grow-width="false" fo:min-height="11.055cm" fo:min-width="0cm" fo:padding-top="0.127cm" fo:padding-bottom="0.127cm" fo:padding-left="0.254cm" fo:padding-right="0.254cm" fo:wrap-option="wrap" draw:shadow="hidden"/>
    </style:style>
    <style:style style:name="pr55" style:family="presentation" style:parent-style-name="Title2-title">
      <style:graphic-properties draw:stroke="none" draw:fill="none" draw:fill-color="#ffffff" draw:textarea-horizontal-align="left" draw:textarea-vertical-align="bottom" draw:auto-grow-height="true" draw:auto-grow-width="false" fo:min-height="1.863cm" fo:min-width="0cm" fo:padding-top="0cm" fo:padding-bottom="0cm" fo:padding-left="0cm" fo:padding-right="0cm" fo:wrap-option="wrap" draw:shadow-color="#808080"/>
    </style:style>
    <style:style style:name="pr56"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57" style:family="presentation" style:parent-style-name="Title2-notes">
      <style:graphic-properties draw:fill-color="#ffffff" draw:auto-grow-height="true" fo:min-height="11.429cm"/>
    </style:style>
    <style:style style:name="pr58" style:family="presentation" style:parent-style-name="Default-outline1">
      <style:graphic-properties fo:min-height="11.72cm"/>
    </style:style>
    <style:style style:name="pr59" style:family="presentation" style:parent-style-name="Default-outline1">
      <style:graphic-properties fo:min-height="6.728cm"/>
    </style:style>
    <style:style style:name="pr60" style:family="presentation" style:parent-style-name="Default-notes">
      <style:graphic-properties fo:min-height="1.68cm"/>
    </style:style>
    <style:style style:name="pr61"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4.522cm" fo:min-width="0cm" fo:padding-top="0.127cm" fo:padding-bottom="0.127cm" fo:padding-left="0.254cm" fo:padding-right="0.254cm" fo:wrap-option="wrap" draw:shadow="hidden"/>
    </style:style>
    <style:style style:name="pr62"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11.976cm" fo:min-width="0cm" fo:padding-top="0.127cm" fo:padding-bottom="0.127cm" fo:padding-left="0.254cm" fo:padding-right="0.254cm" fo:wrap-option="wrap" draw:shadow="hidden"/>
    </style:style>
    <style:style style:name="pr63"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7.043cm" fo:min-width="0cm" fo:padding-top="0.127cm" fo:padding-bottom="0.127cm" fo:padding-left="0.254cm" fo:padding-right="0.254cm" fo:wrap-option="wrap" draw:shadow="hidden"/>
    </style:style>
    <style:style style:name="pr64" style:family="presentation" style:parent-style-name="Default-outline1">
      <style:graphic-properties draw:stroke="solid" svg:stroke-width="0.018cm" svg:stroke-color="#000000" svg:stroke-opacity="100%" draw:stroke-linejoin="miter" draw:fill="solid" draw:fill-color="#ffffcc" draw:opacity="100%" draw:textarea-horizontal-align="justify" draw:textarea-vertical-align="top" draw:auto-grow-height="true" draw:auto-grow-width="false" fo:min-height="3.348cm" fo:min-width="0cm" fo:padding-top="0.127cm" fo:padding-bottom="0.127cm" fo:padding-left="0.254cm" fo:padding-right="0.254cm" fo:wrap-option="wrap" draw:shadow="hidden"/>
    </style:style>
    <style:style style:name="pr65" style:family="presentation" style:parent-style-name="Default-notes">
      <style:graphic-properties draw:stroke="none" svg:stroke-width="0.026cm" svg:stroke-color="#000000" draw:stroke-linejoin="miter" draw:fill="solid" draw:fill-color="#ffffff" draw:textarea-horizontal-align="justify" draw:textarea-vertical-align="top" draw:auto-grow-height="true" draw:auto-grow-width="false" fo:min-height="11.181cm" fo:min-width="0cm" fo:padding-top="0.124cm" fo:padding-bottom="0.124cm" fo:padding-left="0.248cm" fo:padding-right="0.248cm" fo:wrap-option="wrap" draw:shadow="hidden"/>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paragraph-properties fo:margin-left="0cm" fo:margin-right="0cm" fo:margin-top="0cm" fo:margin-bottom="0cm" fo:text-align="start" fo:text-indent="0cm"/>
    </style:style>
    <style:style style:name="P4" style:family="paragraph">
      <style:paragraph-properties fo:margin-left="0.952cm" fo:margin-right="0cm" fo:margin-top="0cm" fo:margin-bottom="0cm" fo:text-indent="-0.952cm"/>
    </style:style>
    <style:style style:name="P5"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style>
    <style:style style:name="P6" style:family="paragraph">
      <style:paragraph-properties text:enable-numbering="false"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P7" style:family="paragraph">
      <style:paragraph-properties fo:margin-left="0cm" fo:margin-right="0cm" fo:line-height="100%" fo:text-align="end" fo:text-indent="0cm" style:punctuation-wrap="hanging" style:line-break="strict" style:writing-mode="lr-tb"/>
      <style:text-properties fo:font-size="22.8999996185303pt"/>
    </style:style>
    <style:style style:name="P8" style:family="paragraph">
      <style:paragraph-properties fo:margin-left="0cm" fo:margin-right="0cm" fo:text-indent="0cm"/>
      <style:text-properties fo:font-size="11.5pt"/>
    </style:style>
    <style:style style:name="P9" style:family="paragraph">
      <style:paragraph-properties style:writing-mode="lr-tb"/>
    </style:style>
    <style:style style:name="P10" style:family="paragraph">
      <style:paragraph-properties fo:text-align="center" style:writing-mode="lr-tb"/>
      <style:text-properties fo:font-size="24pt"/>
    </style:style>
    <style:style style:name="P11" style:family="paragraph">
      <style:paragraph-properties fo:margin-left="0cm" fo:margin-right="0cm" fo:line-height="100%" fo:text-indent="0cm"/>
    </style:style>
    <style:style style:name="P12" style:family="paragraph">
      <style:paragraph-properties fo:margin-left="0cm" fo:margin-right="0cm" fo:line-height="100%" fo:text-indent="0cm" style:writing-mode="lr-tb"/>
      <style:text-properties fo:font-family="Calibri" style:font-family-generic="swiss" style:font-pitch="variable" fo:font-weight="normal" style:font-weight-asian="normal" style:font-weight-complex="normal"/>
    </style:style>
    <style:style style:name="P13" style:family="paragraph">
      <style:paragraph-properties fo:margin-left="0cm" fo:margin-right="0cm" fo:margin-top="0.158cm" fo:margin-bottom="0cm" fo:text-indent="0cm" style:punctuation-wrap="hanging" style:line-break="strict"/>
    </style:style>
    <style:style style:name="P14" style:family="paragraph">
      <style:paragraph-properties fo:margin-left="0cm" fo:margin-right="0cm" fo:margin-top="0.158cm" fo:margin-bottom="0cm" fo:text-indent="0cm" style:punctuation-wrap="hanging" style:line-break="strict" style:writing-mode="lr-tb"/>
      <style:text-properties fo:font-size="11.5pt"/>
    </style:style>
    <style:style style:name="P15" style:family="paragraph">
      <style:paragraph-properties fo:margin-left="1.27cm" fo:margin-right="0cm" fo:margin-top="0.158cm" fo:margin-bottom="0cm" fo:text-indent="0cm" style:punctuation-wrap="hanging" style:line-break="strict"/>
    </style:style>
    <style:style style:name="P16" style:family="paragraph">
      <style:paragraph-properties fo:margin-left="2.54cm" fo:margin-right="0cm" fo:margin-top="0.158cm" fo:margin-bottom="0cm" fo:text-indent="0cm" style:punctuation-wrap="hanging" style:line-break="strict"/>
    </style:style>
    <style:style style:name="P17" style:family="paragraph">
      <style:paragraph-properties fo:margin-left="0cm" fo:margin-right="0cm" fo:line-height="100%" fo:text-indent="0cm" style:writing-mode="lr-tb"/>
      <style:text-properties fo:font-size="24.1000003814697pt"/>
    </style:style>
    <style:style style:name="P18" style:family="paragraph">
      <style:paragraph-properties fo:margin-left="0cm" fo:margin-right="0cm" fo:line-height="100%" fo:text-indent="0cm" style:punctuation-wrap="hanging" style:line-break="strict" style:writing-mode="lr-tb"/>
    </style:style>
    <style:style style:name="P19" style:family="paragraph">
      <style:paragraph-properties fo:margin-left="0cm" fo:margin-right="0cm" fo:text-indent="0cm"/>
    </style:style>
    <style:style style:name="P20" style:family="paragraph">
      <style:paragraph-properties fo:margin-left="0cm" fo:margin-right="0cm" fo:line-height="100%" fo:text-align="center" fo:text-indent="0cm" style:punctuation-wrap="hanging" style:line-break="strict" style:writing-mode="lr-tb"/>
    </style:style>
    <style:style style:name="P21" style:family="paragraph">
      <style:paragraph-properties fo:margin-left="0cm" fo:margin-right="0cm" fo:line-height="100%" fo:text-align="center" fo:text-indent="0cm" style:punctuation-wrap="hanging" style:line-break="strict"/>
    </style:style>
    <style:style style:name="P22" style:family="paragraph">
      <style:paragraph-properties fo:margin-left="0cm" fo:margin-right="0cm" fo:line-height="100%" fo:text-align="center" fo:text-indent="0cm" style:punctuation-wrap="hanging" style:line-break="strict" style:writing-mode="lr-tb"/>
      <style:text-properties fo:font-size="24.1000003814697pt"/>
    </style:style>
    <style:style style:name="P23" style:family="paragraph">
      <style:paragraph-properties fo:margin-left="2.083cm" fo:margin-right="0cm" fo:text-align="center" fo:text-indent="0cm"/>
    </style:style>
    <style:style style:name="P24" style:family="paragraph">
      <style:paragraph-properties fo:margin-left="2.083cm" fo:margin-right="0cm" fo:text-indent="0cm" style:text-autospace="non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style>
    <style:style style:name="P25" style:family="paragraph">
      <style:paragraph-properties fo:margin-left="2.083cm" fo:margin-right="0cm" fo:margin-top="0cm" fo:margin-bottom="0cm" fo:line-height="100%" fo:text-indent="0cm" style:text-autospace="none"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fo:font-family="Helvetica" style:font-family-generic="swiss" fo:font-size="12pt" style:font-family-asian="Helvetica" style:font-family-generic-asian="swiss" style:font-size-asian="12pt" style:font-family-complex="Helvetica" style:font-family-generic-complex="swiss" style:font-size-complex="6.80000019073486pt"/>
    </style:style>
    <style:style style:name="P26" style:family="paragraph">
      <style:paragraph-properties fo:margin-left="0cm" fo:margin-right="0cm" fo:margin-top="0.105cm" fo:margin-bottom="0cm" fo:line-height="80%" fo:text-indent="0cm" style:punctuation-wrap="hanging" style:line-break="strict"/>
    </style:style>
    <style:style style:name="P27" style:family="paragraph">
      <style:paragraph-properties fo:margin-left="0cm" fo:margin-right="0cm" fo:margin-top="0.105cm" fo:margin-bottom="0cm" fo:line-height="80%" fo:text-indent="0cm" style:punctuation-wrap="hanging" style:line-break="strict" style:writing-mode="lr-tb"/>
      <style:text-properties fo:font-size="11.5pt"/>
    </style:style>
    <style:style style:name="P28" style:family="paragraph">
      <style:paragraph-properties fo:margin-left="0.3cm" fo:margin-right="0cm" fo:margin-top="0.158cm" fo:margin-bottom="0cm" fo:text-indent="0cm" style:punctuation-wrap="hanging" style:line-break="strict"/>
    </style:style>
    <style:style style:name="P29" style:family="paragraph">
      <style:paragraph-properties fo:margin-left="0cm" fo:margin-right="0cm" fo:text-indent="0cm" style:writing-mode="lr-tb"/>
      <style:text-properties fo:font-size="11.5pt" style:font-size-asian="12pt" style:font-size-complex="12pt"/>
    </style:style>
    <style:style style:name="P30" style:family="paragraph">
      <style:paragraph-properties fo:margin-left="0cm" fo:margin-right="0cm" fo:margin-top="0.211cm" fo:margin-bottom="0cm" fo:text-indent="0cm"/>
    </style:style>
    <style:style style:name="P31" style:family="paragraph">
      <style:paragraph-properties fo:margin-left="0.952cm" fo:margin-right="0cm" fo:margin-top="0.211cm" fo:margin-bottom="0cm" fo:text-indent="-0.952cm"/>
    </style:style>
    <style:style style:name="P32" style:family="paragraph">
      <style:paragraph-properties fo:margin-left="0cm" fo:margin-right="0cm" fo:margin-top="0.211cm" fo:margin-bottom="0cm" fo:text-indent="0cm" style:writing-mode="lr-tb"/>
    </style:style>
    <style:style style:name="P33" style:family="paragraph">
      <style:paragraph-properties fo:margin-left="0cm" fo:margin-right="0cm" fo:line-height="100%" fo:text-align="center" fo:text-indent="0cm" style:writing-mode="lr-tb"/>
    </style:style>
    <style:style style:name="P34" style:family="paragraph">
      <style:paragraph-properties fo:margin-left="0cm" fo:margin-right="0cm" fo:line-height="100%" fo:text-indent="0cm" style:writing-mode="lr-tb"/>
      <style:text-properties fo:color="#004586" fo:font-size="24pt" fo:font-style="italic" style:font-size-asian="24pt" style:font-style-asian="italic" style:font-size-complex="24pt" style:font-style-complex="italic"/>
    </style:style>
    <style:style style:name="P35" style:family="paragraph">
      <style:paragraph-properties fo:margin-left="0cm" fo:margin-right="0cm" fo:text-indent="0cm" style:writing-mode="lr-tb"/>
    </style:style>
    <style:style style:name="P36" style:family="paragraph">
      <style:text-properties fo:font-size="18pt" style:font-size-asian="18pt" style:font-size-complex="18pt"/>
    </style:style>
    <style:style style:name="P37" style:family="paragraph">
      <style:text-properties fo:font-size="24.1000003814697pt"/>
    </style:style>
    <style:style style:name="P38" style:family="paragraph">
      <style:text-properties fo:font-size="19.8999996185303pt" style:font-size-asian="18pt" style:font-size-complex="18pt"/>
    </style:style>
    <style:style style:name="P39" style:family="paragraph">
      <style:paragraph-properties fo:margin-left="0.952cm" fo:margin-right="0cm" fo:margin-top="0.176cm" fo:margin-bottom="0cm" fo:line-height="80%" fo:text-indent="-0.952cm"/>
    </style:style>
    <style:style style:name="P40" style:family="paragraph">
      <style:paragraph-properties fo:margin-left="0.952cm" fo:margin-right="0cm" fo:margin-top="0.176cm" fo:margin-bottom="0cm" fo:line-height="80%" fo:text-indent="-0.952cm" style:writing-mode="lr-tb"/>
    </style:style>
    <style:style style:name="P41" style:family="paragraph">
      <style:text-properties fo:font-size="11.5pt"/>
    </style:style>
    <style:style style:name="P42" style:family="paragraph">
      <style:paragraph-properties fo:margin-left="0.952cm" fo:margin-right="0cm" fo:margin-top="0.158cm" fo:margin-bottom="0cm" fo:line-height="85%" fo:text-indent="-0.952cm" style:punctuation-wrap="hanging" style:line-break="strict"/>
    </style:style>
    <style:style style:name="P43" style:family="paragraph">
      <style:paragraph-properties fo:margin-left="0.952cm" fo:margin-right="0cm" fo:margin-top="0.158cm" fo:margin-bottom="0cm" fo:line-height="80%" fo:text-indent="-0.952cm" style:punctuation-wrap="hanging" style:line-break="strict"/>
    </style:style>
    <style:style style:name="P44" style:family="paragraph">
      <style:paragraph-properties fo:margin-left="0.952cm" fo:margin-right="0cm" fo:margin-top="0.158cm" fo:margin-bottom="0cm" fo:line-height="85%" fo:text-indent="-0.952cm" style:punctuation-wrap="hanging" style:line-break="strict" style:writing-mode="lr-tb"/>
      <style:text-properties fo:font-size="24.1000003814697pt"/>
    </style:style>
    <style:style style:name="P45" style:family="paragraph">
      <style:paragraph-properties style:text-autospace="none"/>
    </style:style>
    <style:style style:name="P46" style:family="paragraph">
      <style:paragraph-properties style:text-autospace="none" style:line-break="normal" style:writing-mode="lr-tb">
        <style:tab-stops>
          <style:tab-stop style:position="0cm"/>
          <style:tab-stop style:position="0.5cm"/>
          <style:tab-stop style:position="0.7cm"/>
          <style:tab-stop style:position="1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646464" fo:font-family="Arial" style:font-family-generic="swiss" style:font-pitch="variable" fo:font-size="18.1000003814697pt"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P47" style:family="paragraph">
      <style:paragraph-properties fo:margin-left="0cm" fo:margin-right="0cm" fo:line-height="100%" fo:text-align="center" fo:text-indent="0cm"/>
    </style:style>
    <style:style style:name="P48" style:family="paragraph">
      <style:paragraph-properties fo:margin-left="0cm" fo:margin-right="0cm" fo:line-height="100%" fo:text-align="center" fo:text-indent="0cm" style:writing-mode="lr-tb"/>
      <style:text-properties fo:font-size="24.1000003814697pt" fo:font-style="italic" style:font-style-asian="italic" style:font-style-complex="italic"/>
    </style:style>
    <style:style style:name="P49" style:family="paragraph">
      <style:paragraph-properties fo:text-align="center"/>
    </style:style>
    <style:style style:name="P50" style:family="paragraph">
      <style:paragraph-properties fo:text-align="center"/>
      <style:text-properties fo:color="#800000" fo:font-family="Verdana" style:font-family-generic="swiss" style:font-pitch="variable" fo:font-size="20.1000003814697pt" fo:font-style="italic" style:font-family-asian="Verdana" style:font-family-generic-asian="swiss" style:font-pitch-asian="variable" style:font-size-asian="24pt" style:font-style-asian="italic" style:font-family-complex="Verdana" style:font-family-generic-complex="swiss" style:font-pitch-complex="variable" style:font-size-complex="24pt" style:font-style-complex="italic"/>
    </style:style>
    <style:style style:name="P51" style:family="paragraph">
      <style:paragraph-properties fo:margin-left="0cm" fo:margin-right="0cm" fo:line-height="100%" fo:text-align="center" fo:text-indent="0cm" style:writing-mode="lr-tb"/>
      <style:text-properties fo:color="#800000" fo:font-size="16.3999996185303pt"/>
    </style:style>
    <style:style style:name="P52" style:family="paragraph">
      <style:paragraph-properties fo:margin-left="0.952cm" fo:margin-right="0cm" fo:margin-top="0.158cm" fo:margin-bottom="0cm" fo:line-height="80%" fo:text-indent="-0.952cm" style:punctuation-wrap="hanging" style:line-break="strict" style:writing-mode="lr-tb"/>
    </style:style>
    <style:style style:name="P53" style:family="paragraph">
      <style:paragraph-properties fo:margin-left="0.952cm" fo:margin-right="0cm" fo:margin-top="0.158cm" fo:margin-bottom="0cm" fo:line-height="80%" fo:text-indent="-0.952cm" style:punctuation-wrap="hanging" style:line-break="strict" style:writing-mode="lr-tb"/>
      <style:text-properties fo:font-size="26.5pt"/>
    </style:style>
    <style:style style:name="P54" style:family="paragraph">
      <style:paragraph-properties fo:margin-left="0cm" fo:margin-right="0cm" fo:line-height="100%" fo:text-align="center" fo:text-indent="0cm" style:writing-mode="lr-tb"/>
      <style:text-properties fo:color="#800000"/>
    </style:style>
    <style:style style:name="P55" style:family="paragraph">
      <style:paragraph-properties fo:margin-left="0.952cm" fo:margin-right="0cm" fo:margin-top="0.176cm" fo:margin-bottom="0cm" fo:line-height="80%" fo:text-indent="-0.952cm" style:punctuation-wrap="hanging" style:line-break="strict" style:writing-mode="lr-tb"/>
    </style:style>
    <style:style style:name="P56" style:family="paragraph">
      <style:paragraph-properties fo:margin-left="0.952cm" fo:margin-right="0cm" fo:margin-top="0.176cm" fo:margin-bottom="0cm" fo:line-height="80%" fo:text-indent="-0.952cm" style:punctuation-wrap="hanging" style:line-break="strict" style:writing-mode="lr-tb"/>
      <style:text-properties fo:font-size="24.1000003814697pt"/>
    </style:style>
    <style:style style:name="P57" style:family="paragraph">
      <style:paragraph-properties fo:text-align="center"/>
      <style:text-properties fo:font-family="Arial" style:font-family-generic="modern" style:font-pitch="variable" fo:font-size="18.1000003814697pt" style:font-family-asian="Arial" style:font-family-generic-asian="modern" style:font-pitch-asian="variable" style:font-size-asian="18pt" style:font-family-complex="Arial" style:font-family-generic-complex="modern" style:font-pitch-complex="variable" style:font-size-complex="10.1999998092651pt"/>
    </style:style>
    <style:style style:name="P58" style:family="paragraph">
      <style:paragraph-properties fo:text-align="start"/>
    </style:style>
    <style:style style:name="P59" style:family="paragraph">
      <style:paragraph-properties fo:text-align="start"/>
      <style:text-properties fo:font-size="24.1000003814697pt"/>
    </style:style>
    <style:style style:name="P60" style:family="paragraph">
      <style:paragraph-properties fo:margin-left="0cm" fo:margin-right="0cm" fo:line-height="100%" fo:text-indent="0cm" style:writing-mode="lr-tb"/>
      <style:text-properties fo:font-size="24.1000003814697pt" fo:font-style="italic" style:font-style-asian="italic" style:font-style-complex="italic"/>
    </style:style>
    <style:style style:name="P61" style:family="paragraph">
      <style:paragraph-properties fo:text-align="center" style:writing-mode="lr-tb"/>
      <style:text-properties fo:color="#800000" fo:font-family="Verdana" style:font-style-name="Regular" style:font-family-generic="swiss" style:font-pitch="variable" fo:font-size="18pt" style:font-size-asian="24pt" style:font-size-complex="24pt"/>
    </style:style>
    <style:style style:name="P62" style:family="paragraph">
      <style:paragraph-properties fo:margin-left="0cm" fo:margin-right="0cm" fo:line-height="100%" fo:text-indent="0cm" style:writing-mode="lr-tb"/>
      <style:text-properties fo:color="#800000" fo:font-family="Verdana" style:font-style-name="Regular" style:font-family-generic="swiss" style:font-pitch="variable" fo:font-size="18.1000003814697pt" fo:font-style="italic" style:font-size-asian="24pt" style:font-style-asian="italic" style:font-size-complex="24pt" style:font-style-complex="italic"/>
    </style:style>
    <style:style style:name="P63" style:family="paragraph">
      <style:paragraph-properties fo:text-align="center"/>
      <style:text-properties fo:color="#ffffff" fo:font-family="Arial" style:font-family-generic="modern" style:font-pitch="variable" fo:font-size="20.1000003814697pt" style:font-family-asian="Arial" style:font-family-generic-asian="modern" style:font-pitch-asian="variable" style:font-size-asian="20pt" style:font-family-complex="Arial" style:font-family-generic-complex="modern" style:font-pitch-complex="variable" style:font-size-complex="11.3999996185303pt"/>
    </style:style>
    <style:style style:name="P64" style:family="paragraph">
      <style:paragraph-properties fo:text-align="center"/>
      <style:text-properties fo:font-size="24.1000003814697pt"/>
    </style:style>
    <style:style style:name="P65" style:family="paragraph">
      <style:paragraph-properties fo:text-align="center"/>
      <style:text-properties fo:font-size="26.5pt"/>
    </style:style>
    <style:style style:name="P66" style:family="paragraph">
      <style:paragraph-properties fo:text-align="center"/>
      <style:text-properties fo:font-family="Arial" style:font-family-generic="modern" style:font-pitch="variable" fo:font-size="20.1000003814697pt" style:font-family-asian="Arial" style:font-family-generic-asian="modern" style:font-pitch-asian="variable" style:font-size-asian="20pt" style:font-family-complex="Arial" style:font-family-generic-complex="modern" style:font-pitch-complex="variable" style:font-size-complex="11.3999996185303pt"/>
    </style:style>
    <style:style style:name="P67" style:family="paragraph">
      <style:text-properties fo:font-family="Arial" style:font-family-generic="modern" style:font-pitch="variable" fo:font-size="20.1000003814697pt" style:font-family-asian="Arial" style:font-family-generic-asian="modern" style:font-pitch-asian="variable" style:font-size-asian="20pt" style:font-family-complex="Arial" style:font-family-generic-complex="modern" style:font-pitch-complex="variable" style:font-size-complex="11.3999996185303pt"/>
    </style:style>
    <style:style style:name="P68" style:family="paragraph">
      <style:paragraph-properties fo:margin-left="0cm" fo:margin-right="0cm" fo:line-height="100%" fo:text-indent="0cm" style:writing-mode="lr-tb"/>
      <style:text-properties fo:color="#800000" fo:font-family="Verdana" style:font-family-generic="swiss" style:font-pitch="variable" fo:font-size="24.1000003814697pt" fo:font-style="italic" style:font-style-asian="italic" style:font-style-complex="italic"/>
    </style:style>
    <style:style style:name="P69" style:family="paragraph">
      <style:paragraph-properties fo:text-align="center"/>
      <style:text-properties fo:color="#ffffff" fo:font-family="Arial" style:font-family-generic="modern" style:font-pitch="variable" fo:font-size="20.1000003814697pt" fo:font-style="italic" style:font-family-asian="Arial" style:font-family-generic-asian="modern" style:font-pitch-asian="variable" style:font-size-asian="20pt" style:font-style-asian="italic" style:font-family-complex="Arial" style:font-family-generic-complex="modern" style:font-pitch-complex="variable" style:font-size-complex="11.3999996185303pt" style:font-style-complex="italic"/>
    </style:style>
    <style:style style:name="P70" style:family="paragraph">
      <style:paragraph-properties fo:margin-left="0cm" fo:margin-right="0cm" fo:line-height="100%" fo:text-indent="0cm" style:writing-mode="lr-tb"/>
      <style:text-properties fo:color="#800000" fo:font-family="Didot" style:font-pitch="variable" fo:font-size="18.1000003814697pt" fo:font-style="italic" style:font-size-asian="24pt" style:font-style-asian="italic" style:font-size-complex="24pt" style:font-style-complex="italic"/>
    </style:style>
    <style:style style:name="P71" style:family="paragraph">
      <style:text-properties fo:font-family="Calibri" style:font-family-generic="swiss" style:font-pitch="variable" fo:font-size="18.2000007629395pt" fo:font-style="italic" style:font-size-asian="18pt" style:font-style-asian="italic" style:font-size-complex="18pt" style:font-style-complex="italic"/>
    </style:style>
    <style:style style:name="P72" style:family="paragraph">
      <style:paragraph-properties fo:margin-left="0.952cm" fo:margin-right="0cm" fo:margin-top="0.176cm" fo:margin-bottom="0cm" fo:line-height="80%" fo:text-indent="-0.952cm" style:writing-mode="lr-tb"/>
      <style:text-properties fo:font-size="18pt" style:font-size-asian="18pt" style:font-size-complex="18pt"/>
    </style:style>
    <style:style style:name="P73" style:family="paragraph">
      <style:paragraph-properties fo:margin-left="0.952cm" fo:margin-right="0cm" fo:margin-top="0.176cm" fo:margin-bottom="0cm" fo:line-height="80%" fo:text-indent="-0.952cm" style:punctuation-wrap="hanging" style:line-break="strict"/>
    </style:style>
    <style:style style:name="P74" style:family="paragraph">
      <style:paragraph-properties fo:margin-left="0cm" fo:margin-right="0cm" fo:line-height="100%" fo:text-indent="0cm" style:writing-mode="lr-tb"/>
      <style:text-properties fo:font-family="Verdana" style:font-family-generic="swiss" style:font-pitch="variable" fo:font-size="18.1000003814697pt" style:font-size-asian="18pt" style:font-size-complex="18pt"/>
    </style:style>
    <style:style style:name="P75" style:family="paragraph">
      <style:paragraph-properties fo:margin-left="0cm" fo:margin-right="0cm" fo:margin-top="0.176cm" fo:margin-bottom="0cm" fo:line-height="80%" fo:text-indent="0cm" style:writing-mode="lr-tb"/>
      <style:text-properties fo:font-size="24pt" style:font-size-asian="24pt" style:font-size-complex="24pt"/>
    </style:style>
    <style:style style:name="P76" style:family="paragraph">
      <style:paragraph-properties fo:margin-left="0cm" fo:margin-right="0cm" fo:line-height="100%" fo:text-align="center" fo:text-indent="0cm" style:punctuation-wrap="hanging" style:line-break="strict"/>
      <style:text-properties fo:color="#314004" fo:font-size="24.1000003814697pt"/>
    </style:style>
    <style:style style:name="P77" style:family="paragraph">
      <style:paragraph-properties fo:margin-left="0cm" fo:margin-right="0cm" fo:line-height="100%" fo:text-align="center" fo:text-indent="0cm" style:punctuation-wrap="hanging" style:line-break="strict" style:writing-mode="lr-tb"/>
      <style:text-properties fo:color="#314004" fo:font-size="24.1000003814697pt"/>
    </style:style>
    <style:style style:name="P78" style:family="paragraph">
      <style:paragraph-properties fo:margin-left="0.3cm" fo:margin-right="0.3cm" fo:text-indent="0cm"/>
    </style:style>
    <style:style style:name="P79" style:family="paragraph">
      <style:text-properties fo:font-size="22pt" style:font-size-asian="22pt" style:font-size-complex="22pt"/>
    </style:style>
    <style:style style:name="P80" style:family="paragraph">
      <style:text-properties fo:font-size="20pt" style:font-size-asian="20pt" style:font-size-complex="20pt"/>
    </style:style>
    <style:style style:name="P81" style:family="paragraph">
      <style:paragraph-properties fo:margin-top="0cm" fo:margin-bottom="0cm" style:text-autospace="none"/>
    </style:style>
    <style:style style:name="P82" style:family="paragraph">
      <style:paragraph-properties fo:margin-left="0cm" fo:margin-right="0cm" fo:line-height="100%" fo:text-align="center" fo:text-indent="0cm" style:writing-mode="lr-tb"/>
      <style:text-properties fo:font-size="24.1000003814697pt"/>
    </style:style>
    <style:style style:name="P83" style:family="paragraph">
      <style:paragraph-properties fo:margin-left="0cm" fo:margin-right="0cm" fo:line-height="100%" fo:text-indent="0cm" style:writing-mode="lr-tb"/>
    </style:style>
    <style:style style:name="P84" style:family="paragraph">
      <style:paragraph-properties fo:margin-left="0cm" fo:margin-right="0cm" fo:margin-top="0.158cm" fo:margin-bottom="0cm" fo:text-indent="0cm" style:punctuation-wrap="hanging" style:line-break="strict" style:writing-mode="lr-tb"/>
    </style:style>
    <style:style style:name="P85" style:family="paragraph">
      <style:paragraph-properties fo:margin-left="0cm" fo:margin-right="0cm" fo:margin-top="0.158cm" fo:margin-bottom="0cm" fo:text-indent="0cm" style:punctuation-wrap="hanging" style:line-break="strict" style:writing-mode="lr-tb"/>
      <style:text-properties fo:font-size="12pt"/>
    </style:style>
    <style:style style:name="P86" style:family="paragraph">
      <style:paragraph-properties fo:margin-left="0.952cm" fo:margin-right="0cm" fo:margin-top="0cm" fo:margin-bottom="0cm" fo:line-height="100%" fo:text-indent="-0.952cm" style:punctuation-wrap="hanging" style:line-break="strict"/>
    </style:style>
    <style:style style:name="P87" style:family="paragraph">
      <style:paragraph-properties fo:margin-left="0cm" fo:margin-right="0cm" fo:line-height="100%" fo:text-indent="0cm" style:writing-mode="lr-tb"/>
      <style:text-properties fo:font-family="Arial" style:font-pitch="variable" fo:font-size="18pt" style:font-size-asian="18pt" style:font-size-complex="18pt"/>
    </style:style>
    <style:style style:name="P88" style:family="paragraph">
      <style:paragraph-properties fo:margin-left="0.2cm" fo:margin-right="0cm" fo:text-indent="0cm"/>
    </style:style>
    <style:style style:name="P89" style:family="paragraph">
      <style:paragraph-properties fo:margin-left="0cm" fo:margin-right="0cm" fo:margin-top="0.22cm" fo:margin-bottom="0cm" fo:text-indent="0cm"/>
    </style:style>
    <style:style style:name="P90" style:family="paragraph">
      <style:paragraph-properties fo:margin-left="0cm" fo:margin-right="0cm" fo:margin-top="0.22cm" fo:margin-bottom="0cm" fo:text-indent="0cm" style:writing-mode="lr-tb"/>
    </style:style>
    <style:style style:name="P91" style:family="paragraph">
      <style:paragraph-properties fo:margin-left="0cm" fo:margin-right="0cm" fo:line-height="100%" fo:text-align="end" fo:text-indent="0cm" style:punctuation-wrap="hanging" style:line-break="strict" style:writing-mode="lr-tb"/>
    </style:style>
    <style:style style:name="P92" style:family="paragraph">
      <style:paragraph-properties fo:margin-left="0cm" fo:margin-right="0cm" fo:margin-top="0.211cm" fo:margin-bottom="0cm" fo:text-align="start" fo:text-indent="0cm"/>
    </style:style>
    <style:style style:name="P93" style:family="paragraph">
      <style:paragraph-properties fo:margin-left="0cm" fo:margin-right="0cm" fo:margin-top="0.211cm" fo:margin-bottom="0cm" fo:text-align="start" fo:text-indent="0cm" style:writing-mode="lr-tb" style:font-independent-line-spacing="true"/>
      <style:text-properties fo:font-size="24pt"/>
    </style:style>
    <style:style style:name="P94" style:family="paragraph">
      <style:text-properties fo:color="#705d8b" fo:font-size="20pt" style:font-size-asian="20pt" style:font-size-complex="20pt"/>
    </style:style>
    <style:style style:name="P95" style:family="paragraph">
      <style:text-properties fo:color="#c5000b"/>
    </style:style>
    <style:style style:name="P96" style:family="paragraph">
      <style:text-properties fo:font-size="12pt"/>
    </style:style>
    <style:style style:name="P97" style:family="paragraph">
      <style:paragraph-properties fo:margin-left="0cm" fo:margin-right="0cm" fo:margin-top="0.105cm" fo:margin-bottom="0cm" fo:line-height="80%" fo:text-indent="0cm" style:punctuation-wrap="hanging" style:line-break="strict" style:writing-mode="lr-tb"/>
    </style:style>
    <style:style style:name="P98" style:family="paragraph">
      <style:paragraph-properties fo:margin-left="0.952cm" fo:margin-right="0cm" fo:margin-top="0.158cm" fo:margin-bottom="0cm" fo:line-height="100%" fo:text-indent="-0.952cm" style:punctuation-wrap="hanging" style:line-break="strict" style:writing-mode="lr-tb"/>
    </style:style>
    <style:style style:name="P99" style:family="paragraph">
      <style:paragraph-properties fo:margin-left="0.952cm" fo:margin-right="0cm" fo:margin-top="0.158cm" fo:margin-bottom="0cm" fo:line-height="100%" fo:text-indent="-0.952cm" style:punctuation-wrap="hanging" style:line-break="strict" style:writing-mode="lr-tb"/>
      <style:text-properties fo:font-size="19pt" style:font-size-asian="19pt" style:font-size-complex="19pt"/>
    </style:style>
    <style:style style:name="P100" style:family="paragraph">
      <style:paragraph-properties fo:margin-left="0.952cm" fo:margin-right="0cm" fo:margin-top="0.158cm" fo:margin-bottom="0cm" fo:line-height="100%" fo:text-indent="-0.952cm" style:punctuation-wrap="hanging" style:line-break="strict"/>
    </style:style>
    <style:style style:name="P101" style:family="paragraph">
      <style:paragraph-properties fo:margin-left="0.953cm" fo:margin-right="0cm" fo:text-indent="-0.953cm"/>
    </style:style>
    <style:style style:name="P102" style:family="paragraph">
      <style:paragraph-properties fo:margin-left="0.952cm" fo:margin-right="0cm" fo:margin-top="0.158cm" fo:margin-bottom="0cm" fo:line-height="100%" fo:text-indent="-0.952cm" style:punctuation-wrap="hanging" style:line-break="strict" style:writing-mode="lr-tb"/>
      <style:text-properties fo:font-family="Arial" style:font-family-generic="swiss" style:font-pitch="variable" fo:font-size="18.1000003814697pt" style:font-size-asian="18pt" style:font-size-complex="18pt"/>
    </style:style>
    <style:style style:name="P103" style:family="paragraph">
      <style:paragraph-properties fo:margin-left="0cm" fo:margin-right="0cm" fo:line-height="100%" fo:text-indent="0cm" style:writing-mode="lr-tb"/>
      <style:text-properties fo:font-family="Verdana" style:font-family-generic="swiss" style:font-pitch="variable" fo:font-size="18pt" style:font-size-asian="18pt" style:font-size-complex="18pt"/>
    </style:style>
    <style:style style:name="P104" style:family="paragraph">
      <style:paragraph-properties fo:margin-left="0.952cm" fo:margin-right="0cm" fo:margin-top="0.185cm" fo:margin-bottom="0cm" fo:line-height="100%" fo:text-indent="-0.952cm" style:punctuation-wrap="hanging" style:line-break="strict"/>
    </style:style>
    <style:style style:name="P105" style:family="paragraph">
      <style:paragraph-properties fo:margin-left="0.952cm" fo:margin-right="0cm" fo:margin-top="0.185cm" fo:margin-bottom="0cm" fo:line-height="100%" fo:text-indent="-0.952cm" style:punctuation-wrap="hanging" style:line-break="strict" style:writing-mode="lr-tb"/>
      <style:text-properties fo:font-size="20.1000003814697pt" style:font-size-asian="20pt" style:font-size-complex="20pt"/>
    </style:style>
    <style:style style:name="P106" style:family="paragraph">
      <style:paragraph-properties fo:margin-left="0cm" fo:margin-right="0cm" fo:margin-top="0.132cm" fo:margin-bottom="0cm" fo:line-height="90%" fo:text-indent="0cm" style:punctuation-wrap="hanging" style:line-break="strict"/>
    </style:style>
    <style:style style:name="P107" style:family="paragraph">
      <style:paragraph-properties fo:margin-left="0cm" fo:margin-right="0cm" fo:margin-top="0.132cm" fo:margin-bottom="0cm" fo:line-height="100%" fo:text-indent="0cm" style:punctuation-wrap="hanging" style:line-break="strict"/>
    </style:style>
    <style:style style:name="P108" style:family="paragraph">
      <style:paragraph-properties fo:margin-left="0cm" fo:margin-right="0cm" fo:margin-top="0.132cm" fo:margin-bottom="0cm" fo:line-height="90%" fo:text-indent="0cm" style:punctuation-wrap="hanging" style:line-break="strict" style:writing-mode="lr-tb"/>
      <style:text-properties fo:font-size="11.5pt"/>
    </style:style>
    <style:style style:name="P109" style:family="paragraph">
      <style:paragraph-properties fo:margin-left="0cm" fo:margin-right="0cm" fo:line-height="100%" fo:text-indent="0cm" style:writing-mode="lr-tb"/>
      <style:text-properties fo:font-size="20.1000003814697pt" style:font-size-asian="20pt" style:font-size-complex="20pt"/>
    </style:style>
    <style:style style:name="P110" style:family="paragraph">
      <style:paragraph-properties fo:margin-left="0cm" fo:margin-right="0cm" fo:margin-top="0.23cm" fo:margin-bottom="0cm" fo:line-height="100%" fo:text-indent="0cm" style:punctuation-wrap="hanging" style:line-break="strict"/>
    </style:style>
    <style:style style:name="P111" style:family="paragraph">
      <style:paragraph-properties fo:margin-left="0cm" fo:margin-right="0cm" fo:margin-top="0.23cm" fo:margin-bottom="0cm" fo:line-height="90%" fo:text-indent="0cm" style:punctuation-wrap="hanging" style:line-break="strict" style:writing-mode="lr-tb"/>
      <style:text-properties fo:font-family="Arial" style:font-family-generic="swiss" style:font-pitch="variable" fo:font-size="11.5pt" style:font-size-asian="12pt" style:font-size-complex="12pt"/>
    </style:style>
    <style:style style:name="P112" style:family="paragraph">
      <style:paragraph-properties fo:margin-left="0.952cm" fo:margin-right="0cm" fo:margin-top="0.185cm" fo:margin-bottom="0cm" fo:line-height="100%" fo:text-indent="-0.952cm" style:punctuation-wrap="hanging" style:line-break="strict" style:writing-mode="lr-tb"/>
      <style:text-properties fo:font-size="24.1000003814697pt"/>
    </style:style>
    <style:style style:name="P113" style:family="paragraph">
      <style:paragraph-properties fo:margin-left="0cm" fo:margin-right="0cm" fo:margin-top="0.132cm" fo:margin-bottom="0cm" fo:line-height="90%" fo:text-indent="0cm" style:punctuation-wrap="hanging" style:line-break="strict" style:writing-mode="lr-tb"/>
      <style:text-properties style:use-window-font-color="true" fo:font-family="Arial" style:font-family-generic="swiss" style:font-pitch="variable" fo:font-size="11.5pt" style:font-size-asian="12pt" style:font-size-complex="12pt"/>
    </style:style>
    <style:style style:name="P114" style:family="paragraph">
      <style:paragraph-properties fo:margin-left="0.952cm" fo:margin-right="0cm" fo:margin-top="0.176cm" fo:margin-bottom="0cm" fo:line-height="90%" fo:text-indent="-0.952cm" style:punctuation-wrap="hanging" style:line-break="strict"/>
    </style:style>
    <style:style style:name="P115" style:family="paragraph">
      <style:paragraph-properties fo:margin-left="0.952cm" fo:margin-right="0cm" fo:margin-top="0.176cm" fo:margin-bottom="0cm" fo:line-height="90%" fo:text-indent="-0.952cm" style:punctuation-wrap="hanging" style:line-break="strict" style:writing-mode="lr-tb"/>
      <style:text-properties fo:font-family="Arial" style:font-family-generic="swiss" style:font-pitch="variable" fo:font-size="18.1000003814697pt" style:font-size-asian="18pt" style:font-size-complex="18pt"/>
    </style:style>
    <style:style style:name="P116" style:family="paragraph">
      <style:paragraph-properties fo:margin-left="0.952cm" fo:margin-right="0cm" fo:margin-top="0.176cm" fo:margin-bottom="0cm" fo:line-height="90%" fo:text-indent="-0.952cm" style:punctuation-wrap="hanging" style:line-break="strict" style:writing-mode="lr-tb"/>
      <style:text-properties fo:font-size="18.1000003814697pt" style:font-size-asian="18pt" style:font-size-complex="18pt"/>
    </style:style>
    <style:style style:name="P117" style:family="paragraph">
      <style:paragraph-properties fo:margin-left="0cm" fo:margin-right="0cm" fo:line-height="100%" fo:text-indent="0cm" style:writing-mode="lr-tb"/>
      <style:text-properties fo:color="#800000" fo:font-size="24.1000003814697pt"/>
    </style:style>
    <style:style style:name="P118" style:family="paragraph">
      <style:paragraph-properties fo:margin-left="0.952cm" fo:margin-right="0cm" fo:margin-top="0.176cm" fo:margin-bottom="0cm" fo:line-height="90%" fo:text-indent="-0.952cm" style:punctuation-wrap="hanging" style:line-break="strict" style:writing-mode="lr-tb"/>
      <style:text-properties fo:font-family="Arial" style:font-family-generic="swiss" style:font-pitch="variable" fo:font-size="20.1000003814697pt" style:font-size-asian="20pt" style:font-size-complex="20pt"/>
    </style:style>
    <style:style style:name="P119" style:family="paragraph">
      <style:text-properties fo:font-weight="normal" style:font-weight-asian="normal" style:font-weight-complex="normal"/>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fo:color="#3ea7bc" style:font-family-asian="Arial" style:font-pitch-asian="variable" style:font-family-complex="Arial" style:font-pitch-complex="variable"/>
    </style:style>
    <style:style style:name="T3" style:family="text">
      <style:text-properties fo:color="#7f7f7f" fo:font-size="18pt" style:font-family-asian="Arial" style:font-pitch-asian="variable" style:font-size-asian="18pt" style:font-family-complex="Arial" style:font-pitch-complex="variable" style:font-size-complex="18pt"/>
    </style:style>
    <style:style style:name="T4" style:family="text">
      <style:text-properties fo:font-weight="bold" style:font-weight-asian="bold" style:font-weight-complex="bold"/>
    </style:style>
    <style:style style:name="T5" style:family="text">
      <style:text-properties fo:color="#000000" style:text-outline="false" style:text-line-through-style="none" style:text-position="0% 100%" fo:font-family="'Arial Black'" style:font-family-generic="roman" fo:font-size="24pt" fo:font-style="normal" fo:text-shadow="none" style:text-underline-style="none" fo:font-weight="normal" style:letter-kerning="true"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text-overline-style="none" style:text-overline-color="font-color"/>
    </style:style>
    <style:style style:name="T6" style:family="text">
      <style:text-properties fo:font-style="italic" style:font-style-asian="italic" style:font-style-complex="italic"/>
    </style:style>
    <style:style style:name="T7" style:family="text">
      <style:text-properties fo:color="#427531" fo:font-family="Calibri" style:font-family-generic="swiss" style:font-pitch="variable" fo:font-size="20pt" fo:font-weight="normal" style:font-size-asian="20pt" style:font-weight-asian="normal" style:font-size-complex="20pt" style:font-weight-complex="normal"/>
    </style:style>
    <style:style style:name="T8" style:family="text">
      <style:text-properties fo:font-size="12.6000003814697pt"/>
    </style:style>
    <style:style style:name="T9" style:family="text">
      <style:text-properties fo:font-size="12.6000003814697pt" fo:font-weight="bold" style:font-weight-asian="bold" style:font-weight-complex="bold"/>
    </style:style>
    <style:style style:name="T10" style:family="text">
      <style:text-properties fo:color="#000000" fo:font-size="12.6000003814697pt"/>
    </style:style>
    <style:style style:name="T11" style:family="text">
      <style:text-properties fo:color="#000000" fo:font-size="12.6000003814697pt" fo:font-style="italic" style:font-style-asian="italic" style:font-style-complex="italic"/>
    </style:style>
    <style:style style:name="T12" style:family="text">
      <style:text-properties fo:color="#7f0055" fo:font-family="Arial" style:font-family-generic="modern" style:font-pitch="variable" fo:font-size="20pt" fo:language="en" fo:country="US" style:font-size-asian="20pt" style:font-size-complex="20pt"/>
    </style:style>
    <style:style style:name="T13" style:family="text">
      <style:text-properties fo:font-family="Arial" style:font-family-generic="modern" style:font-pitch="variable" fo:font-size="20pt" fo:language="en" fo:country="US" style:font-size-asian="20pt" style:font-size-complex="20pt"/>
    </style:style>
    <style:style style:name="T14" style:family="text">
      <style:text-properties fo:color="#0000c0" fo:font-family="Arial" style:font-family-generic="modern" style:font-pitch="variable" fo:font-size="20pt" fo:language="en" fo:country="US" style:font-size-asian="20pt" style:font-size-complex="20pt"/>
    </style:style>
    <style:style style:name="T15" style:family="text">
      <style:text-properties fo:font-family="Arial" style:font-family-generic="swiss" style:font-pitch="variable" fo:language="en" fo:country="GB"/>
    </style:style>
    <style:style style:name="T16" style:family="text">
      <style:text-properties fo:font-size="12.6000003814697pt" fo:font-style="italic" style:font-style-asian="italic" style:font-style-complex="italic"/>
    </style:style>
    <style:style style:name="T17" style:family="text">
      <style:text-properties fo:font-family="Verdana" style:font-family-generic="swiss" style:font-pitch="variable" fo:font-size="14pt" fo:language="en" fo:country="US" fo:font-weight="bold" style:font-size-asian="14pt" style:font-weight-asian="bold" style:font-size-complex="14pt" style:font-weight-complex="bold"/>
    </style:style>
    <style:style style:name="T18" style:family="text">
      <style:text-properties fo:font-family="'Times New Roman'" style:font-family-generic="roman" style:font-pitch="variable" fo:font-size="16pt" style:font-size-asian="16pt" style:font-size-complex="16pt"/>
    </style:style>
    <style:style style:name="T19" style:family="text">
      <style:text-properties fo:font-family="Verdana" style:font-family-generic="swiss" style:font-pitch="variable" fo:font-size="16pt" style:font-size-asian="16pt" style:font-size-complex="16pt"/>
    </style:style>
    <style:style style:name="T20" style:family="text">
      <style:text-properties fo:font-size="12.6000003814697pt" fo:language="en" fo:country="US"/>
    </style:style>
    <style:style style:name="T21" style:family="text">
      <style:text-properties fo:font-size="12.6000003814697pt" fo:language="en" fo:country="US" fo:font-weight="bold" style:font-weight-asian="bold" style:font-weight-complex="bold"/>
    </style:style>
    <style:style style:name="T22" style:family="text">
      <style:text-properties fo:font-size="12.6000003814697pt" fo:language="en" fo:country="US" fo:font-style="italic" style:font-style-asian="italic" style:font-style-complex="italic"/>
    </style:style>
    <style:style style:name="T23" style:family="text">
      <style:text-properties fo:font-family="'Times New Roman'" style:font-family-generic="roman" style:font-pitch="variable" fo:font-size="14pt" style:font-size-asian="14pt" style:font-size-complex="14pt"/>
    </style:style>
    <style:style style:name="T24" style:family="text">
      <style:text-properties fo:font-family="Arial" style:font-family-generic="swiss" style:font-pitch="variable" fo:font-size="18pt" fo:language="en" fo:country="US" fo:font-style="normal" fo:font-weight="normal"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style>
    <style:style style:name="T25" style:family="text">
      <style:text-properties fo:color="#4d4d4d" style:text-outline="false" style:text-line-through-style="none" style:text-position="0% 100%" fo:font-family="Arial" style:font-family-generic="swiss" style:font-pitch="variable" fo:font-size="14pt" fo:language="en" fo:country="US" fo:font-style="normal" fo:text-shadow="none" style:text-underline-style="none" fo:font-weight="normal"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26" style:family="text">
      <style:text-properties fo:font-size="8pt" fo:language="en" fo:country="US" fo:font-weight="bold" style:font-size-asian="8pt" style:font-weight-asian="bold" style:font-size-complex="8pt" style:font-weight-complex="bold"/>
    </style:style>
    <style:style style:name="T27" style:family="text">
      <style:text-properties fo:font-size="8pt" fo:language="en" fo:country="US" style:font-size-asian="8pt" style:font-size-complex="8pt"/>
    </style:style>
    <style:style style:name="T28" style:family="text">
      <style:text-properties fo:font-size="22pt" style:font-size-asian="22pt" style:font-size-complex="22pt"/>
    </style:style>
    <style:style style:name="T29" style:family="text">
      <style:text-properties fo:color="#004586" fo:font-size="12.6000003814697pt" fo:language="en" fo:country="US"/>
    </style:style>
    <style:style style:name="T30" style:family="text">
      <style:text-properties fo:color="#004586" fo:font-family="Arial" style:font-family-generic="modern" style:font-pitch="variable" fo:font-size="24pt" fo:font-style="italic" style:font-size-asian="24pt" style:font-style-asian="italic" style:font-size-complex="24pt" style:font-style-complex="italic"/>
    </style:style>
    <style:style style:name="T31" style:family="text">
      <style:text-properties fo:color="#7f0055" fo:font-family="Arial" style:font-family-generic="modern" style:font-pitch="variable" fo:font-size="18pt" fo:language="en" fo:country="GB" style:font-size-asian="18pt" style:font-size-complex="18pt"/>
    </style:style>
    <style:style style:name="T32" style:family="text">
      <style:text-properties fo:font-family="Arial" style:font-family-generic="modern" style:font-pitch="variable" fo:font-size="18pt" fo:language="en" fo:country="GB" style:font-size-asian="18pt" style:font-size-complex="18pt"/>
    </style:style>
    <style:style style:name="T33" style:family="text">
      <style:text-properties fo:color="#800000" fo:font-family="Arial" style:font-family-generic="modern" style:font-pitch="variable" fo:font-size="18pt" fo:language="en" fo:country="GB" style:font-size-asian="18pt" style:font-size-complex="18pt"/>
    </style:style>
    <style:style style:name="T34" style:family="text">
      <style:text-properties fo:color="#0000c0" fo:font-family="Arial" style:font-family-generic="modern" style:font-pitch="variable" fo:font-size="18pt" fo:language="en" fo:country="GB" style:font-size-asian="18pt" style:font-size-complex="18pt"/>
    </style:style>
    <style:style style:name="T35" style:family="text">
      <style:text-properties fo:color="#7f0055"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36" style:family="text">
      <style:text-properties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37" style:family="text">
      <style:text-properties fo:color="#0000c0"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38" style:family="text">
      <style:text-properties fo:color="#000000" style:text-outline="false" style:text-line-through-style="none" style:text-position="0% 100%" fo:font-family="Arial" style:font-family-generic="modern" style:font-pitch="variable" fo:font-size="18pt" fo:language="en" fo:country="GB" fo:font-style="normal" fo:text-shadow="none" style:text-underline-style="none" fo:font-weight="normal" style:font-family-asian="Arial" style:font-family-generic-asian="modern" style:font-pitch-asian="variable" style:font-size-asian="18pt" style:font-style-asian="normal" style:font-weight-asian="normal" style:font-family-complex="Arial" style:font-family-generic-complex="modern" style:font-pitch-complex="variable" style:font-size-complex="18pt" style:font-style-complex="normal" style:font-weight-complex="normal" style:text-emphasize="none" style:font-relief="none"/>
    </style:style>
    <style:style style:name="T39" style:family="text">
      <style:text-properties fo:font-family="Arial" style:font-family-generic="swiss" style:font-pitch="variable" fo:font-size="18pt" fo:language="en" fo:country="GB" style:font-size-asian="18pt" style:font-size-complex="18pt"/>
    </style:style>
    <style:style style:name="T40" style:family="text">
      <style:text-properties fo:color="#000000"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41" style:family="text">
      <style:text-properties fo:color="#3f7f5f" style:text-outline="false" style:text-line-through-style="none" fo:font-family="Arial" style:font-family-generic="swiss" style:font-pitch="variable" fo:font-size="18pt" fo:language="en" fo:country="GB" fo:font-style="normal" fo:text-shadow="none" style:text-underline-style="none" fo:font-weight="normal" style:letter-kerning="true" style:font-family-asian="Monaco" style:font-size-asian="18pt" style:font-style-asian="normal" style:font-weight-asian="normal" style:font-family-complex="Monaco" style:font-size-complex="18pt" style:font-style-complex="normal" style:font-weight-complex="normal" style:text-emphasize="none" style:font-relief="none" style:text-overline-style="none" style:text-overline-color="font-color"/>
    </style:style>
    <style:style style:name="T42" style:family="text">
      <style:text-properties fo:font-family="Arial" style:font-family-generic="modern" style:font-pitch="variable" fo:font-size="20pt" fo:language="en" fo:country="GB" style:font-size-asian="20pt" style:font-size-complex="20pt"/>
    </style:style>
    <style:style style:name="T43" style:family="text">
      <style:text-properties fo:color="#7f0055"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44" style:family="text">
      <style:text-properties fo:color="#7f0055" fo:font-family="Arial" style:font-family-generic="modern" style:font-pitch="variable" fo:font-size="20pt" fo:language="en" fo:country="GB" style:font-size-asian="20pt" style:font-size-complex="20pt"/>
    </style:style>
    <style:style style:name="T45" style:family="text">
      <style:text-properties fo:color="#646464"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46" style:family="text">
      <style:text-properties fo:color="#0000c0" fo:font-family="Arial" style:font-family-generic="modern" style:font-pitch="variable" fo:font-size="20pt" fo:language="en" fo:country="GB" style:font-size-asian="20pt" style:font-size-complex="20pt"/>
    </style:style>
    <style:style style:name="T47" style:family="text">
      <style:text-properties fo:color="#646464"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48" style:family="text">
      <style:text-properties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49" style:family="text">
      <style:text-properties fo:color="#0000c0"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0" style:family="text">
      <style:text-properties fo:color="#000000" style:text-outline="false" style:text-line-through-style="none" style:text-position="0% 100%" fo:font-family="Arial" style:font-family-generic="modern" style:font-pitch="variable" fo:font-size="20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51" style:family="text">
      <style:text-properties fo:font-family="Arial" style:font-family-generic="swiss" style:font-pitch="variable" fo:font-size="12.6000003814697pt" style:font-family-asian="Arial" style:font-family-generic-asian="swiss" style:font-pitch-asian="variable" style:font-family-complex="Arial" style:font-family-generic-complex="swiss" style:font-pitch-complex="variable"/>
    </style:style>
    <style:style style:name="T52" style:family="text">
      <style:text-properties fo:font-family="Arial" style:font-family-generic="swiss" style:font-pitch="variable" fo:font-size="12.6000003814697pt" fo:font-style="italic" style:font-family-asian="Arial" style:font-family-generic-asian="swiss" style:font-pitch-asian="variable" style:font-style-asian="italic" style:font-family-complex="Arial" style:font-family-generic-complex="swiss" style:font-pitch-complex="variable" style:font-style-complex="italic"/>
    </style:style>
    <style:style style:name="T53" style:family="text">
      <style:text-properties fo:color="#3f7f7f" fo:font-family="Arial" style:font-family-generic="modern" style:font-pitch="variable" fo:font-size="18pt" fo:language="en" fo:country="US" style:font-size-asian="18pt" style:font-size-complex="18pt"/>
    </style:style>
    <style:style style:name="T54" style:family="text">
      <style:text-properties fo:color="#3f7f7f" fo:font-family="Arial" style:font-family-generic="modern" style:font-pitch="variable" fo:font-size="18pt" fo:language="en" fo:country="US" fo:font-weight="bold" style:font-size-asian="18pt" style:font-weight-asian="bold" style:font-size-complex="18pt" style:font-weight-complex="bold"/>
    </style:style>
    <style:style style:name="T55" style:family="text">
      <style:text-properties fo:font-family="Arial" style:font-family-generic="modern" style:font-pitch="variable" fo:font-size="18pt" fo:language="en" fo:country="US" style:font-size-asian="18pt" style:font-size-complex="18pt"/>
    </style:style>
    <style:style style:name="T56" style:family="text">
      <style:text-properties fo:color="#7f0055" fo:font-family="Arial" style:font-family-generic="modern" style:font-pitch="variable" fo:font-size="18pt" fo:language="en" fo:country="US" style:font-size-asian="18pt" style:font-size-complex="18pt"/>
    </style:style>
    <style:style style:name="T57" style:family="text">
      <style:text-properties fo:color="#0000c0" fo:font-family="Arial" style:font-family-generic="modern" style:font-pitch="variable" fo:font-size="18pt" fo:language="en" fo:country="US" style:font-size-asian="18pt" style:font-size-complex="18pt"/>
    </style:style>
    <style:style style:name="T58" style:family="text">
      <style:text-properties fo:color="#646464"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59" style:family="text">
      <style:text-properties fo:color="#646464" fo:font-family="Arial" style:font-family-generic="swiss" style:font-pitch="variable" fo:font-size="18pt" fo:language="en" fo:country="US"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style>
    <style:style style:name="T60" style:family="text">
      <style:text-properties fo:color="#0000ff" style:text-outline="false" style:text-line-through-style="none" fo:font-family="Arial" style:font-family-generic="swiss" style:font-pitch="variable" fo:font-size="18pt" fo:language="en" fo:country="US"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1" style:family="text">
      <style:text-properties fo:color="#7f0055"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2" style:family="text">
      <style:text-properties fo:color="#000000" fo:font-family="Arial" style:font-family-generic="swiss" style:font-pitch="variable" fo:font-size="18pt" fo:language="en" fo:country="US" fo:font-weight="normal" style:font-family-asian="Monaco" style:font-family-generic-asian="modern" style:font-pitch-asian="fixed" style:font-size-asian="18pt" style:font-weight-asian="normal" style:font-family-complex="Monaco" style:font-family-generic-complex="modern" style:font-pitch-complex="fixed" style:font-size-complex="18pt" style:font-weight-complex="normal"/>
    </style:style>
    <style:style style:name="T63" style:family="text">
      <style:text-properties fo:color="#646464" fo:font-family="Arial"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4" style:family="text">
      <style:text-properties fo:color="#000000" fo:font-family="Arial" style:font-family-generic="swiss" style:font-pitch="variable" fo:font-size="18pt" fo:language="en" fo:country="US" fo:font-weight="normal" style:font-family-asian="'Courier New'" style:font-family-generic-asian="modern" style:font-pitch-asian="fixed" style:font-size-asian="18pt" style:font-weight-asian="normal" style:font-family-complex="'Courier New'" style:font-family-generic-complex="modern" style:font-pitch-complex="fixed" style:font-size-complex="18pt" style:font-weight-complex="normal"/>
    </style:style>
    <style:style style:name="T65" style:family="text">
      <style:text-properties fo:font-family="Arial" style:font-family-generic="modern" style:font-pitch="variable" fo:font-size="20pt" fo:language="en" fo:country="US" fo:font-style="normal" style:font-size-asian="20pt" style:font-style-asian="normal" style:font-size-complex="20pt" style:font-style-complex="normal"/>
    </style:style>
    <style:style style:name="T66" style:family="text">
      <style:text-properties fo:font-family="Arial" style:font-family-generic="modern" style:font-pitch="variable" fo:font-size="20pt" fo:language="en" fo:country="US" fo:font-style="italic" style:font-size-asian="20pt" style:font-style-asian="italic" style:font-size-complex="20pt" style:font-style-complex="italic"/>
    </style:style>
    <style:style style:name="T67" style:family="text">
      <style:text-properties fo:color="#800000" style:text-outline="false" style:text-line-through-style="none" style:text-position="0% 100%" fo:font-family="Verdana" style:font-family-generic="swiss" style:font-pitch="variable" fo:font-size="20pt" fo:font-style="italic" fo:text-shadow="none" style:text-underline-style="none" fo:font-weight="normal" style:font-family-asian="Verdana" style:font-family-generic-asian="swiss" style:font-pitch-asian="variable" style:font-size-asian="24pt" style:font-style-asian="italic" style:font-weight-asian="normal" style:font-family-complex="Verdana" style:font-family-generic-complex="swiss" style:font-pitch-complex="variable" style:font-size-complex="24pt" style:font-style-complex="italic" style:font-weight-complex="normal" style:text-emphasize="none" style:font-relief="none"/>
    </style:style>
    <style:style style:name="T68" style:family="text">
      <style:text-properties fo:color="#800000" fo:font-family="Arial" style:font-family-generic="modern" style:font-pitch="variable" fo:font-size="18pt" style:font-size-asian="18pt" style:font-size-complex="18pt"/>
    </style:style>
    <style:style style:name="T69" style:family="text">
      <style:text-properties fo:font-style="normal" style:font-style-asian="normal" style:font-style-complex="normal"/>
    </style:style>
    <style:style style:name="T70" style:family="text">
      <style:text-properties fo:color="#3f7f7f" fo:font-family="Arial"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1" style:family="text">
      <style:text-properties fo:color="#000000" fo:font-family="Arial"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2" style:family="text">
      <style:text-properties fo:color="#800000" fo:font-family="Arial" style:font-family-generic="modern" style:font-pitch="variable" fo:font-size="18pt" fo:language="en" fo:country="US" fo:font-weight="normal" style:font-family-asian="Arial" style:font-family-generic-asian="swiss" style:font-pitch-asian="variable" style:font-size-asian="18pt" style:font-weight-asian="normal" style:font-family-complex="Arial" style:font-family-generic-complex="swiss" style:font-pitch-complex="variable" style:font-size-complex="18pt" style:font-weight-complex="normal"/>
    </style:style>
    <style:style style:name="T73" style:family="text">
      <style:text-properties fo:color="#7f0055"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4" style:family="text">
      <style:text-properties fo:color="#0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5" style:family="text">
      <style:text-properties fo:color="#3f7f7f" fo:font-family="Arial" style:font-family-generic="modern"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6" style:family="text">
      <style:text-properties fo:color="#646464"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7" style:family="text">
      <style:text-properties fo:color="#80000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8" style:family="text">
      <style:text-properties fo:color="#0000f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79" style:family="text">
      <style:text-properties fo:font-size="11.5pt"/>
    </style:style>
    <style:style style:name="T80" style:family="text">
      <style:text-properties fo:color="#808080" fo:font-family="Arial" style:font-family-generic="modern" style:font-pitch="variable" fo:font-size="20pt" fo:language="en" fo:country="US" style:font-size-asian="20pt" style:font-size-complex="20pt"/>
    </style:style>
    <style:style style:name="T81" style:family="text">
      <style:text-properties fo:font-family="Arial" style:font-family-generic="modern" style:font-pitch="variable" fo:font-size="20pt" style:font-size-asian="20pt" style:font-size-complex="20pt"/>
    </style:style>
    <style:style style:name="T82" style:family="text">
      <style:text-properties fo:color="#800000" fo:font-family="Arial" style:font-family-generic="modern" style:font-pitch="variable" fo:font-size="20pt" fo:language="en" fo:country="US" style:font-size-asian="20pt" style:font-size-complex="20pt"/>
    </style:style>
    <style:style style:name="T83" style:family="text">
      <style:text-properties fo:font-family="Arial" style:font-family-generic="modern" style:font-pitch="variable" fo:font-size="18pt" style:font-family-asian="Arial" style:font-family-generic-asian="modern" style:font-pitch-asian="variable" style:font-size-asian="18pt" style:font-family-complex="Arial" style:font-family-generic-complex="modern" style:font-pitch-complex="variable" style:font-size-complex="10.1999998092651pt"/>
    </style:style>
    <style:style style:name="T84" style:family="text">
      <style:text-properties fo:font-family="Arial" style:font-family-generic="modern" style:font-pitch="variable" fo:font-size="20pt" style:font-family-asian="Arial" style:font-family-generic-asian="modern" style:font-pitch-asian="variable" style:font-size-asian="20pt" style:font-family-complex="Arial" style:font-family-generic-complex="modern" style:font-pitch-complex="variable" style:font-size-complex="11.3999996185303pt"/>
    </style:style>
    <style:style style:name="T85" style:family="text">
      <style:text-properties fo:color="#000000" style:text-outline="false" style:text-line-through-style="none" style:text-position="0% 100%" fo:font-family="Arial" style:font-family-generic="modern" style:font-pitch="variable" fo:font-size="20pt" fo:text-shadow="none" style:text-underline-style="none" fo:font-weight="normal" style:font-family-asian="Arial" style:font-family-generic-asian="modern" style:font-pitch-asian="variable" style:font-size-asian="20pt" style:font-weight-asian="normal" style:font-family-complex="Arial" style:font-family-generic-complex="modern" style:font-pitch-complex="variable" style:font-size-complex="11.3999996185303pt" style:font-weight-complex="normal" style:text-emphasize="none" style:font-relief="none"/>
    </style:style>
    <style:style style:name="T86" style:family="text">
      <style:text-properties fo:font-family="Arial" style:font-family-generic="modern" style:font-pitch="variable" fo:font-size="16pt" fo:font-style="italic" style:font-size-asian="16pt" style:font-style-asian="italic" style:font-size-complex="16pt" style:font-style-complex="italic"/>
    </style:style>
    <style:style style:name="T87" style:family="text">
      <style:text-properties fo:color="#800000" fo:font-family="Verdana" style:font-style-name="Regular" style:font-family-generic="swiss" style:font-pitch="variable" fo:font-size="18pt" fo:font-style="italic" style:font-size-asian="24pt" style:font-style-asian="italic" style:font-size-complex="24pt" style:font-style-complex="italic"/>
    </style:style>
    <style:style style:name="T88" style:family="text">
      <style:text-properties fo:font-family="Arial" style:font-family-generic="modern" style:font-pitch="variable" fo:font-size="18pt" style:font-size-asian="18pt" style:font-size-complex="18pt"/>
    </style:style>
    <style:style style:name="T89" style:family="text">
      <style:text-properties fo:font-family="Arial" style:font-family-generic="modern" style:font-pitch="variable" fo:font-size="20pt" fo:font-style="italic" style:font-family-asian="Arial" style:font-family-generic-asian="modern" style:font-pitch-asian="variable" style:font-size-asian="20pt" style:font-style-asian="italic" style:font-family-complex="Arial" style:font-family-generic-complex="modern" style:font-pitch-complex="variable" style:font-size-complex="11.3999996185303pt" style:font-style-complex="italic"/>
    </style:style>
    <style:style style:name="T90" style:family="text">
      <style:text-properties fo:color="#000000" style:text-outline="false" style:text-line-through-style="none" style:text-position="0% 100%" fo:font-family="Arial" style:font-family-generic="modern" style:font-pitch="variable" fo:font-size="20pt" fo:font-style="italic" fo:text-shadow="none" style:text-underline-style="none" fo:font-weight="normal" style:font-family-asian="Arial" style:font-family-generic-asian="modern" style:font-pitch-asian="variable" style:font-size-asian="20pt" style:font-style-asian="italic" style:font-weight-asian="normal" style:font-family-complex="Arial" style:font-family-generic-complex="modern" style:font-pitch-complex="variable" style:font-size-complex="11.3999996185303pt" style:font-style-complex="italic" style:font-weight-complex="normal" style:text-emphasize="none" style:font-relief="none"/>
    </style:style>
    <style:style style:name="T91" style:family="text">
      <style:text-properties fo:color="#800000" fo:font-family="Verdana" style:font-family-generic="swiss" style:font-pitch="variable" fo:font-size="18pt" fo:font-style="italic" style:font-size-asian="18pt" style:font-style-asian="italic" style:font-size-complex="18pt" style:font-style-complex="italic"/>
    </style:style>
    <style:style style:name="T92" style:family="text">
      <style:text-properties fo:font-family="Calibri" style:font-family-generic="swiss" style:font-pitch="variable" fo:font-size="18pt" fo:font-style="italic" style:font-size-asian="18pt" style:font-style-asian="italic" style:font-size-complex="18pt" style:font-style-complex="italic"/>
    </style:style>
    <style:style style:name="T93" style:family="text">
      <style:text-properties fo:color="#646464" fo:font-family="Arial" style:font-family-generic="modern" style:font-pitch="variable" fo:font-size="18pt" fo:language="en" fo:country="GB" style:font-size-asian="18pt" style:font-size-complex="18pt"/>
    </style:style>
    <style:style style:name="T94" style:family="text">
      <style:text-properties fo:font-family="Arial" style:font-family-generic="modern" style:font-pitch="variable" fo:font-size="18pt" fo:language="en" fo:country="US" fo:font-weight="bold" style:font-size-asian="18pt" style:font-weight-asian="bold" style:font-size-complex="18pt" style:font-weight-complex="bold"/>
    </style:style>
    <style:style style:name="T95" style:family="text">
      <style:text-properties fo:color="#0000ff" fo:font-family="Arial" style:font-family-generic="modern" style:font-pitch="variable" fo:font-size="20pt" fo:language="en" fo:country="US" style:font-size-asian="20pt" style:font-size-complex="20pt"/>
    </style:style>
    <style:style style:name="T96" style:family="text">
      <style:text-properties fo:font-family="Arial" style:font-family-generic="swiss" style:font-pitch="variable" fo:font-size="18pt" fo:font-style="italic" style:font-size-asian="18pt" style:font-style-asian="italic" style:font-size-complex="18pt" style:font-style-complex="italic"/>
    </style:style>
    <style:style style:name="T97" style:family="text">
      <style:text-properties fo:font-family="Verdana" style:font-family-generic="swiss" style:font-pitch="variable" fo:font-size="18pt" style:font-size-asian="18pt" style:font-size-complex="18pt"/>
    </style:style>
    <style:style style:name="T98" style:family="text">
      <style:text-properties fo:color="#0000c0" fo:font-family="Arial" style:font-family-generic="modern" style:font-pitch="variable" fo:font-size="24pt" fo:language="en" fo:country="US" style:font-size-asian="24pt" style:font-size-complex="24pt"/>
    </style:style>
    <style:style style:name="T99" style:family="text">
      <style:text-properties fo:color="#314004" fo:font-family="Arial" style:font-family-generic="swiss" style:font-pitch="variable" fo:font-size="26.5pt" fo:language="en" fo:country="GB"/>
    </style:style>
    <style:style style:name="T100" style:family="text">
      <style:text-properties fo:color="#004586" fo:font-size="12.6000003814697pt"/>
    </style:style>
    <style:style style:name="T101" style:family="text">
      <style:text-properties fo:color="#004586" fo:font-family="'Courier New'" style:font-pitch="variable" fo:font-size="12.6000003814697pt" fo:font-weight="bold" style:font-weight-asian="bold" style:font-weight-complex="bold"/>
    </style:style>
    <style:style style:name="T102" style:family="text">
      <style:text-properties fo:font-size="24pt" style:font-size-asian="24pt" style:font-size-complex="24pt"/>
    </style:style>
    <style:style style:name="T103" style:family="text">
      <style:text-properties fo:color="#0000ff"/>
    </style:style>
    <style:style style:name="T104" style:family="text">
      <style:text-properties fo:color="#0000ff" fo:font-size="22pt" style:font-size-asian="22pt" style:font-size-complex="22pt"/>
    </style:style>
    <style:style style:name="T105" style:family="text">
      <style:text-properties fo:font-size="24pt" fo:text-shadow="none" style:font-size-asian="24pt" style:font-size-complex="24pt"/>
    </style:style>
    <style:style style:name="T106" style:family="text">
      <style:text-properties fo:color="#000000" style:text-outline="false" style:text-line-through-style="none" style:text-position="0% 100%" fo:font-family="'Courier New'" style:font-family-generic="modern" style:font-pitch="fixed" fo:font-size="17pt" fo:font-style="normal" fo:text-shadow="none" style:text-underline-style="none" fo:font-weight="bold" style:font-family-asian="'Courier New'" style:font-family-generic-asian="modern" style:font-pitch-asian="fixed" style:font-size-asian="17pt" style:font-style-asian="normal" style:font-weight-asian="bold" style:font-family-complex="'Courier New'" style:font-family-generic-complex="modern" style:font-pitch-complex="fixed" style:font-size-complex="9.69999980926514pt" style:font-style-complex="normal" style:font-weight-complex="bold" style:text-emphasize="none" style:font-relief="none"/>
    </style:style>
    <style:style style:name="T107" style:family="text">
      <style:text-properties fo:font-size="12pt"/>
    </style:style>
    <style:style style:name="T108" style:family="text">
      <style:text-properties fo:font-size="12pt" fo:font-style="italic" style:font-style-asian="italic" style:font-style-complex="italic"/>
    </style:style>
    <style:style style:name="T109" style:family="text">
      <style:text-properties fo:font-size="20pt" style:font-size-asian="20pt" style:font-size-complex="20pt"/>
    </style:style>
    <style:style style:name="T110" style:family="text">
      <style:text-properties fo:font-size="20pt" fo:font-style="italic" style:font-size-asian="20pt" style:font-style-asian="italic" style:font-size-complex="20pt" style:font-style-complex="italic"/>
    </style:style>
    <style:style style:name="T111" style:family="text">
      <style:text-properties fo:color="#666666" fo:font-family="Arial" style:font-family-generic="modern" style:font-pitch="variable" fo:font-size="18pt" fo:language="en" fo:country="GB" fo:font-style="italic" style:font-size-asian="18pt" style:font-style-asian="italic" style:font-size-complex="18pt" style:font-style-complex="italic"/>
    </style:style>
    <style:style style:name="T112" style:family="text">
      <style:text-properties fo:color="#3333ff" fo:font-family="Arial" style:font-family-generic="modern" style:font-pitch="variable" fo:font-size="18pt" fo:language="en" fo:country="GB" style:font-size-asian="18pt" style:font-size-complex="18pt"/>
    </style:style>
    <style:style style:name="T113" style:family="text">
      <style:text-properties fo:font-size="12pt" fo:font-weight="bold" style:font-weight-asian="bold" style:font-weight-complex="bold"/>
    </style:style>
    <style:style style:name="T114" style:family="text">
      <style:text-properties fo:font-size="12pt" style:text-underline-style="none" fo:font-weight="normal" style:font-weight-asian="normal" style:font-weight-complex="normal"/>
    </style:style>
    <style:style style:name="T115" style:family="text">
      <style:text-properties fo:color="#7f0055" style:text-outline="false" style:text-line-through-style="none" style:text-position="0% 100%" fo:font-family="Monaco" style:font-family-generic="modern" style:font-pitch="variable"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16" style:family="text">
      <style:text-properties fo:color="#000000" style:text-outline="false" style:text-line-through-style="none" style:text-position="0% 100%" fo:font-family="Monaco" style:font-family-generic="modern" style:font-pitch="variable" fo:font-size="10pt" fo:font-style="normal" fo:text-shadow="none" style:text-underline-style="none" fo:font-weight="normal" style:font-family-asian="Monaco" style:font-family-generic-asian="modern" style:font-pitch-asian="fixed" style:font-size-asian="10pt" style:font-style-asian="normal" style:font-weight-asian="normal" style:font-family-complex="Monaco" style:font-family-generic-complex="modern" style:font-pitch-complex="fixed" style:font-size-complex="10pt" style:font-style-complex="normal" style:font-weight-complex="normal" style:text-emphasize="none" style:font-relief="none" style:text-overline-style="none" style:text-overline-color="font-color"/>
    </style:style>
    <style:style style:name="T117" style:family="text">
      <style:text-properties fo:color="#000000"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18" style:family="text">
      <style:text-properties fo:color="#646464"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19" style:family="text">
      <style:text-properties fo:color="#7f0055"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20" style:family="text">
      <style:text-properties fo:color="#6a3e3e"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21" style:family="text">
      <style:text-properties fo:color="#579d1c" fo:font-family="Monaco" style:font-family-generic="modern" style:font-pitch="variable" fo:font-size="10pt" style:text-underline-style="none" fo:font-weight="normal" style:font-family-asian="Monaco" style:font-family-generic-asian="modern" style:font-pitch-asian="fixed" style:font-size-asian="10pt" style:font-weight-asian="normal" style:font-family-complex="Monaco" style:font-family-generic-complex="modern" style:font-pitch-complex="fixed" style:font-size-complex="10pt" style:font-weight-complex="normal"/>
    </style:style>
    <style:style style:name="T122" style:family="text">
      <style:text-properties fo:font-family="Monaco" style:font-family-generic="modern" style:font-pitch="variable" fo:font-size="10pt" style:text-underline-style="none" fo:font-weight="normal" style:font-size-asian="10pt" style:font-weight-asian="normal" style:font-size-complex="10pt" style:font-weight-complex="normal"/>
    </style:style>
    <style:style style:name="T123" style:family="text">
      <style:text-properties fo:font-size="12pt" fo:font-style="italic" fo:font-weight="bold" style:font-style-asian="italic" style:font-weight-asian="bold" style:font-style-complex="italic" style:font-weight-complex="bold"/>
    </style:style>
    <style:style style:name="T124" style:family="text">
      <style:text-properties fo:font-size="28pt" style:font-size-asian="28pt" style:font-size-complex="28pt"/>
    </style:style>
    <style:style style:name="T125" style:family="text">
      <style:text-properties fo:color="#0000ff" fo:font-size="12.6000003814697pt"/>
    </style:style>
    <style:style style:name="T126" style:family="text">
      <style:text-properties fo:color="#0000c0" style:text-outline="false" style:text-line-through-style="none" style:text-position="0% 100%" fo:font-family="Arial" style:font-family-generic="modern" style:font-pitch="variable" fo:font-size="12pt" fo:font-style="normal" fo:text-shadow="none" style:text-underline-style="none" fo:font-weight="normal" style:font-family-asian="Arial" style:font-family-generic-asian="modern" style:font-pitch-asian="variable" style:font-size-asian="12pt" style:font-style-asian="normal" style:font-weight-asian="normal" style:font-family-complex="Arial" style:font-family-generic-complex="modern" style:font-pitch-complex="variable" style:font-size-complex="12pt" style:font-style-complex="normal" style:font-weight-complex="normal" style:text-emphasize="none" style:font-relief="none"/>
    </style:style>
    <style:style style:name="T127"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modern" style:font-pitch-asian="variable" style:font-size-asian="12pt" style:font-style-asian="normal" style:font-weight-asian="normal" style:font-family-complex="Arial" style:font-family-generic-complex="modern" style:font-pitch-complex="variable" style:font-size-complex="12pt" style:font-style-complex="normal" style:font-weight-complex="normal" style:text-emphasize="none" style:font-relief="none"/>
    </style:style>
    <style:style style:name="T128" style:family="text">
      <style:text-properties fo:color="#004586"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modern" style:font-pitch-asian="variable" style:font-size-asian="12pt" style:font-style-asian="normal" style:font-weight-asian="normal" style:font-family-complex="Arial" style:font-family-generic-complex="modern" style:font-pitch-complex="variable" style:font-size-complex="12pt" style:font-style-complex="normal" style:font-weight-complex="normal" style:text-emphasize="none" style:font-relief="none"/>
    </style:style>
    <style:style style:name="T129" style:family="text">
      <style:text-properties fo:color="#000000" style:text-outline="false" style:text-line-through-style="none" style:text-position="0% 100%" fo:font-family="Arial" style:font-family-generic="swiss" style:font-pitch="variable" fo:font-size="12pt" fo:font-style="italic" fo:text-shadow="none" style:text-underline-style="none" fo:font-weight="normal" style:font-family-asian="Arial" style:font-family-generic-asian="modern" style:font-pitch-asian="variable" style:font-size-asian="12pt" style:font-style-asian="italic" style:font-weight-asian="normal" style:font-family-complex="Arial" style:font-family-generic-complex="modern" style:font-pitch-complex="variable" style:font-size-complex="12pt" style:font-style-complex="italic" style:font-weight-complex="normal" style:text-emphasize="none" style:font-relief="none"/>
    </style:style>
    <style:style style:name="T130" style:family="text">
      <style:text-properties fo:color="#ffffff" fo:font-family="Arial" style:font-family-generic="modern" style:font-pitch="variable" fo:font-size="18pt" fo:language="en" fo:country="US" style:font-size-asian="18pt" style:font-size-complex="18pt"/>
    </style:style>
    <style:style style:name="T131" style:family="text">
      <style:text-properties fo:color="#ffffff" fo:font-family="Arial" style:font-family-generic="modern" style:font-pitch="variable" fo:font-size="18pt" style:font-size-asian="18pt" style:font-size-complex="18pt"/>
    </style:style>
    <style:style style:name="T132" style:family="text">
      <style:text-properties fo:color="#646464" fo:font-family="Arial" style:font-family-generic="modern" style:font-pitch="variable" fo:font-size="20pt" fo:language="en" fo:country="GB" style:font-size-asian="20pt" style:font-size-complex="20pt"/>
    </style:style>
    <style:style style:name="T133" style:family="text">
      <style:text-properties fo:font-size="12pt" fo:font-weight="normal" style:font-weight-asian="normal" style:font-weight-complex="normal"/>
    </style:style>
    <style:style style:name="T134" style:family="text">
      <style:text-properties fo:color="#0000c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20pt" style:font-style-complex="normal" style:font-weight-complex="normal" style:text-emphasize="none" style:font-relief="none"/>
    </style:style>
    <style:style style:name="T135" style:family="text">
      <style:text-properties fo:color="#000000" fo:font-family="Arial" style:font-family-generic="modern" style:font-pitch="variable" fo:font-size="20pt" fo:language="en" fo:country="GB" style:font-size-asian="20pt" style:font-size-complex="20pt"/>
    </style:style>
    <style:style style:name="T136" style:family="text">
      <style:text-properties fo:font-family="Arial" style:font-family-generic="modern" style:font-pitch="variable" fo:font-size="20pt" fo:font-style="italic" style:font-size-asian="20pt" style:font-style-asian="italic" style:font-size-complex="20pt" style:font-style-complex="italic"/>
    </style:style>
    <style:style style:name="T137" style:family="text">
      <style:text-properties fo:font-size="12pt" fo:language="en" fo:country="US"/>
    </style:style>
    <style:style style:name="T138" style:family="text">
      <style:text-properties fo:font-size="12pt" fo:language="en" fo:country="US" fo:font-style="italic" style:font-style-asian="italic" style:font-style-complex="italic"/>
    </style:style>
    <style:style style:name="T139" style:family="text">
      <style:text-properties fo:color="#ff0000" fo:font-family="Arial" style:font-family-generic="modern" style:font-pitch="variable" fo:font-size="18pt" fo:font-weight="bold" style:font-size-asian="18pt" style:font-weight-asian="bold" style:font-size-complex="18pt" style:font-weight-complex="bold"/>
    </style:style>
    <style:style style:name="T140" style:family="text">
      <style:text-properties fo:color="#0000c0" style:text-outline="false" style:text-line-through-style="none" style:text-position="0% 100%" fo:font-family="Arial" style:font-family-generic="modern" style:font-pitch="variable" fo:font-size="12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141" style:family="text">
      <style:text-properties fo:color="#000000" style:text-outline="false" style:text-line-through-style="none" style:text-position="0% 100%" fo:font-family="Arial" style:font-family-generic="modern" style:font-pitch="variable" fo:font-size="12pt"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142" style:family="text">
      <style:text-properties fo:color="#000000" style:text-outline="false" style:text-line-through-style="none" style:text-position="0% 100%" fo:font-family="Arial" style:font-family-generic="modern" style:font-pitch="variable" fo:font-size="12pt" fo:font-style="italic" fo:text-shadow="none" style:text-underline-style="none" fo:font-weight="normal" style:font-family-asian="Arial" style:font-family-generic-asian="modern" style:font-pitch-asian="variable" style:font-size-asian="20pt" style:font-style-asian="italic" style:font-weight-asian="normal" style:font-family-complex="Arial" style:font-family-generic-complex="modern" style:font-pitch-complex="variable" style:font-size-complex="11.3999996185303pt" style:font-style-complex="italic" style:font-weight-complex="normal" style:text-emphasize="none" style:font-relief="none"/>
    </style:style>
    <style:style style:name="T143" style:family="text">
      <style:text-properties fo:color="#993366" fo:font-family="Arial" style:font-family-generic="modern" style:font-pitch="variable" fo:font-size="20pt" fo:language="en" fo:country="GB" style:font-size-asian="20pt" style:font-size-complex="20pt"/>
    </style:style>
    <style:style style:name="T144" style:family="text">
      <style:text-properties fo:font-family="Arial" style:font-family-generic="swiss" style:font-pitch="variable" fo:font-size="18pt" fo:language="en" fo:country="US" fo:font-style="normal" fo:font-weight="normal" style:font-size-asian="18pt" style:font-style-asian="normal" style:font-weight-asian="normal" style:font-size-complex="18pt" style:font-style-complex="normal" style:font-weight-complex="normal"/>
    </style:style>
    <style:style style:name="T145" style:family="text">
      <style:text-properties fo:font-family="Arial" style:font-family-generic="modern" style:font-pitch="variable" fo:font-size="18pt" fo:font-style="italic" style:font-size-asian="18pt" style:font-style-asian="italic" style:font-size-complex="18pt" style:font-style-complex="italic"/>
    </style:style>
    <style:style style:name="T146" style:family="text">
      <style:text-properties fo:color="#0000c0" fo:font-family="Arial" style:font-family-generic="modern" style:font-pitch="variable" fo:font-size="19pt" fo:language="en" fo:country="US" style:font-size-asian="19pt" style:font-size-complex="19pt"/>
    </style:style>
    <style:style style:name="T147" style:family="text">
      <style:text-properties fo:font-family="Arial" style:font-family-generic="modern" style:font-pitch="variable" fo:font-size="20pt" fo:language="en" fo:country="US" fo:font-weight="bold" style:font-size-asian="20pt" style:font-weight-asian="bold" style:font-size-complex="20pt" style:font-weight-complex="bold"/>
    </style:style>
    <style:style style:name="T148" style:family="text">
      <style:text-properties fo:color="#7f0055" style:text-outline="false" style:text-line-through-style="none" style:text-position="0% 100%" fo:font-family="Arial" style:font-family-generic="swiss" style:font-pitch="variable" fo:font-size="20pt" fo:language="en" fo:country="GB"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style>
    <style:style style:name="T149"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150" style:family="text">
      <style:text-properties fo:font-family="Arial" style:font-family-generic="modern" style:font-pitch="variable" fo:font-size="20pt" fo:language="en" fo:country="GB" fo:font-style="italic" style:font-size-asian="20pt" style:font-style-asian="italic" style:font-size-complex="20pt" style:font-style-complex="italic"/>
    </style:style>
    <style:style style:name="T151" style:family="text">
      <style:text-properties fo:font-family="Arial" style:font-family-generic="modern" style:font-pitch="variable" fo:font-size="20pt" fo:language="en" fo:country="GB" fo:font-weight="bold" style:font-size-asian="20pt" style:font-weight-asian="bold" style:font-size-complex="20pt" style:font-weight-complex="bold"/>
    </style:style>
    <style:style style:name="T152" style:family="text">
      <style:text-properties fo:font-family="Arial" style:font-pitch="variable" fo:font-size="18pt" style:font-size-asian="18pt" style:font-size-complex="18pt"/>
    </style:style>
    <style:style style:name="T153" style:family="text">
      <style:text-properties fo:font-family="Arial" style:font-pitch="variable" fo:font-size="18pt" fo:font-style="italic" style:font-size-asian="18pt" style:font-style-asian="italic" style:font-size-complex="18pt" style:font-style-complex="italic"/>
    </style:style>
    <style:style style:name="T154" style:family="text">
      <style:text-properties fo:color="#0000ff" fo:font-family="'Courier New'" style:font-family-generic="modern" style:font-pitch="fixed" fo:font-size="12pt" style:font-size-asian="12pt" style:font-size-complex="12pt"/>
    </style:style>
    <style:style style:name="T155" style:family="text">
      <style:text-properties fo:color="#800000" fo:font-family="'Courier New'" style:font-family-generic="modern" style:font-pitch="fixed" fo:font-size="12pt" style:font-size-asian="12pt" style:font-size-complex="12pt"/>
    </style:style>
    <style:style style:name="T156" style:family="text">
      <style:text-properties fo:color="#355e00" fo:font-family="'Courier New'" style:font-family-generic="modern" style:font-pitch="fixed" fo:font-size="12pt" style:font-size-asian="12pt" style:font-size-complex="12pt"/>
    </style:style>
    <style:style style:name="T157" style:family="text">
      <style:text-properties fo:color="#0000ff"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8" style:family="text">
      <style:text-properties fo:color="#355e00" fo:font-family="'Courier New'" style:font-family-generic="modern" style:font-pitch="fixed" fo:font-size="12pt" style:font-family-asian="'Courier New'" style:font-family-generic-asian="modern" style:font-pitch-asian="fixed" style:font-size-asian="12pt" style:font-family-complex="'Courier New'" style:font-family-generic-complex="modern" style:font-pitch-complex="fixed" style:font-size-complex="12pt"/>
    </style:style>
    <style:style style:name="T159" style:family="text">
      <style:text-properties fo:color="#800000"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60" style:family="text">
      <style:text-properties fo:color="#0000ff" style:text-outline="false" style:text-line-through-style="none" style:text-position="0% 100%" fo:font-family="'Courier New'" style:font-family-generic="modern" style:font-pitch="fixed" fo:font-size="12pt" fo:font-style="normal" fo:text-shadow="none" style:text-underline-style="none" fo:font-weight="normal" style:font-family-asian="'AR PL ShanHeiSun Uni'"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161" style:family="text">
      <style:text-properties fo:font-family="'Courier New'" style:font-family-generic="modern" style:font-pitch="fixed" fo:font-size="12pt" style:font-size-asian="12pt" style:font-size-complex="12pt"/>
    </style:style>
    <style:style style:name="T162" style:family="text">
      <style:text-properties fo:font-family="Arial" style:font-family-generic="swiss" style:font-pitch="variable" fo:font-size="10pt" fo:font-weight="bold" style:font-size-asian="10pt" style:font-weight-asian="bold" style:font-size-complex="10pt" style:font-weight-complex="bold"/>
    </style:style>
    <style:style style:name="T163" style:family="text">
      <style:text-properties fo:font-family="Arial" style:font-family-generic="swiss" style:font-pitch="variable" fo:font-size="10pt" style:font-size-asian="10pt" style:font-size-complex="10pt"/>
    </style:style>
    <style:style style:name="T164" style:family="text">
      <style:text-properties fo:color="#262626" style:text-outline="false" style:text-line-through-style="none" style:text-position="0% 100%" fo:font-family="Arial" style:font-family-generic="swiss" style:font-pitch="variable" fo:font-size="10pt" fo:font-style="normal" fo:text-shadow="none" style:text-underline-style="none" fo:font-weight="normal" style:font-family-asian="HelveticaNeue" style:font-size-asian="10pt" style:font-style-asian="normal" style:font-weight-asian="normal" style:font-family-complex="HelveticaNeue" style:font-size-complex="10pt" style:font-style-complex="normal" style:font-weight-complex="normal" style:text-emphasize="none" style:font-relief="none" style:text-overline-style="none" style:text-overline-color="font-color"/>
    </style:style>
    <style:style style:name="T165" style:family="text">
      <style:text-properties fo:color="#008080"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66" style:family="text">
      <style:text-properties fo:color="#3f7f7f"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67" style:family="text">
      <style:text-properties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68" style:family="text">
      <style:text-properties fo:color="#7f007f"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69" style:family="text">
      <style:text-properties fo:color="#000000" style:text-outline="false" style:text-line-through-style="none" style:text-position="0% 100%" fo:font-family="Monaco" style:font-family-generic="modern" style:font-pitch="fixed" fo:font-size="11pt" fo:text-shadow="none" style:text-underline-style="none" fo:font-weight="normal" style:font-family-asian="Monaco" style:font-family-generic-asian="modern" style:font-pitch-asian="fixed" style:font-size-asian="11pt" style:font-weight-asian="normal" style:font-family-complex="Monaco" style:font-family-generic-complex="modern" style:font-pitch-complex="fixed" style:font-size-complex="6.30000019073486pt" style:font-weight-complex="normal" style:text-emphasize="none" style:font-relief="none"/>
    </style:style>
    <style:style style:name="T170" style:family="text">
      <style:text-properties fo:color="#2a00ff" style:text-outline="false" style:text-line-through-style="none" style:text-position="0% 100%" fo:font-family="Monaco" style:font-family-generic="modern" style:font-pitch="fixed" fo:font-size="11pt" fo:font-style="italic" fo:text-shadow="none" style:text-underline-style="none" fo:font-weight="normal" style:font-family-asian="Monaco" style:font-family-generic-asian="modern" style:font-pitch-asian="fixed" style:font-size-asian="11pt" style:font-style-asian="italic" style:font-weight-asian="normal" style:font-family-complex="Monaco" style:font-family-generic-complex="modern" style:font-pitch-complex="fixed" style:font-size-complex="6.30000019073486pt" style:font-style-complex="italic" style:font-weight-complex="normal" style:text-emphasize="none" style:font-relief="none"/>
    </style:style>
    <style:style style:name="T171" style:family="text">
      <style:text-properties fo:color="#00808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72" style:family="text">
      <style:text-properties fo:color="#3f7f7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73" style:family="text">
      <style:text-properties fo:color="#7f007f"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74" style:family="text">
      <style:text-properties fo:color="#000000" style:text-outline="false" style:text-line-through-style="none" style:text-position="0% 100%" fo:font-family="Monaco" style:font-family-generic="modern" style:font-pitch="fixed" fo:font-size="11pt" fo:font-style="normal" fo:text-shadow="none" style:text-underline-style="none" fo:font-weight="normal" style:font-family-asian="Monaco" style:font-family-generic-asian="modern" style:font-pitch-asian="fixed" style:font-size-asian="11pt" style:font-style-asian="normal" style:font-weight-asian="normal" style:font-family-complex="Monaco" style:font-family-generic-complex="modern" style:font-pitch-complex="fixed" style:font-size-complex="6.30000019073486pt" style:font-style-complex="normal" style:font-weight-complex="normal" style:text-emphasize="none" style:font-relief="none"/>
    </style:style>
    <style:style style:name="T175" style:family="text">
      <style:text-properties fo:font-size="25pt" fo:language="en" fo:country="US" style:font-size-asian="25pt" style:font-size-complex="25pt"/>
    </style:style>
    <style:style style:name="T176" style:family="text">
      <style:text-properties fo:font-size="25pt" fo:language="en" fo:country="US" fo:font-style="italic" style:font-size-asian="25pt" style:font-style-asian="italic" style:font-size-complex="25pt" style:font-style-complex="italic"/>
    </style:style>
    <style:style style:name="T177" style:family="text">
      <style:text-properties fo:font-size="22.8999996185303pt"/>
    </style:style>
    <style:style style:name="T178" style:family="text">
      <style:text-properties fo:color="#008881" fo:font-size="44pt" style:font-size-asian="44pt" style:font-size-complex="44pt"/>
    </style:style>
    <style:style style:name="T179" style:family="text">
      <style:text-properties fo:font-size="28pt" style:font-family-asian="Arial" style:font-pitch-asian="variable" style:font-size-asian="28pt" style:font-family-complex="Arial" style:font-pitch-complex="variable" style:font-size-complex="28pt"/>
    </style:style>
    <style:style style:name="T180" style:family="text">
      <style:text-properties fo:color="#705d8b" fo:font-size="20pt" fo:font-weight="bold" style:font-size-asian="20pt" style:font-weight-asian="bold" style:font-size-complex="20pt" style:font-weight-complex="bold"/>
    </style:style>
    <style:style style:name="T181" style:family="text">
      <style:text-properties fo:color="#705d8b" fo:font-size="20pt" style:font-size-asian="20pt" style:font-size-complex="20pt"/>
    </style:style>
    <style:style style:name="T182" style:family="text">
      <style:text-properties fo:color="#c5000b" fo:font-weight="bold" style:font-weight-asian="bold" style:font-weight-complex="bold"/>
    </style:style>
    <style:style style:name="T183" style:family="text">
      <style:text-properties fo:color="#c5000b"/>
    </style:style>
    <style:style style:name="T184" style:family="text">
      <style:text-properties fo:color="#00cc00"/>
    </style:style>
    <style:style style:name="T185" style:family="text">
      <style:text-properties fo:color="#c5000b" fo:font-style="italic" style:font-style-asian="italic" style:font-style-complex="italic"/>
    </style:style>
    <style:style style:name="T186" style:family="text">
      <style:text-properties fo:font-size="11.5pt" fo:font-style="italic" style:font-style-asian="italic" style:font-style-complex="italic"/>
    </style:style>
    <style:style style:name="T187" style:family="text">
      <style:text-properties fo:color="#3f7f7f" fo:font-family="Arial" style:font-family-generic="modern" style:font-pitch="variable" fo:font-size="19pt" fo:language="en" fo:country="US" style:font-size-asian="19pt" style:font-size-complex="19pt"/>
    </style:style>
    <style:style style:name="T188" style:family="text">
      <style:text-properties fo:font-family="Arial" style:font-family-generic="modern" style:font-pitch="variable" fo:font-size="19pt" fo:language="en" fo:country="US" style:font-size-asian="19pt" style:font-size-complex="19pt"/>
    </style:style>
    <style:style style:name="T189" style:family="text">
      <style:text-properties fo:color="#7f0055" fo:font-family="Arial" style:font-family-generic="modern" style:font-pitch="variable" fo:font-size="19pt" fo:language="en" fo:country="US" style:font-size-asian="19pt" style:font-size-complex="19pt"/>
    </style:style>
    <style:style style:name="T190" style:family="text">
      <style:text-properties fo:font-weight="normal" style:font-weight-asian="normal" style:font-weight-complex="normal"/>
    </style:style>
    <style:style style:name="T191" style:family="text">
      <style:text-properties fo:color="#3f7f7f" fo:font-family="Arial" style:font-family-generic="swiss" style:font-pitch="variable" fo:font-size="18pt" fo:language="en" fo:country="US" style:font-size-asian="18pt" style:font-size-complex="18pt"/>
    </style:style>
    <style:style style:name="T192" style:family="text">
      <style:text-properties fo:color="#3f7f7f"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193" style:family="text">
      <style:text-properties fo:color="#3f7f7f"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94" style:family="text">
      <style:text-properties fo:color="#7f0055"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95" style:family="text">
      <style:text-properties fo:color="#0000c0" fo:font-family="Arial" style:font-family-generic="swiss" style:font-pitch="variable" fo:font-size="18pt" fo:language="en" fo:country="US" fo:font-weight="bold" style:font-family-asian="Arial" style:font-family-generic-asian="swiss" style:font-pitch-asian="variable" style:font-size-asian="18pt" style:font-weight-asian="bold" style:font-family-complex="Arial" style:font-family-generic-complex="swiss" style:font-pitch-complex="variable" style:font-size-complex="18pt" style:font-weight-complex="bold"/>
    </style:style>
    <style:style style:name="T196"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97"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98"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bold" style:font-family-asian="Arial" style:font-family-generic-asian="swiss" style:font-pitch-asian="variable" style:font-size-asian="18pt" style:font-style-asian="normal" style:font-weight-asian="bold" style:font-family-complex="Arial" style:font-family-generic-complex="swiss" style:font-pitch-complex="variable" style:font-size-complex="18pt" style:font-style-complex="normal" style:font-weight-complex="bold" style:text-emphasize="none" style:font-relief="none"/>
    </style:style>
    <style:style style:name="T199"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00" style:family="text">
      <style:text-properties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01" style:family="text">
      <style:text-properties fo:color="#0000c0" fo:font-family="Arial" style:font-family-generic="swiss" style:font-pitch="variable" fo:font-size="18pt" fo:language="en" fo:country="US" style:font-family-asian="Arial" style:font-family-generic-asian="swiss" style:font-pitch-asian="variable" style:font-size-asian="18pt" style:font-family-complex="Arial" style:font-family-generic-complex="swiss" style:font-pitch-complex="variable" style:font-size-complex="18pt"/>
    </style:style>
    <style:style style:name="T202"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03" style:family="text">
      <style:text-properties fo:color="#3f7f7f"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04" style:family="text">
      <style:text-properties fo:color="#7f0055"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05" style:family="text">
      <style:text-properties fo:color="#0000c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0.1999998092651pt" style:font-style-complex="normal" style:font-weight-complex="normal" style:text-emphasize="none" style:font-relief="none"/>
    </style:style>
    <style:style style:name="T206" style:family="text">
      <style:text-properties fo:font-family="Arial" style:font-family-generic="swiss" style:font-pitch="variable" fo:font-size="18pt" fo:language="en" fo:country="US" style:font-size-asian="18pt" style:font-size-complex="18pt"/>
    </style:style>
    <style:style style:name="T207" style:family="text">
      <style:text-properties fo:color="#7f0055" fo:font-family="Arial" style:font-family-generic="swiss" style:font-pitch="variable" fo:font-size="18pt" fo:language="en" fo:country="US" style:font-size-asian="18pt" style:font-size-complex="18pt"/>
    </style:style>
    <style:style style:name="T208" style:family="text">
      <style:text-properties fo:color="#0000c0" fo:font-family="Arial" style:font-family-generic="swiss" style:font-pitch="variable" fo:font-size="18pt" fo:language="en" fo:country="US" style:font-size-asian="18pt" style:font-size-complex="18pt"/>
    </style:style>
    <style:style style:name="T209" style:family="text">
      <style:text-properties fo:font-size="18pt" style:font-size-asian="18pt" style:font-size-complex="18pt"/>
    </style:style>
    <style:style style:name="T210" style:family="text">
      <style:text-properties fo:font-family="Verdana" style:font-family-generic="swiss" style:font-pitch="variable" fo:font-size="18pt" fo:font-style="italic" style:font-size-asian="18pt" style:font-style-asian="italic" style:font-size-complex="18pt" style:font-style-complex="italic"/>
    </style:style>
    <style:style style:name="T211" style:family="text">
      <style:text-properties fo:font-size="12pt" fo:language="en" fo:country="AU"/>
    </style:style>
    <style:style style:name="T212" style:family="text">
      <style:text-properties fo:font-size="12pt" fo:language="nl" fo:country="NL"/>
    </style:style>
    <style:style style:name="T213" style:family="text">
      <style:text-properties fo:font-family="Arial" style:font-family-generic="modern" style:font-pitch="variable" fo:font-size="24pt"/>
    </style:style>
    <style:style style:name="T214" style:family="text">
      <style:text-properties fo:color="#660066" fo:font-family="Arial" style:font-family-generic="modern" style:font-pitch="variable" fo:font-size="24pt" fo:language="en" fo:country="US"/>
    </style:style>
    <style:style style:name="T215" style:family="text">
      <style:text-properties fo:font-family="Arial" style:font-family-generic="modern" style:font-pitch="variable" fo:font-size="24pt" fo:language="en" fo:country="US"/>
    </style:style>
    <style:style style:name="T216" style:family="text">
      <style:text-properties fo:color="#0000ff" fo:font-family="Arial" style:font-family-generic="modern" style:font-pitch="variable" fo:font-size="20pt" fo:language="en" fo:country="GB" style:font-size-asian="20pt" style:font-size-complex="20pt"/>
    </style:style>
    <style:style style:name="T217" style:family="text">
      <style:text-properties fo:color="#660066" fo:font-family="Arial" style:font-family-generic="modern" style:font-pitch="variable" fo:font-size="20pt" fo:language="en" fo:country="GB" style:font-size-asian="20pt" style:font-size-complex="20pt"/>
    </style:style>
    <style:style style:name="T218" style:family="text">
      <style:text-properties fo:color="#355e00" fo:font-family="Arial" style:font-family-generic="modern" style:font-pitch="variable" fo:font-size="20pt" fo:language="en" fo:country="GB" style:font-size-asian="20pt" style:font-size-complex="20pt"/>
    </style:style>
    <style:style style:name="T219" style:family="text">
      <style:text-properties fo:color="#00000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220" style:family="text">
      <style:text-properties fo:color="#355e0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Courier New'" style:font-family-generic-asian="modern" style:font-pitch-asian="fixed" style:font-size-asian="20pt" style:font-style-asian="normal" style:font-weight-asian="normal" style:font-family-complex="'Courier New'" style:font-family-generic-complex="modern" style:font-pitch-complex="fixed" style:font-size-complex="20pt" style:font-style-complex="normal" style:font-weight-complex="normal" style:text-emphasize="none" style:font-relief="none"/>
    </style:style>
    <style:style style:name="T221" style:family="text">
      <style:text-properties fo:color="#000000"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222" style:family="text">
      <style:text-properties fo:color="#000000" fo:font-family="Arial" style:font-family-generic="modern" style:font-pitch="variable" fo:font-size="20pt" fo:language="en" fo:country="GB" style:font-family-asian="'Courier New'" style:font-family-generic-asian="modern" style:font-pitch-asian="fixed" style:font-size-asian="20pt" style:font-family-complex="'Courier New'" style:font-family-generic-complex="modern" style:font-pitch-complex="fixed" style:font-size-complex="20pt"/>
    </style:style>
    <style:style style:name="T223" style:family="text">
      <style:text-properties fo:color="#660066" style:text-outline="false" style:text-line-through-style="none" style:text-position="0% 100%" fo:font-family="Arial" style:font-family-generic="modern"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11.3999996185303pt" style:font-style-complex="normal" style:font-weight-complex="normal" style:text-emphasize="none" style:font-relief="none"/>
    </style:style>
    <style:style style:name="T224" style:family="text">
      <style:text-properties fo:font-family="Arial" style:font-family-generic="swiss" style:font-pitch="variable" fo:font-size="12pt" fo:language="en" fo:country="GB" style:font-size-asian="12pt" style:font-size-complex="12pt"/>
    </style:style>
    <style:style style:name="T225" style:family="text">
      <style:text-properties fo:font-family="Verdana" style:font-family-generic="swiss" style:font-pitch="variable" fo:font-size="10pt" fo:language="en" fo:country="GB" style:font-size-asian="10pt" style:font-size-complex="10pt"/>
    </style:style>
    <style:style style:name="T226" style:family="text">
      <style:text-properties fo:font-family="Arial" style:font-family-generic="swiss" style:font-pitch="variable" fo:font-size="12pt" fo:language="en" fo:country="GB" fo:font-weight="bold" style:font-size-asian="12pt" style:font-weight-asian="bold" style:font-size-complex="12pt" style:font-weight-complex="bold"/>
    </style:style>
    <style:style style:name="T227" style:family="text">
      <style:text-properties fo:color="#0000c0" fo:font-family="Arial" style:font-family-generic="swiss" style:font-pitch="variable" fo:font-size="12pt" fo:language="en" fo:country="GB" style:font-size-asian="12pt" style:font-size-complex="12pt"/>
    </style:style>
    <style:style style:name="T228" style:family="text">
      <style:text-properties fo:font-family="Arial" style:font-family-generic="swiss" style:font-pitch="variable" fo:font-size="12pt" fo:language="en" fo:country="GB" fo:font-style="italic" style:font-size-asian="12pt" style:font-style-asian="italic" style:font-size-complex="12pt" style:font-style-complex="italic"/>
    </style:style>
    <style:style style:name="T229" style:family="text">
      <style:text-properties fo:color="#646464" fo:font-family="Arial" style:font-family-generic="modern" style:font-pitch="variable" fo:font-size="21pt" fo:language="en" fo:country="GB" style:font-size-asian="21pt" style:font-size-complex="21pt"/>
    </style:style>
    <style:style style:name="T230" style:family="text">
      <style:text-properties fo:font-family="Arial" style:font-family-generic="modern" style:font-pitch="variable" fo:font-size="21pt" fo:language="en" fo:country="GB" style:font-size-asian="21pt" style:font-size-complex="21pt"/>
    </style:style>
    <style:style style:name="T231" style:family="text">
      <style:text-properties fo:color="#0000c0" fo:font-family="Arial" style:font-family-generic="modern" style:font-pitch="variable" fo:font-size="21pt" fo:language="en" fo:country="GB" style:font-size-asian="21pt" style:font-size-complex="21pt"/>
    </style:style>
    <style:style style:name="T232" style:family="text">
      <style:text-properties fo:color="#660066" fo:font-family="Arial" style:font-family-generic="modern" style:font-pitch="variable" fo:font-size="21pt" fo:language="en" fo:country="GB" style:font-size-asian="21pt" style:font-size-complex="21pt"/>
    </style:style>
    <style:style style:name="T233" style:family="text">
      <style:text-properties style:use-window-font-color="true" fo:font-family="Arial" style:font-family-generic="swiss" style:font-pitch="variable" fo:font-size="12pt" fo:language="en" fo:country="GB" style:font-size-asian="12pt" style:font-size-complex="12pt"/>
    </style:style>
    <style:style style:name="T234" style:family="text">
      <style:text-properties style:use-window-font-color="true" fo:font-family="Arial" style:font-family-generic="swiss" style:font-pitch="variable" fo:font-size="12pt" fo:language="en" fo:country="GB" fo:font-style="italic" style:font-size-asian="12pt" style:font-style-asian="italic" style:font-size-complex="12pt" style:font-style-complex="italic"/>
    </style:style>
    <style:style style:name="T235" style:family="text">
      <style:text-properties fo:color="#646464" fo:font-family="Arial" style:font-family-generic="swiss" style:font-pitch="variable" fo:font-size="18pt" fo:language="en" fo:country="GB" style:font-size-asian="18pt" style:font-size-complex="18pt"/>
    </style:style>
    <style:style style:name="T236" style:family="text">
      <style:text-properties fo:color="#7f0055" style:text-outline="false" style:text-line-through-style="none" style:text-position="0% 100%" fo:font-family="Arial" style:font-family-generic="swiss"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237" style:family="text">
      <style:text-properties fo:color="#7f0055" fo:font-family="Arial" style:font-family-generic="swiss" style:font-pitch="variable" fo:font-size="18pt" fo:language="en" fo:country="GB" style:font-size-asian="18pt" style:font-size-complex="18pt"/>
    </style:style>
    <style:style style:name="T238" style:family="text">
      <style:text-properties fo:color="#000000" fo:font-family="Arial" style:font-family-generic="modern" style:font-pitch="variable" fo:font-size="18pt" fo:language="en" fo:country="GB" style:font-size-asian="18pt" style:font-size-complex="18pt"/>
    </style:style>
    <style:style style:name="T239" style:family="text">
      <style:text-properties fo:font-family="Arial" style:font-family-generic="modern" style:font-pitch="variable" fo:font-size="18pt" fo:language="en" fo:country="GB" style:font-family-asian="Arial" style:font-family-generic-asian="modern" style:font-pitch-asian="variable" style:font-size-asian="18pt" style:font-family-complex="Arial" style:font-family-generic-complex="modern" style:font-pitch-complex="variable" style:font-size-complex="10.1999998092651pt"/>
    </style:style>
    <style:style style:name="T240" style:family="text">
      <style:text-properties fo:font-family="Arial" style:font-family-generic="modern" style:font-pitch="variable" fo:font-size="18pt" fo:language="en" fo:country="GB" style:font-family-asian="Arial" style:font-family-generic-asian="modern" style:font-pitch-asian="variable" style:font-size-asian="18pt" style:font-family-complex="Arial" style:font-family-generic-complex="modern" style:font-pitch-complex="variable" style:font-size-complex="18pt"/>
    </style:style>
    <style:style style:name="T241" style:family="text">
      <style:text-properties fo:color="#355e00" fo:font-family="Arial" style:font-family-generic="modern" style:font-pitch="variable" fo:font-size="18pt" fo:language="en" fo:country="GB" style:font-family-asian="Arial" style:font-family-generic-asian="modern" style:font-pitch-asian="variable" style:font-size-asian="18pt" style:font-family-complex="Arial" style:font-family-generic-complex="modern" style:font-pitch-complex="variable" style:font-size-complex="18pt"/>
    </style:style>
    <style:style style:name="T242" style:family="text">
      <style:text-properties fo:color="#800000" fo:font-family="Verdana" style:font-family-generic="swiss" style:font-pitch="variable" fo:font-size="18pt" fo:language="en" fo:country="US" style:font-size-asian="18pt" style:font-size-complex="18pt"/>
    </style:style>
    <style:style style:name="T243" style:family="text">
      <style:text-properties fo:color="#800000" fo:font-family="Verdana" style:font-family-generic="swiss" style:font-pitch="variable" fo:font-size="18pt" fo:language="en" fo:country="US" fo:font-style="italic" style:font-size-asian="18pt" style:font-style-asian="italic" style:font-size-complex="18pt" style:font-style-complex="italic"/>
    </style:style>
    <style:style style:name="T244" style:family="text">
      <style:text-properties fo:color="#800000" fo:font-family="Arial" style:font-family-generic="modern" style:font-pitch="variable" fo:font-size="18pt" fo:language="en" fo:country="US" style:font-size-asian="18pt" style:font-size-complex="18pt"/>
    </style:style>
    <style:style style:name="T245" style:family="text">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Arial" style:font-family-generic-asian="swiss" style:font-pitch-asian="variable" style:font-size-asian="12pt" style:font-style-asian="normal" style:font-weight-asian="normal" style:font-family-complex="Arial" style:font-family-generic-complex="swiss" style:font-pitch-complex="variable" style:font-size-complex="12pt" style:font-style-complex="normal" style:font-weight-complex="normal" style:text-emphasize="none" style:font-relief="none"/>
    </style:style>
    <style:style style:name="T246" style:family="text">
      <style:text-properties fo:color="#646464" fo:font-family="Arial" style:font-family-generic="swiss" style:font-pitch="variable" fo:font-size="20pt" fo:language="en" fo:country="GB" style:font-size-asian="20pt" style:font-size-complex="20pt"/>
    </style:style>
    <style:style style:name="T247" style:family="text">
      <style:text-properties fo:font-family="Arial" style:font-family-generic="swiss" style:font-pitch="variable" fo:font-size="20pt" fo:language="en" fo:country="GB" style:font-size-asian="20pt" style:font-size-complex="20pt"/>
    </style:style>
    <style:style style:name="T248" style:family="text">
      <style:text-properties fo:color="#0000c0" fo:font-family="Arial" style:font-family-generic="swiss" style:font-pitch="variable" fo:font-size="20pt" fo:language="en" fo:country="GB" style:font-size-asian="20pt" style:font-size-complex="20pt"/>
    </style:style>
    <style:style style:name="T249" style:family="text">
      <style:text-properties fo:color="#7f0055" fo:font-family="Arial" style:font-family-generic="swiss" style:font-pitch="variable" fo:font-size="20pt" style:font-family-asian="Arial" style:font-family-generic-asian="modern" style:font-pitch-asian="variable" style:font-size-asian="20pt" style:font-family-complex="Arial" style:font-family-generic-complex="modern" style:font-pitch-complex="variable" style:font-size-complex="20pt"/>
    </style:style>
    <style:style style:name="T250" style:family="text">
      <style:text-properties fo:font-family="Arial" style:font-family-generic="swiss" style:font-pitch="variable" fo:font-size="20pt" style:font-family-asian="Arial" style:font-family-generic-asian="modern" style:font-pitch-asian="variable" style:font-size-asian="20pt" style:font-family-complex="Arial" style:font-family-generic-complex="modern" style:font-pitch-complex="variable" style:font-size-complex="20pt"/>
    </style:style>
    <style:style style:name="T251" style:family="text">
      <style:text-properties fo:color="#0000c0" style:text-outline="false" style:text-line-through-style="none" style:text-position="0% 100%" fo:font-family="Arial" style:font-family-generic="swiss" style:font-pitch="variable" fo:font-size="20pt" fo:language="en" fo:country="GB" fo:font-style="normal" fo:text-shadow="none" style:text-underline-style="none" fo:font-weight="normal" style:font-family-asian="Arial" style:font-family-generic-asian="modern" style:font-pitch-asian="variable" style:font-size-asian="20pt" style:font-style-asian="normal" style:font-weight-asian="normal" style:font-family-complex="Arial" style:font-family-generic-complex="modern" style:font-pitch-complex="variable" style:font-size-complex="20pt" style:font-style-complex="normal" style:font-weight-complex="normal" style:text-emphasize="none" style:font-relief="none"/>
    </style:style>
    <style:style style:name="T252" style:family="text">
      <style:text-properties fo:color="#7f0055" fo:font-family="Arial" style:font-family-generic="swiss" style:font-pitch="variable" fo:font-size="20pt" fo:language="en" fo:country="GB" style:font-size-asian="20pt" style:font-size-complex="20pt"/>
    </style:style>
    <style:style style:name="T253" style:family="text">
      <style:text-properties fo:color="#000000" style:text-outline="false" style:text-line-through-style="none" style:text-position="0% 100%" fo:font-family="Arial" style:font-family-generic="swiss" style:font-pitch="variable" fo:font-size="20pt" fo:language="en" fo:country="GB"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text:list-style style:name="L3">
      <text:list-level-style-number text:level="1" style:num-format="">
        <style:list-level-properties/>
        <style:text-properties fo:color="#33928a" fo:font-size="100%"/>
      </text:list-level-style-number>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4">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text:list-style style:name="L6">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10">
      <text:list-level-style-number text:level="1" style:num-suffix="." style:num-format="1">
        <style:list-level-properties text:min-label-width="0.952cm"/>
        <style:text-properties fo:color="#000000" fo:font-size="100%"/>
      </text:list-level-style-number>
      <text:list-level-style-bullet text:level="2" text:bullet-char="•">
        <style:list-level-properties text:space-before="1.27cm"/>
        <style:text-properties fo:font-family="Times" style:font-family-generic="modern" style:font-pitch="variable" fo:color="#000000" fo:font-size="100%"/>
      </text:list-level-style-bullet>
      <text:list-level-style-bullet text:level="3" text:bullet-char="•">
        <style:list-level-properties text:space-before="2.54cm"/>
        <style:text-properties fo:font-family="Times" style:font-family-generic="modern" style:font-pitch="variable" fo:color="#000000" fo:font-size="100%"/>
      </text:list-level-style-bullet>
      <text:list-level-style-bullet text:level="4" text:bullet-char="•">
        <style:list-level-properties text:space-before="3.81cm"/>
        <style:text-properties fo:font-family="Times" style:font-family-generic="modern" style:font-pitch="variable" fo:color="#000000" fo:font-size="100%"/>
      </text:list-level-style-bullet>
      <text:list-level-style-bullet text:level="5" text:bullet-char="•">
        <style:list-level-properties text:space-before="5.08cm"/>
        <style:text-properties fo:font-family="Times" style:font-family-generic="modern" style:font-pitch="variable" fo:color="#000000" fo:font-size="100%"/>
      </text:list-level-style-bullet>
      <text:list-level-style-bullet text:level="6" text:bullet-char="•">
        <style:list-level-properties text:space-before="5.08cm"/>
        <style:text-properties fo:font-family="Times" style:font-family-generic="modern" style:font-pitch="variable" fo:color="#000000" fo:font-size="100%"/>
      </text:list-level-style-bullet>
      <text:list-level-style-bullet text:level="7" text:bullet-char="•">
        <style:list-level-properties text:space-before="5.08cm"/>
        <style:text-properties fo:font-family="Times" style:font-family-generic="modern" style:font-pitch="variable" fo:color="#000000" fo:font-size="100%"/>
      </text:list-level-style-bullet>
      <text:list-level-style-bullet text:level="8" text:bullet-char="•">
        <style:list-level-properties text:space-before="5.08cm"/>
        <style:text-properties fo:font-family="Times" style:font-family-generic="modern" style:font-pitch="variable" fo:color="#000000" fo:font-size="100%"/>
      </text:list-level-style-bullet>
      <text:list-level-style-bullet text:level="9" text:bullet-char="•">
        <style:list-level-properties text:space-before="5.08cm"/>
        <style:text-properties fo:font-family="Times" style:font-family-generic="modern" style:font-pitch="variable" fo:color="#000000" fo:font-size="100%"/>
      </text:list-level-style-bullet>
      <text:list-level-style-bullet text:level="10" text:bullet-char="•">
        <style:list-level-properties text:space-before="5.08cm"/>
        <style:text-properties fo:font-family="Times" style:font-family-generic="modern" style:font-pitch="variable" fo:color="#000000"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2.18cm" svg:height="2.896cm" svg:x="2.474cm" svg:y="6.77cm" presentation:class="title" presentation:user-transformed="true">
          <draw:text-box>
            <text:list text:style-name="L1">
              <text:list-header>
                <text:p text:style-name="P1"><text:span text:style-name="T1">Developing Aspects with Spring AOP</text:span></text:p>
              </text:list-header>
            </text:list>
          </draw:text-box>
        </draw:frame>
        <draw:frame presentation:style-name="pr2" draw:text-style-name="P2" draw:layer="layout" svg:width="16.801cm" svg:height="2.033cm" svg:x="2.473cm" svg:y="10.538cm">
          <draw:text-box>
            <text:list text:style-name="L2">
              <text:list-header>
                <text:p text:style-name="P3"><text:span text:style-name="T2">Aspect Oriented Programming For Declarative Enterprise Services</text:span></text:p>
              </text:list-header>
            </text:list>
          </draw:text-box>
        </draw:frame>
        <draw:frame presentation:style-name="pr3" draw:text-style-name="P2" draw:layer="layout" svg:width="13.966cm" svg:height="0.768cm" svg:x="2.522cm" svg:y="13.528cm" presentation:class="outline" presentation:user-transformed="true">
          <draw:text-box>
            <text:list text:style-name="L3">
              <text:list-header>
                <text:p text:style-name="P4"><text:span text:style-name="T3">Using and Implementing Spring Proxies</text:span></text:p>
              </text:list-header>
            </text:list>
          </draw:text-box>
        </draw:frame>
        <presentation:notes draw:style-name="dp2">
          <office:forms form:automatic-focus="false" form:apply-design-mode="false"/>
          <draw:page-thumbnail draw:style-name="gr1" draw:layer="layout" svg:width="13cm" svg:height="9.75cm" svg:x="3.025cm" svg:y="1.93cm" draw:page-number="1" presentation:class="page"/>
          <draw:frame presentation:style-name="pr4"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layer="layout" svg:width="22.86cm" svg:height="8.639cm" svg:x="1.27cm" svg:y="4.445cm" presentation:class="outline" presentation:user-transformed="true">
          <draw:text-box>
            <text:list text:style-name="L5">
              <text:list-item>
                <text:p><text:span text:style-name="T4">What Problem Does AOP Solve?</text:span></text:p>
              </text:list-item>
              <text:list-item>
                <text:p>Core AOP Concepts</text:p>
              </text:list-item>
              <text:list-item>
                <text:p>Quick Start</text:p>
              </text:list-item>
              <text:list-item>
                <text:p>Defining Pointcuts</text:p>
              </text:list-item>
              <text:list-item>
                <text:p>Implementing Advice</text:p>
              </text:list-item>
              <text:list-item>
                <text:p>Lab</text:p>
              </text:list-item>
              <text:list-item>
                <text:p>Advanced Topics</text:p>
              </text:list-item>
            </text:list>
          </draw:text-box>
        </draw:frame>
        <draw:custom-shape draw:style-name="gr2" draw:text-style-name="P6" draw:layer="layout" svg:width="7.874cm" svg:height="3.73cm" svg:x="15.24cm" svg:y="12.018cm">
          <text:p text:style-name="P5"><text:span text:style-name="T5">AOP </text:span></text:p>
          <draw:enhanced-geometry svg:viewBox="0 0 21600 21600" draw:extrusion="true" draw:extrusion-light-face="true" draw:extrusion-first-light-harsh="true" draw:extrusion-second-light-harsh="false" draw:extrusion-metal="false" dr3d:projection="parallel" draw:extrusion-color="false" draw:text-areas="0 0 21600 21600" draw:text-path="true" draw:text-path-mode="shape" draw:text-path-scale="path" draw:text-path-same-letter-heights="false" draw:type="fontwork-curve-down" draw:modifiers="4923.81523695261"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presentation:notes draw:style-name="dp3">
          <office:forms form:automatic-focus="false" form:apply-design-mode="false"/>
          <draw:page-thumbnail draw:style-name="gr1" draw:layer="layout" svg:width="13cm" svg:height="9.75cm" svg:x="3.025cm" svg:y="1.93cm" draw:page-number="2" presentation:class="page"/>
          <draw:frame presentation:style-name="pr7" draw:layer="layout" svg:width="17.653cm" svg:height="12.544cm" svg:x="1.005cm" svg:y="12.065cm" presentation:class="notes" presentation:user-transformed="true">
            <draw:text-box>
              <text:p><text:span text:style-name="T4">Description of theory presented in “Aspect Oriented Programming Concepts”</text:span></text:p>
              <text:p>The goal of this module is to put AOP into context with a problem/solution approach. Therefore, we immediately begin by explaining the symptoms of the problem: scattering of duplicated orthogonal logic (typically described as cross-cutting concerns – or more simply: not directly relevant to the business problem at hand) and tangling of those different concerns within the code (flip-side of the coin… same point though: the code is not focused on doing 1 thing and doing it well). Here we can mention the 1:1 principle, and DRY SOCs (Don’t Repeat Yourself + Separation of Concerns). All of this will lead into the AOP solution as one of modularization.</text:p>
              <text:p>Remaining slides present core terminology of AOP (note no Spring-specific terms or concepts yet): join points, pointcuts &amp; advice. When describing advices, we quickly cover before, after-returning, after-throwing, after (finally), and around types along with capabilities of each.</text:p>
              <text:p><text:span text:style-name="T6">Recommended presentation time: 45 minutes</text:span></text:p>
              <text:p>What will students have learnt after this module?</text:p>
              <text:list text:style-name="L8">
                <text:list-item>
                  <text:p>The motivation for AOP</text:p>
                </text:list-item>
                <text:list-item>
                  <text:p><text:s/>AOP is about modularization (achieving 1:1 and DRY SOCs)</text:p>
                </text:list-item>
                <text:list-item>
                  <text:p><text:s/>AOP complements traditional OO (including the limitations of decorator &amp; command patterns)</text:p>
                </text:list-item>
                <text:list-item>
                  <text:p><text:s/>Basic terminology of AOP: join points, pointcuts, and advice</text:p>
                </text:list-item>
                <text:list-item>
                  <text:p><text:s/>The advice types: before, after-returning, after-throwing, after (finally), and around</text:p>
                </text:list-item>
              </text:list>
              <text:p/>
              <text:p>What are prerequisites? <text:s/>NONE</text:p>
              <text:p>Suggested discussions, required reading, et cetera: Ch 1 of “AspectJ in Action”</text:p>
            </draw:text-box>
          </draw:frame>
        </presentation:notes>
      </draw:page>
      <draw:page draw:name="What Problem Does AOP Solve?"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What Problem Does AOP Solve?</text:p>
          </draw:text-box>
        </draw:frame>
        <draw:frame presentation:style-name="pr8" draw:layer="layout" svg:width="22.86cm" svg:height="2.293cm" svg:x="1.27cm" svg:y="4.445cm" presentation:class="outline" presentation:user-transformed="true">
          <draw:text-box>
            <text:list text:style-name="L5">
              <text:list-item>
                <text:p>Aspect-Oriented Programming (AOP) enables modularization of cross-cutting concerns</text:p>
              </text:list-item>
            </text:list>
          </draw:text-box>
        </draw:fram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 presentation:class="page"/>
          <draw:frame presentation:style-name="pr9" draw:text-style-name="P8" draw:layer="layout" svg:width="15.239cm" svg:height="11.429cm" svg:x="1.905cm" svg:y="12.065cm" presentation:class="notes" presentation:placeholder="true">
            <draw:text-box/>
          </draw:frame>
        </presentation:notes>
      </draw:page>
      <draw:page draw:name="What are Cross-Cutting Concerns?" draw:style-name="dp1" draw:master-page-name="Default" presentation:presentation-page-layout-name="AL2T1">
        <office:forms form:automatic-focus="false" form:apply-design-mode="false"/>
        <draw:frame presentation:style-name="pr10" draw:layer="layout" svg:width="22.86cm" svg:height="3.181cm" svg:x="1.27cm" svg:y="0.759cm" presentation:class="title">
          <draw:text-box>
            <text:p>What are Cross-Cutting Concerns?</text:p>
          </draw:text-box>
        </draw:frame>
        <draw:frame presentation:style-name="pr11" draw:layer="layout" svg:width="22.86cm" svg:height="11.514cm" svg:x="1.27cm" svg:y="4.445cm" presentation:class="outline" presentation:user-transformed="true">
          <draw:text-box>
            <text:list text:style-name="L5">
              <text:list-item>
                <text:p>Generic functionality that is needed in many places in your application</text:p>
              </text:list-item>
              <text:list-item>
                <text:p>Examples </text:p>
                <text:list>
                  <text:list-item>
                    <text:p>Logging and Tracing</text:p>
                  </text:list-item>
                  <text:list-item>
                    <text:p>Transaction Management</text:p>
                  </text:list-item>
                  <text:list-item>
                    <text:p>Security</text:p>
                  </text:list-item>
                  <text:list-item>
                    <text:p>Caching</text:p>
                  </text:list-item>
                  <text:list-item>
                    <text:p>Error Handling</text:p>
                  </text:list-item>
                  <text:list-item>
                    <text:p>Performance Monitoring</text:p>
                  </text:list-item>
                  <text:list-item>
                    <text:p>Custom Business Rules</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 presentation:class="page"/>
          <draw:frame presentation:style-name="pr9" draw:text-style-name="P8" draw:layer="layout" svg:width="15.239cm" svg:height="11.429cm" svg:x="1.905cm" svg:y="12.065cm" presentation:class="notes" presentation:placeholder="true">
            <draw:text-box/>
          </draw:frame>
        </presentation:notes>
      </draw:page>
      <draw:page draw:name="An Example Requirement"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n Example Requirement</text:p>
          </draw:text-box>
        </draw:frame>
        <draw:frame presentation:style-name="pr8" draw:layer="layout" svg:width="22.86cm" svg:height="2.293cm" svg:x="1.27cm" svg:y="4.445cm" presentation:class="outline" presentation:user-transformed="true">
          <draw:text-box>
            <text:list text:style-name="L5">
              <text:list-item>
                <text:p>Perform a role-based security check before<text:line-break/>every application method</text:p>
              </text:list-item>
            </text:list>
          </draw:text-box>
        </draw:frame>
        <draw:custom-shape draw:name="Oval 6" draw:style-name="gr4" draw:text-style-name="P9" xml:id="id1" draw:id="id1" draw:layer="layout" svg:width="3.175cm" svg:height="1.48cm" svg:x="1.832cm" svg:y="5.532cm">
          <text:p/>
          <draw:enhanced-geometry svg:viewBox="0 0 21600 21600" draw:glue-points="10800 0 3160 3160 0 10800 3160 18440 10800 21600 18440 18440 21600 10800 18440 3160" draw:text-areas="3200 3200 18400 18400" draw:type="ellipse" draw:enhanced-path="U 10800 10800 10800 10800 0 360 Z N"/>
        </draw:custom-shape>
        <draw:polyline draw:name="Line 7" draw:style-name="gr5" draw:text-style-name="P10" xml:id="id2" draw:id="id2" draw:layer="layout" svg:width="0.761cm" svg:height="1.976cm" svg:x="3.918cm" svg:y="7.266cm" svg:viewBox="0 0 762 1977" draw:points="762,1977 0,0">
          <text:p/>
        </draw:polyline>
        <draw:custom-shape draw:name="Text Box 8" draw:style-name="gr6" draw:text-style-name="P12" xml:id="id3" draw:id="id3" draw:layer="layout" svg:width="20.929cm" svg:height="1.108cm" svg:x="1.964cm" svg:y="9.343cm">
          <text:p text:style-name="P11"><text:span text:style-name="T7">A sign this requirement is a cross-cutting concern</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 presentation:class="page"/>
          <draw:frame presentation:style-name="pr12" draw:text-style-name="P14" draw:layer="layout" svg:width="15.239cm" svg:height="11.429cm" svg:x="1.905cm" svg:y="12.065cm" presentation:class="notes">
            <draw:text-box>
              <text:p text:style-name="P13"><text:span text:style-name="T8">“</text:span><text:span text:style-name="T8">Wildcard” words like “every” or “all” indicate that cross-cutting concerns are probably in play.</text:span></text:p>
            </draw:text-box>
          </draw:frame>
        </presentation:notes>
      </draw:page>
      <draw:page draw:name="Implementing Cross Cutting Concerns Without Modularization" draw:style-name="dp1" draw:master-page-name="Default" presentation:presentation-page-layout-name="AL2T1">
        <office:forms form:automatic-focus="false" form:apply-design-mode="false"/>
        <draw:frame presentation:style-name="pr10" draw:layer="layout" svg:width="22.86cm" svg:height="3.181cm" svg:x="1.27cm" svg:y="0.759cm" presentation:class="title">
          <draw:text-box>
            <text:p>Implementing Cross Cutting Concerns Without Modularization</text:p>
          </draw:text-box>
        </draw:frame>
        <draw:frame presentation:style-name="pr13" draw:layer="layout" svg:width="22.86cm" svg:height="6.693cm" svg:x="1.27cm" svg:y="4.445cm" presentation:class="outline" presentation:user-transformed="true">
          <draw:text-box>
            <text:list text:style-name="L5">
              <text:list-item>
                <text:p>Failing to modularize cross-cutting concerns leads to two things</text:p>
                <text:list>
                  <text:list-item>
                    <text:p>Code tangling</text:p>
                    <text:list>
                      <text:list-item>
                        <text:p>A coupling of concerns</text:p>
                      </text:list-item>
                    </text:list>
                  </text:list-item>
                  <text:list-item>
                    <text:p>Code scattering</text:p>
                    <text:list>
                      <text:list-item>
                        <text:p>The same concern spread across modules</text:p>
                      </text:list-item>
                    </text:list>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 presentation:class="page"/>
          <draw:frame presentation:style-name="pr12" draw:text-style-name="P14" draw:layer="layout" svg:width="15.239cm" svg:height="11.429cm" svg:x="1.905cm" svg:y="12.065cm" presentation:class="notes">
            <draw:text-box>
              <text:p text:style-name="P13"><text:span text:style-name="T9">Tangling</text:span></text:p>
              <text:p text:style-name="P15"><text:span text:style-name="T10">Multiple concerns are considered simultaneously</text:span></text:p>
              <text:p text:style-name="P15"><text:span text:style-name="T10">Implications:</text:span></text:p>
              <text:p text:style-name="P16"><text:span text:style-name="T10">Unclear implementation</text:span></text:p>
              <text:p text:style-name="P16"><text:span text:style-name="T10">Defocusing</text:span></text:p>
              <text:p text:style-name="P16"><text:span text:style-name="T10">Poor quality code – lacks </text:span><text:span text:style-name="T11">cohesion</text:span></text:p>
              <text:p text:style-name="P16"><text:span text:style-name="T10">Unintended prioritizing of concerns</text:span></text:p>
              <text:p text:style-name="P16"><text:span text:style-name="T10">Difficult to test</text:span></text:p>
              <text:p text:style-name="P13"><text:span text:style-name="T8"/></text:p>
              <text:p text:style-name="P13"><text:span text:style-name="T9">Scattering</text:span></text:p>
              <text:p text:style-name="P15"><text:span text:style-name="T10">Same concern is spread over many modules</text:span></text:p>
              <text:p text:style-name="P15"><text:span text:style-name="T10">Implications:</text:span></text:p>
              <text:p text:style-name="P16"><text:span text:style-name="T10">Duplicated code</text:span></text:p>
              <text:p text:style-name="P16"><text:span text:style-name="T10">Inconsistent implementation</text:span></text:p>
              <text:p text:style-name="P16"><text:span text:style-name="T10">Difficult evolution</text:span></text:p>
            </draw:text-box>
          </draw:frame>
        </presentation:notes>
      </draw:page>
      <draw:page draw:name="Symptom #1: Tangling"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Symptom #1: Tangling</text:p>
          </draw:text-box>
        </draw:frame>
        <draw:custom-shape draw:name="Text Box 4" draw:style-name="gr7" draw:text-style-name="P17" draw:layer="layout" svg:width="22.436cm" svg:height="10.425cm" svg:x="1.416cm" svg:y="4.813cm">
          <text:p text:style-name="P11"><text:span text:style-name="T12">public class</text:span><text:span text:style-name="T13"> RewardNetworkImpl </text:span><text:span text:style-name="T12">implements</text:span><text:span text:style-name="T13"> RewardNetwork {</text:span></text:p>
          <text:p text:style-name="P11"><text:span text:style-name="T12"><text:s text:c="4"/></text:span><text:span text:style-name="T12">public</text:span><text:span text:style-name="T13"> RewardConfirmation rewardAccountFor(Dining dining) {</text:span></text:p>
          <text:p text:style-name="P11"><text:span text:style-name="T12"><text:s text:c="8"/></text:span><text:span text:style-name="T12">if</text:span><text:span text:style-name="T13"> (!hasPermission(SecurityContext.getPrincipal()) {</text:span></text:p>
          <text:p text:style-name="P11"><text:span text:style-name="T12"><text:s text:c="12"/></text:span><text:span text:style-name="T12">throw</text:span><text:span text:style-name="T13"> </text:span><text:span text:style-name="T12">new</text:span><text:span text:style-name="T13"> AccessDeniedException();</text:span></text:p>
          <text:p text:style-name="P11"><text:span text:style-name="T13"><text:s text:c="8"/></text:span><text:span text:style-name="T13">}</text:span></text:p>
          <text:p text:style-name="P11"><text:span text:style-name="T13"/></text:p>
          <text:p text:style-name="P11"><text:span text:style-name="T13"><text:s text:c="8"/></text:span><text:span text:style-name="T13">Account a = </text:span><text:span text:style-name="T14">accountRepository</text:span><text:span text:style-name="T13">.findByCreditCard(…</text:span></text:p>
          <text:p text:style-name="P11"><text:span text:style-name="T13"><text:s text:c="8"/></text:span><text:span text:style-name="T13">Restaurant r = </text:span><text:span text:style-name="T14">restaurantRepository</text:span><text:span text:style-name="T13">.findByMerchantNumber(…</text:span></text:p>
          <text:p text:style-name="P11"><text:span text:style-name="T13"><text:s text:c="8"/></text:span><text:span text:style-name="T13">MonetaryAmount amt = r.calculateBenefitFor(account, dining);</text:span></text:p>
          <text:p text:style-name="P11"><text:span text:style-name="T13"><text:s text:c="8"/>…</text:span></text:p>
          <text:p text:style-name="P11"><text:span text:style-name="T13"><text:s text:c="4"/></text:span><text:span text:style-name="T13">}</text:span></text:p>
          <text:p text:style-name="P11"><text:span text:style-name="T13">}</text:span></text:p>
          <draw:enhanced-geometry svg:viewBox="0 0 21600 21600" draw:type="mso-spt202" draw:enhanced-path="M 0 0 L 21600 0 21600 21600 0 21600 0 0 Z N"/>
        </draw:custom-shape>
        <draw:g>
          <draw:custom-shape draw:name="Text Box 6" draw:style-name="gr8" draw:text-style-name="P18" draw:layer="layout" svg:width="5.798cm" svg:height="1.023cm" svg:x="17.63cm" svg:y="8.233cm">
            <text:p text:style-name="P18"><text:span text:style-name="T15">Mixing of concerns</text:span></text:p>
            <draw:enhanced-geometry svg:viewBox="0 0 21600 21600" draw:type="mso-spt202" draw:enhanced-path="M 0 0 L 21600 0 21600 21600 0 21600 0 0 Z N"/>
          </draw:custom-shape>
          <draw:line draw:name="Line 8" draw:style-name="gr9" draw:text-style-name="P10" draw:layer="layout" svg:x1="17.63cm" svg:y1="8.656cm" svg:x2="16.008cm" svg:y2="8.021cm">
            <text:p/>
          </draw:line>
          <draw:line draw:name="Line 10" draw:style-name="gr10" draw:text-style-name="P10" draw:layer="layout" svg:x1="17.63cm" svg:y1="9.08cm" svg:x2="16.008cm" svg:y2="9.715cm">
            <text:p/>
          </draw:line>
        </draw:g>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7" presentation:class="page"/>
          <draw:frame presentation:style-name="pr9" draw:text-style-name="P8" draw:layer="layout" svg:width="15.239cm" svg:height="11.429cm" svg:x="1.905cm" svg:y="12.065cm" presentation:class="notes">
            <draw:text-box>
              <text:p text:style-name="P19"><text:span text:style-name="T8">Note that to test the business logic in this method you would also have to setup a security context.</text:span></text:p>
              <text:p text:style-name="P19"><text:span text:style-name="T8"/></text:p>
              <text:p text:style-name="P19"><text:span text:style-name="T8">Strictly speaking, security is not the </text:span><text:span text:style-name="T16">concern</text:span><text:span text:style-name="T8"> (responsibility) of a business method.</text:span></text:p>
            </draw:text-box>
          </draw:frame>
        </presentation:notes>
      </draw:page>
      <draw:page draw:name="Symptom #2: Scattering"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Symptom #2: Scattering</text:p>
          </draw:text-box>
        </draw:frame>
        <draw:custom-shape draw:name="Text Box 7" draw:style-name="gr7" draw:text-style-name="P17" draw:layer="layout" svg:width="23.073cm" svg:height="5.343cm" svg:x="1.292cm" svg:y="4.021cm">
          <text:p text:style-name="P11"><text:span text:style-name="T12">public class</text:span><text:span text:style-name="T13"> JpaAccountManager </text:span><text:span text:style-name="T12">implements</text:span><text:span text:style-name="T13"> AccountManager {</text:span></text:p>
          <text:p text:style-name="P11"><text:span text:style-name="T12"><text:s text:c="4"/></text:span><text:span text:style-name="T12">public</text:span><text:span text:style-name="T13"> Account getAccountForEditing(Long id) {</text:span></text:p>
          <text:p text:style-name="P11"><text:span text:style-name="T12"><text:s text:c="8"/></text:span><text:span text:style-name="T12">if</text:span><text:span text:style-name="T13"> (!hasPermission(SecurityContext.getPrincipal()) {</text:span></text:p>
          <text:p text:style-name="P11"><text:span text:style-name="T12"><text:s text:c="12"/></text:span><text:span text:style-name="T12">throw</text:span><text:span text:style-name="T13"> </text:span><text:span text:style-name="T12">new</text:span><text:span text:style-name="T13"> AccessDeniedException();</text:span></text:p>
          <text:p text:style-name="P11"><text:span text:style-name="T13"><text:s text:c="8"/></text:span><text:span text:style-name="T13">}</text:span></text:p>
          <text:p text:style-name="P11"><text:span text:style-name="T13"><text:s text:c="7"/>…</text:span></text:p>
          <draw:enhanced-geometry svg:viewBox="0 0 21600 21600" draw:type="mso-spt202" draw:enhanced-path="M 0 0 L 21600 0 21600 21600 0 21600 0 0 Z N"/>
        </draw:custom-shape>
        <draw:custom-shape draw:name="Text Box 8" draw:style-name="gr7" draw:text-style-name="P17" draw:layer="layout" svg:width="23.162cm" svg:height="7.037cm" svg:x="1.292cm" svg:y="9.947cm">
          <text:p text:style-name="P11"><text:span text:style-name="T12">public class</text:span><text:span text:style-name="T13"> JpaMerchantReportingService</text:span></text:p>
          <text:p text:style-name="P11"><text:span text:style-name="T13"><text:s text:c="11"/></text:span><text:span text:style-name="T12">implements </text:span><text:span text:style-name="T13">MerchantReportingService {</text:span></text:p>
          <text:p text:style-name="P11"><text:span text:style-name="T12"><text:s text:c="4"/></text:span><text:span text:style-name="T12">public</text:span><text:span text:style-name="T13"> List&lt;DiningSummary&gt; findDinings(String merchantNumber, </text:span></text:p>
          <text:p text:style-name="P11"><text:span text:style-name="T13"><text:s text:c="70"/></text:span><text:span text:style-name="T13">DateInterval interval) {</text:span></text:p>
          <text:p text:style-name="P11"><text:span text:style-name="T12"><text:s text:c="8"/></text:span><text:span text:style-name="T12">if</text:span><text:span text:style-name="T13"> (!hasPermission(SecurityContext.getPrincipal()) {</text:span></text:p>
          <text:p text:style-name="P11"><text:span text:style-name="T12"><text:s text:c="12"/></text:span><text:span text:style-name="T12">throw</text:span><text:span text:style-name="T13"> </text:span><text:span text:style-name="T12">new</text:span><text:span text:style-name="T13"> AccessDeniedException();</text:span></text:p>
          <text:p text:style-name="P11"><text:span text:style-name="T13"><text:s text:c="8"/></text:span><text:span text:style-name="T13">}</text:span></text:p>
          <text:p text:style-name="P11"><text:span text:style-name="T13"><text:s text:c="8"/>…</text:span></text:p>
          <draw:enhanced-geometry svg:viewBox="0 0 21600 21600" draw:type="mso-spt202" draw:enhanced-path="M 0 0 L 21600 0 21600 21600 0 21600 0 0 Z N"/>
        </draw:custom-shape>
        <draw:line draw:name="Line 5" draw:style-name="gr11" draw:text-style-name="P10" draw:layer="layout" svg:x1="21.082cm" svg:y1="8.128cm" svg:x2="16.256cm" svg:y2="7.366cm">
          <text:p/>
        </draw:line>
        <draw:custom-shape draw:name="Text Box 4" draw:style-name="gr8" draw:text-style-name="P20" draw:layer="layout" svg:width="3.643cm" svg:height="1.023cm" svg:x="21.082cm" svg:y="7.531cm">
          <text:p text:style-name="P20"><text:span text:style-name="T15">Duplication</text:span></text:p>
          <draw:enhanced-geometry svg:viewBox="0 0 21600 21600" draw:type="mso-spt202" draw:enhanced-path="M 0 0 L 21600 0 21600 21600 0 21600 0 0 Z N"/>
        </draw:custom-shape>
        <draw:line draw:name="Line 6" draw:style-name="gr12" draw:text-style-name="P10" draw:layer="layout" svg:x1="23.622cm" svg:y1="14.732cm" svg:x2="16.236cm" svg:y2="14.986cm">
          <text:p/>
        </draw:line>
        <draw:line draw:name="Line 6" draw:style-name="gr13" draw:text-style-name="P10" draw:layer="layout" svg:x1="22.86cm" svg:y1="8.554cm" svg:x2="23.622cm" svg:y2="14.732cm">
          <text:p/>
        </draw:lin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8" presentation:class="page"/>
          <draw:frame presentation:style-name="pr9" draw:text-style-name="P8" draw:layer="layout" svg:width="15.239cm" svg:height="11.429cm" svg:x="1.905cm" svg:y="12.065cm" presentation:class="notes">
            <draw:text-box>
              <text:p text:style-name="P19"><text:span text:style-name="T8">Duplicated code – hard to maintain.</text:span></text:p>
            </draw:text-box>
          </draw:frame>
        </presentation:notes>
      </draw:page>
      <draw:page draw:name="System Evolution Without Modularization" draw:style-name="dp1" draw:master-page-name="Default" presentation:presentation-page-layout-name="AL3T19">
        <office:forms form:automatic-focus="false" form:apply-design-mode="false"/>
        <draw:custom-shape draw:name="Rectangle 2" draw:style-name="gr14" draw:text-style-name="P9" draw:layer="layout" svg:width="3.81cm" svg:height="5.588cm" svg:x="4.237cm" svg:y="9.087cm">
          <text:p/>
          <draw:enhanced-geometry svg:viewBox="0 0 21600 21600" draw:type="rectangle" draw:enhanced-path="M 0 0 L 21600 0 21600 21600 0 21600 0 0 Z N"/>
        </draw:custom-shape>
        <draw:custom-shape draw:name="Rectangle 3" draw:style-name="gr14" draw:text-style-name="P9" draw:layer="layout" svg:width="3.81cm" svg:height="5.588cm" svg:x="10.062cm" svg:y="9.087cm">
          <text:p/>
          <draw:enhanced-geometry svg:viewBox="0 0 21600 21600" draw:type="rectangle" draw:enhanced-path="M 0 0 L 21600 0 21600 21600 0 21600 0 0 Z N"/>
        </draw:custom-shape>
        <draw:custom-shape draw:name="Rectangle 4" draw:style-name="gr14" draw:text-style-name="P9" draw:layer="layout" svg:width="3.81cm" svg:height="5.588cm" svg:x="15.887cm" svg:y="9.087cm">
          <text:p/>
          <draw:enhanced-geometry svg:viewBox="0 0 21600 21600" draw:type="rectangle" draw:enhanced-path="M 0 0 L 21600 0 21600 21600 0 21600 0 0 Z N"/>
        </draw:custom-shape>
        <draw:custom-shape draw:name="Text Box 5" draw:style-name="gr6" draw:text-style-name="P22" draw:layer="layout" svg:width="5.08cm" svg:height="0.853cm" svg:x="3.597cm" svg:y="14.816cm">
          <text:p text:style-name="P21"><text:span text:style-name="T17">BankService</text:span></text:p>
          <draw:enhanced-geometry svg:viewBox="0 0 21600 21600" draw:type="mso-spt202" draw:enhanced-path="M 0 0 L 21600 0 21600 21600 0 21600 0 0 Z N"/>
        </draw:custom-shape>
        <draw:frame presentation:style-name="pr10" draw:layer="layout" svg:width="22.86cm" svg:height="3.181cm" svg:x="1.27cm" svg:y="0.759cm" presentation:class="title">
          <draw:text-box>
            <text:p>System Evolution Without Modularization</text:p>
          </draw:text-box>
        </draw:frame>
        <draw:g draw:name="Group 15" xml:id="id7" draw:id="id7">
          <draw:custom-shape draw:name="Rectangle 16" draw:style-name="gr15" draw:text-style-name="P9" draw:layer="layout" svg:width="3.81cm" svg:height="0.211cm" svg:x="4.237cm" svg:y="9.952cm">
            <text:p/>
            <draw:enhanced-geometry svg:viewBox="0 0 21600 21600" draw:type="rectangle" draw:enhanced-path="M 0 0 L 21600 0 21600 21600 0 21600 0 0 Z N"/>
          </draw:custom-shape>
          <draw:custom-shape draw:name="Rectangle 17" draw:style-name="gr15" draw:text-style-name="P9" draw:layer="layout" svg:width="3.81cm" svg:height="0.212cm" svg:x="15.887cm" svg:y="10.15cm">
            <text:p/>
            <draw:enhanced-geometry svg:viewBox="0 0 21600 21600" draw:type="rectangle" draw:enhanced-path="M 0 0 L 21600 0 21600 21600 0 21600 0 0 Z N"/>
          </draw:custom-shape>
          <draw:custom-shape draw:name="Rectangle 18" draw:style-name="gr15" draw:text-style-name="P9" draw:layer="layout" svg:width="3.81cm" svg:height="0.211cm" svg:x="10.062cm" svg:y="10.887cm">
            <text:p/>
            <draw:enhanced-geometry svg:viewBox="0 0 21600 21600" draw:type="rectangle" draw:enhanced-path="M 0 0 L 21600 0 21600 21600 0 21600 0 0 Z N"/>
          </draw:custom-shape>
          <draw:custom-shape draw:name="Rectangle 19" draw:style-name="gr15" draw:text-style-name="P9" draw:layer="layout" svg:width="3.81cm" svg:height="0.212cm" svg:x="4.237cm" svg:y="12.668cm">
            <text:p/>
            <draw:enhanced-geometry svg:viewBox="0 0 21600 21600" draw:type="rectangle" draw:enhanced-path="M 0 0 L 21600 0 21600 21600 0 21600 0 0 Z N"/>
          </draw:custom-shape>
          <draw:custom-shape draw:name="Rectangle 20" draw:style-name="gr15" draw:text-style-name="P9" draw:layer="layout" svg:width="3.81cm" svg:height="0.211cm" svg:x="10.062cm" svg:y="12.007cm">
            <text:p/>
            <draw:enhanced-geometry svg:viewBox="0 0 21600 21600" draw:type="rectangle" draw:enhanced-path="M 0 0 L 21600 0 21600 21600 0 21600 0 0 Z N"/>
          </draw:custom-shape>
          <draw:custom-shape draw:name="Rectangle 21" draw:style-name="gr15" draw:text-style-name="P9" draw:layer="layout" svg:width="3.81cm" svg:height="0.212cm" svg:x="15.883cm" svg:y="12.277cm">
            <text:p/>
            <draw:enhanced-geometry svg:viewBox="0 0 21600 21600" draw:type="rectangle" draw:enhanced-path="M 0 0 L 21600 0 21600 21600 0 21600 0 0 Z N"/>
          </draw:custom-shape>
        </draw:g>
        <draw:g draw:name="Group 22" xml:id="id14" draw:id="id14">
          <draw:line draw:name="Line 23" draw:style-name="gr16" draw:text-style-name="P10" draw:layer="layout" svg:x1="21.588cm" svg:y1="11.217cm" svg:x2="19.687cm" svg:y2="10.759cm">
            <text:p/>
          </draw:line>
          <draw:line draw:name="Line 24" draw:style-name="gr17" draw:text-style-name="P10" draw:layer="layout" svg:x1="21.588cm" svg:y1="11.217cm" svg:x2="19.657cm" svg:y2="10.269cm">
            <text:p/>
          </draw:line>
          <draw:line draw:name="Line 25" draw:style-name="gr18" draw:text-style-name="P10" draw:layer="layout" svg:x1="21.588cm" svg:y1="11.217cm" svg:x2="19.683cm" svg:y2="11.217cm">
            <text:p/>
          </draw:line>
          <draw:line draw:name="Line 26" draw:style-name="gr19" draw:text-style-name="P10" draw:layer="layout" svg:x1="21.588cm" svg:y1="11.217cm" svg:x2="19.701cm" svg:y2="11.901cm">
            <text:p/>
          </draw:line>
          <draw:custom-shape draw:name="Text Box 27" draw:style-name="gr6" draw:text-style-name="P20" draw:layer="layout" svg:width="2.443cm" svg:height="1.613cm" svg:x="21.051cm" svg:y="10.454cm">
            <text:p text:style-name="P21"><text:span text:style-name="T18">Code</text:span></text:p>
            <text:p text:style-name="P21"><text:span text:style-name="T18">tangling</text:span></text:p>
            <draw:enhanced-geometry svg:viewBox="0 0 21600 21600" draw:type="mso-spt202" draw:enhanced-path="M 0 0 L 21600 0 21600 21600 0 21600 0 0 Z N"/>
          </draw:custom-shape>
          <draw:line draw:name="Line 28" draw:style-name="gr20" draw:text-style-name="P10" draw:layer="layout" svg:x1="21.589cm" svg:y1="11.217cm" svg:x2="19.727cm" svg:y2="12.378cm">
            <text:p/>
          </draw:line>
        </draw:g>
        <draw:g draw:name="Group 29" xml:id="id10" draw:id="id10">
          <draw:custom-shape draw:name="Rectangle 30" draw:style-name="gr21" draw:text-style-name="P9" draw:layer="layout" svg:width="3.81cm" svg:height="0.211cm" svg:x="10.062cm" svg:y="11.597cm">
            <text:p/>
            <draw:enhanced-geometry svg:viewBox="0 0 21600 21600" draw:type="rectangle" draw:enhanced-path="M 0 0 L 21600 0 21600 21600 0 21600 0 0 Z N"/>
          </draw:custom-shape>
          <draw:custom-shape draw:name="Rectangle 31" draw:style-name="gr21" draw:text-style-name="P9" draw:layer="layout" svg:width="3.81cm" svg:height="0.211cm" svg:x="15.887cm" svg:y="11.866cm">
            <text:p/>
            <draw:enhanced-geometry svg:viewBox="0 0 21600 21600" draw:type="rectangle" draw:enhanced-path="M 0 0 L 21600 0 21600 21600 0 21600 0 0 Z N"/>
          </draw:custom-shape>
          <draw:custom-shape draw:name="Rectangle 32" draw:style-name="gr21" draw:text-style-name="P9" draw:layer="layout" svg:width="3.81cm" svg:height="0.212cm" svg:x="4.237cm" svg:y="13.506cm">
            <text:p/>
            <draw:enhanced-geometry svg:viewBox="0 0 21600 21600" draw:type="rectangle" draw:enhanced-path="M 0 0 L 21600 0 21600 21600 0 21600 0 0 Z N"/>
          </draw:custom-shape>
          <draw:custom-shape draw:name="Rectangle 33" draw:style-name="gr21" draw:text-style-name="P9" draw:layer="layout" svg:width="3.81cm" svg:height="0.211cm" svg:x="10.058cm" svg:y="10.393cm">
            <text:p/>
            <draw:enhanced-geometry svg:viewBox="0 0 21600 21600" draw:type="rectangle" draw:enhanced-path="M 0 0 L 21600 0 21600 21600 0 21600 0 0 Z N"/>
          </draw:custom-shape>
          <draw:custom-shape draw:name="Rectangle 34" draw:style-name="gr21" draw:text-style-name="P9" draw:layer="layout" svg:width="3.81cm" svg:height="0.212cm" svg:x="4.259cm" svg:y="11.724cm">
            <text:p/>
            <draw:enhanced-geometry svg:viewBox="0 0 21600 21600" draw:type="rectangle" draw:enhanced-path="M 0 0 L 21600 0 21600 21600 0 21600 0 0 Z N"/>
          </draw:custom-shape>
          <draw:custom-shape draw:name="Rectangle 35" draw:style-name="gr21" draw:text-style-name="P9" draw:layer="layout" svg:width="3.81cm" svg:height="0.212cm" svg:x="10.044cm" svg:y="12.902cm">
            <text:p/>
            <draw:enhanced-geometry svg:viewBox="0 0 21600 21600" draw:type="rectangle" draw:enhanced-path="M 0 0 L 21600 0 21600 21600 0 21600 0 0 Z N"/>
          </draw:custom-shape>
        </draw:g>
        <draw:g draw:name="Group 36" xml:id="id4" draw:id="id4">
          <draw:custom-shape draw:name="Rectangle 37" draw:style-name="gr22" draw:text-style-name="P9" draw:layer="layout" svg:width="3.81cm" svg:height="0.211cm" svg:x="4.237cm" svg:y="10.975cm">
            <text:p/>
            <draw:enhanced-geometry svg:viewBox="0 0 21600 21600" draw:type="rectangle" draw:enhanced-path="M 0 0 L 21600 0 21600 21600 0 21600 0 0 Z N"/>
          </draw:custom-shape>
          <draw:custom-shape draw:name="Rectangle 38" draw:style-name="gr22" draw:text-style-name="P9" draw:layer="layout" svg:width="3.81cm" svg:height="0.211cm" svg:x="15.887cm" svg:y="11.125cm">
            <text:p/>
            <draw:enhanced-geometry svg:viewBox="0 0 21600 21600" draw:type="rectangle" draw:enhanced-path="M 0 0 L 21600 0 21600 21600 0 21600 0 0 Z N"/>
          </draw:custom-shape>
          <draw:custom-shape draw:name="Rectangle 39" draw:style-name="gr22" draw:text-style-name="P9" draw:layer="layout" svg:width="3.81cm" svg:height="0.212cm" svg:x="10.062cm" svg:y="9.89cm">
            <text:p/>
            <draw:enhanced-geometry svg:viewBox="0 0 21600 21600" draw:type="rectangle" draw:enhanced-path="M 0 0 L 21600 0 21600 21600 0 21600 0 0 Z N"/>
          </draw:custom-shape>
          <draw:custom-shape draw:name="Rectangle 40" draw:style-name="gr22" draw:text-style-name="P9" draw:layer="layout" svg:width="3.81cm" svg:height="0.212cm" svg:x="10.044cm" svg:y="13.66cm">
            <text:p/>
            <draw:enhanced-geometry svg:viewBox="0 0 21600 21600" draw:type="rectangle" draw:enhanced-path="M 0 0 L 21600 0 21600 21600 0 21600 0 0 Z N"/>
          </draw:custom-shape>
        </draw:g>
        <draw:custom-shape draw:name="Rectangle 56" draw:style-name="gr15" draw:text-style-name="P9" xml:id="id9" draw:id="id9" draw:layer="layout" svg:width="1.693cm" svg:height="0.212cm" svg:x="4.418cm" svg:y="6.737cm">
          <text:p/>
          <draw:enhanced-geometry svg:viewBox="0 0 21600 21600" draw:type="rectangle" draw:enhanced-path="M 0 0 L 21600 0 21600 21600 0 21600 0 0 Z N"/>
        </draw:custom-shape>
        <draw:custom-shape draw:name="Rectangle 57" draw:style-name="gr22" draw:text-style-name="P9" xml:id="id5" draw:id="id5" draw:layer="layout" svg:width="1.693cm" svg:height="0.211cm" svg:x="4.444cm" svg:y="5.926cm">
          <text:p/>
          <draw:enhanced-geometry svg:viewBox="0 0 21600 21600" draw:type="rectangle" draw:enhanced-path="M 0 0 L 21600 0 21600 21600 0 21600 0 0 Z N"/>
        </draw:custom-shape>
        <draw:custom-shape draw:name="Rectangle 58" draw:style-name="gr21" draw:text-style-name="P9" xml:id="id11" draw:id="id11" draw:layer="layout" svg:width="1.693cm" svg:height="0.212cm" svg:x="4.418cm" svg:y="7.707cm">
          <text:p/>
          <draw:enhanced-geometry svg:viewBox="0 0 21600 21600" draw:type="rectangle" draw:enhanced-path="M 0 0 L 21600 0 21600 21600 0 21600 0 0 Z N"/>
        </draw:custom-shape>
        <draw:custom-shape draw:name="Text Box 59" draw:style-name="gr23" draw:text-style-name="P17" xml:id="id8" draw:id="id8" draw:layer="layout" svg:width="4.083cm" svg:height="0.937cm" svg:x="6.148cm" svg:y="6.35cm">
          <text:p text:style-name="P11"><text:span text:style-name="T19">Transactions</text:span></text:p>
          <draw:enhanced-geometry svg:viewBox="0 0 21600 21600" draw:type="mso-spt202" draw:enhanced-path="M 0 0 L 21600 0 21600 21600 0 21600 0 0 Z N"/>
        </draw:custom-shape>
        <draw:custom-shape draw:name="Text Box 60" draw:style-name="gr23" draw:text-style-name="P17" xml:id="id6" draw:id="id6" draw:layer="layout" svg:width="2.826cm" svg:height="0.937cm" svg:x="6.144cm" svg:y="5.502cm">
          <text:p text:style-name="P11"><text:span text:style-name="T19">Security</text:span></text:p>
          <draw:enhanced-geometry svg:viewBox="0 0 21600 21600" draw:type="mso-spt202" draw:enhanced-path="M 0 0 L 21600 0 21600 21600 0 21600 0 0 Z N"/>
        </draw:custom-shape>
        <draw:custom-shape draw:name="Text Box 61" draw:style-name="gr23" draw:text-style-name="P17" xml:id="id12" draw:id="id12" draw:layer="layout" svg:width="2.725cm" svg:height="0.937cm" svg:x="6.144cm" svg:y="7.196cm">
          <text:p text:style-name="P11"><text:span text:style-name="T19">Logging</text:span></text:p>
          <draw:enhanced-geometry svg:viewBox="0 0 21600 21600" draw:type="mso-spt202" draw:enhanced-path="M 0 0 L 21600 0 21600 21600 0 21600 0 0 Z N"/>
        </draw:custom-shape>
        <draw:custom-shape draw:name="Text Box 62" draw:style-name="gr6" draw:text-style-name="P22" draw:layer="layout" svg:width="5.292cm" svg:height="0.853cm" svg:x="9.312cm" svg:y="14.816cm">
          <text:p text:style-name="P21"><text:span text:style-name="T17">CustomerService</text:span></text:p>
          <draw:enhanced-geometry svg:viewBox="0 0 21600 21600" draw:type="mso-spt202" draw:enhanced-path="M 0 0 L 21600 0 21600 21600 0 21600 0 0 Z N"/>
        </draw:custom-shape>
        <draw:custom-shape draw:name="Text Box 63" draw:style-name="gr6" draw:text-style-name="P22" draw:layer="layout" svg:width="5.715cm" svg:height="0.853cm" svg:x="15.027cm" svg:y="14.816cm">
          <text:p text:style-name="P21"><text:span text:style-name="T17">ReportingService</text:span></text:p>
          <draw:enhanced-geometry svg:viewBox="0 0 21600 21600" draw:type="mso-spt202" draw:enhanced-path="M 0 0 L 21600 0 21600 21600 0 21600 0 0 Z N"/>
        </draw:custom-shape>
        <draw:g draw:name="Group 8" xml:id="id13" draw:id="id13">
          <draw:line draw:name="Line 9" draw:style-name="gr24" draw:text-style-name="P10" draw:layer="layout" svg:x1="12.157cm" svg:y1="7.694cm" svg:x2="16.976cm" svg:y2="10.185cm">
            <text:p/>
          </draw:line>
          <draw:line draw:name="Line 11" draw:style-name="gr25" draw:text-style-name="P10" draw:layer="layout" svg:x1="12.148cm" svg:y1="7.698cm" svg:x2="7.778cm" svg:y2="9.969cm">
            <text:p/>
          </draw:line>
          <draw:custom-shape draw:name="Text Box 12" draw:style-name="gr6" draw:text-style-name="P20" draw:layer="layout" svg:width="2.8cm" svg:height="1.613cm" svg:x="10.781cm" svg:y="6.076cm">
            <text:p text:style-name="P21"><text:span text:style-name="T18">Code</text:span></text:p>
            <text:p text:style-name="P21"><text:span text:style-name="T18">scattering</text:span></text:p>
            <draw:enhanced-geometry svg:viewBox="0 0 21600 21600" draw:type="mso-spt202" draw:enhanced-path="M 0 0 L 21600 0 21600 21600 0 21600 0 0 Z N"/>
          </draw:custom-shape>
          <draw:line draw:name="Line 10" draw:style-name="gr26" draw:text-style-name="P10" draw:layer="layout" svg:x1="12.143cm" svg:y1="7.703cm" svg:x2="10.569cm" svg:y2="10.935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4"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5" smil:attributeName="visibility" smil:to="visible"/>
                </anim:par>
              </anim:par>
              <anim:par smil:begin="0.002s">
                <anim:par smil:begin="0s" smil:fill="hold" presentation:node-type="after-previous" presentation:preset-class="entrance" presentation:preset-id="ooo-entrance-appear">
                  <anim:set smil:begin="0s" smil:dur="0.000002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7"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8" smil:attributeName="visibility" smil:to="visible"/>
                </anim:par>
              </anim:par>
              <anim:par smil:begin="0.002s">
                <anim:par smil:begin="0s" smil:fill="hold" presentation:node-type="after-previous" presentation:preset-class="entrance" presentation:preset-id="ooo-entrance-appear">
                  <anim:set smil:begin="0s" smil:dur="0.000002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10" smil:attributeName="visibility" smil:to="visible"/>
                </anim:par>
              </anim:par>
              <anim:par smil:begin="0.001s">
                <anim:par smil:begin="0s" smil:fill="hold" presentation:node-type="after-previous" presentation:preset-class="entrance" presentation:preset-id="ooo-entrance-appear">
                  <anim:set smil:begin="0s" smil:dur="0.000002s" smil:fill="hold" smil:targetElement="id11" smil:attributeName="visibility" smil:to="visible"/>
                </anim:par>
              </anim:par>
              <anim:par smil:begin="0.002s">
                <anim:par smil:begin="0s" smil:fill="hold" presentation:node-type="after-previous" presentation:preset-class="entrance" presentation:preset-id="ooo-entrance-appear">
                  <anim:set smil:begin="0s" smil:dur="0.000002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4"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9" presentation:class="page"/>
          <draw:frame presentation:style-name="pr12" draw:text-style-name="P14" draw:layer="layout" svg:width="15.239cm" svg:height="11.429cm" svg:x="1.905cm" svg:y="12.065cm" presentation:class="notes">
            <draw:text-box>
              <text:p text:style-name="P13"><text:span text:style-name="T9">Concern</text:span></text:p>
              <text:p text:style-name="P15"><text:span text:style-name="T10">A requirement, design element, or implementation</text:span></text:p>
              <text:p text:style-name="P15"><text:span text:style-name="T10"/></text:p>
              <text:p text:style-name="P13"><text:span text:style-name="T9">Crosscutting concern</text:span></text:p>
              <text:p text:style-name="P15"><text:span text:style-name="T10">A concern that spans multiple modules</text:span></text:p>
              <text:p text:style-name="P15"><text:span text:style-name="T10">Impossible to modularize using traditional means</text:span></text:p>
              <text:p text:style-name="P13"><text:span text:style-name="T8"/></text:p>
            </draw:text-box>
          </draw:frame>
        </presentation:notes>
      </draw:page>
      <draw:page draw:name="Aspect Oriented Programming (AOP)" draw:style-name="dp1" draw:master-page-name="Default" presentation:presentation-page-layout-name="AL3T19">
        <office:forms form:automatic-focus="false" form:apply-design-mode="false"/>
        <draw:frame presentation:style-name="pr10" draw:layer="layout" svg:width="22.86cm" svg:height="3.181cm" svg:x="1.27cm" svg:y="0.759cm" presentation:class="title">
          <draw:text-box>
            <text:p>Aspect Oriented Programming (AOP)</text:p>
          </draw:text-box>
        </draw:frame>
        <draw:frame presentation:style-name="pr14" draw:layer="layout" svg:width="21.855cm" svg:height="4.577cm" svg:x="1.744cm" svg:y="4.656cm" presentation:class="outline" presentation:user-transformed="true">
          <draw:text-box>
            <text:list text:style-name="L5">
              <text:list-item>
                <text:p>Aspect-Oriented Programming (AOP) enables modularization of cross-cutting concerns</text:p>
                <text:list>
                  <text:list-item>
                    <text:p>To avoid tangling</text:p>
                  </text:list-item>
                  <text:list-item>
                    <text:p>To eliminate scattering</text:p>
                  </text:list-item>
                </text:list>
              </text:list-item>
            </text:list>
          </draw:text-box>
        </draw:fram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0" presentation:class="page"/>
          <draw:frame presentation:style-name="pr15" draw:text-style-name="P8" draw:layer="layout" svg:width="15.239cm" svg:height="11.429cm" svg:x="1.905cm" svg:y="12.065cm" presentation:class="notes" presentation:placeholder="true">
            <draw:text-box/>
          </draw:frame>
        </presentation:notes>
      </draw:page>
      <draw:page draw:name="How AOP Work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How AOP Works</text:p>
          </draw:text-box>
        </draw:frame>
        <draw:frame presentation:style-name="pr16" draw:layer="layout" svg:width="22.86cm" svg:height="7.157cm" svg:x="1.27cm" svg:y="4.445cm" presentation:class="outline" presentation:user-transformed="true">
          <draw:text-box>
            <text:list text:style-name="L5">
              <text:list-item>
                <text:p>Implement your mainline application logic</text:p>
                <text:list>
                  <text:list-item>
                    <text:p>Focusing on the core problem</text:p>
                  </text:list-item>
                </text:list>
              </text:list-item>
              <text:list-item>
                <text:p>Write aspects to implement your cross-cutting concerns</text:p>
                <text:list>
                  <text:list-item>
                    <text:p>Spring provides many aspects out-of-the-box</text:p>
                  </text:list-item>
                </text:list>
              </text:list-item>
              <text:list-item>
                <text:p>Weave the aspects into your application</text:p>
                <text:list>
                  <text:list-item>
                    <text:p>Adding the cross-cutting behaviours to the right places</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1" presentation:class="page"/>
          <draw:frame presentation:style-name="pr12" draw:text-style-name="P14" draw:layer="layout" svg:width="15.239cm" svg:height="11.429cm" svg:x="1.905cm" svg:y="12.065cm" presentation:class="notes">
            <draw:text-box>
              <text:p text:style-name="P13"><text:span text:style-name="T20">Now we implement the 1-1 principle.</text:span></text:p>
              <text:p text:style-name="P13"><text:span text:style-name="T20"/></text:p>
              <text:p text:style-name="P13"><text:span text:style-name="T21">The 1:1 Principle</text:span></text:p>
              <text:p text:style-name="P13"><text:span text:style-name="T22">Express each concern once and only once</text:span></text:p>
              <text:p text:style-name="P13"><text:span text:style-name="T20"/></text:p>
              <text:p text:style-name="P13"><text:span text:style-name="T20">The opposite of this would be 1:n, for example, when dealing with security there may be a single (1) concern for doing a role-based security check before every method, but the number of times that concern is implemented is ‘n’ where </text:span></text:p>
            </draw:text-box>
          </draw:frame>
        </presentation:notes>
      </draw:page>
      <draw:page draw:name="System Evolution: AOP based"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System Evolution: AOP based</text:p>
          </draw:text-box>
        </draw:frame>
        <draw:g draw:name="Group 3" xml:id="id16" draw:id="id16">
          <draw:custom-shape draw:name="Rectangle 4" draw:style-name="gr15" draw:text-style-name="P9" draw:layer="layout" svg:width="2.032cm" svg:height="3.047cm" svg:x="10.857cm" svg:y="11.852cm">
            <text:p/>
            <draw:enhanced-geometry svg:viewBox="0 0 21600 21600" draw:type="rectangle" draw:enhanced-path="M 0 0 L 21600 0 21600 21600 0 21600 0 0 Z N"/>
          </draw:custom-shape>
          <draw:custom-shape draw:name="Text Box 5" draw:style-name="gr6" draw:text-style-name="P20" draw:layer="layout" svg:width="4.273cm" svg:height="1.445cm" svg:x="9.736cm" svg:y="14.956cm">
            <text:p text:style-name="P21"><text:span text:style-name="T23">Transaction</text:span></text:p>
            <text:p text:style-name="P21"><text:span text:style-name="T23">Aspect</text:span></text:p>
            <draw:enhanced-geometry svg:viewBox="0 0 21600 21600" draw:type="mso-spt202" draw:enhanced-path="M 0 0 L 21600 0 21600 21600 0 21600 0 0 Z N"/>
          </draw:custom-shape>
        </draw:g>
        <draw:g draw:name="Group 6" xml:id="id15" draw:id="id15">
          <draw:custom-shape draw:name="Rectangle 7" draw:style-name="gr22" draw:text-style-name="P9" draw:layer="layout" svg:width="2.033cm" svg:height="3.047cm" svg:x="5.718cm" svg:y="11.852cm">
            <text:p/>
            <draw:enhanced-geometry svg:viewBox="0 0 21600 21600" draw:type="rectangle" draw:enhanced-path="M 0 0 L 21600 0 21600 21600 0 21600 0 0 Z N"/>
          </draw:custom-shape>
          <draw:custom-shape draw:name="Text Box 8" draw:style-name="gr6" draw:text-style-name="P20" draw:layer="layout" svg:width="4.162cm" svg:height="1.445cm" svg:x="4.656cm" svg:y="14.956cm">
            <text:p text:style-name="P21"><text:span text:style-name="T23">Security</text:span></text:p>
            <text:p text:style-name="P21"><text:span text:style-name="T23">Aspect</text:span></text:p>
            <draw:enhanced-geometry svg:viewBox="0 0 21600 21600" draw:type="mso-spt202" draw:enhanced-path="M 0 0 L 21600 0 21600 21600 0 21600 0 0 Z N"/>
          </draw:custom-shape>
        </draw:g>
        <draw:custom-shape draw:name="Rectangle 9" draw:style-name="gr14" draw:text-style-name="P9" draw:layer="layout" svg:width="3.81cm" svg:height="5.587cm" svg:x="4.237cm" svg:y="4.528cm">
          <text:p/>
          <draw:enhanced-geometry svg:viewBox="0 0 21600 21600" draw:type="rectangle" draw:enhanced-path="M 0 0 L 21600 0 21600 21600 0 21600 0 0 Z N"/>
        </draw:custom-shape>
        <draw:custom-shape draw:name="Rectangle 10" draw:style-name="gr14" draw:text-style-name="P9" draw:layer="layout" svg:width="3.81cm" svg:height="5.587cm" svg:x="10.062cm" svg:y="4.528cm">
          <text:p/>
          <draw:enhanced-geometry svg:viewBox="0 0 21600 21600" draw:type="rectangle" draw:enhanced-path="M 0 0 L 21600 0 21600 21600 0 21600 0 0 Z N"/>
        </draw:custom-shape>
        <draw:custom-shape draw:name="Rectangle 11" draw:style-name="gr14" draw:text-style-name="P9" draw:layer="layout" svg:width="3.81cm" svg:height="5.587cm" svg:x="15.887cm" svg:y="4.528cm">
          <text:p/>
          <draw:enhanced-geometry svg:viewBox="0 0 21600 21600" draw:type="rectangle" draw:enhanced-path="M 0 0 L 21600 0 21600 21600 0 21600 0 0 Z N"/>
        </draw:custom-shape>
        <draw:custom-shape draw:name="Text Box 12" draw:style-name="gr27" draw:text-style-name="P9" draw:layer="layout" svg:width="2.117cm" svg:height="1.102cm" svg:x="5.013cm" svg:y="10.133cm">
          <text:p/>
          <draw:enhanced-geometry svg:viewBox="0 0 21600 21600" draw:type="mso-spt202" draw:enhanced-path="M 0 0 L 21600 0 21600 21600 0 21600 0 0 Z N"/>
        </draw:custom-shape>
        <draw:g draw:name="Group 19" xml:id="id17" draw:id="id17">
          <draw:custom-shape draw:name="Rectangle 20" draw:style-name="gr28" draw:text-style-name="P9" draw:layer="layout" svg:width="2.033cm" svg:height="3.047cm" svg:x="16.089cm" svg:y="11.967cm">
            <text:p/>
            <draw:enhanced-geometry svg:viewBox="0 0 21600 21600" draw:type="rectangle" draw:enhanced-path="M 0 0 L 21600 0 21600 21600 0 21600 0 0 Z N"/>
          </draw:custom-shape>
          <draw:custom-shape draw:name="Text Box 21" draw:style-name="gr6" draw:text-style-name="P20" draw:layer="layout" svg:width="4.162cm" svg:height="1.445cm" svg:x="15.027cm" svg:y="15.071cm">
            <text:p text:style-name="P21"><text:span text:style-name="T23">Logging</text:span></text:p>
            <text:p text:style-name="P21"><text:span text:style-name="T23">Aspect</text:span></text:p>
            <draw:enhanced-geometry svg:viewBox="0 0 21600 21600" draw:type="mso-spt202" draw:enhanced-path="M 0 0 L 21600 0 21600 21600 0 21600 0 0 Z N"/>
          </draw:custom-shape>
        </draw:g>
        <draw:custom-shape draw:name="Text Box 22" draw:style-name="gr6" draw:text-style-name="P22" draw:layer="layout" svg:width="5.08cm" svg:height="0.853cm" svg:x="3.597cm" svg:y="10.16cm">
          <text:p text:style-name="P21"><text:span text:style-name="T17">BankService</text:span></text:p>
          <draw:enhanced-geometry svg:viewBox="0 0 21600 21600" draw:type="mso-spt202" draw:enhanced-path="M 0 0 L 21600 0 21600 21600 0 21600 0 0 Z N"/>
        </draw:custom-shape>
        <draw:custom-shape draw:name="Text Box 23" draw:style-name="gr6" draw:text-style-name="P22" draw:layer="layout" svg:width="5.292cm" svg:height="0.853cm" svg:x="9.312cm" svg:y="10.16cm">
          <text:p text:style-name="P21"><text:span text:style-name="T17">CustomerService</text:span></text:p>
          <draw:enhanced-geometry svg:viewBox="0 0 21600 21600" draw:type="mso-spt202" draw:enhanced-path="M 0 0 L 21600 0 21600 21600 0 21600 0 0 Z N"/>
        </draw:custom-shape>
        <draw:custom-shape draw:name="Text Box 24" draw:style-name="gr6" draw:text-style-name="P22" draw:layer="layout" svg:width="5.715cm" svg:height="0.853cm" svg:x="15.027cm" svg:y="10.16cm">
          <text:p text:style-name="P21"><text:span text:style-name="T17">ReportingService</text:span></text:p>
          <draw:enhanced-geometry svg:viewBox="0 0 21600 21600" draw:type="mso-spt202" draw:enhanced-path="M 0 0 L 21600 0 21600 21600 0 21600 0 0 Z N"/>
        </draw:custom-shape>
        <draw:g draw:name="Group 25" xml:id="id18" draw:id="id18">
          <draw:custom-shape draw:name="Rectangle 26" draw:style-name="gr15" draw:text-style-name="P9" draw:layer="layout" svg:width="3.81cm" svg:height="0.211cm" svg:x="4.232cm" svg:y="5.352cm">
            <text:p/>
            <draw:enhanced-geometry svg:viewBox="0 0 21600 21600" draw:type="rectangle" draw:enhanced-path="M 0 0 L 21600 0 21600 21600 0 21600 0 0 Z N"/>
          </draw:custom-shape>
          <draw:custom-shape draw:name="Rectangle 27" draw:style-name="gr15" draw:text-style-name="P9" draw:layer="layout" svg:width="3.81cm" svg:height="0.212cm" svg:x="15.882cm" svg:y="5.55cm">
            <text:p/>
            <draw:enhanced-geometry svg:viewBox="0 0 21600 21600" draw:type="rectangle" draw:enhanced-path="M 0 0 L 21600 0 21600 21600 0 21600 0 0 Z N"/>
          </draw:custom-shape>
          <draw:custom-shape draw:name="Rectangle 28" draw:style-name="gr15" draw:text-style-name="P9" draw:layer="layout" svg:width="3.81cm" svg:height="0.211cm" svg:x="10.057cm" svg:y="6.287cm">
            <text:p/>
            <draw:enhanced-geometry svg:viewBox="0 0 21600 21600" draw:type="rectangle" draw:enhanced-path="M 0 0 L 21600 0 21600 21600 0 21600 0 0 Z N"/>
          </draw:custom-shape>
          <draw:custom-shape draw:name="Rectangle 29" draw:style-name="gr15" draw:text-style-name="P9" draw:layer="layout" svg:width="3.81cm" svg:height="0.212cm" svg:x="4.232cm" svg:y="8.068cm">
            <text:p/>
            <draw:enhanced-geometry svg:viewBox="0 0 21600 21600" draw:type="rectangle" draw:enhanced-path="M 0 0 L 21600 0 21600 21600 0 21600 0 0 Z N"/>
          </draw:custom-shape>
          <draw:custom-shape draw:name="Rectangle 30" draw:style-name="gr15" draw:text-style-name="P9" draw:layer="layout" svg:width="3.81cm" svg:height="0.211cm" svg:x="10.057cm" svg:y="7.407cm">
            <text:p/>
            <draw:enhanced-geometry svg:viewBox="0 0 21600 21600" draw:type="rectangle" draw:enhanced-path="M 0 0 L 21600 0 21600 21600 0 21600 0 0 Z N"/>
          </draw:custom-shape>
          <draw:custom-shape draw:name="Rectangle 31" draw:style-name="gr15" draw:text-style-name="P9" draw:layer="layout" svg:width="3.81cm" svg:height="0.212cm" svg:x="15.878cm" svg:y="7.477cm">
            <text:p/>
            <draw:enhanced-geometry svg:viewBox="0 0 21600 21600" draw:type="rectangle" draw:enhanced-path="M 0 0 L 21600 0 21600 21600 0 21600 0 0 Z N"/>
          </draw:custom-shape>
        </draw:g>
        <draw:g draw:name="Group 32" xml:id="id20" draw:id="id20">
          <draw:custom-shape draw:name="Rectangle 33" draw:style-name="gr21" draw:text-style-name="P9" draw:layer="layout" svg:width="3.81cm" svg:height="0.211cm" svg:x="10.057cm" svg:y="6.997cm">
            <text:p/>
            <draw:enhanced-geometry svg:viewBox="0 0 21600 21600" draw:type="rectangle" draw:enhanced-path="M 0 0 L 21600 0 21600 21600 0 21600 0 0 Z N"/>
          </draw:custom-shape>
          <draw:custom-shape draw:name="Rectangle 34" draw:style-name="gr21" draw:text-style-name="P9" draw:layer="layout" svg:width="3.81cm" svg:height="0.211cm" svg:x="15.882cm" svg:y="7.266cm">
            <text:p/>
            <draw:enhanced-geometry svg:viewBox="0 0 21600 21600" draw:type="rectangle" draw:enhanced-path="M 0 0 L 21600 0 21600 21600 0 21600 0 0 Z N"/>
          </draw:custom-shape>
          <draw:custom-shape draw:name="Rectangle 35" draw:style-name="gr21" draw:text-style-name="P9" draw:layer="layout" svg:width="3.81cm" svg:height="0.212cm" svg:x="4.232cm" svg:y="8.906cm">
            <text:p/>
            <draw:enhanced-geometry svg:viewBox="0 0 21600 21600" draw:type="rectangle" draw:enhanced-path="M 0 0 L 21600 0 21600 21600 0 21600 0 0 Z N"/>
          </draw:custom-shape>
          <draw:custom-shape draw:name="Rectangle 36" draw:style-name="gr21" draw:text-style-name="P9" draw:layer="layout" svg:width="3.81cm" svg:height="0.211cm" svg:x="10.053cm" svg:y="5.793cm">
            <text:p/>
            <draw:enhanced-geometry svg:viewBox="0 0 21600 21600" draw:type="rectangle" draw:enhanced-path="M 0 0 L 21600 0 21600 21600 0 21600 0 0 Z N"/>
          </draw:custom-shape>
          <draw:custom-shape draw:name="Rectangle 37" draw:style-name="gr21" draw:text-style-name="P9" draw:layer="layout" svg:width="3.81cm" svg:height="0.212cm" svg:x="4.254cm" svg:y="7.124cm">
            <text:p/>
            <draw:enhanced-geometry svg:viewBox="0 0 21600 21600" draw:type="rectangle" draw:enhanced-path="M 0 0 L 21600 0 21600 21600 0 21600 0 0 Z N"/>
          </draw:custom-shape>
          <draw:custom-shape draw:name="Rectangle 38" draw:style-name="gr21" draw:text-style-name="P9" draw:layer="layout" svg:width="3.81cm" svg:height="0.212cm" svg:x="10.039cm" svg:y="8.302cm">
            <text:p/>
            <draw:enhanced-geometry svg:viewBox="0 0 21600 21600" draw:type="rectangle" draw:enhanced-path="M 0 0 L 21600 0 21600 21600 0 21600 0 0 Z N"/>
          </draw:custom-shape>
        </draw:g>
        <draw:g draw:name="Group 39" xml:id="id19" draw:id="id19">
          <draw:custom-shape draw:name="Rectangle 40" draw:style-name="gr22" draw:text-style-name="P9" draw:layer="layout" svg:width="3.81cm" svg:height="0.211cm" svg:x="4.232cm" svg:y="6.376cm">
            <text:p/>
            <draw:enhanced-geometry svg:viewBox="0 0 21600 21600" draw:type="rectangle" draw:enhanced-path="M 0 0 L 21600 0 21600 21600 0 21600 0 0 Z N"/>
          </draw:custom-shape>
          <draw:custom-shape draw:name="Rectangle 41" draw:style-name="gr22" draw:text-style-name="P9" draw:layer="layout" svg:width="3.81cm" svg:height="0.211cm" svg:x="15.882cm" svg:y="6.526cm">
            <text:p/>
            <draw:enhanced-geometry svg:viewBox="0 0 21600 21600" draw:type="rectangle" draw:enhanced-path="M 0 0 L 21600 0 21600 21600 0 21600 0 0 Z N"/>
          </draw:custom-shape>
          <draw:custom-shape draw:name="Rectangle 42" draw:style-name="gr22" draw:text-style-name="P9" draw:layer="layout" svg:width="3.81cm" svg:height="0.212cm" svg:x="10.057cm" svg:y="5.291cm">
            <text:p/>
            <draw:enhanced-geometry svg:viewBox="0 0 21600 21600" draw:type="rectangle" draw:enhanced-path="M 0 0 L 21600 0 21600 21600 0 21600 0 0 Z N"/>
          </draw:custom-shape>
          <draw:custom-shape draw:name="Rectangle 43" draw:style-name="gr22" draw:text-style-name="P9" draw:layer="layout" svg:width="3.81cm" svg:height="0.212cm" svg:x="10.039cm" svg:y="9.061cm">
            <text:p/>
            <draw:enhanced-geometry svg:viewBox="0 0 21600 21600" draw:type="rectangle" draw:enhanced-path="M 0 0 L 21600 0 21600 21600 0 21600 0 0 Z N"/>
          </draw:custom-shape>
        </draw:g>
        <draw:g draw:name="Group 58" xml:id="id21" draw:id="id21">
          <draw:line draw:name="Line 44" draw:style-name="gr29" draw:text-style-name="P10" draw:layer="layout" svg:x1="6.771cm" svg:y1="11.851cm" svg:x2="6.56cm" svg:y2="6.56cm">
            <text:p/>
          </draw:line>
          <draw:line draw:name="Line 45" draw:style-name="gr30" draw:text-style-name="P10" draw:layer="layout" svg:x1="7.196cm" svg:y1="11.852cm" svg:x2="11.217cm" svg:y2="9.312cm">
            <text:p/>
          </draw:line>
          <draw:line draw:name="Line 46" draw:style-name="gr31" draw:text-style-name="P10" draw:layer="layout" svg:x1="6.984cm" svg:y1="11.852cm" svg:x2="11.006cm" svg:y2="5.502cm">
            <text:p/>
          </draw:line>
          <draw:line draw:name="Line 48" draw:style-name="gr32" draw:text-style-name="P10" draw:layer="layout" svg:x1="7.196cm" svg:y1="11.852cm" svg:x2="17.567cm" svg:y2="6.772cm">
            <text:p/>
          </draw:line>
          <draw:line draw:name="Line 49" draw:style-name="gr33" draw:text-style-name="P10" draw:layer="layout" svg:x1="11.852cm" svg:y1="11.851cm" svg:x2="17.567cm" svg:y2="7.618cm">
            <text:p/>
          </draw:line>
          <draw:line draw:name="Line 50" draw:style-name="gr34" draw:text-style-name="P10" draw:layer="layout" svg:x1="11.852cm" svg:y1="11.852cm" svg:x2="17.567cm" svg:y2="5.714cm">
            <text:p/>
          </draw:line>
          <draw:line draw:name="Line 51" draw:style-name="gr35" draw:text-style-name="P10" draw:layer="layout" svg:x1="11.852cm" svg:y1="11.851cm" svg:x2="11.852cm" svg:y2="7.618cm">
            <text:p/>
          </draw:line>
          <draw:line draw:name="Line 52" draw:style-name="gr36" draw:text-style-name="P10" draw:layer="layout" svg:x1="11.852cm" svg:y1="11.851cm" svg:x2="12.911cm" svg:y2="6.56cm">
            <text:p/>
          </draw:line>
          <draw:line draw:name="Line 53" draw:style-name="gr37" draw:text-style-name="P10" draw:layer="layout" svg:x1="11.852cm" svg:y1="11.852cm" svg:x2="7.196cm" svg:y2="8.254cm">
            <text:p/>
          </draw:line>
          <draw:line draw:name="Line 54" draw:style-name="gr38" draw:text-style-name="P10" draw:layer="layout" svg:x1="11.852cm" svg:y1="11.64cm" svg:x2="7.196cm" svg:y2="5.501cm">
            <text:p/>
          </draw:line>
          <draw:line draw:name="Line 55" draw:style-name="gr39" draw:text-style-name="P10" draw:layer="layout" svg:x1="17.144cm" svg:y1="11.851cm" svg:x2="17.991cm" svg:y2="7.406cm">
            <text:p/>
          </draw:line>
          <draw:line draw:name="Line 56" draw:style-name="gr40" draw:text-style-name="P10" draw:layer="layout" svg:x1="17.144cm" svg:y1="11.852cm" svg:x2="13.122cm" svg:y2="8.466cm">
            <text:p/>
          </draw:line>
          <draw:line draw:name="Line 57" draw:style-name="gr41" draw:text-style-name="P10" draw:layer="layout" svg:x1="17.143cm" svg:y1="11.851cm" svg:x2="7.618cm" svg:y2="9.1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499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499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2" presentation:class="page"/>
          <draw:frame presentation:style-name="pr12" draw:text-style-name="P14" draw:layer="layout" svg:width="15.239cm" svg:height="11.429cm" svg:x="1.905cm" svg:y="12.065cm" presentation:class="notes">
            <draw:text-box>
              <text:p text:style-name="P13"><text:span text:style-name="T8">Need to show weaving here</text:span></text:p>
              <text:p text:style-name="P13"><text:span text:style-name="T8"/></text:p>
              <text:p text:style-name="P13"><text:span text:style-name="T8">Ultimately the code is all over the place – wherever it needs to run.</text:span></text:p>
              <text:list text:style-name="L8">
                <text:list-item>
                  <text:p text:style-name="P13"><text:span text:style-name="T8">But doing it manually is </text:span><text:span text:style-name="T16">tangling</text:span><text:span text:style-name="T8"> and that is bad.</text:span></text:p>
                </text:list-item>
                <text:list-item>
                  <text:p text:style-name="P13"><text:span text:style-name="T8">Getting the system to do it for you is </text:span><text:span text:style-name="T16">weaving</text:span><text:span text:style-name="T8"> and that is good!</text:span></text:p>
                </text:list-item>
                <text:list-item>
                  <text:p text:style-name="P13"><text:span text:style-name="T8">So </text:span><text:span text:style-name="T16">tangling</text:span><text:span text:style-name="T8"> is bad, but </text:span><text:span text:style-name="T16">weaving</text:span><text:span text:style-name="T8"> is good!</text:span></text:p>
                </text:list-item>
              </text:list>
              <text:p text:style-name="P13"><text:span text:style-name="T8">Why? Because weaving is </text:span><text:span text:style-name="T16">automated</text:span><text:span text:style-name="T8">. <text:s/>Every time an aspect is changed the new code is rewoven the next time the application runs.</text:span></text:p>
            </draw:text-box>
          </draw:frame>
        </presentation:notes>
      </draw:page>
      <draw:page draw:name="Leading AOP Technologie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Leading AOP Technologies</text:p>
          </draw:text-box>
        </draw:frame>
        <draw:frame presentation:style-name="pr17" draw:layer="layout" svg:width="22.86cm" svg:height="12.572cm" svg:x="1.27cm" svg:y="4.445cm" presentation:class="outline">
          <draw:text-box>
            <text:list text:style-name="L5">
              <text:list-item>
                <text:p>AspectJ</text:p>
                <text:list>
                  <text:list-item>
                    <text:p>Original AOP technology (first version in 1995) </text:p>
                  </text:list-item>
                  <text:list-item>
                    <text:p>A full-blown Aspect Oriented Programming language</text:p>
                    <text:list>
                      <text:list-item>
                        <text:p>Uses byte code modification for aspect weaving</text:p>
                      </text:list-item>
                    </text:list>
                  </text:list-item>
                </text:list>
              </text:list-item>
              <text:list-item>
                <text:p>Spring AOP</text:p>
                <text:list>
                  <text:list-item>
                    <text:p>Java-based AOP framework with AspectJ integration</text:p>
                    <text:list>
                      <text:list-item>
                        <text:p>Uses dynamic proxies for aspect weaving</text:p>
                      </text:list-item>
                    </text:list>
                  </text:list-item>
                  <text:list-item>
                    <text:p>Focuses on using AOP to solve enterprise problems</text:p>
                  </text:list-item>
                  <text:list-item>
                    <text:p>The focus of this session</text:p>
                  </text:list-item>
                </text:list>
              </text:list-item>
            </text:list>
          </draw:text-box>
        </draw:frame>
        <draw:g>
          <draw:custom-shape draw:style-name="gr42" draw:text-style-name="P23" draw:layer="layout" svg:width="23.14cm" svg:height="1.766cm" svg:x="1.067cm" svg:y="15.3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3" draw:layer="layout" svg:width="1.184cm" svg:height="1.071cm" svg:x="1.663cm" svg:y="15.68cm">
            <draw:image xlink:href="Pictures/100002010000002000000020B0D185F4.png" xlink:type="simple" xlink:show="embed" xlink:actuate="onLoad">
              <text:p/>
            </draw:image>
          </draw:frame>
          <draw:frame draw:style-name="gr44" draw:text-style-name="P25" draw:layer="layout" svg:width="24.006cm" svg:height="2.367cm" svg:x="1.086cm" svg:y="15.405cm">
            <draw:text-box>
              <text:p text:style-name="P24"><text:span text:style-name="T24">See: <text:s/></text:span><text:span text:style-name="T24"><text:a xlink:href="http://docs.spring.io/spring/docs/current/spring-framework-reference/htmlsingle/#aop">Spring Framework Reference – Aspect Oriented Programming</text:a></text:span></text:p>
              <text:p text:style-name="P24"><text:span text:style-name="T25">http://docs.spring.io/spring/docs/current/spring-framework-reference/htmlsingle/#aop</text:span></text:p>
            </draw:text-box>
          </draw:frame>
        </draw:g>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3" presentation:class="page"/>
          <draw:frame presentation:style-name="pr12" draw:text-style-name="P14" draw:layer="layout" svg:width="15.239cm" svg:height="11.429cm" svg:x="1.905cm" svg:y="12.065cm" presentation:class="notes">
            <draw:text-box>
              <text:p text:style-name="P13"><text:span text:style-name="T20">AspectJ came out of Xerox PARC, but like everything else there, awesome technology, no ability to productize.</text:span></text:p>
              <text:p text:style-name="P13"><text:span text:style-name="T20">Fortunately IBM loved it, acquired it, and created what we know now as the AspectJ product/project.</text:span></text:p>
              <text:p text:style-name="P13"><text:span text:style-name="T20">Aspect J is more powerful than Spring AOP but requires a separate development environment (it has an extended Java syntax, needs its own compiler and debugger). <text:s/>STS does have this installed.</text:span></text:p>
              <text:p text:style-name="P13"><text:span text:style-name="T20">Spring AOP allows you to stick with your familiar Java environment – you only have to learn pointcut expression syntax. <text:s/>But it is not as capable.</text:span></text:p>
              <text:p text:style-name="P13"><text:span text:style-name="T20">The usual 80/20 rule. <text:s/>Spring AOP covers the typical 80% of needs.</text:span></text:p>
            </draw:text-box>
          </draw:frame>
        </presentation:notes>
      </draw:page>
      <draw:page draw:name="page14"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layer="layout" svg:width="22.86cm" svg:height="8.639cm" svg:x="1.27cm" svg:y="4.445cm" presentation:class="outline" presentation:user-transformed="true">
          <draw:text-box>
            <text:list text:style-name="L5">
              <text:list-item>
                <text:p>What Problem Does AOP Solve?</text:p>
              </text:list-item>
              <text:list-item>
                <text:p><text:span text:style-name="T4">Core AOP Concepts</text:span></text:p>
              </text:list-item>
              <text:list-item>
                <text:p>Quick Start</text:p>
              </text:list-item>
              <text:list-item>
                <text:p>Defining Pointcuts</text:p>
              </text:list-item>
              <text:list-item>
                <text:p>Implementing Advice</text:p>
              </text:list-item>
              <text:list-item>
                <text:p>Lab</text:p>
              </text:list-item>
              <text:list-item>
                <text:p>Advanced Topics</text:p>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4" presentation:class="page"/>
          <draw:frame presentation:style-name="pr12" draw:text-style-name="P27" draw:layer="layout" svg:width="15.239cm" svg:height="11.429cm" svg:x="1.905cm" svg:y="12.065cm" presentation:class="notes">
            <draw:text-box>
              <text:p text:style-name="P26"><text:span text:style-name="T26"/></text:p>
              <text:p text:style-name="P26"><text:span text:style-name="T27"/></text:p>
            </draw:text-box>
          </draw:frame>
        </presentation:notes>
      </draw:page>
      <draw:page draw:name="Core AOP Concepts" draw:style-name="dp1" draw:master-page-name="Default" presentation:presentation-page-layout-name="AL2T1">
        <office:forms form:automatic-focus="false" form:apply-design-mode="false"/>
        <draw:frame presentation:style-name="pr18" draw:layer="layout" svg:width="22.86cm" svg:height="2.286cm" svg:x="1.27cm" svg:y="0.762cm" presentation:class="title" presentation:user-transformed="true">
          <draw:text-box>
            <text:p>Core AOP Concepts</text:p>
          </draw:text-box>
        </draw:frame>
        <draw:frame presentation:style-name="pr19" draw:layer="layout" svg:width="22.86cm" svg:height="12.826cm" svg:x="1.27cm" svg:y="3.645cm" presentation:class="outline" presentation:user-transformed="true">
          <draw:text-box>
            <text:list text:style-name="L5">
              <text:list-item>
                <text:p>Join Point</text:p>
                <text:list>
                  <text:list-item>
                    <text:p>A point in the execution of a program such as a method call or exception thrown</text:p>
                  </text:list-item>
                </text:list>
              </text:list-item>
              <text:list-item>
                <text:p>Pointcut</text:p>
                <text:list>
                  <text:list-item>
                    <text:p>An expression that selects one or more Join Points</text:p>
                  </text:list-item>
                </text:list>
              </text:list-item>
              <text:list-item>
                <text:p>Advice</text:p>
                <text:list>
                  <text:list-item>
                    <text:p>Code to be executed at each selected Join Point</text:p>
                  </text:list-item>
                </text:list>
              </text:list-item>
              <text:list-item>
                <text:p>Aspect</text:p>
                <text:list>
                  <text:list-item>
                    <text:p>A module that encapsulates pointcuts and advice</text:p>
                  </text:list-item>
                </text:list>
              </text:list-item>
              <text:list-item>
                <text:p>Weaving</text:p>
                <text:list>
                  <text:list-item>
                    <text:p><text:span text:style-name="T28">Technique by which aspects are combined with main code</text:span></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5" presentation:class="page"/>
          <draw:frame presentation:style-name="pr12" draw:text-style-name="P14" draw:layer="layout" svg:width="15.239cm" svg:height="11.429cm" svg:x="1.905cm" svg:y="12.065cm" presentation:class="notes">
            <draw:text-box>
              <text:p text:style-name="P13"><text:span text:style-name="T20">“</text:span><text:span text:style-name="T20">Join point” is a menu of places where you could apply functionality.</text:span></text:p>
              <text:p text:style-name="P13"><text:span text:style-name="T20">A “pointcut” is a selection from the menu.</text:span></text:p>
              <text:p text:style-name="P13"><text:span text:style-name="T20"/></text:p>
              <text:p text:style-name="P13"><text:span text:style-name="T20">The term </text:span><text:span text:style-name="T22">advice</text:span><text:span text:style-name="T20"> goes back to the term </text:span><text:span text:style-name="T22">advising</text:span><text:span text:style-name="T20"> as introduced by Warren Teitelman in his PhD thesis in 1966. Here is a quote from Chapter 3 of his thesis:</text:span></text:p>
              <text:p text:style-name="P28"><text:span text:style-name="T29">Advising is the basic innovation in the model, and in the PILOT system. Advising consists of inserting new procedures at any or all of the entry or exit points to a particular procedure (or class of procedures). The procedures inserted are called "advice procedures" or simply "advice".</text:span></text:p>
              <text:p text:style-name="P13"><text:span text:style-name="T20">For Java, we have methods instead of procedures.</text:span></text:p>
              <text:p text:style-name="P13"><text:span text:style-name="T20">The combination of an advice and where to use it (pointcut expression) is an </text:span><text:span text:style-name="T22">aspect</text:span><text:span text:style-name="T20">.</text:span></text:p>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layer="layout" svg:width="22.86cm" svg:height="8.639cm" svg:x="1.27cm" svg:y="4.445cm" presentation:class="outline" presentation:user-transformed="true">
          <draw:text-box>
            <text:list text:style-name="L5">
              <text:list-item>
                <text:p>What Problem Does AOP Solve?</text:p>
              </text:list-item>
              <text:list-item>
                <text:p>Core AOP Concepts</text:p>
              </text:list-item>
              <text:list-item>
                <text:p><text:span text:style-name="T4">Quick Start</text:span></text:p>
              </text:list-item>
              <text:list-item>
                <text:p>Defining Pointcuts</text:p>
              </text:list-item>
              <text:list-item>
                <text:p>Implementing Advice</text:p>
              </text:list-item>
              <text:list-item>
                <text:p>Lab</text:p>
              </text:list-item>
              <text:list-item>
                <text:p>Advanced Topics</text:p>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6" presentation:class="page"/>
          <draw:frame presentation:style-name="pr20" draw:text-style-name="P29" draw:layer="layout" svg:width="15.239cm" svg:height="11.429cm" svg:x="1.905cm" svg:y="12.065cm" presentation:class="notes" presentation:placeholder="true">
            <draw:text-box/>
          </draw:frame>
        </presentation:notes>
      </draw:page>
      <draw:page draw:name="AOP Quick Start" draw:style-name="dp1" draw:master-page-name="Default" presentation:presentation-page-layout-name="AL2T1">
        <office:forms form:automatic-focus="false" form:apply-design-mode="false"/>
        <draw:frame presentation:style-name="pr10" draw:layer="layout" svg:width="22.86cm" svg:height="3.181cm" svg:x="1.27cm" svg:y="0.759cm" presentation:class="title">
          <draw:text-box>
            <text:p>AOP Quick Start</text:p>
          </draw:text-box>
        </draw:frame>
        <draw:frame presentation:style-name="pr21" draw:text-style-name="P32" draw:layer="layout" svg:width="22.86cm" svg:height="12.572cm" svg:x="1.27cm" svg:y="4.445cm" presentation:class="outline">
          <draw:text-box>
            <text:list text:style-name="L5">
              <text:list-item>
                <text:p text:style-name="P30">Consider this basic requirement</text:p>
              </text:list-item>
            </text:list>
            <text:p text:style-name="P31"/>
            <text:p text:style-name="P31"/>
            <text:p text:style-name="P31"/>
            <text:list text:continue-numbering="true" text:style-name="L5">
              <text:list-item>
                <text:p xml:id="id22" text:id="id22" text:style-name="P30">How can you use AOP to meet it?</text:p>
              </text:list-item>
            </text:list>
            <text:p text:style-name="P31"/>
          </draw:text-box>
        </draw:frame>
        <draw:custom-shape draw:name="Text Box 1028" draw:style-name="gr45" draw:text-style-name="P34" draw:layer="layout" svg:width="22.072cm" svg:height="1.277cm" svg:x="1.664cm" svg:y="6.284cm">
          <text:p text:style-name="P33"><text:span text:style-name="T30">Log a message every time a property is about to change</text:span></text:p>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2" anim:sub-item="text"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7" presentation:class="page"/>
          <draw:frame presentation:style-name="pr12" draw:text-style-name="P14" draw:layer="layout" svg:width="15.239cm" svg:height="11.429cm" svg:x="1.905cm" svg:y="12.065cm" presentation:class="notes">
            <draw:text-box>
              <text:p text:style-name="P13"><text:span text:style-name="T8">How can we do this with AOP, using the concepts we just discussed?</text:span></text:p>
              <text:p text:style-name="P13"><text:span text:style-name="T8"/></text:p>
            </draw:text-box>
          </draw:frame>
        </presentation:notes>
      </draw:page>
      <draw:page draw:name="page18" draw:style-name="dp1" draw:master-page-name="Default" presentation:presentation-page-layout-name="AL3T19">
        <office:forms form:automatic-focus="false" form:apply-design-mode="false"/>
        <draw:frame presentation:style-name="pr22" draw:text-style-name="P35" draw:layer="layout" svg:width="22.86cm" svg:height="3.175cm" svg:x="1.27cm" svg:y="0.762cm" presentation:class="title">
          <draw:text-box>
            <text:p text:style-name="P19">An Application Object Whose Properties Could Change</text:p>
          </draw:text-box>
        </draw:frame>
        <draw:rect draw:style-name="gr46" draw:text-style-name="P36" draw:layer="layout" svg:width="22.466cm" svg:height="13.141cm" draw:transform="skewX (-0.0041887902047856) translate (1.429cm 4.128cm)">
          <text:p><text:span text:style-name="T31">public class</text:span><text:span text:style-name="T32"> SimpleCache </text:span><text:span text:style-name="T31">implements</text:span><text:span text:style-name="T32"> Cache</text:span></text:p>
          <text:p><text:span text:style-name="T32">{</text:span></text:p>
          <text:p><text:span text:style-name="T33"><text:s text:c="3"/></text:span><text:span text:style-name="T31">private</text:span><text:span text:style-name="T32"> int </text:span><text:span text:style-name="T34">cacheSize</text:span><text:span text:style-name="T32">;</text:span></text:p>
          <text:p><text:span text:style-name="T31"><text:s text:c="3"/></text:span><text:span text:style-name="T31">private</text:span><text:span text:style-name="T32"> DataSource </text:span><text:span text:style-name="T34">dataSource</text:span><text:span text:style-name="T32">;</text:span></text:p>
          <text:p><text:span text:style-name="T32"><text:s text:c="3"/></text:span><text:span text:style-name="T35">private</text:span><text:span text:style-name="T36"> String </text:span><text:span text:style-name="T37">name</text:span><text:span text:style-name="T38">;</text:span></text:p>
          <text:p><text:span text:style-name="T32"/></text:p>
          <text:p><text:span text:style-name="T31"><text:s text:c="3"/></text:span><text:span text:style-name="T31">public </text:span><text:span text:style-name="T32">SimpleCache(String beanName) { </text:span><text:span text:style-name="T34">name</text:span><text:span text:style-name="T32"> = beanName; }</text:span></text:p>
          <text:p><text:span text:style-name="T32"/></text:p>
          <text:p><text:span text:style-name="T31"><text:s text:c="3"/></text:span><text:span text:style-name="T31">public void</text:span><text:span text:style-name="T32"> setCacheSize(int size) { </text:span><text:span text:style-name="T34">cacheSize</text:span><text:span text:style-name="T32"> = size; }</text:span></text:p>
          <text:p><text:span text:style-name="T32"/></text:p>
          <text:p><text:span text:style-name="T32"><text:s text:c="2"/></text:span><text:span text:style-name="T31"><text:s/></text:span><text:span text:style-name="T31">public void</text:span><text:span text:style-name="T32"> setDataSource(DataSource ds) { </text:span><text:span text:style-name="T34">dataSource</text:span><text:span text:style-name="T32"> = ds; }</text:span></text:p>
          <text:p><text:span text:style-name="T32"/></text:p>
          <text:p><text:span text:style-name="T31"><text:s text:c="3"/></text:span><text:span text:style-name="T32"><text:s/>…</text:span></text:p>
          <text:p><text:span text:style-name="T32"/></text:p>
          <text:p><text:span text:style-name="T32"><text:s text:c="3"/></text:span><text:span text:style-name="T31">public</text:span><text:span text:style-name="T32"> String toString() { </text:span><text:span text:style-name="T35">return</text:span><text:span text:style-name="T36"> </text:span><text:span text:style-name="T37">name</text:span><text:span text:style-name="T38">;</text:span><text:span text:style-name="T32"> } </text:span><text:span text:style-name="T39"><text:s text:c="2"/></text:span><text:span text:style-name="T40"><text:s text:c="4"/></text:span><text:span text:style-name="T41">// For convenience later</text:span></text:p>
          <text:p><text:span text:style-name="T32">}</text:span></text:p>
        </draw:rect>
        <draw:rect draw:style-name="gr47" draw:text-style-name="P37" draw:layer="layout" svg:width="22.466cm" svg:height="13.066cm" svg:x="1.429cm" svg:y="4.155cm">
          <text:p><text:span text:style-name="T42"><text:s text:c="72"/></text:span></text:p>
          <text:p><text:span text:style-name="T42"/></text:p>
          <text:p><text:span text:style-name="T42"/></text:p>
          <text:p><text:span text:style-name="T42"/></text:p>
          <text:p><text:span text:style-name="T43"><text:s text:c="3"/></text:span></text:p>
          <text:p><text:span text:style-name="T42"/></text:p>
          <text:p><text:span text:style-name="T42"/></text:p>
          <text:p><text:span text:style-name="T42"/></text:p>
          <text:p><text:span text:style-name="T42"/></text:p>
          <text:p><text:span text:style-name="T42"><text:s text:c="2"/></text:span><text:span text:style-name="T44"><text:s/></text:span></text:p>
        </draw:rect>
        <draw:rect draw:style-name="gr48" draw:text-style-name="P38" draw:layer="layout" svg:width="10.833cm" svg:height="2.61cm" svg:x="13.767cm" svg:y="5.626cm">
          <text:p><text:span text:style-name="T31">public interface</text:span><text:span text:style-name="T32"> Cache {</text:span></text:p>
          <text:p><text:span text:style-name="T31"><text:s text:c="3"/></text:span><text:span text:style-name="T31">public void</text:span><text:span text:style-name="T32"> setCacheSize(int size);</text:span></text:p>
          <text:p><text:span text:style-name="T32">}</text:span></text:p>
        </draw:rect>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18" presentation:class="page"/>
          <draw:frame presentation:style-name="pr15" draw:text-style-name="P8" draw:layer="layout" svg:width="15.239cm" svg:height="11.429cm" svg:x="1.905cm" svg:y="12.065cm" presentation:class="notes">
            <draw:text-box>
              <text:p text:style-name="P19"><text:span text:style-name="T8">This is a simple object that has properties. <text:s/>A common point of confusion is that properties are the private fields. <text:s/>Properties are defined by the getter and setter methods, not the private fields.</text:span></text:p>
              <text:p text:style-name="P19"><text:span text:style-name="T8"/></text:p>
              <text:p text:style-name="P19"><text:span text:style-name="T8">If anyone asks about </text:span><text:span text:style-name="T16">setDataSource()</text:span><text:span text:style-name="T8">, which is not on the interface, hold discussion until you show how it works. <text:s/>Then ask the class if it will be proxied?</text:span></text:p>
            </draw:text-box>
          </draw:frame>
        </presentation:notes>
      </draw:page>
      <draw:page draw:name="page19"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Implement the Aspect</text:p>
          </draw:text-box>
        </draw:frame>
        <draw:frame presentation:style-name="pr23" draw:text-style-name="P40" draw:layer="layout" svg:width="21.59cm" svg:height="8.984cm" svg:x="2.116cm" svg:y="5.292cm" presentation:class="outline" presentation:user-transformed="true">
          <draw:text-box>
            <text:p text:style-name="P39"><text:span text:style-name="T45"/></text:p>
            <text:p><text:span text:style-name="T45">@Component</text:span></text:p>
            <text:p text:style-name="P39"><text:span text:style-name="T44">public class</text:span><text:span text:style-name="T42"> PropertyChangeTracker {</text:span></text:p>
            <text:p text:style-name="P39"><text:span text:style-name="T44"><text:s text:c="4"/></text:span><text:span text:style-name="T44">private</text:span><text:span text:style-name="T42"> Logger logger = Logger.getLogger(getClass());</text:span></text:p>
            <text:p text:style-name="P39"><text:span text:style-name="T42"/></text:p>
            <text:p text:style-name="P39"><text:span text:style-name="T42"><text:s text:c="4"/></text:span></text:p>
            <text:p text:style-name="P39"><text:span text:style-name="T44"><text:s text:c="4"/></text:span><text:span text:style-name="T44">public void</text:span><text:span text:style-name="T42"> </text:span><text:span text:style-name="T13">trackChange()</text:span><text:span text:style-name="T42"> {</text:span></text:p>
            <text:p text:style-name="P39"><text:span text:style-name="T42"><text:s text:c="8"/></text:span><text:span text:style-name="T42">logger.info(</text:span><text:span text:style-name="T46">“Property about to change…”</text:span><text:span text:style-name="T42">); <text:s/></text:span></text:p>
            <text:p text:style-name="P39"><text:span text:style-name="T42"><text:s text:c="4"/></text:span><text:span text:style-name="T42">}</text:span></text:p>
            <text:p text:style-name="P39"><text:span text:style-name="T42">}</text:span></text:p>
          </draw:text-box>
        </draw:frame>
        <draw:frame draw:style-name="gr49" draw:text-style-name="P37" xml:id="id24" draw:id="id24" draw:layer="layout" svg:width="12.108cm" svg:height="1.098cm" svg:x="2.797cm" svg:y="9.515cm">
          <draw:text-box>
            <text:p><text:span text:style-name="T47">@Before</text:span><text:span text:style-name="T48">(</text:span><text:span text:style-name="T49">“execution(void set*(*))”</text:span><text:span text:style-name="T50">)</text:span></text:p>
          </draw:text-box>
        </draw:frame>
        <draw:frame draw:style-name="gr50" draw:layer="layout" svg:width="3.376cm" svg:height="1.945cm" svg:x="2.116cm" svg:y="5.251cm">
          <draw:text-box>
            <text:p xml:id="id23" text:id="id23"><text:span text:style-name="T47">@Aspec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3">
          <office:forms form:automatic-focus="false" form:apply-design-mode="false"/>
          <draw:page-thumbnail draw:style-name="gr1" draw:layer="layout" svg:width="13cm" svg:height="9.75cm" svg:x="3.025cm" svg:y="1.93cm" draw:page-number="19" presentation:class="page"/>
          <draw:frame presentation:style-name="pr24" draw:text-style-name="P41" draw:layer="layout" svg:width="15.239cm" svg:height="12.261cm" svg:x="1.905cm" svg:y="12.065cm" presentation:class="notes" presentation:user-transformed="true">
            <draw:text-box>
              <text:p><text:span text:style-name="T51">At this point, syntax is the least important. Focus on how the players come together.</text:span></text:p>
              <text:p><text:span text:style-name="T51"/></text:p>
              <text:p><text:span text:style-name="T51">How to present this slide:</text:span></text:p>
              <text:p><text:span text:style-name="T51"/></text:p>
              <text:p><text:span text:style-name="T52">To implement our property change tracking requirement as an aspect using Spring AOP, we just create a class, and here that class is aptly named ‘PropertyChangeTracker’, because tracking property changes is the one and only thing that this class is going to do.</text:span></text:p>
              <text:p><text:span text:style-name="T52">We tell Spring that this class is to be used as an aspect by adding the @Aspect annotation &lt;first animation click&gt;</text:span></text:p>
              <text:p><text:span text:style-name="T52">Then we tell Spring when and where we want our property change tracking code to be run by adding the @Before annotation &lt;second click&gt;</text:span></text:p>
              <text:p><text:span text:style-name="T52">The argument to the @Before annotation is a pointcut expression, and all together, this reads as follows:</text:span></text:p>
              <text:p><text:span text:style-name="T52">‘</text:span><text:span text:style-name="T52">before the execution of any method that returns void, begins with “set” and takes a single argument, execute the trackChange() method’</text:span></text:p>
              <text:p><text:span text:style-name="T51"/></text:p>
              <text:p><text:span text:style-name="T51">Take questions and make sure this slide is reasonably clear before moving on. </text:span></text:p>
            </draw:text-box>
          </draw:frame>
        </presentation:notes>
      </draw:page>
      <draw:page draw:name="page20" draw:style-name="dp1" draw:master-page-name="Default" presentation:presentation-page-layout-name="AL3T19">
        <office:forms form:automatic-focus="false" form:apply-design-mode="false"/>
        <draw:custom-shape draw:name="Rectangle 1029" draw:style-name="gr51" draw:text-style-name="P44" draw:layer="layout" svg:width="19.09cm" svg:height="4.926cm" svg:x="3.648cm" svg:y="11.492cm">
          <text:p text:style-name="P42"><text:span text:style-name="T53">&lt;beans&gt;</text:span></text:p>
          <text:p text:style-name="P42"><text:span text:style-name="T54"><text:s text:c="4"/></text:span><text:span text:style-name="T54">&lt;aop:aspectj-autoproxy /&gt;</text:span></text:p>
          <text:p text:style-name="P43"><text:span text:style-name="T53"><text:s text:c="2"/></text:span></text:p>
          <text:p text:style-name="P43"><text:span text:style-name="T53"><text:s text:c="4"/></text:span><text:span text:style-name="T53">&lt;context:component-scan </text:span><text:span text:style-name="T55"><text:s/></text:span><text:span text:style-name="T56">base-package</text:span><text:span text:style-name="T55">=</text:span><text:span text:style-name="T57">“com.example” </text:span><text:span text:style-name="T53">/&gt;</text:span></text:p>
          <text:p text:style-name="P43"><text:span text:style-name="T53">&lt;/beans&gt;</text:span></text:p>
          <draw:enhanced-geometry svg:viewBox="0 0 21600 21600" draw:type="rectangle" draw:enhanced-path="M 0 0 L 21600 0 21600 21600 0 21600 0 0 Z N"/>
        </draw:custom-shape>
        <draw:custom-shape draw:style-name="gr52" draw:text-style-name="P46" draw:layer="layout" svg:width="16.643cm" svg:height="5.395cm" svg:x="7.795cm" svg:y="4.149cm">
          <text:p text:style-name="P45"><text:span text:style-name="T58"><text:s/></text:span><text:span text:style-name="T58">@Configuration</text:span></text:p>
          <text:p text:style-name="P45"><text:span text:style-name="T59"><text:s/></text:span><text:span text:style-name="T59">@EnableAspectJAutoProxy</text:span></text:p>
          <text:p><text:span text:style-name="T59"><text:s/></text:span><text:span text:style-name="T59">@ComponentScan(basePackages=</text:span><text:span text:style-name="T60">“com.example”</text:span><text:span text:style-name="T59">)</text:span></text:p>
          <text:p text:style-name="P45"><text:span text:style-name="T61"><text:s/></text:span><text:span text:style-name="T61">public</text:span><text:span text:style-name="T62"> </text:span><text:span text:style-name="T61">class</text:span><text:span text:style-name="T62"> AspectConfig {</text:span></text:p>
          <text:p text:style-name="P45"><text:span text:style-name="T63"><text:s text:c="3"/></text:span><text:span text:style-name="T63">...</text:span></text:p>
          <text:p text:style-name="P45"><text:span text:style-name="T64"><text:s/></text:span><text:span text:style-name="T64">}</text:span></text:p>
          <draw:enhanced-geometry svg:viewBox="0 0 21600 21600" draw:mirror-horizontal="false" draw:mirror-vertical="false" draw:type="rectangle" draw:enhanced-path="M 0 0 L 21600 0 21600 21600 0 21600 0 0 Z N"/>
        </draw:custom-shape>
        <draw:frame presentation:style-name="pr5" draw:layer="layout" svg:width="22.86cm" svg:height="3.175cm" svg:x="1.27cm" svg:y="0.762cm" presentation:class="title">
          <draw:text-box>
            <text:p>Configure Aspect as a Bean</text:p>
          </draw:text-box>
        </draw:frame>
        <draw:custom-shape draw:name="Text Box 1033" draw:style-name="gr23" draw:text-style-name="P48" draw:layer="layout" svg:width="1.755cm" svg:height="1.108cm" svg:x="12.33cm" svg:y="9.906cm">
          <text:p text:style-name="P47"><text:span text:style-name="T65">OR</text:span><text:span text:style-name="T66"> </text:span></text:p>
          <draw:enhanced-geometry svg:viewBox="0 0 21600 21600" draw:type="mso-spt202" draw:enhanced-path="M 0 0 L 21600 0 21600 21600 0 21600 0 0 Z N"/>
        </draw:custom-shape>
        <draw:line draw:style-name="gr53" draw:layer="layout" svg:x1="4.472cm" svg:y1="9.498cm" svg:x2="8.028cm" svg:y2="12.8cm">
          <text:p/>
        </draw:line>
        <draw:frame presentation:style-name="pr25" draw:text-style-name="P50" draw:layer="layout" svg:width="5.383cm" svg:height="1.108cm" svg:x="18.696cm" svg:y="3.602cm">
          <draw:text-box>
            <text:p text:style-name="P49"><text:span text:style-name="T67">Using Java</text:span></text:p>
          </draw:text-box>
        </draw:frame>
        <draw:frame presentation:style-name="pr26" draw:text-style-name="P50" draw:layer="layout" svg:width="4.884cm" svg:height="1.108cm" svg:x="17.495cm" svg:y="10.984cm">
          <draw:text-box>
            <text:p text:style-name="P49"><text:span text:style-name="T67">Using XML</text:span></text:p>
          </draw:text-box>
        </draw:frame>
        <draw:line draw:style-name="gr53" draw:layer="layout" svg:x1="4.471cm" svg:y1="7.212cm" svg:x2="8.128cm" svg:y2="5.842cm">
          <text:p/>
        </draw:line>
        <draw:custom-shape draw:name="Text Box 1031" draw:style-name="gr54" draw:text-style-name="P51" draw:layer="layout" svg:width="5.76cm" svg:height="2.547cm" svg:x="0.841cm" svg:y="6.887cm">
          <text:p text:style-name="P47"><text:span text:style-name="T68">Configures Spring </text:span></text:p>
          <text:p text:style-name="P47"><text:span text:style-name="T68">to apply @Aspect</text:span></text:p>
          <text:p text:style-name="P47"><text:span text:style-name="T68">to your beans</text:span></text:p>
          <draw:enhanced-geometry svg:viewBox="0 0 21600 21600" draw:type="mso-spt202" draw:enhanced-path="M 0 0 L 21600 0 21600 21600 0 21600 0 0 Z N"/>
        </draw:custom-shap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0" presentation:class="page"/>
          <draw:frame presentation:style-name="pr27" draw:layer="layout" svg:width="15.239cm" svg:height="11.563cm" svg:x="1.905cm" svg:y="12.065cm" presentation:class="notes" presentation:user-transformed="true">
            <draw:text-box>
              <text:p>By default both <text:span text:style-name="T6">@EnableAspectJAutoProxy</text:span> and <text:span text:style-name="T6">&lt;aop:aspectj-autoproxy&gt;</text:span> automatically use any bean annotated with <text:span text:style-name="T6">@Aspect</text:span> to generate proxies.</text:p>
              <text:p/>
              <text:p>Please note that the only remaining reference to XML and AOP in the certification exam is <text:span text:style-name="T6">&lt;aop:aspectj-autoproxy/&gt;</text:span> so students need to have seen it. <text:s/>They <text:span text:style-name="T6">do not</text:span> need to know how to write pointcuts in XML.</text:p>
              <text:p/>
              <text:p><text:span text:style-name="T6">&lt;aop:aspectj-autoproxy&gt;</text:span> has an optional <text:span text:style-name="T6">&lt;aop:include&gt;</text:span> sub-element that can reference a bean id. <text:s/>This allows you to explicitly list which beans to use as aspects. <text:s/>(note that @EnableAspectJAutoProxy does not offer this).</text:p>
              <text:p>Two advantages:</text:p>
              <text:p>1. Performance – it is a bit quicker as Spring doesn't have to check every bean for @Aspect.</text:p>
              <text:p>2. Allows aspects to be selectively enabled (or disabled by removing its <text:span text:style-name="T6">&lt;aop:include&gt; </text:span><text:span text:style-name="T69">element. <text:s/>Very useful during debugging. </text:span></text:p>
              <text:p>Notice that many applications will only use &lt;aop:aspectj-autoproxy/&gt; without explicitly including the aspects. This has a slight performance impact on startup, but after that it doesn't matter.</text:p>
              <text:p>Explicitly including or excluding aspects if most useful during development (for debugging as mentioned).</text:p>
            </draw:text-box>
          </draw:frame>
        </presentation:notes>
      </draw:page>
      <draw:page draw:name="Include the Aspect Configuration" draw:style-name="dp1" draw:master-page-name="Default" presentation:presentation-page-layout-name="AL3T19">
        <office:forms form:automatic-focus="false" form:apply-design-mode="false"/>
        <draw:frame presentation:style-name="pr10" draw:layer="layout" svg:width="22.86cm" svg:height="3.181cm" svg:x="1.27cm" svg:y="0.759cm" presentation:class="title">
          <draw:text-box>
            <text:p>Include the Aspect Configuration</text:p>
          </draw:text-box>
        </draw:frame>
        <draw:custom-shape draw:name="Rectangle 1028" draw:style-name="gr55" draw:text-style-name="P53" draw:layer="layout" svg:width="19.482cm" svg:height="10.08cm" svg:x="2.87cm" svg:y="5.098cm">
          <text:p text:style-name="P52"><text:span text:style-name="T53">@Configuration</text:span></text:p>
          <text:p text:style-name="P52"><text:span text:style-name="T70">@Import(</text:span><text:span text:style-name="T71">AspectConfig</text:span><text:span text:style-name="T70">.</text:span><text:span text:style-name="T72">class</text:span><text:span text:style-name="T70">)</text:span></text:p>
          <text:p text:style-name="P52"><text:span text:style-name="T73">public</text:span><text:span text:style-name="T74"> </text:span><text:span text:style-name="T73">class</text:span><text:span text:style-name="T74"> MainConfig {</text:span></text:p>
          <text:p text:style-name="P52"><text:span text:style-name="T75"><text:s text:c="4"/></text:span></text:p>
          <text:p text:style-name="P52"><text:span text:style-name="T76"><text:s text:c="4"/></text:span><text:span text:style-name="T76">@Bean</text:span></text:p>
          <text:p text:style-name="P52"><text:span text:style-name="T73"><text:s text:c="4"/></text:span><text:span text:style-name="T73">public</text:span><text:span text:style-name="T74"> Cache cacheA() { </text:span><text:span text:style-name="T77">return new</text:span><text:span text:style-name="T74"> SimpleCache(</text:span><text:span text:style-name="T78">“cacheA”</text:span><text:span text:style-name="T74">); }</text:span></text:p>
          <text:p text:style-name="P52"><text:span text:style-name="T75"><text:s text:c="4"/></text:span></text:p>
          <text:p text:style-name="P52"><text:span text:style-name="T76"><text:s text:c="4"/></text:span><text:span text:style-name="T76">@Bean</text:span></text:p>
          <text:p text:style-name="P52"><text:span text:style-name="T73"><text:s text:c="4"/></text:span><text:span text:style-name="T73">public</text:span><text:span text:style-name="T74"> Cache cacheB() { </text:span><text:span text:style-name="T77">return new</text:span><text:span text:style-name="T74"> SimpleCache(</text:span><text:span text:style-name="T78">“cacheB”</text:span><text:span text:style-name="T74">); }</text:span></text:p>
          <text:p text:style-name="P52"><text:span text:style-name="T75"><text:s text:c="4"/></text:span></text:p>
          <text:p text:style-name="P52"><text:span text:style-name="T76"><text:s text:c="4"/></text:span><text:span text:style-name="T76">@Bean</text:span></text:p>
          <text:p text:style-name="P52"><text:span text:style-name="T73"><text:s text:c="4"/></text:span><text:span text:style-name="T73">public</text:span><text:span text:style-name="T74"> Cache cacheC() { </text:span><text:span text:style-name="T77">return new</text:span><text:span text:style-name="T74"> SimpleCache(</text:span><text:span text:style-name="T78">“cacheC”</text:span><text:span text:style-name="T74">); }</text:span></text:p>
          <text:p text:style-name="P52"><text:span text:style-name="T53">}</text:span></text:p>
          <draw:enhanced-geometry svg:viewBox="0 0 21600 21600" draw:type="rectangle" draw:enhanced-path="M 0 0 L 21600 0 21600 21600 0 21600 0 0 Z N"/>
        </draw:custom-shape>
        <draw:line draw:style-name="gr56" draw:layer="layout" svg:x1="15.486cm" svg:y1="5.78cm" svg:x2="11.676cm" svg:y2="6.288cm">
          <text:p/>
        </draw:line>
        <draw:custom-shape draw:name="Text Box 1031" draw:style-name="gr57" draw:text-style-name="P54" draw:layer="layout" svg:width="4.596cm" svg:height="1.785cm" svg:x="14.754cm" svg:y="4.764cm">
          <text:p text:style-name="P47"><text:span text:style-name="T68">Include aspect</text:span></text:p>
          <text:p text:style-name="P47"><text:span text:style-name="T68">configuration</text:span></text:p>
          <draw:enhanced-geometry svg:viewBox="0 0 21600 21600" draw:type="mso-spt202" draw:enhanced-path="M 0 0 L 21600 0 21600 21600 0 21600 0 0 Z N"/>
        </draw:custom-shap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1" presentation:class="page"/>
          <draw:frame presentation:style-name="pr9" draw:text-style-name="P8" draw:layer="layout" svg:width="15.239cm" svg:height="11.429cm" svg:x="1.905cm" svg:y="12.065cm" presentation:class="notes">
            <draw:text-box>
              <text:p text:style-name="P19"><text:span text:style-name="T79">Notice how we are giving each cache a name so we can identify it later.</text:span></text:p>
            </draw:text-box>
          </draw:frame>
        </presentation:notes>
      </draw:page>
      <draw:page draw:name="Test the Application"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Test the Application</text:p>
          </draw:text-box>
        </draw:frame>
        <draw:custom-shape draw:name="Rectangle 1028" draw:style-name="gr55" draw:text-style-name="P56" draw:layer="layout" svg:width="22.649cm" svg:height="5.291cm" svg:x="1.692cm" svg:y="8.849cm">
          <text:p text:style-name="P55"><text:span text:style-name="T80"/></text:p>
          <text:p text:style-name="P55"><text:span text:style-name="T80"><text:s text:c="2"/></text:span><text:span text:style-name="T80">@Autowired @Qualifier</text:span><text:span text:style-name="T13">(</text:span><text:span text:style-name="T14">”cacheA”</text:span><text:span text:style-name="T13">);</text:span></text:p>
          <text:p text:style-name="P55"><text:span text:style-name="T44"><text:s text:c="2"/></text:span><text:span text:style-name="T44">private</text:span><text:span text:style-name="T42"> </text:span><text:span text:style-name="T13">Cache cache;</text:span></text:p>
          <text:p text:style-name="P55"><text:span text:style-name="T13"><text:s text:c="2"/>…</text:span></text:p>
          <text:p text:style-name="P55"><text:span text:style-name="T13"><text:s text:c="2"/></text:span><text:span text:style-name="T13">cache.setCacheSize(2500);</text:span></text:p>
          <draw:enhanced-geometry svg:viewBox="0 0 21600 21600" draw:type="rectangle" draw:enhanced-path="M 0 0 L 21600 0 21600 21600 0 21600 0 0 Z N"/>
        </draw:custom-shape>
        <draw:custom-shape draw:name="Rectangle 1029" draw:style-name="gr58" draw:text-style-name="P56" xml:id="id25" draw:id="id25" draw:layer="layout" svg:width="17.992cm" svg:height="1.447cm" svg:x="4.656cm" svg:y="14.047cm">
          <text:p text:style-name="P55"><text:span text:style-name="T81">INFO: Property about to change…</text:span></text:p>
          <draw:enhanced-geometry svg:viewBox="0 0 21600 21600" draw:type="rectangle" draw:enhanced-path="M 0 0 L 21600 0 21600 21600 0 21600 0 0 Z N"/>
        </draw:custom-shape>
        <draw:custom-shape draw:name="Rectangle 1028" draw:style-name="gr51" draw:text-style-name="P56" draw:layer="layout" svg:width="22.649cm" svg:height="1.255cm" svg:x="1.692cm" svg:y="5.349cm">
          <text:p text:style-name="P55"><text:span text:style-name="T13">ApplicationContext context = SpringApplication.run(MainConfig.</text:span><text:span text:style-name="T82">class</text:span><text:span text:style-name="T13">);</text:span></text:p>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2" presentation:class="page"/>
          <draw:frame presentation:style-name="pr9" draw:text-style-name="P8" draw:layer="layout" svg:width="15.239cm" svg:height="11.429cm" svg:x="1.905cm" svg:y="12.065cm" presentation:class="notes" presentation:placeholder="true">
            <draw:text-box/>
          </draw:frame>
        </presentation:notes>
      </draw:page>
      <draw:page draw:name="How Aspects are Applied" draw:style-name="dp1" draw:master-page-name="Default" presentation:presentation-page-layout-name="AL3T19">
        <office:forms form:automatic-focus="false" form:apply-design-mode="false"/>
        <draw:custom-shape draw:style-name="gr59" draw:text-style-name="P57" draw:layer="layout" svg:width="5.788cm" svg:height="2.267cm" svg:x="16.537cm" svg:y="3.819cm">
          <text:p text:style-name="P49"><text:span text:style-name="T83">&lt;&lt;interface&gt;&gt;</text:span></text:p>
          <text:p text:style-name="P49"><text:span text:style-name="T84">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59" xml:id="id28" draw:id="id28" draw:layer="layout" svg:width="15.112cm" svg:height="3.774cm" svg:x="7.866cm" svg:y="7.987cm">
          <text:p text:style-name="P58"><text:span text:style-name="T85"/></text:p>
          <text:p text:style-name="P49"><text:span text:style-name="T50"/></text:p>
          <text:p text:style-name="P49"><text:span text:style-name="T50"/></text:p>
          <text:p text:style-name="P49"><text:span text:style-name="T50"/></text:p>
          <text:p text:style-name="P49"><text:span text:style-name="T5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2.86cm" svg:height="3.175cm" svg:x="1.27cm" svg:y="0.762cm" presentation:class="title">
          <draw:text-box>
            <text:p>How Aspects are Applied</text:p>
          </draw:text-box>
        </draw:frame>
        <draw:polyline draw:name="Line 8" draw:style-name="gr61" draw:text-style-name="P10" xml:id="id26" draw:id="id26" draw:layer="layout" svg:width="0cm" svg:height="2.967cm" svg:x="19.48cm" svg:y="6.115cm" svg:viewBox="0 0 1 2968" draw:points="0,2968 1,0">
          <text:p/>
        </draw:polyline>
        <draw:polyline draw:name="Line 10" draw:style-name="gr61" draw:text-style-name="P10" xml:id="id38" draw:id="id38" draw:layer="layout" svg:width="3.89cm" svg:height="1.782cm" svg:x="15.115cm" svg:y="6.162cm" svg:viewBox="0 0 3891 1783" draw:points="0,1783 3891,0">
          <text:p/>
        </draw:polyline>
        <draw:custom-shape draw:name="Text Box 14" draw:style-name="gr23" draw:text-style-name="P60" xml:id="id27" draw:id="id27" draw:layer="layout" svg:width="4.359cm" svg:height="0.937cm" svg:x="12.329cm" svg:y="3.63cm">
          <text:p text:style-name="P11"><text:span text:style-name="T86">setCacheSize()</text:span></text:p>
          <draw:enhanced-geometry svg:viewBox="0 0 21600 21600" draw:type="mso-spt202" draw:enhanced-path="M 0 0 L 21600 0 21600 21600 0 21600 0 0 Z N"/>
        </draw:custom-shape>
        <draw:polyline draw:name="Line 20" draw:style-name="gr62" draw:text-style-name="P10" xml:id="id49" draw:id="id49" draw:layer="layout" svg:width="2.045cm" svg:height="0cm" svg:x="14.926cm" svg:y="9.927cm" svg:viewBox="0 0 2046 0" draw:points="0,0 2046,0">
          <text:p/>
        </draw:polyline>
        <draw:polyline draw:name="Line 21" draw:style-name="gr63" draw:text-style-name="P10" xml:id="id51" draw:id="id51" draw:layer="layout" svg:width="2.045cm" svg:height="0cm" svg:x="14.926cm" svg:y="10.462cm" svg:viewBox="0 0 2046 0" draw:points="2046,0 0,0">
          <text:p/>
        </draw:polyline>
        <draw:polyline draw:name="Line 29" draw:style-name="gr64" draw:text-style-name="P61" xml:id="id32" draw:id="id32" draw:layer="layout" svg:width="3.843cm" svg:height="2.147cm" svg:x="4.582cm" svg:y="11.57cm" svg:viewBox="0 0 3844 2148" draw:points="0,2148 3844,0">
          <text:p/>
        </draw:polyline>
        <draw:polyline draw:name="Line 32" draw:style-name="gr64" draw:text-style-name="P61" xml:id="id37" draw:id="id37" draw:layer="layout" svg:width="2.204cm" svg:height="1.113cm" svg:x="14.951cm" svg:y="5.878cm" svg:viewBox="0 0 2205 1114" draw:points="0,0 2205,1114">
          <text:p/>
        </draw:polyline>
        <draw:custom-shape draw:name="Text Box 33" draw:style-name="gr65" draw:text-style-name="P62" xml:id="id39" draw:id="id39" draw:layer="layout" svg:width="7.241cm" svg:height="1.785cm" svg:x="7.78cm" svg:y="4.911cm">
          <text:p text:style-name="P11"><text:span text:style-name="T87">2. Proxy implements</text:span></text:p>
          <text:p text:style-name="P11"><text:span text:style-name="T87"><text:s text:c="4"/></text:span><text:span text:style-name="T87">target interface(s)</text:span></text:p>
          <draw:enhanced-geometry svg:viewBox="0 0 21600 21600" draw:type="mso-spt202" draw:enhanced-path="M 0 0 L 21600 0 21600 21600 0 21600 0 0 Z N"/>
        </draw:custom-shape>
        <draw:polyline draw:name="Line 13" draw:style-name="gr66" draw:text-style-name="P10" xml:id="id40" draw:id="id40" draw:layer="layout" svg:width="7.76cm" svg:height="0cm" svg:x="1.205cm" svg:y="10.026cm" svg:viewBox="0 0 7761 0" draw:points="0,0 7761,0">
          <text:p/>
        </draw:polyline>
        <draw:custom-shape draw:name="Text Box 14" draw:style-name="gr23" draw:text-style-name="P17" xml:id="id41" draw:id="id41" draw:layer="layout" svg:width="6.255cm" svg:height="1.023cm" svg:x="1.249cm" svg:y="9.164cm">
          <text:p text:style-name="P11"><text:span text:style-name="T88">setCacheSize(2500)</text:span></text:p>
          <draw:enhanced-geometry svg:viewBox="0 0 21600 21600" draw:type="mso-spt202" draw:enhanced-path="M 0 0 L 21600 0 21600 21600 0 21600 0 0 Z N"/>
        </draw:custom-shape>
        <draw:polyline draw:name="Line 26" draw:style-name="gr67" draw:text-style-name="P10" xml:id="id52" draw:id="id52" draw:layer="layout" svg:width="7.738cm" svg:height="0cm" svg:x="1.171cm" svg:y="10.562cm" svg:viewBox="0 0 7739 0" draw:points="7739,0 0,0">
          <text:p/>
        </draw:polyline>
        <draw:custom-shape draw:style-name="gr68" draw:text-style-name="P63" xml:id="id33" draw:id="id33" draw:layer="layout" svg:width="5.908cm" svg:height="2.301cm" svg:x="8.933cm" svg:y="12.172cm">
          <text:p text:style-name="P49"><text:span text:style-name="T84">PropertyChange</text:span></text:p>
          <text:p text:style-name="P49"><text:span text:style-name="T84">Tracker (</text:span><text:span text:style-name="T89">aspect</text:span><text:span text:style-name="T8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4" draw:layer="layout" svg:width="5.148cm" svg:height="2.301cm" svg:x="16.953cm" svg:y="9.074cm">
          <text:p text:style-name="P49"><text:span text:style-name="T84">SimpleCache</text:span></text:p>
          <text:p text:style-name="P49"><text:span text:style-name="T84">(</text:span><text:span text:style-name="T89">target</text:span><text:span text:style-name="T8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9" draw:text-style-name="P64" draw:layer="layout" svg:width="5.148cm" svg:height="2.301cm" svg:x="16.953cm" svg:y="9.074cm">
          <text:p text:style-name="P49"><text:span text:style-name="T84">SimpleCache</text:span></text:p>
          <text:p text:style-name="P49"><text:span text:style-name="T84">(</text:span><text:span text:style-name="T89">target</text:span><text:span text:style-name="T84">)</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0" draw:text-style-name="P65" draw:layer="layout" svg:width="5.148cm" svg:height="2.301cm" svg:x="16.953cm" svg:y="9.0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8" draw:text-style-name="P66" draw:layer="layout" svg:width="5.148cm" svg:height="2.301cm" svg:x="16.953cm" svg:y="9.074cm">
          <text:p text:style-name="P49"><text:span text:style-name="T84">Simple</text:span></text:p>
          <text:p text:style-name="P49"><text:span text:style-name="T84">Cach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29" draw:style-name="gr64" draw:text-style-name="P61" xml:id="id44" draw:id="id44" draw:layer="layout" svg:width="2.609cm" svg:height="1.564cm" svg:x="14.633cm" svg:y="13.461cm" svg:viewBox="0 0 2610 1565" draw:points="2610,1565 0,0">
          <text:p/>
        </draw:polyline>
        <draw:polyline draw:name="Line 29" draw:style-name="gr64" draw:text-style-name="P61" xml:id="id48" draw:id="id48" draw:layer="layout" svg:width="2.609cm" svg:height="1.564cm" svg:x="17.853cm" svg:y="10.962cm" svg:viewBox="0 0 2610 1565" draw:points="2610,1565 0,0">
          <text:p/>
        </draw:polyline>
        <draw:frame draw:style-name="gr50" draw:text-style-name="P67" xml:id="id31" draw:id="id31" draw:layer="layout" svg:width="9.047cm" svg:height="1.945cm" svg:x="10.003cm" svg:y="8.017cm">
          <draw:text-box>
            <text:p><text:span text:style-name="T85">Spring AOP Proxy (</text:span><text:span text:style-name="T90">this</text:span><text:span text:style-name="T50">)</text:span></text:p>
          </draw:text-box>
        </draw:frame>
        <draw:custom-shape draw:name="Text Box 30" draw:style-name="gr71" draw:text-style-name="P62" xml:id="id35" draw:id="id35" draw:layer="layout" svg:width="6.581cm" svg:height="2.547cm" svg:x="1.458cm" svg:y="13.563cm">
          <text:p text:style-name="P11"><text:span text:style-name="T87">1. Spring creates a</text:span></text:p>
          <text:p text:style-name="P11"><text:span text:style-name="T87"><text:s text:c="4"/></text:span><text:span text:style-name="T87">proxy 'weaving'</text:span></text:p>
          <text:p text:style-name="P11"><text:span text:style-name="T87"><text:s text:c="4"/></text:span><text:span text:style-name="T87">aspect &amp; target</text:span></text:p>
          <draw:enhanced-geometry svg:viewBox="0 0 21600 21600" draw:type="mso-spt202" draw:enhanced-path="M 0 0 L 21600 0 21600 21600 0 21600 0 0 Z N"/>
        </draw:custom-shape>
        <draw:custom-shape draw:name="Text Box 34" draw:style-name="gr65" draw:text-style-name="P62" xml:id="id46" draw:id="id46" draw:layer="layout" svg:width="6.488cm" svg:height="1.785cm" svg:x="13.981cm" svg:y="14.946cm">
          <text:p text:style-name="P11"><text:span text:style-name="T87">4. Matching advice</text:span></text:p>
          <text:p text:style-name="P11"><text:span text:style-name="T87"><text:s text:c="4"/></text:span><text:span text:style-name="T87">is executed</text:span></text:p>
          <draw:enhanced-geometry svg:viewBox="0 0 21600 21600" draw:type="mso-spt202" draw:enhanced-path="M 0 0 L 21600 0 21600 21600 0 21600 0 0 Z N"/>
        </draw:custom-shape>
        <draw:custom-shape draw:name="Text Box 34" draw:style-name="gr65" draw:text-style-name="P68" xml:id="id50" draw:id="id50" draw:layer="layout" svg:width="6.077cm" svg:height="1.785cm" svg:x="18.663cm" svg:y="12.186cm">
          <text:p text:style-name="P11"><text:span text:style-name="T91">5. Target method</text:span></text:p>
          <text:p text:style-name="P11"><text:span text:style-name="T91"><text:s text:c="4"/></text:span><text:span text:style-name="T91">is executed</text:span></text:p>
          <draw:enhanced-geometry svg:viewBox="0 0 21600 21600" draw:type="mso-spt202" draw:enhanced-path="M 0 0 L 21600 0 21600 21600 0 21600 0 0 Z N"/>
        </draw:custom-shape>
        <draw:custom-shape draw:style-name="gr72" draw:text-style-name="P69" xml:id="id34" draw:id="id34" draw:layer="layout" svg:width="5.908cm" svg:height="2.301cm" svg:x="9.004cm" svg:y="9.07cm">
          <text:p text:style-name="P49"><text:span text:style-name="T89">Method</text:span></text:p>
          <text:p text:style-name="P49"><text:span text:style-name="T89">Intercep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name="Line 20" draw:style-name="gr73" draw:text-style-name="P10" xml:id="id45" draw:id="id45" draw:layer="layout" svg:width="0cm" svg:height="0.806cm" svg:x="11.815cm" svg:y="11.381cm" svg:viewBox="0 0 0 807" draw:points="0,0 0,807">
          <text:p/>
        </draw:polyline>
        <draw:polyline draw:name="Line 21" draw:style-name="gr63" draw:text-style-name="P10" xml:id="id47" draw:id="id47" draw:layer="layout" svg:width="0cm" svg:height="0.806cm" svg:x="11.28cm" svg:y="11.381cm" svg:viewBox="0 0 0 807" draw:points="0,807 0,0">
          <text:p/>
        </draw:polyline>
        <draw:polyline draw:name="Line 29" draw:style-name="gr64" draw:text-style-name="P61" xml:id="id42" draw:id="id42" draw:layer="layout" svg:width="4.698cm" svg:height="2cm" svg:x="4.557cm" svg:y="7.672cm" svg:viewBox="0 0 4699 2001" draw:points="0,0 4699,2001">
          <text:p/>
        </draw:polyline>
        <draw:custom-shape draw:name="Text Box 44" draw:style-name="gr65" draw:text-style-name="P70" xml:id="id43" draw:id="id43" draw:layer="layout" svg:width="6.06cm" svg:height="2.547cm" svg:x="0.744cm" svg:y="5.406cm">
          <text:p text:style-name="P11"><text:span text:style-name="T87">3. All calls routed</text:span></text:p>
          <text:p text:style-name="P11"><text:span text:style-name="T87"><text:s text:c="4"/></text:span><text:span text:style-name="T87">through proxy</text:span></text:p>
          <text:p text:style-name="P11"><text:span text:style-name="T87"><text:s text:c="4"/></text:span><text:span text:style-name="T87">interceptor</text:span></text:p>
          <draw:enhanced-geometry svg:viewBox="0 0 21600 21600" draw:mirror-horizontal="false" draw:mirror-vertical="false" draw:type="mso-spt202" draw:enhanced-path="M 0 0 L 21600 0 21600 21600 0 21600 0 0 Z N"/>
        </draw:custom-shape>
        <draw:polyline draw:name="Line 20" draw:style-name="gr74" draw:text-style-name="P10" xml:id="id29" draw:id="id29" draw:layer="layout" svg:width="0cm" svg:height="0.806cm" svg:x="11.815cm" svg:y="11.382cm" svg:viewBox="0 0 0 807" draw:points="0,0 0,807">
          <text:p/>
        </draw:polyline>
        <draw:polyline draw:name="Line 20" draw:style-name="gr74" draw:text-style-name="P10" xml:id="id30" draw:id="id30" draw:layer="layout" svg:width="2.045cm" svg:height="0cm" svg:x="14.926cm" svg:y="9.927cm" svg:viewBox="0 0 2046 0" draw:points="0,0 2046,0">
          <text:p/>
        </draw:polyline>
        <draw:frame draw:style-name="gr75" draw:text-style-name="P71" xml:id="id36" draw:id="id36" draw:layer="layout" svg:width="2.578cm" svg:height="1.107cm" svg:x="20.282cm" svg:y="8.291cm">
          <draw:text-box>
            <text:p><text:span text:style-name="T92">Target</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presentation:group-id="0">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xit" presentation:preset-id="ooo-exit-fade-out">
                  <anim:transitionFilter smil:dur="2s" smil:targetElement="id30" smil:type="fade" smil:subtype="crossfade" smil:mode="out"/>
                  <anim:set smil:begin="1.999s" smil:dur="0.001s" smil:fill="hold" smil:targetElement="id30" smil:attributeName="visibility" smil:to="hidden"/>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xit" presentation:preset-id="ooo-exit-fade-out">
                  <anim:transitionFilter smil:dur="2s" smil:targetElement="id29" smil:type="fade" smil:subtype="crossfade" smil:mode="out"/>
                  <anim:set smil:begin="1.999s" smil:dur="0.001s" smil:fill="hold" smil:targetElement="id29" smil:attributeName="visibility" smil:to="hidden"/>
                </anim:par>
              </anim:par>
            </anim:par>
            <anim:par smil:begin="next">
              <anim:par smil:begin="0s">
                <anim:par smil:begin="0s" smil:fill="hold" presentation:node-type="on-click" presentation:preset-class="entrance" presentation:preset-id="ooo-entrance-appear">
                  <anim:set smil:begin="0s" smil:dur="0.0000005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3" presentation:class="page"/>
          <draw:frame presentation:style-name="pr12" draw:text-style-name="P14" draw:layer="layout" svg:width="15.239cm" svg:height="11.429cm" svg:x="1.905cm" svg:y="12.065cm" presentation:class="notes">
            <draw:text-box>
              <text:p text:style-name="P13"><text:span text:style-name="T20">At configuration time your object is wrapped in a proxy. When the proxy is invoked the aspect is applied.</text:span></text:p>
              <text:p text:style-name="P13"><text:span text:style-name="T20">When you get to this slide, you should also take the opportunity to discuss the fact that the pointcut expression is used twice. Once to make the decision to actually wrap the target bean when it’s created, and then on every invocation of a method through the proxy, to decide if the advice should actually apply. Reassure the class that this is efficient, as a compiled form of the expression is used.</text:span></text:p>
              <text:p text:style-name="P13"><text:span text:style-name="T20">You can also address the efficiency question that always seems to come up, talking about the fact that proxy AOP adds one level of indirection, and a reflective method call instead of normal one, which usually will have no impact (JDK 1.5 reflection adds 30% overhead to an empty method). Compared to most things you are doing, this is negligible.</text:span></text:p>
              <text:p text:style-name="P13"><text:span text:style-name="T20">Make sure students really get what is happening here – if you lose them now you won't get them back. <text:s/>Don't be afraid to go over this (and the previous 4 slides) two or three times if need be.</text:span></text:p>
            </draw:text-box>
          </draw:frame>
        </presentation:notes>
      </draw:page>
      <draw:page draw:name="page24"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racking Property Changes – With Context</text:p>
          </draw:text-box>
        </draw:frame>
        <draw:frame presentation:style-name="pr28" draw:layer="layout" svg:width="22.86cm" svg:height="1.277cm" svg:x="1.27cm" svg:y="4.445cm" presentation:class="outline" presentation:user-transformed="true">
          <draw:text-box>
            <text:list text:style-name="L5">
              <text:list-item>
                <text:p>Context provided by the <text:span text:style-name="T6">JoinPoint</text:span> parameter</text:p>
              </text:list-item>
            </text:list>
          </draw:text-box>
        </draw:frame>
        <draw:frame presentation:style-name="pr29" draw:text-style-name="P72" draw:layer="layout" svg:width="22.437cm" svg:height="11.222cm" svg:x="1.605cm" svg:y="5.843cm" presentation:class="outline" presentation:user-transformed="true">
          <draw:text-box>
            <text:p text:style-name="P39"><text:span text:style-name="T93">@Aspect</text:span></text:p>
            <text:p text:style-name="P39"><text:span text:style-name="T31">public class</text:span><text:span text:style-name="T32"> PropertyChangeTracker {</text:span></text:p>
            <text:p text:style-name="P39"><text:span text:style-name="T31"><text:s text:c="4"/></text:span><text:span text:style-name="T31">private</text:span><text:span text:style-name="T32"> Logger logger = Logger.getLogger(getClass());</text:span></text:p>
            <text:p text:style-name="P39"><text:span text:style-name="T32"/></text:p>
            <text:p text:style-name="P39"><text:span text:style-name="T32"><text:s text:c="4"/></text:span></text:p>
            <text:p text:style-name="P39"><text:span text:style-name="T93"><text:s text:c="4"/></text:span><text:span text:style-name="T93">@Before</text:span><text:span text:style-name="T32">(</text:span><text:span text:style-name="T34">“</text:span><text:span text:style-name="T57">execution(void set*(*))</text:span><text:span text:style-name="T34">”</text:span><text:span text:style-name="T32">)</text:span></text:p>
            <text:p text:style-name="P39"><text:span text:style-name="T31"><text:s text:c="4"/></text:span><text:span text:style-name="T31">public void</text:span><text:span text:style-name="T32"> </text:span><text:span text:style-name="T55">trackChange(</text:span><text:span text:style-name="T94">JoinPoint point</text:span><text:span text:style-name="T55">)</text:span><text:span text:style-name="T32"> {</text:span></text:p>
            <text:p text:style-name="P39"><text:span text:style-name="T32"><text:s text:c="8"/></text:span><text:span text:style-name="T32">String name = point.getSignature().getName();</text:span></text:p>
            <text:p text:style-name="P39"><text:span text:style-name="T32"><text:s text:c="8"/></text:span><text:span text:style-name="T32">Object newValue = point.getArgs()[0];</text:span></text:p>
            <text:p text:style-name="P39"><text:span text:style-name="T32"><text:s text:c="8"/></text:span><text:span text:style-name="T32">logger.info(name +</text:span><text:span text:style-name="T34"> “ about to change to ” </text:span><text:span text:style-name="T32">+ </text:span></text:p>
            <text:p text:style-name="P39"><text:span text:style-name="T32"><text:s text:c="26"/></text:span><text:span text:style-name="T32">newValue + </text:span><text:span text:style-name="T34">“ on ”</text:span><text:span text:style-name="T32"> + </text:span></text:p>
            <text:p text:style-name="P39"><text:span text:style-name="T32"><text:s text:c="26"/></text:span><text:span text:style-name="T32">point.getTarget()); <text:s/></text:span></text:p>
            <text:p text:style-name="P39"><text:span text:style-name="T32"><text:s text:c="4"/></text:span><text:span text:style-name="T32">}</text:span></text:p>
            <text:p text:style-name="P39"><text:span text:style-name="T32">}</text:span></text:p>
          </draw:text-box>
        </draw:frame>
        <draw:line draw:name="Line 7" draw:style-name="gr76" draw:text-style-name="P10" draw:layer="layout" svg:x1="15.333cm" svg:y1="9.269cm" svg:x2="12.491cm" svg:y2="10.188cm">
          <text:p/>
        </draw:line>
        <draw:custom-shape draw:name="Rectangle 10" draw:style-name="gr77" draw:text-style-name="P56" xml:id="id55" draw:id="id55" draw:layer="layout" svg:width="19.231cm" svg:height="1.058cm" svg:x="3.8cm" svg:y="16.023cm">
          <text:p text:style-name="P73"><text:span text:style-name="T13">INFO: </text:span><text:span text:style-name="T95">setCacheSize</text:span><text:span text:style-name="T13"> about to change to </text:span><text:span text:style-name="T95">2500</text:span><text:span text:style-name="T13"> on </text:span><text:span text:style-name="T95">cacheA</text:span></text:p>
          <draw:enhanced-geometry svg:viewBox="0 0 21600 21600" draw:type="rectangle" draw:enhanced-path="M 0 0 L 21600 0 21600 21600 0 21600 0 0 Z N"/>
        </draw:custom-shape>
        <draw:polyline draw:name="Line 7" draw:style-name="gr76" draw:text-style-name="P10" xml:id="id54" draw:id="id54" draw:layer="layout" svg:width="3.555cm" svg:height="0.761cm" svg:x="11.684cm" svg:y="14.224cm" svg:viewBox="0 0 3556 762" draw:points="3556,0 0,762">
          <text:p/>
        </draw:polyline>
        <draw:polyline draw:name="Line 7" draw:style-name="gr76" draw:text-style-name="P10" xml:id="id56" draw:id="id56" draw:layer="layout" svg:width="1.161cm" svg:height="1.66cm" svg:x="20.543cm" svg:y="14.489cm" svg:viewBox="0 0 1162 1661" draw:points="1162,0 0,1661">
          <text:p/>
        </draw:polyline>
        <draw:custom-shape draw:name="Text Box 6" draw:style-name="gr8" draw:text-style-name="P74" xml:id="id53" draw:id="id53" draw:layer="layout" svg:width="9.489cm" svg:height="1.023cm" svg:x="15.198cm" svg:y="13.774cm">
          <text:p text:style-name="P11"><text:span text:style-name="T96">toString()</text:span><text:span text:style-name="T97"> returns bean-name</text:span></text:p>
          <draw:enhanced-geometry svg:viewBox="0 0 21600 21600" draw:type="mso-spt202" draw:enhanced-path="M 0 0 L 21600 0 21600 21600 0 21600 0 0 Z N"/>
        </draw:custom-shape>
        <draw:custom-shape draw:name="Text Box 6" draw:style-name="gr8" draw:text-style-name="P74" draw:layer="layout" svg:width="11.936cm" svg:height="1.023cm" svg:x="12.919cm" svg:y="8.433cm">
          <text:p text:style-name="P11"><text:span text:style-name="T97">Context about the intercepted point</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seq>
        </anim:par>
        <presentation:notes draw:style-name="dp3">
          <office:forms form:automatic-focus="false" form:apply-design-mode="false"/>
          <draw:page-thumbnail draw:style-name="gr1" draw:layer="layout" svg:width="13cm" svg:height="9.75cm" svg:x="3.025cm" svg:y="1.93cm" draw:page-number="24" presentation:class="page"/>
          <draw:frame presentation:style-name="pr30" draw:layer="layout" svg:width="15.239cm" svg:height="5.703cm" svg:x="1.905cm" svg:y="12.065cm" presentation:class="notes" presentation:user-transformed="true">
            <draw:text-box>
              <text:p>This is where we see point of giving the SimpleCache object a name – we can print it's name in the log message.</text:p>
              <text:p/>
              <text:p>Alternatively we could have made SimpleCache implement <text:span text:style-name="T6">BeanNameAware</text:span>. <text:s/>This forces it to provide a <text:span text:style-name="T6">setBeanName()</text:span> name method which spring calls automatically. There is no annotation to do the same thing. <text:s/>To keep the example simpler we provided a name via the constructor.</text:p>
              <text:p>Debugging and logging are the usual reasons for using <text:span text:style-name="T6">BeanNameAware</text:span>. <text:s/>Typically a Spring bean should have no reason to know it is a Spring bean or need to know its name. </text:p>
              <text:p>And all of this has <text:span text:style-name="T6">nothing</text:span> to do with AOP!</text:p>
            </draw:text-box>
          </draw:frame>
        </presentation:notes>
      </draw:page>
      <draw:page draw:name="page2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layer="layout" svg:width="22.86cm" svg:height="8.639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text:span text:style-name="T4">Defining Pointcuts</text:span></text:p>
              </text:list-item>
              <text:list-item>
                <text:p>Implementing Advice</text:p>
              </text:list-item>
              <text:list-item>
                <text:p>Lab</text:p>
              </text:list-item>
              <text:list-item>
                <text:p>Advanced Topics</text:p>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5" presentation:class="page"/>
          <draw:frame presentation:style-name="pr9" draw:text-style-name="P8" draw:layer="layout" svg:width="15.239cm" svg:height="11.429cm" svg:x="1.905cm" svg:y="12.065cm" presentation:class="notes" presentation:placeholder="true">
            <draw:text-box/>
          </draw:frame>
        </presentation:notes>
      </draw:page>
      <draw:page draw:name="Defining Pointcut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Defining Pointcuts</text:p>
          </draw:text-box>
        </draw:frame>
        <draw:frame presentation:style-name="pr17" draw:layer="layout" svg:width="22.86cm" svg:height="12.572cm" svg:x="1.27cm" svg:y="4.445cm" presentation:class="outline" presentation:user-transformed="true">
          <draw:text-box>
            <text:list text:style-name="L5">
              <text:list-item>
                <text:p>Spring AOP uses AspectJ’s pointcut expression language</text:p>
                <text:list>
                  <text:list-item>
                    <text:p>For selecting where to apply advice</text:p>
                  </text:list-item>
                </text:list>
                <text:p/>
              </text:list-item>
              <text:list-item>
                <text:p>Complete expression language reference available at</text:p>
                <text:list>
                  <text:list-item>
                    <text:p><text:a xlink:href="http://www.eclipse.org/aspectj/docs.php">http://www.eclipse.org/aspectj/docs.php</text:a></text:p>
                    <text:p/>
                  </text:list-item>
                </text:list>
              </text:list-item>
              <text:list-item>
                <text:p>Spring AOP supports a practical subset <text:s/></text:p>
              </text:list-item>
            </text:list>
          </draw:text-box>
        </draw:frame>
        <draw:g>
          <draw:custom-shape draw:style-name="gr42" draw:text-style-name="P23" draw:layer="layout" svg:width="24.025cm" svg:height="1.766cm" svg:x="0.66cm" svg:y="15.5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23" draw:layer="layout" svg:width="1.229cm" svg:height="1.071cm" svg:x="1.279cm" svg:y="15.888cm">
            <draw:image xlink:href="Pictures/100002010000002000000020B0D185F4.png" xlink:type="simple" xlink:show="embed" xlink:actuate="onLoad">
              <text:p/>
            </draw:image>
          </draw:frame>
          <draw:frame draw:style-name="gr44" draw:text-style-name="P25" draw:layer="layout" svg:width="24.924cm" svg:height="2.367cm" svg:x="0.68cm" svg:y="15.613cm">
            <draw:text-box>
              <text:p text:style-name="P24"><text:span text:style-name="T24">See: <text:s/></text:span><text:span text:style-name="T24"><text:a xlink:href="http://docs.spring.io/spring/docs/current/spring-framework-reference/htmlsingle/#aop-pointcuts">Spring Framework Reference – Declaring a Pointcut</text:a></text:span></text:p>
              <text:p text:style-name="P24"><text:span text:style-name="T25">http://docs.spring.io/spring/docs/current/spring-framework-reference/htmlsingle/#aop-pointcuts</text:span></text:p>
            </draw:text-box>
          </draw:frame>
        </draw:g>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6" presentation:class="page"/>
          <draw:frame presentation:style-name="pr9" draw:text-style-name="P8" draw:layer="layout" svg:width="15.239cm" svg:height="11.429cm" svg:x="1.905cm" svg:y="12.065cm" presentation:class="notes" presentation:placeholder="true">
            <draw:text-box/>
          </draw:frame>
        </presentation:notes>
      </draw:page>
      <draw:page draw:name="Common Pointcut Designator"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mmon Pointcut Designator</text:p>
          </draw:text-box>
        </draw:frame>
        <draw:frame presentation:style-name="pr17" draw:layer="layout" svg:width="22.86cm" svg:height="12.572cm" svg:x="1.27cm" svg:y="4.445cm" presentation:class="outline">
          <draw:text-box>
            <text:list text:style-name="L5">
              <text:list-item>
                <text:p>execution(&lt;method pattern&gt;)</text:p>
                <text:list>
                  <text:list-item>
                    <text:p>The method must match the pattern</text:p>
                  </text:list-item>
                </text:list>
                <text:p/>
              </text:list-item>
              <text:list-item>
                <text:p>Can chain together to create composite pointcuts</text:p>
                <text:list>
                  <text:list-item>
                    <text:p>&amp;&amp; (and), || (or), <text:s/>! (not)</text:p>
                  </text:list-item>
                </text:list>
              </text:list-item>
            </text:list>
            <text:p/>
            <text:list text:continue-numbering="true" text:style-name="L5">
              <text:list-item>
                <text:p>Method Pattern</text:p>
                <text:list>
                  <text:list-item>
                    <text:p>[Modifiers] ReturnType [ClassType]<text:line-break/> <text:s text:c="3"/>MethodName ([Arguments]) [throws ExceptionType]</text:p>
                  </text:list-item>
                </text:list>
              </text:list-item>
            </text:list>
            <text:p/>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7" presentation:class="page"/>
          <draw:frame presentation:style-name="pr9" draw:text-style-name="P8" draw:layer="layout" svg:width="15.239cm" svg:height="11.429cm" svg:x="1.905cm" svg:y="12.065cm" presentation:class="notes">
            <draw:text-box>
              <text:p text:style-name="P19"><text:span text:style-name="T8">AspectJ has several pointcut designators: call, cflow … <text:s/>Spring AOP only supports </text:span><text:span text:style-name="T16">execution</text:span><text:span text:style-name="T8"> and you must </text:span><text:span text:style-name="T16">always</text:span><text:span text:style-name="T8"> put </text:span><text:span text:style-name="T16">execution</text:span><text:span text:style-name="T8"> in the expression.</text:span></text:p>
              <text:p text:style-name="P19"><text:span text:style-name="T8">The initial </text:span><text:span text:style-name="T16">[Modifiers]</text:span><text:span text:style-name="T8"> are limited. <text:s/>The method must be public (Spring uses interface proxies by default) and cannot be static. <text:s/>That leaves final and synchronized. <text:s/>If you want CGlib proxies to be a possibility, the methods can't be final either.</text:span></text:p>
            </draw:text-box>
          </draw:frame>
        </presentation:notes>
      </draw:page>
      <draw:page draw:name="page28"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Writing Expressions</text:p>
          </draw:text-box>
        </draw:frame>
        <draw:frame presentation:style-name="pr31" draw:text-style-name="P75" draw:layer="layout" svg:width="22.331cm" svg:height="1.916cm" svg:x="1.553cm" svg:y="7.557cm" presentation:class="outline" presentation:user-transformed="true">
          <draw:text-box>
            <text:list text:style-name="L5">
              <text:list-header>
                <text:p text:style-name="P19"><text:span text:style-name="T98">execution(* rewards.restaurant.*Service.find*(..))</text:span></text:p>
              </text:list-header>
            </text:list>
          </draw:text-box>
        </draw:frame>
        <draw:line draw:name="Line 5" draw:style-name="gr78" draw:text-style-name="P49" draw:layer="layout" svg:x1="6.843cm" svg:y1="12.083cm" svg:x2="6.843cm" svg:y2="8.379cm">
          <text:p/>
        </draw:line>
        <draw:custom-shape draw:name="Text Box 4" draw:style-name="gr79" draw:text-style-name="P76" draw:layer="layout" svg:width="4.998cm" svg:height="1.383cm" svg:x="4.397cm" svg:y="12.083cm">
          <text:p text:style-name="P21"><text:span text:style-name="T99">return type</text:span></text:p>
          <draw:enhanced-geometry svg:viewBox="0 0 21600 21600" draw:type="mso-spt202" draw:enhanced-path="M 0 0 L 21600 0 21600 21600 0 21600 0 0 Z N"/>
        </draw:custom-shape>
        <draw:custom-shape draw:style-name="gr80" draw:text-style-name="P49" draw:layer="layout" svg:width="0.776cm" svg:height="6.95cm" draw:transform="skewX (0.0013962634015952) rotate (-1.57271618897298) translate (14.265cm 8.478cm)">
          <text:p/>
          <draw:enhanced-geometry svg:viewBox="0 0 21600 21600" draw:mirror-horizontal="false" draw:mirror-vertical="false" draw:glue-points="0 0 0 21600 21600 10800" draw:text-areas="0 ?f9 7800 ?f10" draw:type="right-brace" draw:modifiers="1800 10896.50242532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name="Line 5" draw:style-name="gr81" draw:text-style-name="P49" draw:layer="layout" svg:x1="10.823cm" svg:y1="9.984cm" svg:x2="10.823cm" svg:y2="9.414cm">
          <text:p/>
        </draw:line>
        <draw:custom-shape draw:name="Text Box 4" draw:style-name="gr79" draw:text-style-name="P76" draw:layer="layout" svg:width="4.063cm" svg:height="1.383cm" svg:x="8.825cm" svg:y="9.984cm">
          <text:p text:style-name="P21"><text:span text:style-name="T99">package</text:span></text:p>
          <draw:enhanced-geometry svg:viewBox="0 0 21600 21600" draw:type="mso-spt202" draw:enhanced-path="M 0 0 L 21600 0 21600 21600 0 21600 0 0 Z N"/>
        </draw:custom-shape>
        <draw:line draw:name="Line 5" draw:style-name="gr82" draw:text-style-name="P10" draw:layer="layout" svg:x1="16.127cm" svg:y1="11.487cm" svg:x2="16.15cm" svg:y2="9.383cm">
          <text:p/>
        </draw:line>
        <draw:custom-shape draw:name="Text Box 4" draw:style-name="gr83" draw:text-style-name="P77" draw:layer="layout" svg:width="2.267cm" svg:height="1.383cm" svg:x="15.063cm" svg:y="11.517cm">
          <text:p text:style-name="P21"><text:span text:style-name="T99">type</text:span></text:p>
          <draw:enhanced-geometry svg:viewBox="0 0 21600 21600" draw:mirror-horizontal="false" draw:mirror-vertical="false" draw:type="mso-spt202" draw:enhanced-path="M 0 0 L 21600 0 21600 21600 0 21600 0 0 Z N"/>
        </draw:custom-shape>
        <draw:custom-shape draw:name="Text Box 4" draw:style-name="gr79" draw:text-style-name="P76" draw:layer="layout" svg:width="3.644cm" svg:height="1.383cm" svg:x="19.812cm" svg:y="11.531cm">
          <text:p text:style-name="P21"><text:span text:style-name="T99">params</text:span></text:p>
          <draw:enhanced-geometry svg:viewBox="0 0 21600 21600" draw:mirror-horizontal="false" draw:mirror-vertical="false" draw:type="mso-spt202" draw:enhanced-path="M 0 0 L 21600 0 21600 21600 0 21600 0 0 Z N"/>
        </draw:custom-shape>
        <draw:line draw:name="Line 5" draw:style-name="gr84" draw:text-style-name="P49" draw:layer="layout" svg:x1="21.438cm" svg:y1="11.463cm" svg:x2="20.116cm" svg:y2="8.537cm">
          <text:p/>
        </draw:line>
        <draw:custom-shape draw:style-name="gr80" draw:text-style-name="P49" draw:layer="layout" svg:width="0.775cm" svg:height="3.129cm" draw:transform="skewX (0.0003490658503988) rotate (-1.57271618897298) translate (17.696cm 8.468cm)">
          <text:p/>
          <draw:enhanced-geometry svg:viewBox="0 0 21600 21600" draw:mirror-horizontal="false" draw:mirror-vertical="false" draw:glue-points="0 0 0 21600 21600 10800" draw:text-areas="0 ?f9 7800 ?f10" draw:type="right-brace" draw:modifiers="1800 10896.502425325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name="Line 5" draw:style-name="gr85" draw:text-style-name="P49" draw:layer="layout" svg:x1="18.624cm" svg:y1="9.916cm" svg:x2="18.643cm" svg:y2="8.479cm">
          <text:p/>
        </draw:line>
        <draw:custom-shape draw:name="Text Box 4" draw:style-name="gr79" draw:text-style-name="P76" draw:layer="layout" svg:width="3.648cm" svg:height="1.383cm" svg:x="16.747cm" svg:y="9.785cm">
          <text:p text:style-name="P21"><text:span text:style-name="T99">method</text:span></text:p>
          <draw:enhanced-geometry svg:viewBox="0 0 21600 21600" draw:type="mso-spt202" draw:enhanced-path="M 0 0 L 21600 0 21600 21600 0 21600 0 0 Z N"/>
        </draw:custom-shape>
        <draw:line draw:name="Line 5" draw:style-name="gr86" draw:text-style-name="P49" draw:layer="layout" svg:x1="3.824cm" svg:y1="9.917cm" svg:x2="3.843cm" svg:y2="8.48cm">
          <text:p/>
        </draw:line>
        <draw:custom-shape draw:name="Text Box 4" draw:style-name="gr79" draw:text-style-name="P76" draw:layer="layout" svg:width="4.893cm" svg:height="1.383cm" svg:x="1.444cm" svg:y="9.986cm">
          <text:p text:style-name="P21"><text:span text:style-name="T99">designator</text:span></text:p>
          <draw:enhanced-geometry svg:viewBox="0 0 21600 21600" draw:type="mso-spt202" draw:enhanced-path="M 0 0 L 21600 0 21600 21600 0 21600 0 0 Z N"/>
        </draw:custom-shape>
        <presentation:notes draw:style-name="dp3">
          <office:forms form:automatic-focus="false" form:apply-design-mode="false"/>
          <draw:page-thumbnail draw:style-name="gr1" draw:layer="layout" svg:width="13cm" svg:height="9.75cm" svg:x="3.025cm" svg:y="1.93cm" draw:page-number="28" presentation:class="page"/>
          <draw:frame presentation:style-name="pr32" draw:text-style-name="P41" draw:layer="layout" svg:width="15.239cm" svg:height="11.429cm" svg:x="1.905cm" svg:y="12.065cm" presentation:class="notes">
            <draw:text-box>
              <text:p><text:span text:style-name="T8">Suggestion: Present these examples by parsing them </text:span><text:span text:style-name="T16">right to lef</text:span><text:span text:style-name="T8">t:</text:span></text:p>
              <text:p text:style-name="P78"><text:span text:style-name="T16">Any method whose name begins with find, taking any arguments, on a class whose name ends in Service, in the rewards.restaurant package, returning anything.</text:span></text:p>
              <text:p><text:span text:style-name="T8">Reading right to left forces you to read what you have written, not what you </text:span><text:span text:style-name="T16">thought</text:span><text:span text:style-name="T8"> you'd written.</text:span></text:p>
              <text:p><text:span text:style-name="T8"/></text:p>
              <text:p><text:span text:style-name="T8">On the whiteboard build a list of operators:</text:span></text:p>
              <text:p><text:span text:style-name="T100"><text:s text:c="2"/></text:span><text:span text:style-name="T100">* <text:s/>= matches ONCE</text:span></text:p>
              <text:p><text:span text:style-name="T100"><text:s text:c="2"/></text:span><text:span text:style-name="T100">.. = matches ZERO or MORE</text:span></text:p>
              <text:p><text:span text:style-name="T8"/></text:p>
              <text:p><text:span text:style-name="T8">Ask students what the pointcut expression would be to match any method on any Spring Bean. Note the space between the two asterisks.</text:span></text:p>
              <text:p><text:span text:style-name="T8"><text:s text:c="10"/></text:span><text:span text:style-name="T101">* <text:s/>*(..)</text:span></text:p>
              <text:p><text:span text:style-name="T8"/></text:p>
              <text:p><text:span text:style-name="T8">Emphasize that this mechanism </text:span><text:span text:style-name="T16">only</text:span><text:span text:style-name="T8"> matches Spring Beans. <text:s/>Full </text:span><text:span text:style-name="T16">AspectJ</text:span><text:span text:style-name="T8"> can match any method on any object in the system (even those in third-party libraries). <text:s/>Very powerful </text:span><text:span text:style-name="T16">and</text:span><text:span text:style-name="T8"> potentially dangerous!</text:span></text:p>
            </draw:text-box>
          </draw:frame>
        </presentation:notes>
      </draw:page>
      <draw:page draw:name="Execution Expression Example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Execution Expression Examples<text:line-break/><text:span text:style-name="T102">Any Class or Package</text:span></text:p>
          </draw:text-box>
        </draw:frame>
        <draw:frame presentation:style-name="pr33" draw:text-style-name="P58" draw:layer="layout" svg:width="22.86cm" svg:height="1.277cm" svg:x="1.27cm" svg:y="4.445cm" presentation:class="outline" presentation:user-transformed="true">
          <draw:text-box>
            <text:p text:style-name="P58"><text:span text:style-name="T103">execution(void send*(String))</text:span></text:p>
          </draw:text-box>
        </draw:frame>
        <draw:frame presentation:style-name="pr34" draw:layer="layout" svg:width="22.86cm" svg:height="1.345cm" svg:x="1.27cm" svg:y="8.545cm" presentation:class="outline" presentation:user-transformed="true">
          <draw:text-box>
            <text:p xml:id="id58" text:id="id58"><text:span text:style-name="T103">execution(* send(*))</text:span></text:p>
          </draw:text-box>
        </draw:frame>
        <draw:frame presentation:style-name="pr35" draw:text-style-name="P79" draw:layer="layout" svg:width="22.86cm" svg:height="2.334cm" svg:x="1.524cm" svg:y="9.75cm" presentation:class="outline" presentation:user-transformed="true">
          <draw:text-box>
            <text:list text:style-name="L5">
              <text:list-item>
                <text:p xml:id="id59" text:id="id59"><text:span text:style-name="T28">Any method named send that takes a single parameter </text:span></text:p>
              </text:list-item>
            </text:list>
            <text:p><text:span text:style-name="T104"/></text:p>
          </draw:text-box>
        </draw:frame>
        <draw:frame presentation:style-name="pr36" draw:text-style-name="P79" draw:layer="layout" svg:width="22.86cm" svg:height="3.302cm" svg:x="1.652cm" svg:y="12.866cm" presentation:class="outline" presentation:user-transformed="true">
          <draw:text-box>
            <text:list text:style-name="L5">
              <text:list-item>
                <text:p xml:id="id61" text:id="id61"><text:span text:style-name="T28">Any method named send whose first parameter is an int (the “..” signifies 0 or more parameters may follow)</text:span></text:p>
              </text:list-item>
            </text:list>
          </draw:text-box>
        </draw:frame>
        <draw:frame presentation:style-name="pr37" draw:layer="layout" svg:width="22.86cm" svg:height="1.396cm" svg:x="1.44cm" svg:y="11.788cm" presentation:class="outline" presentation:user-transformed="true">
          <draw:text-box>
            <text:p xml:id="id60" text:id="id60"><text:span text:style-name="T103">execution(* send(int, ..)) </text:span></text:p>
          </draw:text-box>
        </draw:frame>
        <draw:frame presentation:style-name="pr36" draw:text-style-name="P79" draw:layer="layout" svg:width="22.86cm" svg:height="3.302cm" svg:x="1.524cm" svg:y="5.448cm" presentation:class="outline" presentation:user-transformed="true">
          <draw:text-box>
            <text:list text:style-name="L5">
              <text:list-item>
                <text:p xml:id="id57" text:id="id57"><text:span text:style-name="T28">Any method starting with send that takes a single String parameter and has a void return typ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5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61" anim:sub-item="text"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29" presentation:class="page"/>
          <draw:frame presentation:style-name="pr9" draw:text-style-name="P8" draw:layer="layout" svg:width="15.239cm" svg:height="11.429cm" svg:x="1.905cm" svg:y="12.065cm" presentation:class="notes">
            <draw:text-box>
              <text:p text:style-name="P19"><text:span text:style-name="T8">Like all <text:s/>the examples we have seen so far, these only specify method names, return types and parameters. <text:s/>Matches are not limited to any class or package (that's coming).</text:span></text:p>
              <text:p text:style-name="P19"><text:span text:style-name="T8"/></text:p>
              <text:p text:style-name="P19"><text:span text:style-name="T8">At example three, ask the class to define a method with an int parameter somewhere, but not necessarily the first.</text:span></text:p>
              <text:p text:style-name="P19"><text:span text:style-name="T9">Answer:</text:span><text:span text:style-name="T8"> </text:span><text:span text:style-name="T100">execution(* send(.., int, ..))</text:span></text:p>
              <text:p text:style-name="P19"><text:span text:style-name="T8">Note that there are commas between the arguments, even after .. <text:s/>– a lot of people forget the commas by mistake.</text:span></text:p>
              <text:p text:style-name="P19"><text:span text:style-name="T8"/></text:p>
              <text:p text:style-name="P19"><text:span text:style-name="T8">When writing this on the whiteboard, deliberately miss the second closing bracket. <text:s/>If no-one spots it, ask them what is wrong. <text:s/>This is another very common error – they concentrate so hard on the expression, they forget the second bracket.</text:span></text:p>
            </draw:text-box>
          </draw:frame>
        </presentation:notes>
      </draw:page>
      <draw:page draw:name="page30"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Execution Expression Examples<text:line-break/><text:span text:style-name="T102">Implementations</text:span><text:span text:style-name="T105"> vs Interfaces</text:span></text:p>
          </draw:text-box>
        </draw:frame>
        <draw:frame presentation:style-name="Default-outline1" draw:layer="layout" svg:width="22.86cm" svg:height="11.515cm" svg:x="1.27cm" svg:y="4.245cm" presentation:class="outline" presentation:user-transformed="true">
          <draw:text-box>
            <text:list text:style-name="L5">
              <text:list-item>
                <text:p>Restrict by <text:span text:style-name="T6">class</text:span></text:p>
                <text:p/>
                <text:list>
                  <text:list-item>
                    <text:p>Any void method in the <text:span text:style-name="T6">MessageServiceImpl</text:span> class</text:p>
                    <text:list>
                      <text:list-item>
                        <text:p>Including any sub-class </text:p>
                      </text:list-item>
                    </text:list>
                  </text:list-item>
                  <text:list-item>
                    <text:p>But will be ignored if a different implementation is used</text:p>
                  </text:list-item>
                </text:list>
              </text:list-item>
              <text:list-item>
                <text:p>Restrict by <text:span text:style-name="T6">interface</text:span></text:p>
                <text:p/>
                <text:list>
                  <text:list-item>
                    <text:p>Any void <text:span text:style-name="T6">send</text:span> method taking one argument, in any object implementing <text:span text:style-name="T6">MessageService</text:span></text:p>
                  </text:list-item>
                  <text:list-item>
                    <text:p>More flexible choice – works if implementation changes</text:p>
                  </text:list-item>
                </text:list>
              </text:list-item>
            </text:list>
          </draw:text-box>
        </draw:frame>
        <draw:frame presentation:style-name="pr38" draw:text-style-name="P37" draw:layer="layout" svg:width="17.173cm" svg:height="0.981cm" svg:x="1.27cm" svg:y="9.124cm">
          <draw:text-box>
            <text:p text:style-name="P37"><text:span text:style-name="T106"><text:s/></text:span></text:p>
          </draw:text-box>
        </draw:frame>
        <draw:frame presentation:style-name="pr39" draw:text-style-name="P79" draw:layer="layout" svg:width="19.144cm" svg:height="1.397cm" svg:x="3.07cm" svg:y="5.445cm" presentation:class="outline" presentation:user-transformed="true">
          <draw:text-box>
            <text:p><text:span text:style-name="T104">execution(void example.MessageServiceImpl.*(..))</text:span></text:p>
          </draw:text-box>
        </draw:frame>
        <draw:frame presentation:style-name="pr40" draw:text-style-name="P79" draw:layer="layout" svg:width="19.144cm" svg:height="1.438cm" svg:x="3.07cm" svg:y="11.306cm" presentation:class="outline" presentation:user-transformed="true">
          <draw:text-box>
            <text:p><text:span text:style-name="T104">execution(void example.MessageService.send(*))</text:span></text:p>
          </draw:text-box>
        </draw:frame>
        <draw:frame presentation:style-name="pr41" draw:text-style-name="P80" draw:layer="layout" svg:width="21.246cm" svg:height="4.707cm" svg:x="1.27cm" svg:y="11.028cm" presentation:class="outline" presentation:user-transformed="true">
          <draw:text-box>
            <text:p/>
          </draw:text-box>
        </draw:frame>
        <presentation:notes draw:style-name="dp3">
          <office:forms form:automatic-focus="false" form:apply-design-mode="false"/>
          <draw:custom-shape draw:name="Rectangle 7" draw:style-name="gr3" draw:text-style-name="P7" draw:layer="layout" svg:width="8.256cm" svg:height="1.268cm" svg:x="10.789cm" svg:y="24.127cm">
            <text:p text:style-name="P7"><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0" presentation:class="page"/>
          <draw:frame presentation:style-name="pr42" draw:text-style-name="P8" draw:layer="layout" svg:width="15.239cm" svg:height="12.506cm" svg:x="1.905cm" svg:y="12.065cm" presentation:class="notes">
            <draw:text-box>
              <text:p text:style-name="P8"><text:span text:style-name="T107">Pointcut expressions can be restricted to matching specific types. <text:s/>It is possible to match on a class** or an implementation. <text:s/>Note fully qualified classnames. <text:s/>Matching on just </text:span><text:span text:style-name="T108">MessageService</text:span><text:span text:style-name="T107"> would only work if </text:span><text:span text:style-name="T108">MessageService</text:span><text:span text:style-name="T107"> was in the default package. <text:s/>We come back to this in a few slides time.</text:span></text:p>
              <text:p text:style-name="P8"><text:span text:style-name="T107"/></text:p>
              <text:p text:style-name="P8"><text:span text:style-name="T107">The point of these <text:s/>examples is that the first only matches </text:span><text:span text:style-name="T108">MessageServiceImpl</text:span><text:span text:style-name="T107">. <text:s/>If the implementation changes to </text:span><text:span text:style-name="T108">JmsMessageService</text:span><text:span text:style-name="T107">, it will not match any more. <text:s/>The DI pattern allows interchangeable implementations, so we probably want the aspect to still work.</text:span></text:p>
              <text:p text:style-name="P8"><text:span text:style-name="T107">Thus, the second example is more generic. <text:s/>Assuming MessageService is the parent interface/base-class for both </text:span><text:span text:style-name="T108">MessageServiceImpl</text:span><text:span text:style-name="T107"> and </text:span><text:span text:style-name="T108">JmsMessageService</text:span><text:span text:style-name="T107"> then it will match either implementation.</text:span></text:p>
              <text:p text:style-name="P8"><text:span text:style-name="T107"/></text:p>
              <text:p text:style-name="P8"><text:span text:style-name="T107">** Recall that Spring AOP </text:span><text:span text:style-name="T108">can</text:span><text:span text:style-name="T107"> be applied to classes with no interface – we sub-class the matched class directly using CGLIB to override the matched methods.</text:span></text:p>
            </draw:text-box>
          </draw:frame>
        </presentation:notes>
      </draw:page>
      <draw:page draw:name="page31"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Execution Expression Examples<text:line-break/><text:span text:style-name="T102">Using Annotations</text:span></text:p>
          </draw:text-box>
        </draw:frame>
        <draw:frame presentation:style-name="pr43" draw:text-style-name="P80" draw:layer="layout" svg:width="22.86cm" svg:height="11.477cm" svg:x="1.27cm" svg:y="4.445cm" presentation:class="outline" presentation:user-transformed="true">
          <draw:text-box>
            <text:list text:style-name="L5">
              <text:list-header>
                <text:p><text:span text:style-name="T109"/></text:p>
              </text:list-header>
              <text:list-item>
                <text:p xml:id="id64" text:id="id64"><text:span text:style-name="T109">Any void method whose name starts with “</text:span><text:span text:style-name="T110">send</text:span><text:span text:style-name="T109">” that is annotated with the </text:span><text:span text:style-name="T110">@RolesAllowed</text:span><text:span text:style-name="T109"> annotation</text:span></text:p>
                <text:p><text:span text:style-name="T109"/></text:p>
                <text:p><text:span text:style-name="T109"/></text:p>
                <text:p><text:span text:style-name="T109"/></text:p>
                <text:p><text:span text:style-name="T109"/></text:p>
                <text:p><text:span text:style-name="T109"/></text:p>
              </text:list-item>
              <text:list-item>
                <text:p xml:id="id65" text:id="id65"><text:span text:style-name="T109">Ideal for your own classes</text:span></text:p>
                <text:list>
                  <text:list-item>
                    <text:p xml:id="id66" text:id="id66"><text:span text:style-name="T109">Matches if annotation is present</text:span></text:p>
                  </text:list-item>
                  <text:list-item>
                    <text:p xml:id="id67" text:id="id67"><text:span text:style-name="T109">Not if it isn't</text:span></text:p>
                  </text:list-item>
                </text:list>
              </text:list-item>
            </text:list>
          </draw:text-box>
        </draw:frame>
        <draw:frame presentation:style-name="pr40" draw:layer="layout" svg:width="23.622cm" svg:height="1.438cm" svg:x="0.889cm" svg:y="4.224cm" presentation:class="outline" presentation:user-transformed="true">
          <draw:text-box>
            <text:p xml:id="id62" text:id="id62"><text:span text:style-name="T104">execution(@javax.annotation.security.RolesAllowed void send*(..))</text:span></text:p>
          </draw:text-box>
        </draw:frame>
        <draw:rect draw:style-name="gr87" draw:text-style-name="P38" xml:id="id63" draw:id="id63" draw:layer="layout" svg:width="13.462cm" svg:height="3.81cm" svg:x="10.057cm" svg:y="7.95cm">
          <text:p><text:span text:style-name="T31">public interface</text:span><text:span text:style-name="T32"> Mailer {</text:span></text:p>
          <text:p><text:span text:style-name="T32"><text:s text:c="5"/></text:span><text:span text:style-name="T111">@RolesAllowed</text:span><text:span text:style-name="T32">(</text:span><text:span text:style-name="T112">“USER”</text:span><text:span text:style-name="T32">)</text:span></text:p>
          <text:p><text:span text:style-name="T31"><text:s text:c="5"/></text:span><text:span text:style-name="T31">public void</text:span><text:span text:style-name="T32"> sendMessage(String text);</text:span></text:p>
          <text:p><text:span text:style-name="T32">}</text:span></text:p>
        </draw:rect>
        <anim:par presentation:node-type="timing-root">
          <anim:seq presentation:node-type="main-sequence">
            <anim:par smil:begin="next">
              <anim:par smil:begin="0s">
                <anim:par smil:begin="0s" smil:fill="hold" presentation:node-type="on-click" presentation:preset-class="entrance" presentation:preset-id="ooo-entrance-appear" presentation:group-id="4">
                  <anim:set smil:begin="0s" smil:dur="0.001s" smil:fill="hold" smil:targetElement="id62"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smil:begin="0.001s">
                <anim:par smil:begin="0s" smil:fill="hold" presentation:node-type="after-previous"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smil:begin="0s" smil:fill="hold" presentation:node-type="with-previous" presentation:preset-class="entrance" presentation:preset-id="ooo-entrance-appear">
                  <anim:set smil:begin="0s" smil:dur="0.001s" smil:fill="hold" smil:targetElement="id67" anim:sub-item="text"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1" presentation:class="page"/>
          <draw:frame presentation:style-name="pr42" draw:text-style-name="P8" draw:layer="layout" svg:width="15.239cm" svg:height="12.506cm" svg:x="1.905cm" svg:y="12.065cm" presentation:class="notes" presentation:user-transformed="true">
            <draw:text-box>
              <text:p text:style-name="P19"><text:span text:style-name="T107">This shows that the use of annotations </text:span><text:span text:style-name="T108">on your own classes</text:span><text:span text:style-name="T107"> (which is also the limitation) is very powerful. <text:s/>AOP assumes all the methods you want to match obey a common naming convention and that you know how to write pointcut expressions well enough to match them all. <text:s/>Neither is probably true!</text:span></text:p>
              <text:p text:style-name="P19"><text:span text:style-name="T107">Instead, simply mark the methods you wish to match with an annotation.</text:span></text:p>
              <text:p text:style-name="P19"><text:span text:style-name="T113"/></text:p>
              <text:p text:style-name="P19"><text:span text:style-name="T113">Whiteboard example:</text:span></text:p>
              <text:p text:style-name="P19"><text:span text:style-name="T107">For example, invent a new annotation </text:span><text:span text:style-name="T108">@Logged</text:span><text:span text:style-name="T107">. <text:s/>Then add it to classes like this:</text:span></text:p>
              <text:p text:style-name="P19"><text:span text:style-name="T114"><text:s text:c="4"/></text:span><text:span text:style-name="T115">public</text:span><text:span text:style-name="T116"> </text:span><text:span text:style-name="T115">class</text:span><text:span text:style-name="T116"> Mailer {</text:span></text:p>
              <text:p text:style-name="P81"><text:span text:style-name="T117"><text:tab/></text:span><text:span text:style-name="T118">@</text:span><text:span text:style-name="T117">Logger</text:span></text:p>
              <text:p text:style-name="P81"><text:span text:style-name="T117"><text:tab/></text:span><text:span text:style-name="T119">public</text:span><text:span text:style-name="T117"> </text:span><text:span text:style-name="T119">void</text:span><text:span text:style-name="T117"> sendMessage(String </text:span><text:span text:style-name="T120">msg</text:span><text:span text:style-name="T117">); </text:span><text:span text:style-name="T121">// Logged</text:span></text:p>
              <text:p text:style-name="P81"><text:span text:style-name="T117"><text:tab/></text:span></text:p>
              <text:p text:style-name="P81"><text:span text:style-name="T117"><text:tab/></text:span><text:span text:style-name="T119">public</text:span><text:span text:style-name="T117"> URL getServerUrl(); <text:s text:c="10"/></text:span><text:span text:style-name="T121">// Not logged</text:span></text:p>
              <text:p text:style-name="P19"><text:span text:style-name="T116"><text:s text:c="2"/></text:span><text:span text:style-name="T116">}</text:span><text:span text:style-name="T122"> </text:span></text:p>
              <text:p text:style-name="P19"><text:span text:style-name="T107">Ask the class what the pointcut expression is to match any @Logged method:</text:span></text:p>
              <text:p text:style-name="P19"><text:span text:style-name="T113"><text:tab/></text:span><text:span text:style-name="T113">execution( @example.Logger * *(..) ) </text:span></text:p>
              <text:p text:style-name="P19"><text:span text:style-name="T107">Matches any method </text:span><text:span text:style-name="T123">but only if</text:span><text:span text:style-name="T107"> it is annotated with </text:span><text:span text:style-name="T108">@Logged</text:span><text:span text:style-name="T107">. <text:s/>So </text:span><text:span text:style-name="T108">sendMessage</text:span><text:span text:style-name="T107"> is logged, </text:span><text:span text:style-name="T108">getserverUrl</text:span><text:span text:style-name="T107"> is not. Simple, easy and no pointcut expression guru required!</text:span></text:p>
              <text:p text:style-name="P19"><text:span text:style-name="T107">BTW – use opportunity to ensure they understand that there are typically </text:span><text:span text:style-name="T113">TWO</text:span><text:span text:style-name="T107"> closing brackets in a pointcut expression. <text:s/>One closes the </text:span><text:span text:style-name="T108">method</text:span><text:span text:style-name="T107">, the other </text:span><text:span text:style-name="T108">execution()</text:span><text:span text:style-name="T107">. <text:s/>Students often forget this in he ;ab.</text:span></text:p>
              <text:p text:style-name="P19"><text:span text:style-name="T107"/></text:p>
            </draw:text-box>
          </draw:frame>
        </presentation:notes>
      </draw:page>
      <draw:page draw:name="page32" draw:style-name="dp1" draw:master-page-name="Default" presentation:presentation-page-layout-name="AL2T1">
        <office:forms form:automatic-focus="false" form:apply-design-mode="false"/>
        <draw:frame presentation:style-name="pr22" draw:text-style-name="P35" draw:layer="layout" svg:width="22.86cm" svg:height="3.175cm" svg:x="1.27cm" svg:y="0.762cm" presentation:class="title">
          <draw:text-box>
            <text:p text:style-name="P19"><text:span text:style-name="T124">Execution Expression Examples</text:span><text:span text:style-name="T124"><text:line-break/></text:span><text:span text:style-name="T102">Working with Packages</text:span></text:p>
          </draw:text-box>
        </draw:frame>
        <draw:frame presentation:style-name="pr44" draw:layer="layout" svg:width="22.86cm" svg:height="1.65cm" svg:x="1.27cm" svg:y="7.794cm" presentation:class="outline" presentation:user-transformed="true">
          <draw:text-box>
            <text:p xml:id="id69" text:id="id69"><text:span text:style-name="T103">execution(* rewards..restaurant.*.*(..))</text:span></text:p>
          </draw:text-box>
        </draw:frame>
        <draw:frame presentation:style-name="pr44" draw:text-style-name="P79" draw:layer="layout" svg:width="22.86cm" svg:height="1.65cm" svg:x="1.424cm" svg:y="5.254cm" presentation:class="outline" presentation:user-transformed="true">
          <draw:text-box>
            <text:list text:style-name="L5">
              <text:list-item>
                <text:p xml:id="id68" text:id="id68"><text:span text:style-name="T28">There is one directory between rewards and restaurant</text:span></text:p>
              </text:list-item>
            </text:list>
          </draw:text-box>
        </draw:frame>
        <draw:frame presentation:style-name="pr45" draw:layer="layout" svg:width="22.86cm" svg:height="1.524cm" svg:x="1.27cm" svg:y="4.31cm" presentation:class="outline" presentation:user-transformed="true">
          <draw:text-box>
            <text:p text:style-name="P58"><text:span text:style-name="T103">execution(* rewards.*.restaurant.*.*(..))</text:span></text:p>
          </draw:text-box>
        </draw:frame>
        <draw:frame presentation:style-name="pr46" draw:text-style-name="P79" draw:layer="layout" svg:width="22.86cm" svg:height="2.286cm" svg:x="1.37cm" svg:y="8.89cm" presentation:class="outline" presentation:user-transformed="true">
          <draw:text-box>
            <text:list text:style-name="L5">
              <text:list-item>
                <text:p xml:id="id70" text:id="id70"><text:span text:style-name="T28">There may be several directories between rewards </text:span><text:span text:style-name="T28"><text:line-break/></text:span><text:span text:style-name="T28">and restaurant</text:span></text:p>
              </text:list-item>
            </text:list>
          </draw:text-box>
        </draw:frame>
        <draw:frame presentation:style-name="pr47" draw:layer="layout" svg:width="22.86cm" svg:height="1.523cm" svg:x="1.27cm" svg:y="12.163cm" presentation:class="outline" presentation:user-transformed="true">
          <draw:text-box>
            <text:p xml:id="id71" text:id="id71"><text:span text:style-name="T103">execution(* *..restaurant.*.*(..))</text:span></text:p>
          </draw:text-box>
        </draw:frame>
        <draw:frame presentation:style-name="pr44" draw:text-style-name="P79" draw:layer="layout" svg:width="22.86cm" svg:height="1.65cm" svg:x="1.37cm" svg:y="13.26cm" presentation:class="outline" presentation:user-transformed="true">
          <draw:text-box>
            <text:list text:style-name="L5">
              <text:list-item>
                <text:p xml:id="id72" text:id="id72"><text:span text:style-name="T28">Any sub-package called restauran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72" anim:sub-item="text"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2" presentation:class="page"/>
          <draw:frame presentation:style-name="pr9" draw:text-style-name="P8" draw:layer="layout" svg:width="15.239cm" svg:height="11.429cm" svg:x="1.905cm" svg:y="12.065cm" presentation:class="notes">
            <draw:text-box>
              <text:p><text:span text:style-name="T8">As soon as you introduce the classname (or a wild card for it) you need fully qualified classnames, or the default package is assumed and nothing ever matches.</text:span></text:p>
              <text:p><text:span text:style-name="T8">This means there are three components </text:span><text:span text:style-name="T125">package.class.method</text:span><text:span text:style-name="T8"> – or wildcards for any of them.</text:span></text:p>
              <text:p><text:span text:style-name="T8">To demonstrate this, cover-up the last * in the first example. <text:s/>This will still compile but never work:</text:span></text:p>
              <text:p text:style-name="P49"><text:span text:style-name="T126">execution(* rewards.*.restaurant.*(..))</text:span></text:p>
              <text:p><text:span text:style-name="T8">Ask the class what how it is interpreted. <text:s/>Any method in a class called restaurant. This is where reading right to left helps you see what you have actually written.</text:span></text:p>
              <text:p><text:span text:style-name="T8">Missing out the method wildcard is a common error (especially in the lab).</text:span></text:p>
              <text:p><text:span text:style-name="T127"/></text:p>
              <text:p><text:span text:style-name="T127">On the whiteboard, one last symbol:</text:span></text:p>
              <text:p><text:span text:style-name="T127"><text:s text:c="2"/></text:span><text:span text:style-name="T128">*.. = <text:s/>matches ZERO or MORE PACKAGES</text:span></text:p>
              <text:p><text:span text:style-name="T127">An expression with a leading .. </text:span><text:span text:style-name="T129">does not work.</text:span></text:p>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6" draw:layer="layout" svg:width="22.86cm" svg:height="8.639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text:span text:style-name="T4">Implementing Advice</text:span></text:p>
              </text:list-item>
              <text:list-item>
                <text:p>Lab</text:p>
              </text:list-item>
              <text:list-item>
                <text:p>Advanced Topics</text:p>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3" presentation:class="page"/>
          <draw:frame presentation:style-name="pr9" draw:text-style-name="P8" draw:layer="layout" svg:width="15.239cm" svg:height="11.429cm" svg:x="1.905cm" svg:y="12.065cm" presentation:class="notes">
            <draw:text-box>
              <text:p text:style-name="P19"><text:span text:style-name="T8">This is a good point to break if the class are finding this section hard.</text:span></text:p>
            </draw:text-box>
          </draw:frame>
        </presentation:notes>
      </draw:page>
      <draw:page draw:name="Advice Types: Before"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dvice Types: Before</text:p>
          </draw:text-box>
        </draw:frame>
        <draw:line draw:name="Line 21" draw:style-name="gr88" draw:text-style-name="P10" draw:layer="layout" svg:x1="6.711cm" svg:y1="6.124cm" svg:x2="6.697cm" svg:y2="15.521cm">
          <text:p/>
        </draw:line>
        <draw:custom-shape draw:name="Rectangle 97" draw:style-name="gr89" draw:text-style-name="P9" draw:layer="layout" svg:width="0.398cm" svg:height="7.201cm" svg:x="6.499cm" svg:y="7.121cm">
          <text:p/>
          <draw:enhanced-geometry svg:viewBox="0 0 21600 21600" draw:type="rectangle" draw:enhanced-path="M 0 0 L 21600 0 21600 21600 0 21600 0 0 Z N"/>
        </draw:custom-shape>
        <draw:custom-shape draw:name="Rectangle 26" draw:style-name="gr90" draw:text-style-name="P82" draw:layer="layout" svg:width="4.604cm" svg:height="1.2cm" svg:x="10.097cm" svg:y="5.123cm">
          <text:p text:style-name="P47"><text:span text:style-name="T130">BeforeAdvice</text:span></text:p>
          <draw:enhanced-geometry svg:viewBox="0 0 21600 21600" draw:type="rectangle" draw:enhanced-path="M 0 0 L 21600 0 21600 21600 0 21600 0 0 Z N"/>
        </draw:custom-shape>
        <draw:custom-shape draw:name="Rectangle 19" draw:style-name="gr91" draw:text-style-name="P82" draw:layer="layout" svg:width="2.201cm" svg:height="1.195cm" svg:x="5.696cm" svg:y="5.123cm">
          <text:p text:style-name="P47"><text:span text:style-name="T131">Proxy</text:span></text:p>
          <draw:enhanced-geometry svg:viewBox="0 0 21600 21600" draw:type="rectangle" draw:enhanced-path="M 0 0 L 21600 0 21600 21600 0 21600 0 0 Z N"/>
        </draw:custom-shape>
        <draw:custom-shape draw:name="Rectangle 34" draw:style-name="gr92" draw:text-style-name="P82" draw:layer="layout" svg:width="3.003cm" svg:height="1.2cm" svg:x="16.897cm" svg:y="5.123cm">
          <text:p text:style-name="P47"><text:span text:style-name="T88">Target</text:span></text:p>
          <draw:enhanced-geometry svg:viewBox="0 0 21600 21600" draw:type="rectangle" draw:enhanced-path="M 0 0 L 21600 0 21600 21600 0 21600 0 0 Z N"/>
        </draw:custom-shape>
        <draw:line draw:style-name="gr93" draw:text-style-name="P10" draw:layer="layout" svg:x1="6.9cm" svg:y1="8.426cm" svg:x2="12.095cm" svg:y2="8.426cm">
          <text:p/>
        </draw:line>
        <draw:line draw:style-name="gr94" draw:text-style-name="P10" draw:layer="layout" svg:x1="6.896cm" svg:y1="10.922cm" svg:x2="18.295cm" svg:y2="10.922cm">
          <text:p/>
        </draw:line>
        <draw:line draw:style-name="gr95" draw:text-style-name="P10" draw:layer="layout" svg:x1="3.694cm" svg:y1="7.121cm" svg:x2="6.499cm" svg:y2="7.121cm">
          <text:p/>
        </draw:line>
        <draw:line draw:style-name="gr96" draw:text-style-name="P10" draw:layer="layout" svg:x1="18.294cm" svg:y1="12.523cm" svg:x2="6.895cm" svg:y2="12.523cm">
          <text:p/>
        </draw:line>
        <draw:line draw:style-name="gr97" draw:text-style-name="P10" draw:layer="layout" svg:x1="6.494cm" svg:y1="14.322cm" svg:x2="3.693cm" svg:y2="14.322cm">
          <text:p/>
        </draw:line>
        <draw:line draw:name="Line 21" draw:style-name="gr88" draw:text-style-name="P10" draw:layer="layout" svg:x1="12.298cm" svg:y1="6.323cm" svg:x2="12.284cm" svg:y2="15.72cm">
          <text:p/>
        </draw:line>
        <draw:custom-shape draw:name="Rectangle 96" draw:style-name="gr89" draw:text-style-name="P9" draw:layer="layout" svg:width="0.401cm" svg:height="1.306cm" svg:x="12.095cm" svg:y="8.32cm">
          <text:p/>
          <draw:enhanced-geometry svg:viewBox="0 0 21600 21600" draw:type="rectangle" draw:enhanced-path="M 0 0 L 21600 0 21600 21600 0 21600 0 0 Z N"/>
        </draw:custom-shape>
        <draw:line draw:name="Line 21" draw:style-name="gr88" draw:text-style-name="P10" draw:layer="layout" svg:x1="18.497cm" svg:y1="6.327cm" svg:x2="18.484cm" svg:y2="15.724cm">
          <text:p/>
        </draw:line>
        <draw:custom-shape draw:name="Rectangle 97" draw:style-name="gr89" draw:text-style-name="P9" draw:layer="layout" svg:width="0.401cm" svg:height="1.601cm" svg:x="18.294cm" svg:y="10.922cm">
          <text:p/>
          <draw:enhanced-geometry svg:viewBox="0 0 21600 21600" draw:type="rectangle" draw:enhanced-path="M 0 0 L 21600 0 21600 21600 0 21600 0 0 Z N"/>
        </draw:custom-shape>
        <draw:line draw:style-name="gr98" draw:text-style-name="P10" draw:layer="layout" svg:x1="12.094cm" svg:y1="9.625cm" svg:x2="6.895cm" svg:y2="9.625cm">
          <text:p/>
        </draw:lin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4" presentation:class="page"/>
          <draw:frame presentation:style-name="pr12" draw:text-style-name="P14" draw:layer="layout" svg:width="15.239cm" svg:height="11.429cm" svg:x="1.905cm" svg:y="12.065cm" presentation:class="notes">
            <draw:text-box>
              <text:p text:style-name="P13"><text:span text:style-name="T20">A common behavior of a BeforeAdvice is to throw an exception, thus preventing the target method from being invoked (security for example).</text:span></text:p>
              <text:p text:style-name="P13"><text:span text:style-name="T20">If you do throw an exception in any aspect it must be an exception the target method is defined to throw (otherwise there will be no catch for it). <text:s/>Easiest to throw unchecked exceptions. <text:s/>The Proxy will raise an exception of its own if you throw an illegal exception in you aspect.</text:span></text:p>
              <text:p text:style-name="P13"><text:span text:style-name="T20"/></text:p>
              <text:p text:style-name="P13"><text:span text:style-name="T20">It is worth reiterating that with AspectJ there is no separate proxy and target object, but the general idea for each advice type is the same. <text:s/>In fact the advice is part of the proxy.</text:span></text:p>
              <text:p text:style-name="P13"><text:span text:style-name="T20">Also with AspectJ, an advice can be applied to more join point types (cflow, call … not just method execution as with proxies).</text:span></text:p>
            </draw:text-box>
          </draw:frame>
        </presentation:notes>
      </draw:page>
      <draw:page draw:name="page3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Before Advice Example</text:p>
          </draw:text-box>
        </draw:frame>
        <draw:frame presentation:style-name="pr48" draw:layer="layout" svg:width="22.86cm" svg:height="12.109cm" svg:x="1.27cm" svg:y="4.445cm" presentation:class="outline">
          <draw:text-box>
            <text:list text:style-name="L5">
              <text:list-item>
                <text:p>Use <text:span text:style-name="T6">@Before</text:span> annotation</text:p>
                <text:p/>
                <text:p/>
                <text:p/>
                <text:p/>
                <text:p/>
                <text:p/>
                <text:p/>
              </text:list-item>
              <text:list-item>
                <text:p xml:id="id73" text:id="id73"><text:span text:style-name="T4">Note:</text:span> if the advice throws an exception, target will not be called – this is a valid use of a <text:span text:style-name="T6">Before Advice</text:span></text:p>
              </text:list-item>
            </text:list>
          </draw:text-box>
        </draw:frame>
        <draw:frame presentation:style-name="pr49" draw:text-style-name="P40" draw:layer="layout" svg:width="21.59cm" svg:height="7.926cm" svg:x="1.905cm" svg:y="5.985cm" presentation:class="outline" presentation:user-transformed="true">
          <draw:text-box>
            <text:p text:style-name="P39"><text:span text:style-name="T132">@Aspect</text:span></text:p>
            <text:p text:style-name="P39"><text:span text:style-name="T44">public class</text:span><text:span text:style-name="T42"> PropertyChangeTracker {</text:span></text:p>
            <text:p text:style-name="P39"><text:span text:style-name="T44"><text:s text:c="4"/></text:span><text:span text:style-name="T44">private</text:span><text:span text:style-name="T42"> Logger logger = Logger.getLogger(getClass());</text:span></text:p>
            <text:p text:style-name="P39"><text:span text:style-name="T42"/></text:p>
            <text:p text:style-name="P39"><text:span text:style-name="T42"><text:s text:c="4"/></text:span><text:span text:style-name="T132">@Before</text:span><text:span text:style-name="T42">(</text:span><text:span text:style-name="T46">“</text:span><text:span text:style-name="T14">execution(void set*(*))</text:span><text:span text:style-name="T46">”</text:span><text:span text:style-name="T42">)</text:span></text:p>
            <text:p text:style-name="P39"><text:span text:style-name="T44"><text:s text:c="4"/></text:span><text:span text:style-name="T44">public void</text:span><text:span text:style-name="T42"> </text:span><text:span text:style-name="T13">trackChange()</text:span><text:span text:style-name="T42"> {</text:span></text:p>
            <text:p text:style-name="P39"><text:span text:style-name="T42"><text:s text:c="8"/></text:span><text:span text:style-name="T42">logger.info(</text:span><text:span text:style-name="T46">“Property about to change…”</text:span><text:span text:style-name="T42">); <text:s/></text:span></text:p>
            <text:p text:style-name="P39"><text:span text:style-name="T42"><text:s text:c="4"/></text:span><text:span text:style-name="T42">}</text:span></text:p>
            <text:p text:style-name="P39"><text:span text:style-name="T42">}</text:span></text:p>
          </draw:text-box>
        </draw:frame>
        <draw:custom-shape draw:name="Text Box 4" draw:style-name="gr99" draw:text-style-name="P17" draw:layer="layout" svg:width="10.668cm" svg:height="1.108cm" svg:x="13.37cm" svg:y="5.18cm">
          <text:p text:style-name="P83"><text:span text:style-name="T81">Track calls to all setter methods</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seq>
        </anim:par>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5" presentation:class="page"/>
          <draw:frame presentation:style-name="pr50" draw:text-style-name="P85" draw:layer="layout" svg:width="15.239cm" svg:height="11.429cm" svg:x="1.905cm" svg:y="12.065cm" presentation:class="notes">
            <draw:text-box>
              <text:p text:style-name="P19"><text:span text:style-name="T113">Warning: </text:span><text:span text:style-name="T133">This slide now builds, </text:span><text:span text:style-name="T113">Note</text:span><text:span text:style-name="T133"> appears on click.</text:span></text:p>
              <text:p text:style-name="P84"><text:span text:style-name="T113">Final note: U</text:span><text:span text:style-name="T107">sing a Before advice to guard a method is one possible use. We discussed this in the trainer notes on the previous slide – now here it is on the slide for students to remember later. </text:span></text:p>
              <text:p text:style-name="P84"><text:span text:style-name="T107"/></text:p>
              <text:p text:style-name="P84"><text:span text:style-name="T107">This is how a Security interceptor works. <text:s/>If you don't have permission, </text:span><text:span text:style-name="T108">AccessDeniedException</text:span><text:span text:style-name="T107"> is thrown and the protected method is never called.</text:span></text:p>
            </draw:text-box>
          </draw:frame>
        </presentation:notes>
      </draw:page>
      <draw:page draw:name="Advice Types: After Returning"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dvice Types:After Returning</text:p>
          </draw:text-box>
        </draw:frame>
        <draw:line draw:name="Line 21" draw:style-name="gr88" draw:text-style-name="P10" draw:layer="layout" svg:x1="6.711cm" svg:y1="6.124cm" svg:x2="6.697cm" svg:y2="15.521cm">
          <text:p/>
        </draw:line>
        <draw:custom-shape draw:name="Rectangle 97" draw:style-name="gr89" draw:text-style-name="P9" draw:layer="layout" svg:width="0.398cm" svg:height="7.201cm" svg:x="6.499cm" svg:y="7.121cm">
          <text:p/>
          <draw:enhanced-geometry svg:viewBox="0 0 21600 21600" draw:type="rectangle" draw:enhanced-path="M 0 0 L 21600 0 21600 21600 0 21600 0 0 Z N"/>
        </draw:custom-shape>
        <draw:custom-shape draw:name="Rectangle 26" draw:style-name="gr90" draw:text-style-name="P82" draw:layer="layout" svg:width="6.602cm" svg:height="1.2cm" svg:x="8.897cm" svg:y="5.123cm">
          <text:p text:style-name="P47"><text:span text:style-name="T130">AfterReturningAdvice</text:span></text:p>
          <draw:enhanced-geometry svg:viewBox="0 0 21600 21600" draw:type="rectangle" draw:enhanced-path="M 0 0 L 21600 0 21600 21600 0 21600 0 0 Z N"/>
        </draw:custom-shape>
        <draw:custom-shape draw:name="Rectangle 19" draw:style-name="gr91" draw:text-style-name="P82" draw:layer="layout" svg:width="2.201cm" svg:height="1.195cm" svg:x="5.696cm" svg:y="5.123cm">
          <text:p text:style-name="P47"><text:span text:style-name="T131">Proxy</text:span></text:p>
          <draw:enhanced-geometry svg:viewBox="0 0 21600 21600" draw:type="rectangle" draw:enhanced-path="M 0 0 L 21600 0 21600 21600 0 21600 0 0 Z N"/>
        </draw:custom-shape>
        <draw:custom-shape draw:name="Rectangle 34" draw:style-name="gr92" draw:text-style-name="P82" draw:layer="layout" svg:width="3.003cm" svg:height="1.2cm" svg:x="16.897cm" svg:y="5.123cm">
          <text:p text:style-name="P47"><text:span text:style-name="T88">Target</text:span></text:p>
          <draw:enhanced-geometry svg:viewBox="0 0 21600 21600" draw:type="rectangle" draw:enhanced-path="M 0 0 L 21600 0 21600 21600 0 21600 0 0 Z N"/>
        </draw:custom-shape>
        <draw:line draw:style-name="gr100" draw:text-style-name="P10" draw:layer="layout" svg:x1="6.9cm" svg:y1="11.526cm" svg:x2="12.095cm" svg:y2="11.526cm">
          <text:p/>
        </draw:line>
        <draw:line draw:style-name="gr101" draw:text-style-name="P10" draw:layer="layout" svg:x1="6.896cm" svg:y1="8.325cm" svg:x2="18.295cm" svg:y2="8.325cm">
          <text:p/>
        </draw:line>
        <draw:line draw:style-name="gr102" draw:text-style-name="P10" draw:layer="layout" svg:x1="3.694cm" svg:y1="7.121cm" svg:x2="6.499cm" svg:y2="7.121cm">
          <text:p/>
        </draw:line>
        <draw:line draw:style-name="gr103" draw:text-style-name="P10" draw:layer="layout" svg:x1="18.294cm" svg:y1="9.925cm" svg:x2="6.895cm" svg:y2="9.925cm">
          <text:p/>
        </draw:line>
        <draw:line draw:style-name="gr104" draw:text-style-name="P10" draw:layer="layout" svg:x1="6.494cm" svg:y1="14.322cm" svg:x2="3.693cm" svg:y2="14.322cm">
          <text:p/>
        </draw:line>
        <draw:line draw:name="Line 21" draw:style-name="gr88" draw:text-style-name="P10" draw:layer="layout" svg:x1="12.298cm" svg:y1="6.323cm" svg:x2="12.284cm" svg:y2="15.72cm">
          <text:p/>
        </draw:line>
        <draw:custom-shape draw:name="Rectangle 96" draw:style-name="gr89" draw:text-style-name="P9" draw:layer="layout" svg:width="0.401cm" svg:height="1.306cm" svg:x="12.095cm" svg:y="11.42cm">
          <text:p/>
          <draw:enhanced-geometry svg:viewBox="0 0 21600 21600" draw:type="rectangle" draw:enhanced-path="M 0 0 L 21600 0 21600 21600 0 21600 0 0 Z N"/>
        </draw:custom-shape>
        <draw:line draw:name="Line 21" draw:style-name="gr88" draw:text-style-name="P10" draw:layer="layout" svg:x1="18.497cm" svg:y1="6.327cm" svg:x2="18.484cm" svg:y2="15.724cm">
          <text:p/>
        </draw:line>
        <draw:custom-shape draw:name="Rectangle 97" draw:style-name="gr89" draw:text-style-name="P9" draw:layer="layout" svg:width="0.401cm" svg:height="1.601cm" svg:x="18.294cm" svg:y="8.325cm">
          <text:p/>
          <draw:enhanced-geometry svg:viewBox="0 0 21600 21600" draw:type="rectangle" draw:enhanced-path="M 0 0 L 21600 0 21600 21600 0 21600 0 0 Z N"/>
        </draw:custom-shape>
        <draw:line draw:style-name="gr105" draw:text-style-name="P10" draw:layer="layout" svg:x1="12.094cm" svg:y1="12.725cm" svg:x2="6.895cm" svg:y2="12.725cm">
          <text:p/>
        </draw:line>
        <draw:custom-shape draw:style-name="gr106" draw:text-style-name="P17" draw:layer="layout" svg:width="5.408cm" svg:height="1.023cm" svg:x="12.486cm" svg:y="8.924cm">
          <text:p text:style-name="P11"><text:span text:style-name="T88">Successful return</text:span></text:p>
          <draw:enhanced-geometry svg:viewBox="0 0 21600 21600" draw:type="mso-spt202" draw:enhanced-path="M 0 0 L 21600 0 21600 21600 0 21600 0 0 Z N"/>
        </draw:custom-shap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6" presentation:class="page"/>
          <draw:frame presentation:style-name="pr9" draw:text-style-name="P8" draw:layer="layout" svg:width="15.239cm" svg:height="11.429cm" svg:x="1.905cm" svg:y="12.065cm" presentation:class="notes" presentation:placeholder="true">
            <draw:text-box/>
          </draw:frame>
        </presentation:notes>
      </draw:page>
      <draw:page draw:name="After Returning Advice - Example"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fter Returning Advice - Example</text:p>
          </draw:text-box>
        </draw:frame>
        <draw:custom-shape draw:name="Rectangle 3" draw:style-name="gr107" draw:text-style-name="P56" draw:layer="layout" svg:width="22.437cm" svg:height="6.817cm" svg:x="1.903cm" svg:y="8.677cm">
          <text:p text:style-name="P56"><text:span text:style-name="T132"/></text:p>
          <text:p text:style-name="P56"><text:span text:style-name="T132">@AfterReturning</text:span><text:span text:style-name="T42">(value=</text:span><text:span text:style-name="T46">“</text:span><text:span text:style-name="T14">execution(* service..*.*(..))</text:span><text:span text:style-name="T46">”</text:span><text:span text:style-name="T42">,</text:span></text:p>
          <text:p text:style-name="P56"><text:span text:style-name="T42"><text:s text:c="28"/></text:span><text:span text:style-name="T42">returning=</text:span><text:span text:style-name="T46">“reward”</text:span><text:span text:style-name="T42">)</text:span></text:p>
          <text:p text:style-name="P56"><text:span text:style-name="T44">public void</text:span><text:span text:style-name="T42"> </text:span><text:span text:style-name="T13">audit(JoinPoint jp, Reward</text:span><text:span text:style-name="T42"> reward</text:span><text:span text:style-name="T13">)</text:span><text:span text:style-name="T42"> {</text:span></text:p>
          <text:p text:style-name="P56"><text:span text:style-name="T42"><text:s text:c="4"/></text:span><text:span text:style-name="T134">auditService</text:span><text:span text:style-name="T42">.logEvent(jp.getSignature() +</text:span></text:p>
          <text:p text:style-name="P56"><text:span text:style-name="T42"><text:s text:c="8"/></text:span><text:span text:style-name="T46">“ </text:span><text:span text:style-name="T46">returns the following reward object :” <text:s/></text:span><text:span text:style-name="T135">+ reward.toString() </text:span><text:span text:style-name="T42">);</text:span></text:p>
          <text:p text:style-name="P56"><text:span text:style-name="T42">}</text:span></text:p>
          <text:p text:style-name="P56"><text:span text:style-name="T42"/></text:p>
          <draw:enhanced-geometry svg:viewBox="0 0 21600 21600" draw:type="rectangle" draw:enhanced-path="M 0 0 L 21600 0 21600 21600 0 21600 0 0 Z N"/>
        </draw:custom-shape>
        <draw:custom-shape draw:name="Text Box 4" draw:style-name="gr99" draw:text-style-name="P17" draw:layer="layout" svg:width="12.278cm" svg:height="1.955cm" svg:x="11.684cm" svg:y="6.969cm">
          <text:p text:style-name="P17"><text:span text:style-name="T81">Audit all operations in the </text:span><text:span text:style-name="T136">service</text:span><text:span text:style-name="T136"><text:line-break/></text:span><text:span text:style-name="T81">package that return a </text:span><text:span text:style-name="T136">Reward</text:span><text:span text:style-name="T81"> object</text:span></text:p>
          <draw:enhanced-geometry svg:viewBox="0 0 21600 21600" draw:type="mso-spt202" draw:enhanced-path="M 0 0 L 21600 0 21600 21600 0 21600 0 0 Z N"/>
        </draw:custom-shape>
        <draw:frame presentation:style-name="pr43" draw:layer="layout" svg:width="22.86cm" svg:height="11.309cm" svg:x="1.27cm" svg:y="4.445cm" presentation:class="outline">
          <draw:text-box>
            <text:list text:style-name="L5">
              <text:list-item>
                <text:p>Use <text:span text:style-name="T6">@AfterReturning</text:span> annotation with the <text:span text:style-name="T6">returning</text:span> attribute</text:p>
              </text:list-item>
            </text:list>
          </draw:text-box>
        </draw:frame>
        <presentation:notes draw:style-name="dp3">
          <draw:page-thumbnail draw:style-name="gr1" draw:layer="layout" svg:width="13cm" svg:height="9.75cm" svg:x="3.025cm" svg:y="1.93cm" draw:page-number="37" presentation:class="page"/>
          <draw:frame presentation:style-name="pr51" draw:text-style-name="P14" draw:layer="layout" svg:width="16.637cm" svg:height="12.573cm" svg:x="1.207cm" svg:y="12.065cm" presentation:class="notes" presentation:user-transformed="true">
            <draw:text-box>
              <text:p text:style-name="P13"><text:span text:style-name="T137">This is the first time we show the ‘value=“xxx”’ style which allows us to set the pointcut expression when there are also other values. Make sure the class is clear on this.</text:span></text:p>
              <text:p text:style-name="P13"><text:span text:style-name="T137">Advice invoked if 1) pointcut expression matches and 2) if the value returned from the method matches the type of </text:span><text:span text:style-name="T138">reward</text:span><text:span text:style-name="T137"> – from the advice signature reward is of type Reward.</text:span></text:p>
              <text:p text:style-name="P13"><text:span text:style-name="T137">Can modify the returning object (buy calling any method on it) but cannot return a different object (need an @Around for that).</text:span></text:p>
              <text:p text:style-name="P13"><text:span text:style-name="T137"/></text:p>
              <text:p text:style-name="P13"><text:span text:style-name="T137">BTW, imagine the pointcut expression above as a regular-expression – escaping periods/full-stops <text:s/>everywhere!</text:span></text:p>
              <text:p text:style-name="P13"><text:span text:style-name="T137"/></text:p>
              <text:p text:style-name="P13"><text:span text:style-name="T137">There is another example in the advanced section showing an annotated return type – look for the </text:span><text:span text:style-name="T138">@Sensitive MedicalRecord</text:span><text:span text:style-name="T137"> example. </text:span></text:p>
            </draw:text-box>
          </draw:frame>
        </presentation:notes>
      </draw:page>
      <draw:page draw:name="Advice Types: After Throwing"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dvice Types: After Throwing</text:p>
          </draw:text-box>
        </draw:frame>
        <draw:line draw:name="Line 21" draw:style-name="gr88" draw:text-style-name="P10" draw:layer="layout" svg:x1="6.711cm" svg:y1="6.124cm" svg:x2="6.697cm" svg:y2="15.521cm">
          <text:p/>
        </draw:line>
        <draw:custom-shape draw:name="Rectangle 97" draw:style-name="gr89" draw:text-style-name="P9" draw:layer="layout" svg:width="0.398cm" svg:height="7.201cm" svg:x="6.499cm" svg:y="7.121cm">
          <text:p/>
          <draw:enhanced-geometry svg:viewBox="0 0 21600 21600" draw:type="rectangle" draw:enhanced-path="M 0 0 L 21600 0 21600 21600 0 21600 0 0 Z N"/>
        </draw:custom-shape>
        <draw:custom-shape draw:name="Rectangle 26" draw:style-name="gr90" draw:text-style-name="P82" draw:layer="layout" svg:width="6.602cm" svg:height="1.2cm" svg:x="8.897cm" svg:y="5.123cm">
          <text:p text:style-name="P47"><text:span text:style-name="T130">AfterThrowingAdvice</text:span></text:p>
          <draw:enhanced-geometry svg:viewBox="0 0 21600 21600" draw:type="rectangle" draw:enhanced-path="M 0 0 L 21600 0 21600 21600 0 21600 0 0 Z N"/>
        </draw:custom-shape>
        <draw:custom-shape draw:name="Rectangle 19" draw:style-name="gr91" draw:text-style-name="P82" draw:layer="layout" svg:width="2.201cm" svg:height="1.195cm" svg:x="5.696cm" svg:y="5.123cm">
          <text:p text:style-name="P47"><text:span text:style-name="T131">Proxy</text:span></text:p>
          <draw:enhanced-geometry svg:viewBox="0 0 21600 21600" draw:type="rectangle" draw:enhanced-path="M 0 0 L 21600 0 21600 21600 0 21600 0 0 Z N"/>
        </draw:custom-shape>
        <draw:custom-shape draw:name="Rectangle 34" draw:style-name="gr92" draw:text-style-name="P82" draw:layer="layout" svg:width="3.003cm" svg:height="1.2cm" svg:x="16.897cm" svg:y="5.123cm">
          <text:p text:style-name="P47"><text:span text:style-name="T88">Target</text:span></text:p>
          <draw:enhanced-geometry svg:viewBox="0 0 21600 21600" draw:type="rectangle" draw:enhanced-path="M 0 0 L 21600 0 21600 21600 0 21600 0 0 Z N"/>
        </draw:custom-shape>
        <draw:line draw:style-name="gr108" draw:text-style-name="P10" draw:layer="layout" svg:x1="6.9cm" svg:y1="11.526cm" svg:x2="12.095cm" svg:y2="11.526cm">
          <text:p/>
        </draw:line>
        <draw:line draw:style-name="gr109" draw:text-style-name="P10" draw:layer="layout" svg:x1="6.896cm" svg:y1="8.325cm" svg:x2="18.295cm" svg:y2="8.325cm">
          <text:p/>
        </draw:line>
        <draw:line draw:style-name="gr110" draw:text-style-name="P10" draw:layer="layout" svg:x1="3.694cm" svg:y1="7.121cm" svg:x2="6.499cm" svg:y2="7.121cm">
          <text:p/>
        </draw:line>
        <draw:line draw:style-name="gr111" draw:text-style-name="P10" draw:layer="layout" svg:x1="18.294cm" svg:y1="9.924cm" svg:x2="6.895cm" svg:y2="9.924cm">
          <text:p/>
        </draw:line>
        <draw:line draw:style-name="gr112" draw:text-style-name="P10" draw:layer="layout" svg:x1="6.494cm" svg:y1="14.322cm" svg:x2="3.693cm" svg:y2="14.322cm">
          <text:p/>
        </draw:line>
        <draw:line draw:name="Line 21" draw:style-name="gr88" draw:text-style-name="P10" draw:layer="layout" svg:x1="12.298cm" svg:y1="6.323cm" svg:x2="12.284cm" svg:y2="15.72cm">
          <text:p/>
        </draw:line>
        <draw:custom-shape draw:name="Rectangle 96" draw:style-name="gr89" draw:text-style-name="P9" draw:layer="layout" svg:width="0.401cm" svg:height="1.306cm" svg:x="12.095cm" svg:y="11.42cm">
          <text:p/>
          <draw:enhanced-geometry svg:viewBox="0 0 21600 21600" draw:type="rectangle" draw:enhanced-path="M 0 0 L 21600 0 21600 21600 0 21600 0 0 Z N"/>
        </draw:custom-shape>
        <draw:line draw:name="Line 21" draw:style-name="gr88" draw:text-style-name="P10" draw:layer="layout" svg:x1="18.497cm" svg:y1="6.327cm" svg:x2="18.484cm" svg:y2="15.724cm">
          <text:p/>
        </draw:line>
        <draw:custom-shape draw:name="Rectangle 97" draw:style-name="gr89" draw:text-style-name="P9" draw:layer="layout" svg:width="0.401cm" svg:height="1.601cm" svg:x="18.294cm" svg:y="8.325cm">
          <text:p/>
          <draw:enhanced-geometry svg:viewBox="0 0 21600 21600" draw:type="rectangle" draw:enhanced-path="M 0 0 L 21600 0 21600 21600 0 21600 0 0 Z N"/>
        </draw:custom-shape>
        <draw:line draw:style-name="gr113" draw:text-style-name="P10" draw:layer="layout" svg:x1="12.094cm" svg:y1="12.725cm" svg:x2="6.895cm" svg:y2="12.725cm">
          <text:p/>
        </draw:line>
        <draw:custom-shape draw:style-name="gr106" draw:text-style-name="P17" draw:layer="layout" svg:width="3.537cm" svg:height="1.023cm" svg:x="14.705cm" svg:y="8.924cm">
          <text:p text:style-name="P11"><text:span text:style-name="T139">Exception</text:span></text:p>
          <draw:enhanced-geometry svg:viewBox="0 0 21600 21600" draw:type="mso-spt202" draw:enhanced-path="M 0 0 L 21600 0 21600 21600 0 21600 0 0 Z N"/>
        </draw:custom-shap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8" presentation:class="page"/>
          <draw:frame presentation:style-name="pr9" draw:text-style-name="P8" draw:layer="layout" svg:width="15.239cm" svg:height="11.429cm" svg:x="1.905cm" svg:y="12.065cm" presentation:class="notes" presentation:placeholder="true">
            <draw:text-box/>
          </draw:frame>
        </presentation:notes>
      </draw:page>
      <draw:page draw:name="Example: After Throwing Advice" draw:style-name="dp1" draw:master-page-name="Default" presentation:presentation-page-layout-name="AL2T1">
        <office:forms form:automatic-focus="false" form:apply-design-mode="false"/>
        <draw:frame presentation:style-name="pr52" draw:layer="layout" svg:width="22.86cm" svg:height="1.615cm" svg:x="1.27cm" svg:y="1.542cm" presentation:class="title" presentation:user-transformed="true">
          <draw:text-box>
            <text:p>After Throwing Advice - Example</text:p>
          </draw:text-box>
        </draw:frame>
        <draw:custom-shape draw:name="Rectangle 4" draw:style-name="gr107" draw:text-style-name="P56" draw:layer="layout" svg:width="23.143cm" svg:height="5.934cm" svg:x="1.198cm" svg:y="9.752cm">
          <text:p text:style-name="P56"><text:span text:style-name="T132"/></text:p>
          <text:p text:style-name="P56"><text:span text:style-name="T132">@AfterThrowing</text:span><text:span text:style-name="T42">(value=</text:span><text:span text:style-name="T46">“</text:span><text:span text:style-name="T14">execution(* *..Repository.*(..))</text:span><text:span text:style-name="T46">”</text:span><text:span text:style-name="T42">, throwing=</text:span><text:span text:style-name="T46">“e”</text:span><text:span text:style-name="T42">)</text:span></text:p>
          <text:p text:style-name="P56"><text:span text:style-name="T44">public void</text:span><text:span text:style-name="T42"> </text:span><text:span text:style-name="T13">report(JoinPoint jp, DataAccess</text:span><text:span text:style-name="T42">Exception e</text:span><text:span text:style-name="T13">)</text:span><text:span text:style-name="T42"> { </text:span></text:p>
          <text:p text:style-name="P56"><text:span text:style-name="T42"><text:s text:c="4"/></text:span><text:span text:style-name="T46">mailService</text:span><text:span text:style-name="T42">.emailFailure(“Exception in repository”, jp, e);</text:span></text:p>
          <text:p text:style-name="P56"><text:span text:style-name="T42">}</text:span></text:p>
          <draw:enhanced-geometry svg:viewBox="0 0 21600 21600" draw:type="rectangle" draw:enhanced-path="M 0 0 L 21600 0 21600 21600 0 21600 0 0 Z N"/>
        </draw:custom-shape>
        <draw:custom-shape draw:name="Text Box 5" draw:style-name="gr99" draw:text-style-name="P17" draw:layer="layout" svg:width="16.764cm" svg:height="1.955cm" svg:x="7.974cm" svg:y="8.736cm">
          <text:p text:style-name="P83"><text:span text:style-name="T81">Send an email every time a Repository class throws an exception of type DataAccessException</text:span></text:p>
          <draw:enhanced-geometry svg:viewBox="0 0 21600 21600" draw:type="mso-spt202" draw:enhanced-path="M 0 0 L 21600 0 21600 21600 0 21600 0 0 Z N"/>
        </draw:custom-shape>
        <draw:frame presentation:style-name="pr43" draw:layer="layout" svg:width="22.86cm" svg:height="11.309cm" svg:x="1.27cm" svg:y="4.445cm" presentation:class="outline">
          <draw:text-box>
            <text:list text:style-name="L5">
              <text:list-item>
                <text:p>Use <text:span text:style-name="T6">@AfterThrowing</text:span> annotation with the <text:span text:style-name="T6">throwing</text:span> attribute</text:p>
                <text:list>
                  <text:list-item>
                    <text:p>Only invokes advice if the right exception type is thrown</text:p>
                  </text:list-item>
                </text:list>
              </text:list-item>
            </text:list>
          </draw:text-box>
        </draw:fram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39" presentation:class="page"/>
          <draw:frame presentation:style-name="pr12" draw:text-style-name="P14" draw:layer="layout" svg:width="15.239cm" svg:height="11.429cm" svg:x="1.905cm" svg:y="12.065cm" presentation:class="notes">
            <draw:text-box>
              <text:p text:style-name="P13"><text:span text:style-name="T107">Yes, this does a runtime check against the exception type that was actually thrown. No way to avoid this with a proxy. This is more expensive than most other (non-throws) advice.</text:span></text:p>
              <text:p text:style-name="P13"><text:span text:style-name="T107">Compare to</text:span></text:p>
              <text:p><text:span text:style-name="T140">execution(* *..Repository+.*(..) throws DataAccessException)</text:span></text:p>
              <text:p><text:span text:style-name="T141">Putting the throws in the pointcut expression matches methods with this signature regardless of whether the exception is thrown.</text:span></text:p>
              <text:p><text:span text:style-name="T141">Using an AfterThrowing, an exception must actually have been thrown. <text:s/>Also:</text:span></text:p>
              <text:list text:style-name="L8">
                <text:list-item>
                  <text:p><text:span text:style-name="T141">DataAccessException is an unchecked exception, so it would not typically referenced in a throws clause</text:span></text:p>
                </text:list-item>
                <text:list-item>
                  <text:p><text:span text:style-name="T141">DataAccessException is an abstract class, so this </text:span><text:span text:style-name="T142">will</text:span><text:span text:style-name="T141"> catch any sub-type that is thrown</text:span></text:p>
                </text:list-item>
              </text:list>
            </draw:text-box>
          </draw:frame>
        </presentation:notes>
      </draw:page>
      <draw:page draw:name="page40"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fter Throwing Advice - Propagation</text:p>
          </draw:text-box>
        </draw:frame>
        <draw:custom-shape draw:name="Rectangle 4" draw:style-name="gr107" draw:text-style-name="P56" draw:layer="layout" svg:width="23.143cm" svg:height="5.391cm" svg:x="1.198cm" svg:y="8.317cm">
          <text:p text:style-name="P56"><text:span text:style-name="T132">@AfterThrowing</text:span><text:span text:style-name="T42">(value=</text:span><text:span text:style-name="T46">“</text:span><text:span text:style-name="T14">execution(* *..Repository.*(..))</text:span><text:span text:style-name="T46">”</text:span><text:span text:style-name="T42">, throwing=</text:span><text:span text:style-name="T46">“e”</text:span><text:span text:style-name="T42">)</text:span></text:p>
          <text:p text:style-name="P56"><text:span text:style-name="T44">public void</text:span><text:span text:style-name="T42"> </text:span><text:span text:style-name="T13">report(JoinPoint jp, DataAccess</text:span><text:span text:style-name="T42">Exception e</text:span><text:span text:style-name="T13">)</text:span><text:span text:style-name="T42"> { </text:span></text:p>
          <text:p text:style-name="P56"><text:span text:style-name="T42"><text:s text:c="4"/></text:span><text:span text:style-name="T46">mailService</text:span><text:span text:style-name="T42">.emailFailure(“Exception in repository”, jp, e);</text:span></text:p>
          <text:p text:style-name="P56"><text:span text:style-name="T42"><text:s text:c="4"/></text:span><text:span text:style-name="T143">throw</text:span><text:span text:style-name="T42"> new RewardsException(e);</text:span></text:p>
          <text:p text:style-name="P56"><text:span text:style-name="T42">}</text:span></text:p>
          <draw:enhanced-geometry svg:viewBox="0 0 21600 21600" draw:type="rectangle" draw:enhanced-path="M 0 0 L 21600 0 21600 21600 0 21600 0 0 Z N"/>
        </draw:custom-shape>
        <draw:frame presentation:style-name="pr43" draw:layer="layout" svg:width="22.86cm" svg:height="11.309cm" svg:x="1.27cm" svg:y="4.445cm" presentation:class="outline">
          <draw:text-box>
            <text:list text:style-name="L5">
              <text:list-item>
                <text:p>The @AfterThrowing advice will not stop the exception from propagating</text:p>
                <text:list>
                  <text:list-item>
                    <text:p><text:span text:style-name="T81">However it can throw a different type of exception</text:span></text:p>
                  </text:list-item>
                </text:list>
              </text:list-item>
            </text:list>
          </draw:text-box>
        </draw:frame>
        <draw:g>
          <draw:custom-shape draw:style-name="gr114" draw:text-style-name="P49" draw:layer="layout" svg:width="23.459cm" svg:height="1.976cm" svg:x="1.046cm" svg:y="14.8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9" draw:layer="layout" svg:width="1.201cm" svg:height="1.199cm" svg:x="1.757cm" svg:y="15.139cm">
            <draw:image xlink:href="Pictures/100002010000002000000020B0D185F4.png" xlink:type="simple" xlink:show="embed" xlink:actuate="onLoad">
              <text:p/>
            </draw:image>
          </draw:frame>
          <draw:frame draw:style-name="gr115" draw:text-style-name="P86" draw:layer="layout" svg:width="20.828cm" svg:height="1.853cm" svg:x="3.448cm" svg:y="14.931cm">
            <draw:text-box>
              <text:p text:style-name="P86"><text:span text:style-name="T144">If you wish to stop the exception from propagating any further, you can </text:span><text:span text:style-name="T144"><text:tab/></text:span></text:p>
              <text:p text:style-name="P86"><text:span text:style-name="T144">use an @Around advice (see later)</text:span></text:p>
            </draw:text-box>
          </draw:frame>
        </draw:g>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0" presentation:class="page"/>
          <draw:frame presentation:style-name="pr12" draw:text-style-name="P14" draw:layer="layout" svg:width="15.239cm" svg:height="11.429cm" svg:x="1.905cm" svg:y="12.065cm" presentation:class="notes">
            <draw:text-box>
              <text:p text:style-name="P13"><text:span text:style-name="T107">Two common examples:</text:span></text:p>
              <text:p text:style-name="P13"><text:span text:style-name="T107">1. Catch a checked exception and rethrow an unchecked exception.</text:span></text:p>
              <text:p text:style-name="P13"><text:span text:style-name="T107">2. Take a low-level infrastructure exception (as here) and rethrow as a logical or business exception.</text:span></text:p>
            </draw:text-box>
          </draw:frame>
        </presentation:notes>
      </draw:page>
      <draw:page draw:name="Advice Types: After"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dvice Types: After</text:p>
          </draw:text-box>
        </draw:frame>
        <draw:line draw:name="Line 21" draw:style-name="gr88" draw:text-style-name="P10" draw:layer="layout" svg:x1="6.711cm" svg:y1="6.124cm" svg:x2="6.697cm" svg:y2="15.521cm">
          <text:p/>
        </draw:line>
        <draw:custom-shape draw:name="Rectangle 97" draw:style-name="gr89" draw:text-style-name="P9" draw:layer="layout" svg:width="0.398cm" svg:height="7.201cm" svg:x="6.499cm" svg:y="7.121cm">
          <text:p/>
          <draw:enhanced-geometry svg:viewBox="0 0 21600 21600" draw:type="rectangle" draw:enhanced-path="M 0 0 L 21600 0 21600 21600 0 21600 0 0 Z N"/>
        </draw:custom-shape>
        <draw:custom-shape draw:name="Rectangle 26" draw:style-name="gr90" draw:text-style-name="P82" draw:layer="layout" svg:width="4.401cm" svg:height="1.2cm" svg:x="10.097cm" svg:y="5.123cm">
          <text:p text:style-name="P47"><text:span text:style-name="T130">AfterAdvice</text:span></text:p>
          <draw:enhanced-geometry svg:viewBox="0 0 21600 21600" draw:type="rectangle" draw:enhanced-path="M 0 0 L 21600 0 21600 21600 0 21600 0 0 Z N"/>
        </draw:custom-shape>
        <draw:custom-shape draw:name="Rectangle 19" draw:style-name="gr91" draw:text-style-name="P82" draw:layer="layout" svg:width="2.201cm" svg:height="1.195cm" svg:x="5.696cm" svg:y="5.123cm">
          <text:p text:style-name="P47"><text:span text:style-name="T131">Proxy</text:span></text:p>
          <draw:enhanced-geometry svg:viewBox="0 0 21600 21600" draw:type="rectangle" draw:enhanced-path="M 0 0 L 21600 0 21600 21600 0 21600 0 0 Z N"/>
        </draw:custom-shape>
        <draw:custom-shape draw:name="Rectangle 34" draw:style-name="gr92" draw:text-style-name="P82" draw:layer="layout" svg:width="3.003cm" svg:height="1.2cm" svg:x="16.897cm" svg:y="5.123cm">
          <text:p text:style-name="P47"><text:span text:style-name="T88">Target</text:span></text:p>
          <draw:enhanced-geometry svg:viewBox="0 0 21600 21600" draw:type="rectangle" draw:enhanced-path="M 0 0 L 21600 0 21600 21600 0 21600 0 0 Z N"/>
        </draw:custom-shape>
        <draw:line draw:style-name="gr116" draw:text-style-name="P10" draw:layer="layout" svg:x1="6.9cm" svg:y1="11.526cm" svg:x2="12.099cm" svg:y2="11.526cm">
          <text:p/>
        </draw:line>
        <draw:line draw:style-name="gr117" draw:text-style-name="P10" draw:layer="layout" svg:x1="6.896cm" svg:y1="8.325cm" svg:x2="18.295cm" svg:y2="8.325cm">
          <text:p/>
        </draw:line>
        <draw:line draw:style-name="gr118" draw:text-style-name="P10" draw:layer="layout" svg:x1="3.694cm" svg:y1="7.121cm" svg:x2="6.499cm" svg:y2="7.121cm">
          <text:p/>
        </draw:line>
        <draw:line draw:style-name="gr119" draw:text-style-name="P10" draw:layer="layout" svg:x1="18.294cm" svg:y1="9.925cm" svg:x2="6.895cm" svg:y2="9.925cm">
          <text:p/>
        </draw:line>
        <draw:line draw:style-name="gr120" draw:text-style-name="P10" draw:layer="layout" svg:x1="6.494cm" svg:y1="14.322cm" svg:x2="3.693cm" svg:y2="14.322cm">
          <text:p/>
        </draw:line>
        <draw:line draw:name="Line 21" draw:style-name="gr88" draw:text-style-name="P10" draw:layer="layout" svg:x1="12.298cm" svg:y1="6.323cm" svg:x2="12.284cm" svg:y2="15.72cm">
          <text:p/>
        </draw:line>
        <draw:custom-shape draw:name="Rectangle 96" draw:style-name="gr89" draw:text-style-name="P9" draw:layer="layout" svg:width="0.401cm" svg:height="1.306cm" svg:x="12.095cm" svg:y="11.42cm">
          <text:p/>
          <draw:enhanced-geometry svg:viewBox="0 0 21600 21600" draw:type="rectangle" draw:enhanced-path="M 0 0 L 21600 0 21600 21600 0 21600 0 0 Z N"/>
        </draw:custom-shape>
        <draw:line draw:name="Line 21" draw:style-name="gr88" draw:text-style-name="P10" draw:layer="layout" svg:x1="18.497cm" svg:y1="6.327cm" svg:x2="18.484cm" svg:y2="15.724cm">
          <text:p/>
        </draw:line>
        <draw:custom-shape draw:name="Rectangle 97" draw:style-name="gr89" draw:text-style-name="P9" draw:layer="layout" svg:width="0.401cm" svg:height="1.601cm" svg:x="18.294cm" svg:y="8.325cm">
          <text:p/>
          <draw:enhanced-geometry svg:viewBox="0 0 21600 21600" draw:type="rectangle" draw:enhanced-path="M 0 0 L 21600 0 21600 21600 0 21600 0 0 Z N"/>
        </draw:custom-shape>
        <draw:line draw:style-name="gr121" draw:text-style-name="P10" draw:layer="layout" svg:x1="12.298cm" svg:y1="12.725cm" svg:x2="6.896cm" svg:y2="12.725cm">
          <text:p/>
        </draw:line>
        <draw:custom-shape draw:style-name="gr106" draw:text-style-name="P17" draw:layer="layout" svg:width="9.112cm" svg:height="1.023cm" svg:x="8.301cm" svg:y="8.924cm">
          <text:p text:style-name="P11"><text:span text:style-name="T88">Successful return </text:span><text:span text:style-name="T145">or</text:span><text:span text:style-name="T88"> Exception</text:span></text:p>
          <draw:enhanced-geometry svg:viewBox="0 0 21600 21600" draw:type="mso-spt202" draw:enhanced-path="M 0 0 L 21600 0 21600 21600 0 21600 0 0 Z N"/>
        </draw:custom-shap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1" presentation:class="page"/>
          <draw:frame presentation:style-name="pr9" draw:text-style-name="P8" draw:layer="layout" svg:width="15.239cm" svg:height="11.429cm" svg:x="1.905cm" svg:y="12.065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fter Advice Example</text:p>
          </draw:text-box>
        </draw:frame>
        <draw:frame presentation:style-name="pr43" draw:layer="layout" svg:width="22.86cm" svg:height="11.309cm" svg:x="1.27cm" svg:y="4.445cm" presentation:class="outline">
          <draw:text-box>
            <text:list text:style-name="L5">
              <text:list-item>
                <text:p>Use <text:span text:style-name="T6">@After</text:span> annotation</text:p>
                <text:list>
                  <text:list-item>
                    <text:p>Called regardless of whether an exception has been thrown by the target or not</text:p>
                  </text:list-item>
                </text:list>
              </text:list-item>
            </text:list>
          </draw:text-box>
        </draw:frame>
        <draw:frame presentation:style-name="pr49" draw:text-style-name="P40" draw:layer="layout" svg:width="21.59cm" svg:height="7.926cm" svg:x="1.905cm" svg:y="8.14cm" presentation:class="outline" presentation:user-transformed="true">
          <draw:text-box>
            <text:p text:style-name="P39"><text:span text:style-name="T132">@Aspect</text:span></text:p>
            <text:p text:style-name="P39"><text:span text:style-name="T44">public class</text:span><text:span text:style-name="T42"> PropertyChangeTracker {</text:span></text:p>
            <text:p text:style-name="P39"><text:span text:style-name="T44"><text:s text:c="4"/></text:span><text:span text:style-name="T44">private</text:span><text:span text:style-name="T42"> Logger logger = Logger.getLogger(getClass());</text:span></text:p>
            <text:p text:style-name="P39"><text:span text:style-name="T42"/></text:p>
            <text:p text:style-name="P39"><text:span text:style-name="T42"><text:s text:c="4"/></text:span><text:span text:style-name="T132">@After</text:span><text:span text:style-name="T42">(</text:span><text:span text:style-name="T46">“</text:span><text:span text:style-name="T14">execution(void update*(..))</text:span><text:span text:style-name="T46">”</text:span><text:span text:style-name="T42">)</text:span></text:p>
            <text:p text:style-name="P39"><text:span text:style-name="T44"><text:s text:c="4"/></text:span><text:span text:style-name="T44">public void</text:span><text:span text:style-name="T42"> </text:span><text:span text:style-name="T13">trackUpdate()</text:span><text:span text:style-name="T42"> {</text:span></text:p>
            <text:p text:style-name="P39"><text:span text:style-name="T42"><text:s text:c="8"/></text:span><text:span text:style-name="T42">logger.info(</text:span><text:span text:style-name="T46">“An update has been attempted …”</text:span><text:span text:style-name="T42">); <text:s/></text:span></text:p>
            <text:p text:style-name="P39"><text:span text:style-name="T42"><text:s text:c="4"/></text:span><text:span text:style-name="T42">}</text:span></text:p>
            <text:p text:style-name="P39"><text:span text:style-name="T42">}</text:span></text:p>
          </draw:text-box>
        </draw:frame>
        <draw:custom-shape draw:name="Text Box 4" draw:style-name="gr99" draw:text-style-name="P17" draw:layer="layout" svg:width="11.053cm" svg:height="1.108cm" svg:x="13.231cm" svg:y="7.382cm">
          <text:p text:style-name="P83"><text:span text:style-name="T81">Track calls to all update methods</text:span></text:p>
          <draw:enhanced-geometry svg:viewBox="0 0 21600 21600" draw:type="mso-spt202" draw:enhanced-path="M 0 0 L 21600 0 21600 21600 0 21600 0 0 Z N"/>
        </draw:custom-shape>
        <draw:line draw:name="Line 5" draw:style-name="gr122" draw:text-style-name="P10" draw:layer="layout" svg:x1="10.059cm" svg:y1="15.511cm" svg:x2="14.378cm" svg:y2="14.332cm">
          <text:p/>
        </draw:line>
        <draw:custom-shape draw:name="Text Box 6" draw:style-name="gr8" draw:text-style-name="P74" draw:layer="layout" svg:width="14.4cm" svg:height="1.023cm" svg:x="4.129cm" svg:y="15.513cm">
          <text:p text:style-name="P11"><text:span text:style-name="T97">We don't know how the method terminated</text:span></text:p>
          <draw:enhanced-geometry svg:viewBox="0 0 21600 21600" draw:type="mso-spt202" draw:enhanced-path="M 0 0 L 21600 0 21600 21600 0 21600 0 0 Z N"/>
        </draw:custom-shap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2" presentation:class="page"/>
          <draw:frame presentation:style-name="pr50" draw:text-style-name="P14" draw:layer="layout" svg:width="15.239cm" svg:height="11.429cm" svg:x="1.905cm" svg:y="12.065cm" presentation:class="notes" presentation:placeholder="true">
            <draw:text-box/>
          </draw:frame>
        </presentation:notes>
      </draw:page>
      <draw:page draw:name="Advice Types: Around"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Advice Types: Around</text:p>
          </draw:text-box>
        </draw:frame>
        <draw:line draw:name="Line 21" draw:style-name="gr88" draw:text-style-name="P10" draw:layer="layout" svg:x1="6.711cm" svg:y1="6.124cm" svg:x2="6.697cm" svg:y2="15.521cm">
          <text:p/>
        </draw:line>
        <draw:custom-shape draw:name="Rectangle 97" draw:style-name="gr89" draw:text-style-name="P9" draw:layer="layout" svg:width="0.398cm" svg:height="7.201cm" svg:x="6.499cm" svg:y="7.121cm">
          <text:p/>
          <draw:enhanced-geometry svg:viewBox="0 0 21600 21600" draw:type="rectangle" draw:enhanced-path="M 0 0 L 21600 0 21600 21600 0 21600 0 0 Z N"/>
        </draw:custom-shape>
        <draw:custom-shape draw:name="Rectangle 26" draw:style-name="gr90" draw:text-style-name="P82" draw:layer="layout" svg:width="4.604cm" svg:height="1.2cm" svg:x="10.097cm" svg:y="5.123cm">
          <text:p text:style-name="P47"><text:span text:style-name="T130">AroundAdvice</text:span></text:p>
          <draw:enhanced-geometry svg:viewBox="0 0 21600 21600" draw:type="rectangle" draw:enhanced-path="M 0 0 L 21600 0 21600 21600 0 21600 0 0 Z N"/>
        </draw:custom-shape>
        <draw:custom-shape draw:name="Rectangle 19" draw:style-name="gr91" draw:text-style-name="P82" draw:layer="layout" svg:width="2.201cm" svg:height="1.195cm" svg:x="5.696cm" svg:y="5.123cm">
          <text:p text:style-name="P47"><text:span text:style-name="T131">Proxy</text:span></text:p>
          <draw:enhanced-geometry svg:viewBox="0 0 21600 21600" draw:type="rectangle" draw:enhanced-path="M 0 0 L 21600 0 21600 21600 0 21600 0 0 Z N"/>
        </draw:custom-shape>
        <draw:custom-shape draw:name="Rectangle 34" draw:style-name="gr92" draw:text-style-name="P82" draw:layer="layout" svg:width="3.003cm" svg:height="1.2cm" svg:x="16.897cm" svg:y="5.123cm">
          <text:p text:style-name="P47"><text:span text:style-name="T88">Target</text:span></text:p>
          <draw:enhanced-geometry svg:viewBox="0 0 21600 21600" draw:type="rectangle" draw:enhanced-path="M 0 0 L 21600 0 21600 21600 0 21600 0 0 Z N"/>
        </draw:custom-shape>
        <draw:line draw:style-name="gr123" draw:text-style-name="P10" draw:layer="layout" svg:x1="6.9cm" svg:y1="8.228cm" svg:x2="12.095cm" svg:y2="8.228cm">
          <text:p/>
        </draw:line>
        <draw:line draw:style-name="gr124" draw:text-style-name="P10" draw:layer="layout" svg:x1="12.501cm" svg:y1="9.731cm" svg:x2="18.295cm" svg:y2="9.727cm">
          <text:p/>
        </draw:line>
        <draw:line draw:style-name="gr125" draw:text-style-name="P10" draw:layer="layout" svg:x1="3.694cm" svg:y1="7.121cm" svg:x2="6.499cm" svg:y2="7.121cm">
          <text:p/>
        </draw:line>
        <draw:line draw:style-name="gr126" draw:text-style-name="P10" draw:layer="layout" svg:x1="18.295cm" svg:y1="11.328cm" svg:x2="12.501cm" svg:y2="11.328cm">
          <text:p/>
        </draw:line>
        <draw:line draw:style-name="gr127" draw:text-style-name="P10" draw:layer="layout" svg:x1="6.494cm" svg:y1="14.322cm" svg:x2="3.693cm" svg:y2="14.322cm">
          <text:p/>
        </draw:line>
        <draw:line draw:name="Line 21" draw:style-name="gr88" draw:text-style-name="P10" draw:layer="layout" svg:x1="12.298cm" svg:y1="6.323cm" svg:x2="12.284cm" svg:y2="15.72cm">
          <text:p/>
        </draw:line>
        <draw:custom-shape draw:name="Rectangle 96" draw:style-name="gr89" draw:text-style-name="P9" draw:layer="layout" svg:width="0.406cm" svg:height="5.005cm" svg:x="12.095cm" svg:y="8.122cm">
          <text:p/>
          <draw:enhanced-geometry svg:viewBox="0 0 21600 21600" draw:type="rectangle" draw:enhanced-path="M 0 0 L 21600 0 21600 21600 0 21600 0 0 Z N"/>
        </draw:custom-shape>
        <draw:line draw:name="Line 21" draw:style-name="gr88" draw:text-style-name="P10" draw:layer="layout" svg:x1="18.497cm" svg:y1="6.327cm" svg:x2="18.484cm" svg:y2="15.724cm">
          <text:p/>
        </draw:line>
        <draw:custom-shape draw:name="Rectangle 97" draw:style-name="gr89" draw:text-style-name="P9" draw:layer="layout" svg:width="0.401cm" svg:height="1.601cm" svg:x="18.294cm" svg:y="9.727cm">
          <text:p/>
          <draw:enhanced-geometry svg:viewBox="0 0 21600 21600" draw:type="rectangle" draw:enhanced-path="M 0 0 L 21600 0 21600 21600 0 21600 0 0 Z N"/>
        </draw:custom-shape>
        <draw:line draw:style-name="gr128" draw:text-style-name="P10" draw:layer="layout" svg:x1="12.094cm" svg:y1="13.127cm" svg:x2="6.895cm" svg:y2="13.127cm">
          <text:p/>
        </draw:line>
        <draw:custom-shape draw:style-name="gr106" draw:text-style-name="P17" draw:layer="layout" svg:width="3.22cm" svg:height="1.023cm" svg:x="14.105cm" svg:y="8.726cm">
          <text:p text:style-name="P11"><text:span text:style-name="T88">proceed()</text:span></text:p>
          <draw:enhanced-geometry svg:viewBox="0 0 21600 21600" draw:type="mso-spt202" draw:enhanced-path="M 0 0 L 21600 0 21600 21600 0 21600 0 0 Z N"/>
        </draw:custom-shap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3" presentation:class="page"/>
          <draw:frame presentation:style-name="pr12" draw:text-style-name="P14" draw:layer="layout" svg:width="15.239cm" svg:height="11.429cm" svg:x="1.905cm" svg:y="12.065cm" presentation:class="notes">
            <draw:text-box>
              <text:p text:style-name="P13"><text:span text:style-name="T8">A bit of humor that generally works fine here is… “(and I forgot) there is another type of advice: unsolicited…”</text:span></text:p>
            </draw:text-box>
          </draw:frame>
        </presentation:notes>
      </draw:page>
      <draw:page draw:name="Around Advice Example"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round Advice Example</text:p>
          </draw:text-box>
        </draw:frame>
        <draw:custom-shape draw:name="Rectangle 5" draw:style-name="gr107" draw:text-style-name="P56" draw:layer="layout" svg:width="22.98cm" svg:height="9.906cm" svg:x="1.21cm" svg:y="7.266cm">
          <text:p text:style-name="P55"><text:span text:style-name="T132">@Around</text:span><text:span text:style-name="T42">(</text:span><text:span text:style-name="T46">“</text:span><text:span text:style-name="T146">execution(@example.Cacheable * rewards.service..*.*(..))</text:span><text:span text:style-name="T46">”</text:span><text:span text:style-name="T42">)</text:span></text:p>
          <text:p text:style-name="P55"><text:span text:style-name="T44">public </text:span><text:span text:style-name="T13">Object</text:span><text:span text:style-name="T42"> </text:span><text:span text:style-name="T13">cache(</text:span><text:span text:style-name="T147">ProceedingJoinPoint point</text:span><text:span text:style-name="T13">)</text:span><text:span text:style-name="T42"> <text:s/></text:span><text:span text:style-name="T148">throws</text:span><text:span text:style-name="T149"> Throwable </text:span><text:span text:style-name="T42">{ </text:span></text:p>
          <text:p text:style-name="P55"><text:span text:style-name="T42"><text:s text:c="4"/></text:span><text:span text:style-name="T42">Object value = cacheStore.get(CacheUtils.</text:span><text:span text:style-name="T150">toKey</text:span><text:span text:style-name="T42">(point));</text:span></text:p>
          <text:p text:style-name="P55"><text:span text:style-name="T42"/></text:p>
          <text:p text:style-name="P55"><text:span text:style-name="T42"><text:s text:c="4"/></text:span><text:span text:style-name="T44">if</text:span><text:span text:style-name="T42"> (value == </text:span><text:span text:style-name="T44">null</text:span><text:span text:style-name="T42">) {</text:span></text:p>
          <text:p xml:id="id74" text:id="id74" text:style-name="P55"><text:span text:style-name="T42"><text:s text:c="8"/></text:span><text:span text:style-name="T42">value = </text:span><text:span text:style-name="T151">point.proceed()</text:span><text:span text:style-name="T42">;</text:span></text:p>
          <text:p xml:id="id75" text:id="id75" text:style-name="P55"><text:span text:style-name="T42"><text:s text:c="8"/></text:span><text:span text:style-name="T42">cacheStore.put(CacheUtils.</text:span><text:span text:style-name="T150">toKey</text:span><text:span text:style-name="T42">(point), value);</text:span></text:p>
          <text:p text:style-name="P55"><text:span text:style-name="T42"><text:s text:c="4"/></text:span><text:span text:style-name="T42">}</text:span></text:p>
          <text:p text:style-name="P55"><text:span text:style-name="T42"/></text:p>
          <text:p text:style-name="P55"><text:span text:style-name="T42"><text:s text:c="4"/></text:span><text:span text:style-name="T44">return</text:span><text:span text:style-name="T42"> value;</text:span></text:p>
          <text:p text:style-name="P55"><text:span text:style-name="T42">}</text:span></text:p>
          <draw:enhanced-geometry svg:viewBox="0 0 21600 21600" draw:type="rectangle" draw:enhanced-path="M 0 0 L 21600 0 21600 21600 0 21600 0 0 Z N"/>
        </draw:custom-shape>
        <draw:custom-shape draw:name="Text Box 6" draw:style-name="gr99" draw:text-style-name="P17" draw:layer="layout" svg:width="15.368cm" svg:height="1.108cm" svg:x="9.27cm" svg:y="16.256cm">
          <text:p text:style-name="P83"><text:span text:style-name="T81">Cache values returned by </text:span><text:span text:style-name="T136">cacheable</text:span><text:span text:style-name="T81"> services</text:span></text:p>
          <draw:enhanced-geometry svg:viewBox="0 0 21600 21600" draw:type="mso-spt202" draw:enhanced-path="M 0 0 L 21600 0 21600 21600 0 21600 0 0 Z N"/>
        </draw:custom-shape>
        <draw:g>
          <draw:line draw:name="Line 7" draw:style-name="gr129" draw:text-style-name="P10" draw:layer="layout" svg:x1="12.835cm" svg:y1="11.292cm" svg:x2="10.44cm" svg:y2="11.292cm">
            <text:p/>
          </draw:line>
          <draw:custom-shape draw:name="Text Box 8" draw:style-name="gr8" draw:text-style-name="P87" draw:layer="layout" svg:width="10.065cm" svg:height="1.023cm" svg:x="12.778cm" svg:y="10.781cm">
            <text:p text:style-name="P83"><text:span text:style-name="T152">Value exists, just return it <text:s text:c="13"/></text:span></text:p>
            <draw:enhanced-geometry svg:viewBox="0 0 21600 21600" draw:type="mso-spt202" draw:enhanced-path="M 0 0 L 21600 0 21600 21600 0 21600 0 0 Z N"/>
          </draw:custom-shape>
        </draw:g>
        <draw:g xml:id="id76" draw:id="id76">
          <draw:line draw:name="Line 7" draw:style-name="gr129" draw:text-style-name="P10" draw:layer="layout" svg:x1="12.828cm" svg:y1="11.292cm" svg:x2="10.433cm" svg:y2="11.292cm">
            <text:p/>
          </draw:line>
          <draw:custom-shape draw:name="Text Box 8" draw:style-name="gr8" draw:text-style-name="P87" draw:layer="layout" svg:width="10.243cm" svg:height="1.023cm" svg:x="12.675cm" svg:y="10.781cm">
            <text:p text:style-name="P83"><text:span text:style-name="T152">Proceed </text:span><text:span text:style-name="T153">only</text:span><text:span text:style-name="T152"> if not already cached</text:span></text:p>
            <draw:enhanced-geometry svg:viewBox="0 0 21600 21600" draw:type="mso-spt202" draw:enhanced-path="M 0 0 L 21600 0 21600 21600 0 21600 0 0 Z N"/>
          </draw:custom-shape>
        </draw:g>
        <draw:frame presentation:style-name="pr43" draw:layer="layout" svg:width="22.86cm" svg:height="11.309cm" svg:x="1.27cm" svg:y="4.445cm" presentation:class="outline">
          <draw:text-box>
            <text:list text:style-name="L5">
              <text:list-item>
                <text:p>Use <text:span text:style-name="T6">@Around</text:span> annotation <text:span text:style-name="T6">and</text:span> a <text:span text:style-name="T6">ProceedingJoinPoint</text:span> </text:p>
                <text:list>
                  <text:list-item>
                    <text:p>Inherits from <text:span text:style-name="T6">JoinPoint</text:span> and adds the <text:span text:style-name="T6">proceed()</text:span> metho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smil:begin="0s" smil:fill="hold" presentation:node-type="with-previous" presentation:preset-class="entrance" presentation:preset-id="ooo-entrance-appear">
                  <anim:set smil:begin="0s" smil:dur="0.001s" smil:fill="hold" smil:targetElement="id75" anim:sub-item="text"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anim:par>
          </anim:seq>
        </anim:par>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4" presentation:class="page"/>
          <draw:frame presentation:style-name="pr53" draw:text-style-name="P8" draw:layer="layout" svg:width="15.239cm" svg:height="12.004cm" svg:x="1.905cm" svg:y="12.065cm" presentation:class="notes" presentation:user-transformed="true">
            <draw:text-box>
              <text:p text:style-name="P19"><text:span text:style-name="T113">Warning:</text:span><text:span text:style-name="T107"> This slide now builds. Let us know if this is better or worse.</text:span></text:p>
              <text:p text:style-name="P19"><text:span text:style-name="T107">In theory this is the only advice you need – it can be used to emulate all the others. <text:s/>But it is more complicated and easier to get wrong, so don't use it unless you need it.</text:span></text:p>
              <text:p text:style-name="P19"><text:span text:style-name="T107">The </text:span><text:span text:style-name="T108">CacheUtils</text:span><text:span text:style-name="T107"> class is invented for this example – it allows a key to be generated from the join-point. <text:s/>If the same method, on the same class is invoked with the same arguments, it returns the same key.</text:span></text:p>
              <text:p text:style-name="P19"><text:span text:style-name="T107"/></text:p>
              <text:p text:style-name="P19"><text:span text:style-name="T107">The @Around also allows any exception to be caught or a different object returned:</text:span></text:p>
              <text:p text:style-name="P19"><text:span text:style-name="T107"/></text:p>
              <text:p text:style-name="P88"><text:span text:style-name="T154">Set value;</text:span></text:p>
              <text:p text:style-name="P88"><text:span text:style-name="T155">try</text:span><text:span text:style-name="T154"> {</text:span></text:p>
              <text:p text:style-name="P88"><text:span text:style-name="T154"><text:s text:c="4"/></text:span><text:span text:style-name="T154">value = point.proceed();</text:span></text:p>
              <text:p text:style-name="P88"><text:span text:style-name="T154"><text:s text:c="4"/></text:span><text:span text:style-name="T154">value = </text:span><text:span text:style-name="T155">new</text:span><text:span text:style-name="T154"> TreeSet(value); <text:s/></text:span><text:span text:style-name="T156">// Return different object</text:span></text:p>
              <text:p text:style-name="P88"><text:span text:style-name="T154">} </text:span><text:span text:style-name="T155">catch</text:span><text:span text:style-name="T154"> (Exception e) {</text:span></text:p>
              <text:p text:style-name="P88"><text:span text:style-name="T157"><text:s text:c="4"/></text:span><text:span text:style-name="T158">// Halt the exception, return empty value instead </text:span></text:p>
              <text:p text:style-name="P88"><text:span text:style-name="T154"><text:s text:c="4"/></text:span><text:span text:style-name="T154">value = </text:span><text:span text:style-name="T159">new</text:span><text:span text:style-name="T160"> TreeSet</text:span><text:span text:style-name="T154">();</text:span></text:p>
              <text:p text:style-name="P88"><text:span text:style-name="T154">}</text:span></text:p>
              <text:p text:style-name="P19"><text:span text:style-name="T161"/></text:p>
              <text:p text:style-name="P19"><text:span text:style-name="T107"/></text:p>
            </draw:text-box>
          </draw:frame>
        </presentation:notes>
      </draw:page>
      <draw:page draw:name="page4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Limitations of Spring AOP</text:p>
          </draw:text-box>
        </draw:frame>
        <draw:frame presentation:style-name="pr17" draw:layer="layout" svg:width="22.86cm" svg:height="12.572cm" svg:x="1.27cm" svg:y="4.445cm" presentation:class="outline">
          <draw:text-box>
            <text:list text:style-name="L5">
              <text:list-item>
                <text:p>Can only advise <text:span text:style-name="T6">non-private</text:span> methods </text:p>
                <text:p/>
              </text:list-item>
              <text:list-item>
                <text:p>Can only apply aspects to <text:span text:style-name="T6">Spring Beans</text:span></text:p>
                <text:p/>
              </text:list-item>
              <text:list-item>
                <text:p>Limitations of weaving with proxies</text:p>
                <text:list>
                  <text:list-item>
                    <text:p>When using proxies, suppose method a() calls method b() on the <text:span text:style-name="T6">same</text:span> class/interface</text:p>
                    <text:list>
                      <text:list-item>
                        <text:p>advice will <text:span text:style-name="T6">never</text:span> be executed for method b()</text:p>
                      </text:list-item>
                    </text:list>
                  </text:list-item>
                </text:list>
              </text:list-item>
            </text:list>
          </draw:text-box>
        </draw:frame>
        <presentation:notes draw:style-name="dp3">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5" presentation:class="page"/>
          <draw:frame presentation:style-name="pr9" draw:text-style-name="P8" draw:layer="layout" svg:width="15.239cm" svg:height="11.429cm" svg:x="1.905cm" svg:y="12.065cm" presentation:class="notes">
            <draw:text-box>
              <text:p text:style-name="P19"><text:span text:style-name="T162">Non-private methods </text:span><text:span text:style-name="T163">– we used to say 'public', but this is not entirely true</text:span><text:span text:style-name="T164"> if implementing proxies with dynamic class generation - which is the case if the class does not implement interface(s) and CGLIB is in class path. <text:s/></text:span><text:span text:style-name="T163"><text:s/>See </text:span><text:span text:style-name="T163"><text:a xlink:href="https://github.com/kennyk65/cglib-proxy-demo">https://github.com/kennyk65/cglib-proxy-demo</text:a></text:span><text:span text:style-name="T163"> for test code. Protected and friendly methods are also advised, though it is tough to imagine a case where you would make use of this. <text:s/>Public joinpoints are basically the only practical use.</text:span></text:p>
              <text:p text:style-name="P19"><text:span text:style-name="T163"/></text:p>
              <text:p text:style-name="P19"><text:span text:style-name="T163">A method on a class will not be proxied if it is not also on the interface. <text:s/>CGLib proxies don't have this limitation.</text:span></text:p>
              <text:p text:style-name="P19"><text:span text:style-name="T163">CGLib proxies use subclassing so the class and its methods may not be final.</text:span></text:p>
              <text:p text:style-name="P19"><text:span text:style-name="T163">Sadly, you cannot just use one proxy type, each has its strengths and limitations.</text:span></text:p>
              <text:p text:style-name="P19"><text:span text:style-name="T163"/></text:p>
              <text:p text:style-name="P19"><text:span text:style-name="T163">To manually force a CGlib proxy, use the proxy-target-class option (show this in STS):</text:span></text:p>
              <text:p text:style-name="P19"><text:span text:style-name="T107"/></text:p>
              <text:p text:style-name="P45"><text:span text:style-name="T165">&lt;</text:span><text:span text:style-name="T166">aop:config</text:span><text:span text:style-name="T167"> </text:span><text:span text:style-name="T168">proxy-target-class</text:span><text:span text:style-name="T169">=</text:span><text:span text:style-name="T170">"true"</text:span><text:span text:style-name="T171">&gt;</text:span></text:p>
              <text:p><text:span text:style-name="T171">&lt;</text:span><text:span text:style-name="T172">aop:</text:span><text:span text:style-name="T171">aspectj-autoproxy </text:span><text:span text:style-name="T173">proxy-target-class</text:span><text:span text:style-name="T174">=</text:span><text:span text:style-name="T170">"true"</text:span><text:span text:style-name="T171">&gt;</text:span></text:p>
            </draw:text-box>
          </draw:frame>
        </presentation:notes>
      </draw:page>
      <draw:page draw:name="Summary"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Summary</text:p>
          </draw:text-box>
        </draw:frame>
        <draw:frame presentation:style-name="pr54" draw:text-style-name="P90" draw:layer="layout" svg:width="22.86cm" svg:height="11.309cm" svg:x="1.27cm" svg:y="4.445cm" presentation:class="outline">
          <draw:text-box>
            <text:list text:style-name="L5">
              <text:list-item>
                <text:p text:style-name="P89"><text:span text:style-name="T175">Aspect Oriented Programming (AOP) </text:span><text:span text:style-name="T176">modularizes cross-cutting concerns</text:span></text:p>
              </text:list-item>
              <text:list-item>
                <text:p>An aspect is a module (Java class) containing the cross-cutting behavior</text:p>
                <text:list>
                  <text:list-item>
                    <text:p>Annotated with <text:span text:style-name="T6">@Aspect</text:span></text:p>
                  </text:list-item>
                  <text:list-item>
                    <text:p>Behavior is implemented as an “<text:span text:style-name="T6">advice</text:span>” method</text:p>
                  </text:list-item>
                  <text:list-item>
                    <text:p>Pointcuts select <text:span text:style-name="T6">joinpoints</text:span> (methods) where <text:span text:style-name="T6">advice</text:span> applies</text:p>
                  </text:list-item>
                  <text:list-item>
                    <text:p>Five advice types</text:p>
                    <text:list>
                      <text:list-item>
                        <text:p>Before, AfterThrowing, AfterReturning, After and Around</text:p>
                      </text:list-item>
                    </text:list>
                  </text:list-item>
                </text:list>
              </text:list-item>
            </text:list>
          </draw:text-box>
        </draw:frame>
        <draw:custom-shape draw:style-name="gr2" draw:text-style-name="P6" draw:layer="layout" svg:width="5.334cm" svg:height="2.72cm" svg:x="18.542cm" svg:y="0.836cm">
          <text:p text:style-name="P5"><text:span text:style-name="T5">AOP </text:span></text:p>
          <draw:enhanced-geometry svg:viewBox="0 0 21600 21600" draw:extrusion="true" draw:extrusion-light-face="true" draw:extrusion-first-light-harsh="true" draw:extrusion-second-light-harsh="false" draw:extrusion-metal="false" dr3d:projection="parallel" draw:extrusion-color="false" draw:text-areas="0 0 21600 21600" draw:text-path="true" draw:text-path-mode="shape" draw:text-path-scale="path" draw:text-path-same-letter-heights="false" draw:type="fontwork-curve-down" draw:modifiers="4923.81523695261" draw:enhanced-path="M 0 0 C 9960 ?f2 16700 ?f1 21600 ?f0 N M 0 ?f4 C 5690 21600 7490 21600 11500 21600 13100 21600 17900 21600 21600 ?f4 N">
            <draw:equation draw:name="f0" draw:formula="$0 "/>
            <draw:equation draw:name="f1" draw:formula="14250*?f0 /12170"/>
            <draw:equation draw:name="f2" draw:formula="12800*?f0 /12170"/>
            <draw:equation draw:name="f3" draw:formula="6380*?f0 /12170"/>
            <draw:equation draw:name="f4" draw:formula="21600-?f3 "/>
            <draw:handle draw:handle-position="21600 $0" draw:handle-range-y-minimum="0" draw:handle-range-y-maximum="12170"/>
          </draw:enhanced-geometry>
        </draw:custom-shape>
        <presentation:notes draw:style-name="dp3">
          <draw:custom-shape draw:name="Rectangle 7" draw:style-name="gr3" draw:text-style-name="P7" draw:layer="layout" svg:width="8.256cm" svg:height="1.268cm" svg:x="10.789cm" svg:y="24.127cm">
            <text:p text:style-name="P91"><text:span text:style-name="T17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46" presentation:class="page"/>
          <draw:frame presentation:style-name="pr9" draw:text-style-name="P8" draw:layer="layout" svg:width="15.239cm" svg:height="11.429cm" svg:x="1.905cm" svg:y="12.065cm" presentation:class="notes" presentation:placeholder="true">
            <draw:text-box/>
          </draw:frame>
        </presentation:notes>
      </draw:page>
      <draw:page draw:name="Divider 1 Title Here" draw:style-name="dp1" draw:master-page-name="Title2" presentation:use-date-time-name="dtd1">
        <office:forms form:automatic-focus="false" form:apply-design-mode="false"/>
        <draw:frame presentation:style-name="pr55" draw:text-style-name="P2" draw:layer="layout" svg:width="16.801cm" svg:height="1.863cm" svg:x="5.412cm" svg:y="6.693cm" presentation:class="title" presentation:user-transformed="true">
          <draw:text-box>
            <text:list text:style-name="L4">
              <text:list-header>
                <text:p text:style-name="P1"><text:span text:style-name="T178">Lab</text:span></text:p>
              </text:list-header>
            </text:list>
          </draw:text-box>
        </draw:frame>
        <draw:frame presentation:style-name="pr56" draw:text-style-name="P93" draw:layer="layout" svg:width="17.567cm" svg:height="5.283cm" svg:x="5.412cm" svg:y="9.194cm">
          <draw:text-box>
            <text:list text:style-name="L2">
              <text:list-header>
                <text:p text:style-name="P92"><text:span text:style-name="T179">Developing Aspects using Spring AOP</text:span></text:p>
              </text:list-header>
            </text:list>
          </draw:text-box>
        </draw:frame>
        <draw:frame draw:style-name="gr130" draw:text-style-name="P94" draw:layer="layout" svg:width="23.489cm" svg:height="1.098cm" svg:x="1.028cm" svg:y="15.412cm">
          <draw:text-box>
            <text:p><text:span text:style-name="T180">Coming Up:</text:span><text:span text:style-name="T181"> Named pointcuts, context selection, annotations in pointcuts</text:span></text:p>
          </draw:text-box>
        </draw:frame>
        <draw:frame draw:style-name="gr131" draw:text-style-name="P95" draw:layer="layout" svg:width="14.608cm" svg:height="2.537cm" svg:x="7.62cm" svg:y="11.554cm">
          <draw:text-box>
            <text:p><text:span text:style-name="T182">Note:</text:span><text:span text:style-name="T183"> The lab is working when</text:span><text:span text:style-name="T183"><text:line-break/></text:span><text:span text:style-name="T183"> <text:s text:c="10"/>1) your unit test is </text:span><text:span text:style-name="T184">green</text:span><text:span text:style-name="T183"> </text:span><text:span text:style-name="T185">and</text:span></text:p>
            <text:p><text:span text:style-name="T183"><text:s text:c="11"/></text:span><text:span text:style-name="T183">2) you get console logging output</text:span></text:p>
          </draw:text-box>
        </draw:frame>
        <presentation:notes draw:style-name="dp2">
          <draw:page-thumbnail draw:style-name="gr1" draw:layer="layout" svg:width="13cm" svg:height="9.75cm" svg:x="3.025cm" svg:y="1.93cm" draw:page-number="47" presentation:class="page"/>
          <draw:frame presentation:style-name="pr57" draw:text-style-name="P96" draw:layer="layout" svg:width="15.239cm" svg:height="11.429cm" svg:x="1.905cm" svg:y="12.065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5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text:span text:style-name="T4">XML Configuration</text:span></text:p>
                  </text:list-item>
                  <text:list-item>
                    <text:p>Named Pointcuts</text:p>
                  </text:list-item>
                  <text:list-item>
                    <text:p>Context-Selecting Pointcuts</text:p>
                  </text:list-item>
                  <text:list-item>
                    <text:p>Working with Annotations</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8" presentation:class="page"/>
          <draw:frame presentation:style-name="pr12" draw:text-style-name="P27" draw:layer="layout" svg:width="15.239cm" svg:height="11.429cm" svg:x="1.905cm" svg:y="12.065cm" presentation:class="notes">
            <draw:text-box>
              <text:p text:style-name="P97"><text:span text:style-name="T79">Don't bother with these if you need to make up time or if your class has struggled to <text:s/>keep up. </text:span></text:p>
              <text:p text:style-name="P97"><text:span text:style-name="T79"/></text:p>
              <text:p text:style-name="P97"><text:span text:style-name="T79">Please note that <text:s/>named pointcuts are </text:span><text:span text:style-name="T186">not</text:span><text:span text:style-name="T79"> in the certification exam and are not used anywhere else in this course.</text:span></text:p>
            </draw:text-box>
          </draw:frame>
        </presentation:notes>
      </draw:page>
      <draw:page draw:name="Alternative Spring AOP Syntax - XML"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lternative Spring AOP Syntax - XML</text:p>
          </draw:text-box>
        </draw:frame>
        <draw:frame presentation:style-name="pr59" draw:layer="layout" svg:width="22.86cm" svg:height="6.988cm" svg:x="1.27cm" svg:y="4.445cm" presentation:class="outline" presentation:user-transformed="true">
          <draw:text-box>
            <text:list text:style-name="L5">
              <text:list-item>
                <text:p>XML Based Alternative to @Annotations</text:p>
                <text:list>
                  <text:list-item>
                    <text:p>More centralized configuration</text:p>
                  </text:list-item>
                </text:list>
              </text:list-item>
              <text:list-item>
                <text:p>Approach</text:p>
                <text:list>
                  <text:list-item>
                    <text:p>Aspect logic defined Java</text:p>
                  </text:list-item>
                  <text:list-item>
                    <text:p>Aspect configuration in XML</text:p>
                    <text:list>
                      <text:list-item>
                        <text:p>Uses the aop namespace</text:p>
                      </text:list-item>
                    </text:list>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49" presentation:class="page"/>
          <draw:frame presentation:style-name="pr60" draw:layer="layout" svg:width="15.239cm" svg:height="1.68cm" svg:x="1.905cm" svg:y="12.065cm" presentation:class="notes" presentation:user-transformed="true">
            <draw:text-box>
              <text:p>Students may still have XML in existing applications to deal with.</text:p>
              <text:p>Also they will see an XML pointcut briefly in the Caching section, although you could just skip that slide.</text:p>
            </draw:text-box>
          </draw:frame>
        </presentation:notes>
      </draw:page>
      <draw:page draw:name="Tracking Property Changes - Java Code" draw:style-name="dp1" draw:master-page-name="Default" presentation:presentation-page-layout-name="AL3T19">
        <office:forms form:automatic-focus="false" form:apply-design-mode="false"/>
        <draw:frame presentation:style-name="pr10" draw:layer="layout" svg:width="22.86cm" svg:height="3.181cm" svg:x="1.27cm" svg:y="0.759cm" presentation:class="title">
          <draw:text-box>
            <text:p>Tracking Property Changes - Java Code</text:p>
          </draw:text-box>
        </draw:frame>
        <draw:frame presentation:style-name="pr61" draw:text-style-name="P40" draw:layer="layout" svg:width="21.427cm" svg:height="4.776cm" svg:x="2.172cm" svg:y="5.903cm" presentation:class="outline" presentation:user-transformed="true">
          <draw:text-box>
            <text:p text:style-name="P39"><text:span text:style-name="T44">public class</text:span><text:span text:style-name="T42"> PropertyChangeTracker {</text:span></text:p>
            <text:p text:style-name="P39"><text:span text:style-name="T44"><text:s text:c="4"/></text:span><text:span text:style-name="T44">public void</text:span><text:span text:style-name="T42"> </text:span><text:span text:style-name="T13">trackChange(JoinPoint point)</text:span><text:span text:style-name="T42"> {</text:span></text:p>
            <text:p text:style-name="P39"><text:span text:style-name="T42"><text:s text:c="8"/>…</text:span></text:p>
            <text:p text:style-name="P39"><text:span text:style-name="T42"><text:s text:c="4"/></text:span><text:span text:style-name="T42">}</text:span></text:p>
            <text:p text:style-name="P39"><text:span text:style-name="T42">}</text:span></text:p>
          </draw:text-box>
        </draw:frame>
        <draw:g draw:name="Group 7">
          <draw:line draw:name="Line 5" draw:style-name="gr122" draw:text-style-name="P10" draw:layer="layout" svg:x1="10.159cm" svg:y1="12.063cm" svg:x2="9.312cm" svg:y2="9.1cm">
            <text:p/>
          </draw:line>
          <draw:custom-shape draw:name="Text Box 6" draw:style-name="gr8" draw:text-style-name="P83" draw:layer="layout" svg:width="15.649cm" svg:height="1.108cm" svg:x="5.596cm" svg:y="12.064cm">
            <text:p text:style-name="P83"><text:span text:style-name="T81">Aspect is a Plain Java Class with no annotations</text:span></text:p>
            <draw:enhanced-geometry svg:viewBox="0 0 21600 21600" draw:type="mso-spt202" draw:enhanced-path="M 0 0 L 21600 0 21600 21600 0 21600 0 0 Z N"/>
          </draw:custom-shape>
        </draw:g>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0" presentation:class="page"/>
          <draw:frame presentation:style-name="pr9" draw:text-style-name="P8" draw:layer="layout" svg:width="15.239cm" svg:height="11.429cm" svg:x="1.905cm" svg:y="12.065cm" presentation:class="notes">
            <draw:text-box>
              <text:p text:style-name="P19"><text:span text:style-name="T79">Only the </text:span><text:span text:style-name="T186">JoinPoint</text:span><text:span text:style-name="T79"> gives it away – not </text:span><text:span text:style-name="T186">quite</text:span><text:span text:style-name="T79"> a POJO.</text:span></text:p>
            </draw:text-box>
          </draw:frame>
        </presentation:notes>
      </draw:page>
      <draw:page draw:name="Tracking Property Changes - XML Configuration" draw:style-name="dp1" draw:master-page-name="Default" presentation:presentation-page-layout-name="AL2T1">
        <office:forms form:automatic-focus="false" form:apply-design-mode="false"/>
        <draw:frame presentation:style-name="pr22" draw:text-style-name="P35" draw:layer="layout" svg:width="22.86cm" svg:height="3.175cm" svg:x="1.27cm" svg:y="0.762cm" presentation:class="title">
          <draw:text-box>
            <text:p text:style-name="P19">Tracking Property Changes - XML Configuration</text:p>
          </draw:text-box>
        </draw:frame>
        <draw:custom-shape draw:name="Rectangle 4" draw:style-name="gr132" draw:text-style-name="P99" draw:layer="layout" svg:width="24.292cm" svg:height="7.244cm" svg:x="0.633cm" svg:y="6.726cm">
          <text:p text:style-name="P98"><text:span text:style-name="T187">&lt;aop:config&gt;</text:span><text:span text:style-name="T188"> <text:s/></text:span><text:span text:style-name="T188"><text:line-break/></text:span><text:span text:style-name="T187">&lt;aop:aspect</text:span><text:span text:style-name="T188"> </text:span><text:span text:style-name="T189">ref</text:span><text:span text:style-name="T188">=</text:span><text:span text:style-name="T146">“propertyChangeTracker”</text:span><text:span text:style-name="T187">&gt;</text:span></text:p>
          <text:p text:style-name="P98"><text:span text:style-name="T187"><text:s text:c="8"/></text:span><text:span text:style-name="T187">&lt;aop:before</text:span><text:span text:style-name="T188"> </text:span><text:span text:style-name="T189">pointcut</text:span><text:span text:style-name="T188">=</text:span><text:span text:style-name="T146">“execution(void set*(*))”</text:span><text:span text:style-name="T188"> </text:span><text:span text:style-name="T189">method</text:span><text:span text:style-name="T188">=</text:span><text:span text:style-name="T146">“trackChange”</text:span><text:span text:style-name="T187">/&gt;</text:span></text:p>
          <text:p text:style-name="P98"><text:span text:style-name="T187"><text:s text:c="4"/></text:span><text:span text:style-name="T187">&lt;/aop:aspect&gt;</text:span></text:p>
          <text:p text:style-name="P98"><text:span text:style-name="T187">&lt;/aop:config&gt;</text:span></text:p>
          <text:p text:style-name="P98"><text:span text:style-name="T188"/></text:p>
          <text:p text:style-name="P98"><text:span text:style-name="T187">&lt;bean</text:span><text:span text:style-name="T188"> </text:span><text:span text:style-name="T189">id</text:span><text:span text:style-name="T188">=</text:span><text:span text:style-name="T146">“propertyChangeTracker”</text:span><text:span text:style-name="T188"> </text:span><text:span text:style-name="T189">class</text:span><text:span text:style-name="T188">=</text:span><text:span text:style-name="T146">“example.PropertyChangeTracker” </text:span><text:span text:style-name="T187">/&gt;</text:span></text:p>
          <draw:enhanced-geometry svg:viewBox="0 0 21600 21600" draw:type="rectangle" draw:enhanced-path="M 0 0 L 21600 0 21600 21600 0 21600 0 0 Z N"/>
        </draw:custom-shape>
        <draw:frame presentation:style-name="pr17" draw:layer="layout" svg:width="22.86cm" svg:height="12.572cm" svg:x="1.27cm" svg:y="4.445cm" presentation:class="outline">
          <draw:text-box>
            <text:list text:style-name="L5">
              <text:list-item>
                <text:p>XML configuration uses the <text:span text:style-name="T6">aop</text:span> namespace</text:p>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1" presentation:class="page"/>
          <draw:frame presentation:style-name="pr9" draw:text-style-name="P8" draw:layer="layout" svg:width="15.239cm" svg:height="11.429cm" svg:x="1.905cm" svg:y="12.065cm" presentation:class="notes">
            <draw:text-box>
              <text:p text:style-name="P19"><text:span text:style-name="T79">Exactly the same advice and pointcut expression as before.</text:span></text:p>
            </draw:text-box>
          </draw:frame>
        </presentation:notes>
      </draw:page>
      <draw:page draw:name="page52"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5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text:span text:style-name="T190">XML Configuration</text:span></text:p>
                  </text:list-item>
                  <text:list-item>
                    <text:p><text:span text:style-name="T4">Named Pointcuts</text:span></text:p>
                  </text:list-item>
                  <text:list-item>
                    <text:p>Context-Selecting Pointcuts</text:p>
                  </text:list-item>
                  <text:list-item>
                    <text:p>Working with Annotations</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2" presentation:class="page"/>
          <draw:frame presentation:style-name="pr12" draw:text-style-name="P27" draw:layer="layout" svg:width="15.239cm" svg:height="11.429cm" svg:x="1.905cm" svg:y="12.065cm" presentation:class="notes">
            <draw:text-box>
              <text:p text:style-name="P97"><text:span text:style-name="T79">Please note: Named Pointcuts are </text:span><text:span text:style-name="T186">not</text:span><text:span text:style-name="T79"> in the Certification exam.</text:span></text:p>
            </draw:text-box>
          </draw:frame>
        </presentation:notes>
      </draw:page>
      <draw:page draw:name="page53"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Named Pointcuts in XML</text:p>
          </draw:text-box>
        </draw:frame>
        <draw:custom-shape draw:name="Rectangle 4" draw:style-name="gr132" draw:text-style-name="P102" draw:layer="layout" svg:width="23.622cm" svg:height="9.177cm" svg:x="1.016cm" svg:y="7.366cm">
          <text:p text:style-name="P100"><text:span text:style-name="T191">&lt;aop:config&gt;</text:span></text:p>
          <text:p text:style-name="P101"><text:span text:style-name="T192"><text:s text:c="3"/></text:span><text:span text:style-name="T193">&lt;aop:pointcut </text:span><text:span text:style-name="T194">id</text:span><text:span text:style-name="T193">=</text:span><text:span text:style-name="T195">“setterMethods”</text:span><text:span text:style-name="T196"> </text:span><text:span text:style-name="T197">expression</text:span><text:span text:style-name="T196">=</text:span><text:span text:style-name="T198">“execution(void set*(*))”</text:span><text:span text:style-name="T196">/&gt;</text:span></text:p>
          <text:p text:style-name="P101"><text:span text:style-name="T199"/></text:p>
          <text:p text:style-name="P101"><text:span text:style-name="T199"><text:s text:c="3"/></text:span><text:span text:style-name="T192">&lt;aop:aspect</text:span><text:span text:style-name="T200"> </text:span><text:span text:style-name="T73">ref</text:span><text:span text:style-name="T200">=</text:span><text:span text:style-name="T201">“propertyChangeTracker”</text:span><text:span text:style-name="T192">&gt;</text:span></text:p>
          <text:p text:style-name="P101"><text:span text:style-name="T192"><text:s text:c="6"/></text:span><text:span text:style-name="T192">&lt;aop:after-returning</text:span><text:span text:style-name="T200"> </text:span><text:span text:style-name="T73">pointcut-ref</text:span><text:span text:style-name="T200">=</text:span><text:span text:style-name="T201">“</text:span><text:span text:style-name="T202">setterMethods</text:span><text:span text:style-name="T201">”</text:span><text:span text:style-name="T200"> </text:span><text:span text:style-name="T73">method</text:span><text:span text:style-name="T200">=</text:span><text:span text:style-name="T201">“trackChange”</text:span><text:span text:style-name="T192">/&gt;</text:span></text:p>
          <text:p text:style-name="P100"><text:span text:style-name="T191"><text:s/></text:span><text:span text:style-name="T203"><text:s text:c="5"/></text:span><text:span text:style-name="T203">&lt;aop:after-throwing </text:span><text:span text:style-name="T204">pointcut-ref</text:span><text:span text:style-name="T203">=</text:span><text:span text:style-name="T205">“setterMethods”</text:span><text:span text:style-name="T203"> </text:span><text:span text:style-name="T204">method</text:span><text:span text:style-name="T203">=</text:span><text:span text:style-name="T205">“logFailure”</text:span><text:span text:style-name="T203">/&gt;</text:span></text:p>
          <text:p><text:span text:style-name="T191"><text:s text:c="2"/></text:span><text:span text:style-name="T191">&lt;/aop:aspect&gt;</text:span></text:p>
          <text:p text:style-name="P100"><text:span text:style-name="T191">&lt;/aop:config&gt;</text:span></text:p>
          <text:p text:style-name="P100"><text:span text:style-name="T206"/></text:p>
          <text:p text:style-name="P100"><text:span text:style-name="T191">&lt;bean</text:span><text:span text:style-name="T206"> </text:span><text:span text:style-name="T207">id</text:span><text:span text:style-name="T206">=</text:span><text:span text:style-name="T208">“propertyChangeTracker”</text:span><text:span text:style-name="T206"> </text:span><text:span text:style-name="T207">class</text:span><text:span text:style-name="T206">=</text:span><text:span text:style-name="T208">“example.PropertyChangeTracker” </text:span><text:span text:style-name="T191">/&gt;</text:span></text:p>
          <draw:enhanced-geometry svg:viewBox="0 0 21600 21600" draw:type="rectangle" draw:enhanced-path="M 0 0 L 21600 0 21600 21600 0 21600 0 0 Z N"/>
        </draw:custom-shape>
        <draw:frame presentation:style-name="pr17" draw:layer="layout" svg:width="22.86cm" svg:height="12.572cm" svg:x="1.27cm" svg:y="4.445cm" presentation:class="outline">
          <draw:text-box>
            <text:list text:style-name="L5">
              <text:list-item>
                <text:p>A pointcut expression can have a name</text:p>
                <text:list>
                  <text:list-item>
                    <text:p>Reuse it in multiple places</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3" presentation:class="page"/>
          <draw:frame presentation:style-name="pr9" draw:text-style-name="P8" draw:layer="layout" svg:width="15.239cm" svg:height="11.429cm" svg:x="1.905cm" svg:y="12.065cm" presentation:class="notes">
            <draw:text-box>
              <text:p text:style-name="P19"><text:span text:style-name="T8">Logging the call of a setter method naively assumes that it succeeds.</text:span></text:p>
              <text:p text:style-name="P19"><text:span text:style-name="T8"/></text:p>
              <text:p text:style-name="P19"><text:span text:style-name="T8">Instead, here, we only track the change after the setter returns successfully. <text:s/>If it fails we also log the exception.</text:span></text:p>
              <text:p text:style-name="P19"><text:span text:style-name="T8">Using the named pointcut avoids duplicating the pointcut expression</text:span></text:p>
            </draw:text-box>
          </draw:frame>
        </presentation:notes>
      </draw:page>
      <draw:page draw:name="page54" draw:style-name="dp1" draw:master-page-name="Default" presentation:presentation-page-layout-name="AL3T19">
        <office:forms form:automatic-focus="false" form:apply-design-mode="false"/>
        <draw:frame presentation:style-name="pr5" draw:layer="layout" svg:width="22.86cm" svg:height="3.175cm" svg:x="1.27cm" svg:y="0.762cm" presentation:class="title">
          <draw:text-box>
            <text:p>Named Pointcut Annotation</text:p>
          </draw:text-box>
        </draw:frame>
        <draw:frame presentation:style-name="pr62" draw:text-style-name="P72" draw:layer="layout" svg:width="21.59cm" svg:height="12.23cm" svg:x="2.116cm" svg:y="4.28cm" presentation:class="outline" presentation:user-transformed="true">
          <draw:text-box>
            <text:p text:style-name="P39"><text:span text:style-name="T93">@Aspect</text:span></text:p>
            <text:p text:style-name="P39"><text:span text:style-name="T31">public class</text:span><text:span text:style-name="T32"> PropertyChangeTracker {</text:span></text:p>
            <text:p text:style-name="P39"><text:span text:style-name="T31"><text:s text:c="4"/></text:span><text:span text:style-name="T31">private</text:span><text:span text:style-name="T32"> Logger logger = Logger.getLogger(getClass());</text:span></text:p>
            <text:p text:style-name="P39"><text:span text:style-name="T209"/></text:p>
            <text:p text:style-name="P39"><text:span text:style-name="T32"><text:s text:c="4"/></text:span><text:span text:style-name="T93">@Before</text:span><text:span text:style-name="T32">(</text:span><text:span text:style-name="T34">“serviceMethod() || repositoryMethod()”</text:span><text:span text:style-name="T32">)</text:span></text:p>
            <text:p text:style-name="P39"><text:span text:style-name="T31"><text:s text:c="4"/></text:span><text:span text:style-name="T31">public void</text:span><text:span text:style-name="T32"> monitor</text:span><text:span text:style-name="T55">()</text:span><text:span text:style-name="T32"> {</text:span></text:p>
            <text:p text:style-name="P39"><text:span text:style-name="T32"><text:s text:c="8"/></text:span><text:span text:style-name="T32">logger.info(</text:span><text:span text:style-name="T34">“A business method has been accessed…”</text:span><text:span text:style-name="T32">); <text:s/></text:span></text:p>
            <text:p text:style-name="P39"><text:span text:style-name="T32"><text:s text:c="4"/></text:span><text:span text:style-name="T32">}</text:span></text:p>
            <text:p text:style-name="P39"><text:span text:style-name="T209"/></text:p>
            <text:p text:style-name="P39"><text:span text:style-name="T93"><text:s text:c="4"/></text:span><text:span text:style-name="T93">@Pointcut</text:span><text:span text:style-name="T32">(</text:span><text:span text:style-name="T34">“</text:span><text:span text:style-name="T57">execution(* rewards.service..*Service.*(..))</text:span><text:span text:style-name="T34">”</text:span><text:span text:style-name="T32">)</text:span></text:p>
            <text:p text:style-name="P39"><text:span text:style-name="T31"><text:s text:c="4"/></text:span><text:span text:style-name="T31">public void</text:span><text:span text:style-name="T32"> serviceMethod() {}</text:span></text:p>
            <text:p text:style-name="P39"><text:span text:style-name="T209"/></text:p>
            <text:p text:style-name="P39"><text:span text:style-name="T93"><text:s text:c="4"/></text:span><text:span text:style-name="T93">@Pointcut</text:span><text:span text:style-name="T32">(</text:span><text:span text:style-name="T34">“</text:span><text:span text:style-name="T57">execution(* rewards.repository..*Repository.*(..))</text:span><text:span text:style-name="T34">”</text:span><text:span text:style-name="T32">)</text:span></text:p>
            <text:p text:style-name="P39"><text:span text:style-name="T31"><text:s text:c="4"/></text:span><text:span text:style-name="T31">public void</text:span><text:span text:style-name="T32"> repositoryMethod() {}</text:span></text:p>
            <text:p text:style-name="P39"><text:span text:style-name="T32">}</text:span></text:p>
          </draw:text-box>
        </draw:frame>
        <draw:line draw:name="Line 7" draw:style-name="gr129" draw:text-style-name="P10" draw:layer="layout" svg:x1="10.258cm" svg:y1="16.256cm" svg:x2="7.828cm" svg:y2="15.24cm">
          <text:p/>
        </draw:line>
        <draw:custom-shape draw:name="Text Box 8" draw:style-name="gr8" draw:text-style-name="P103" draw:layer="layout" svg:width="14.646cm" svg:height="1.785cm" svg:x="10.148cm" svg:y="15.494cm">
          <text:p text:style-name="P11"><text:span text:style-name="T97">The method </text:span><text:span text:style-name="T210">name</text:span><text:span text:style-name="T97"> becomes the pointcut ID.</text:span></text:p>
          <text:p text:style-name="P11"><text:span text:style-name="T97">The method is </text:span><text:span text:style-name="T210">not</text:span><text:span text:style-name="T97"> executed.</text:span></text:p>
          <draw:enhanced-geometry svg:viewBox="0 0 21600 21600" draw:type="mso-spt202" draw:enhanced-path="M 0 0 L 21600 0 21600 21600 0 21600 0 0 Z N"/>
        </draw:custom-shape>
        <presentation:notes draw:style-name="dp3">
          <office:forms form:automatic-focus="false" form:apply-design-mode="false"/>
          <draw:page-thumbnail draw:style-name="gr1" draw:layer="layout" svg:width="13cm" svg:height="9.75cm" svg:x="3.025cm" svg:y="1.93cm" draw:page-number="54" presentation:class="page"/>
          <draw:frame presentation:style-name="pr32" draw:text-style-name="P41" draw:layer="layout" svg:width="15.239cm" svg:height="11.429cm" svg:x="1.905cm" svg:y="12.065cm" presentation:class="notes">
            <draw:text-box>
              <text:p><text:span text:style-name="T79">The trouble with this is it looks like a hack. <text:s/>The empty methods only exist to hang the annotation on, they will never be used in your code.</text:span></text:p>
            </draw:text-box>
          </draw:frame>
        </presentation:notes>
      </draw:page>
      <draw:page draw:name="page5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Named Pointcuts</text:p>
          </draw:text-box>
        </draw:frame>
        <draw:frame presentation:style-name="pr17" draw:layer="layout" svg:width="22.86cm" svg:height="12.572cm" svg:x="1.27cm" svg:y="4.445cm" presentation:class="outline">
          <draw:text-box>
            <text:list text:style-name="L5">
              <text:list-item>
                <text:p>Expressions can be externalized</text:p>
              </text:list-item>
            </text:list>
          </draw:text-box>
        </draw:frame>
        <draw:frame presentation:style-name="pr63" draw:text-style-name="P72" xml:id="id77" draw:id="id77" draw:layer="layout" svg:width="21.59cm" svg:height="7.297cm" svg:x="2.116cm" svg:y="9.83cm" presentation:class="outline" presentation:user-transformed="true">
          <draw:text-box>
            <text:p text:style-name="P39"><text:span text:style-name="T93">@Aspect</text:span></text:p>
            <text:p text:style-name="P39"><text:span text:style-name="T31">public class</text:span><text:span text:style-name="T32"> ServiceMethodInvocationMonitor {</text:span></text:p>
            <text:p text:style-name="P39"><text:span text:style-name="T31"><text:s text:c="4"/></text:span><text:span text:style-name="T31">private</text:span><text:span text:style-name="T32"> Logger logger = Logger.getLogger(getClass());</text:span></text:p>
            <text:p text:style-name="P39"><text:span text:style-name="T209"/></text:p>
            <text:p text:style-name="P39"><text:span text:style-name="T32"><text:s text:c="4"/></text:span><text:span text:style-name="T93">@Before</text:span><text:span text:style-name="T32">( </text:span><text:span text:style-name="T34">“com.acme.Pointcuts.serviceMethods()” </text:span><text:span text:style-name="T32">)</text:span></text:p>
            <text:p text:style-name="P39"><text:span text:style-name="T31"><text:s text:c="4"/></text:span><text:span text:style-name="T31">public void</text:span><text:span text:style-name="T32"> monitor</text:span><text:span text:style-name="T55">()</text:span><text:span text:style-name="T32"> {</text:span></text:p>
            <text:p text:style-name="P39"><text:span text:style-name="T32"><text:s text:c="8"/></text:span><text:span text:style-name="T32">logger.info(</text:span><text:span text:style-name="T34">“A service method has been accessed…”</text:span><text:span text:style-name="T32">); <text:s/></text:span></text:p>
            <text:p text:style-name="P39"><text:span text:style-name="T32"><text:s text:c="4"/></text:span><text:span text:style-name="T32">}</text:span></text:p>
            <text:p text:style-name="P39"><text:span text:style-name="T32">}</text:span></text:p>
          </draw:text-box>
        </draw:frame>
        <draw:frame presentation:style-name="pr64" draw:text-style-name="P72" draw:layer="layout" svg:width="21.59cm" svg:height="3.602cm" svg:x="2.125cm" svg:y="5.91cm" presentation:class="outline" presentation:user-transformed="true">
          <draw:text-box>
            <text:p text:style-name="P39"><text:span text:style-name="T31">public class</text:span><text:span text:style-name="T32"> Pointcuts {</text:span></text:p>
            <text:p text:style-name="P39"><text:span text:style-name="T93"><text:s text:c="4"/></text:span><text:span text:style-name="T93">@Pointcut</text:span><text:span text:style-name="T32">(</text:span><text:span text:style-name="T34">“</text:span><text:span text:style-name="T57">execution(* rewards.service..*Service.*(..))</text:span><text:span text:style-name="T34">”</text:span><text:span text:style-name="T32">)</text:span></text:p>
            <text:p text:style-name="P39"><text:span text:style-name="T31"><text:s text:c="4"/></text:span><text:span text:style-name="T31">public void</text:span><text:span text:style-name="T32"> serviceMethods() {}</text:span></text:p>
            <text:p text:style-name="P39"><text:span text:style-name="T32">}</text:span></text:p>
          </draw:text-box>
        </draw:frame>
        <draw:custom-shape draw:name="Text Box 6" draw:style-name="gr8" draw:text-style-name="P17" xml:id="id78" draw:id="id78" draw:layer="layout" svg:width="9.489cm" svg:height="1.108cm" svg:x="15.639cm" svg:y="15.684cm">
          <text:p text:style-name="P11"><text:span text:style-name="T81">Fully-qualified pointcut name</text:span></text:p>
          <draw:enhanced-geometry svg:viewBox="0 0 21600 21600" draw:type="mso-spt202" draw:enhanced-path="M 0 0 L 21600 0 21600 21600 0 21600 0 0 Z N"/>
        </draw:custom-shape>
        <draw:polyline draw:name="Line 7" draw:style-name="gr76" draw:text-style-name="P10" xml:id="id79" draw:id="id79" draw:layer="layout" svg:width="4.385cm" svg:height="1.775cm" svg:x="17.232cm" svg:y="13.822cm" svg:viewBox="0 0 4386 1776" draw:points="4386,1776 0,0">
          <text:p/>
        </draw:polyline>
        <draw:path draw:style-name="gr133" xml:id="id80" draw:id="id80" draw:layer="layout" svg:width="10.514cm" svg:height="5.541cm" svg:x="12.092cm" svg:y="7.92cm" svg:viewBox="0 0 10515 5542" svg:d="M0 0c17415 0 7944 5542 7944 5542">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3">
          <office:forms form:automatic-focus="false" form:apply-design-mode="false"/>
          <draw:page-thumbnail draw:style-name="gr1" draw:layer="layout" svg:width="13cm" svg:height="9.75cm" svg:x="3.025cm" svg:y="1.93cm" draw:page-number="55" presentation:class="page"/>
          <draw:frame presentation:style-name="pr32" draw:text-style-name="P41" draw:layer="layout" svg:width="15.239cm" svg:height="11.429cm" svg:x="1.905cm" svg:y="12.065cm" presentation:class="notes">
            <draw:text-box>
              <text:p><text:span text:style-name="T107">Apparently this is considered best-practice, but it just looks very verbose.</text:span></text:p>
            </draw:text-box>
          </draw:frame>
        </presentation:notes>
      </draw:page>
      <draw:page draw:name="Best Practice –  Use Named Pointcuts" draw:style-name="dp1" draw:master-page-name="Default" presentation:presentation-page-layout-name="AL2T1">
        <office:forms form:automatic-focus="false" form:apply-design-mode="false"/>
        <draw:frame presentation:style-name="pr17" draw:layer="layout" svg:width="22.86cm" svg:height="12.572cm" svg:x="1.27cm" svg:y="4.445cm" presentation:class="outline">
          <draw:text-box>
            <text:list text:style-name="L5">
              <text:list-item>
                <text:p>Can break one complicated expression into several sub-expressions</text:p>
              </text:list-item>
              <text:list-item>
                <text:p>Allow pointcut expression reusability</text:p>
              </text:list-item>
              <text:list-item>
                <text:p>Best practice: consider externalizing expressions into one dedicated class</text:p>
                <text:list>
                  <text:list-item>
                    <text:p>When working with many pointcuts</text:p>
                  </text:list-item>
                  <text:list-item>
                    <text:p>When writing complicated expressions</text:p>
                  </text:list-item>
                </text:list>
              </text:list-item>
            </text:list>
          </draw:text-box>
        </draw:frame>
        <draw:frame presentation:style-name="pr5" draw:layer="layout" svg:width="22.86cm" svg:height="3.175cm" svg:x="1.27cm" svg:y="0.762cm" presentation:class="title">
          <draw:text-box>
            <text:p>Named Pointcuts - Summary</text:p>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6" presentation:class="page"/>
          <draw:frame presentation:style-name="pr65" draw:text-style-name="P14" draw:layer="layout" svg:width="15.239cm" svg:height="11.429cm" svg:x="1.905cm" svg:y="12.065cm" presentation:class="notes">
            <draw:text-box>
              <text:p text:style-name="P13"><text:span text:style-name="T211">Now mention that most of the time, you actually wish to break out your pointcuts to named pointcuts, instead of using anonymous pointcuts.</text:span></text:p>
              <text:p text:style-name="P13"><text:span text:style-name="T211">This allows you to re-use pointcuts from different advice, and to compose pointcut expression by creating an expression referring to multiple named pointcuts.</text:span></text:p>
              <text:p text:style-name="P13"><text:span text:style-name="T212"/></text:p>
            </draw:text-box>
          </draw:frame>
        </presentation:notes>
      </draw:page>
      <draw:page draw:name="page57"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5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XML Configuration</text:p>
                  </text:list-item>
                  <text:list-item>
                    <text:p>Named Pointcuts</text:p>
                  </text:list-item>
                  <text:list-item>
                    <text:p><text:span text:style-name="T4">Context Selecting Pointcuts</text:span></text:p>
                  </text:list-item>
                  <text:list-item>
                    <text:p>Working with Annotations</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7" presentation:class="page"/>
          <draw:frame presentation:style-name="pr12" draw:text-style-name="P27" draw:layer="layout" svg:width="15.239cm" svg:height="11.429cm" svg:x="1.905cm" svg:y="12.065cm" presentation:class="notes" presentation:placeholder="true">
            <draw:text-box/>
          </draw:frame>
        </presentation:notes>
      </draw:page>
      <draw:page draw:name="Context Selecting Pointcuts"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text Selecting Pointcuts</text:p>
          </draw:text-box>
        </draw:frame>
        <draw:frame presentation:style-name="pr17" draw:layer="layout" svg:width="22.86cm" svg:height="12.572cm" svg:x="1.27cm" svg:y="4.445cm" presentation:class="outline">
          <draw:text-box>
            <text:list text:style-name="L5">
              <text:list-item>
                <text:p>Pointcuts may also select useful join point context </text:p>
                <text:list>
                  <text:list-item>
                    <text:p>The target object</text:p>
                  </text:list-item>
                  <text:list-item>
                    <text:p>Method arguments</text:p>
                  </text:list-item>
                  <text:list-item>
                    <text:p>Annotations associated with the method, target, or arguments</text:p>
                  </text:list-item>
                  <text:list-item>
                    <text:p>The currently executing object (proxy)</text:p>
                  </text:list-item>
                </text:list>
              </text:list-item>
              <text:list-item>
                <text:p>Allows for simple POJO advice methods</text:p>
                <text:list>
                  <text:list-item>
                    <text:p>Alternative to working with a JoinPoint object directly</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8" presentation:class="page"/>
          <draw:frame presentation:style-name="pr9" draw:text-style-name="P8" draw:layer="layout" svg:width="15.239cm" svg:height="11.429cm" svg:x="1.905cm" svg:y="12.065cm" presentation:class="notes" presentation:placeholder="true">
            <draw:text-box/>
          </draw:frame>
        </presentation:notes>
      </draw:page>
      <draw:page draw:name="Context Selecting Example"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Context Selecting Example</text:p>
          </draw:text-box>
        </draw:frame>
        <draw:frame presentation:style-name="pr21" draw:text-style-name="P32" draw:layer="layout" svg:width="22.86cm" svg:height="12.572cm" svg:x="1.27cm" svg:y="4.445cm" presentation:class="outline">
          <draw:text-box>
            <text:list text:style-name="L5">
              <text:list-item>
                <text:p text:style-name="P30">Consider this basic requirement</text:p>
              </text:list-item>
            </text:list>
            <text:p text:style-name="P31"/>
          </draw:text-box>
        </draw:frame>
        <draw:custom-shape draw:name="Text Box 4" draw:style-name="gr134" draw:text-style-name="P17" draw:layer="layout" svg:width="19.192cm" svg:height="1.277cm" svg:x="2.553cm" svg:y="6.984cm">
          <text:p text:style-name="P11"><text:span text:style-name="T213">Log a message every time Server is about to start</text:span></text:p>
          <draw:enhanced-geometry svg:viewBox="0 0 21600 21600" draw:type="mso-spt202" draw:enhanced-path="M 0 0 L 21600 0 21600 21600 0 21600 0 0 Z N"/>
        </draw:custom-shape>
        <draw:custom-shape draw:name="Text Box 5" draw:style-name="gr135" draw:text-style-name="P17" xml:id="id81" draw:id="id81" draw:layer="layout" svg:width="11.844cm" svg:height="4.325cm" svg:x="6.778cm" svg:y="9.312cm">
          <text:p text:style-name="P83"><text:span text:style-name="T214">public interface</text:span><text:span text:style-name="T215"> Server {</text:span></text:p>
          <text:p text:style-name="P83"><text:span text:style-name="T215"><text:s text:c="4"/></text:span><text:span text:style-name="T214">public void</text:span><text:span text:style-name="T215"> start(Map input);</text:span></text:p>
          <text:p text:style-name="P83"><text:span text:style-name="T215"><text:s text:c="4"/></text:span><text:span text:style-name="T214">public void</text:span><text:span text:style-name="T215"> stop();</text:span></text:p>
          <text:p text:style-name="P83"><text:span text:style-name="T215">}</text:span></text:p>
          <draw:enhanced-geometry svg:viewBox="0 0 21600 21600" draw:type="mso-spt202" draw:enhanced-path="M 0 0 L 21600 0 21600 21600 0 21600 0 0 Z N"/>
        </draw:custom-shape>
        <draw:custom-shape draw:name="Text Box 4" draw:style-name="gr134" draw:text-style-name="P17" xml:id="id82" draw:id="id82" draw:layer="layout" svg:width="18.252cm" svg:height="1.277cm" svg:x="3.023cm" svg:y="14.585cm">
          <text:p text:style-name="P11"><text:span text:style-name="T213">In the advice, how do we access Server? Map?</text:span></text:p>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appear">
                  <anim:set smil:begin="0s" smil:dur="0.001s" smil:fill="hold" smil:targetElement="id8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59" presentation:class="page"/>
          <draw:frame presentation:style-name="pr20" draw:text-style-name="P14" draw:layer="layout" svg:width="15.239cm" svg:height="11.429cm" svg:x="1.905cm" svg:y="12.065cm" presentation:class="notes">
            <draw:text-box>
              <text:p text:style-name="P13"><text:span text:style-name="T107">How can we do this with AOP, using the concepts we just discussed?</text:span></text:p>
              <text:p text:style-name="P13"><text:span text:style-name="T107"/></text:p>
            </draw:text-box>
          </draw:frame>
        </presentation:notes>
      </draw:page>
      <draw:page draw:name="Logging Server Startup Attempts Context Selection - Anonymous Pointcut"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Without Context Selection</text:p>
          </draw:text-box>
        </draw:frame>
        <draw:custom-shape draw:name="Rectangle 4" draw:style-name="gr132" draw:text-style-name="P105" draw:layer="layout" svg:width="22.577cm" svg:height="8.733cm" svg:x="1.287cm" svg:y="8.331cm">
          <text:p text:style-name="P104"><text:span text:style-name="T132">@Before</text:span><text:span text:style-name="T42">(</text:span><text:span text:style-name="T216">“execution(void example.Server.start(java.util.Map))”</text:span><text:span text:style-name="T42">)</text:span></text:p>
          <text:p text:style-name="P104"><text:span text:style-name="T217">public void</text:span><text:span text:style-name="T42"> logServerStartup(JoinPoint jp) {</text:span></text:p>
          <text:p text:style-name="P104"><text:span text:style-name="T42"><text:s text:c="7"/></text:span><text:span text:style-name="T218"><text:s/></text:span><text:span text:style-name="T218">// A 'safe' implementation would also check target type</text:span></text:p>
          <text:p text:style-name="P45"><text:span text:style-name="T42"><text:s text:c="8"/></text:span><text:span text:style-name="T42">Server</text:span><text:span text:style-name="T219"> server = (Server) jp.getTarget();</text:span></text:p>
          <text:p text:style-name="P45"><text:span text:style-name="T219"><text:s text:c="8"/></text:span><text:span text:style-name="T220">// Don't assume args[0] exists</text:span></text:p>
          <text:p><text:span text:style-name="T221"><text:s text:c="8"/></text:span><text:span text:style-name="T221">Object[] args= jp.getArgs();</text:span></text:p>
          <text:p><text:span text:style-name="T219"><text:s text:c="8"/></text:span><text:span text:style-name="T222">Map map = args.length &gt; 0 ? (Map) </text:span><text:span text:style-name="T219">args</text:span><text:span text:style-name="T222">[0] : </text:span><text:span text:style-name="T223">new</text:span><text:span text:style-name="T221"> HashMap();</text:span></text:p>
          <text:p text:style-name="P104"><text:span text:style-name="T42"><text:s text:c="8"/></text:span><text:span text:style-name="T42">logger.info( server + </text:span><text:span text:style-name="T216">“ starting – params: “</text:span><text:span text:style-name="T42"> + map);</text:span></text:p>
          <text:p text:style-name="P104"><text:span text:style-name="T42">}</text:span></text:p>
          <draw:enhanced-geometry svg:viewBox="0 0 21600 21600" draw:type="rectangle" draw:enhanced-path="M 0 0 L 21600 0 21600 21600 0 21600 0 0 Z N"/>
        </draw:custom-shape>
        <draw:frame presentation:style-name="pr17" draw:layer="layout" svg:width="22.86cm" svg:height="12.572cm" svg:x="1.27cm" svg:y="4.445cm" presentation:class="outline">
          <draw:text-box>
            <text:list text:style-name="L5">
              <text:list-item>
                <text:p>All needed info must be obtained from <text:span text:style-name="T6">JoinPoint</text:span><text:span text:style-name="T69"> object</text:span></text:p>
                <text:list>
                  <text:list-item>
                    <text:p><text:span text:style-name="T69">No type-safety guarantees</text:span></text:p>
                  </text:list-item>
                  <text:list-item>
                    <text:p><text:span text:style-name="T69">Write advice </text:span><text:span text:style-name="T6">defensively</text:span></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0" presentation:class="page"/>
          <draw:frame presentation:style-name="pr20" draw:text-style-name="P108" draw:layer="layout" svg:width="15.239cm" svg:height="11.429cm" svg:x="1.905cm" svg:y="12.065cm" presentation:class="notes">
            <draw:text-box>
              <text:p text:style-name="P106"><text:span text:style-name="T224">This is what we have seen already and is perfectly OK.</text:span></text:p>
              <text:p text:style-name="P106"><text:span text:style-name="T224"/></text:p>
              <text:p text:style-name="P106"><text:span text:style-name="T224">Note that this is a very specific pointcut expression. <text:s/>More generic expressions can cause problems if a class is refactored and the code in the advice is not changed to match.</text:span></text:p>
              <text:p text:style-name="P106"><text:span text:style-name="T224">Moreover, at any time another developer might change the pointcut expression without realising the effect in the code.</text:span></text:p>
              <text:p text:style-name="P107"><text:span text:style-name="T225"/></text:p>
              <text:p text:style-name="P106"><text:span text:style-name="T224"/></text:p>
              <text:p text:style-name="P106"><text:span text:style-name="T226">Recommendation:</text:span><text:span text:style-name="T224"> Code an advice defensively – here for example, check the target really is a Server before casting it; check the input arg exists and really is a Map. <text:s/>(We didn't have room on the slide for all the checks).</text:span></text:p>
              <text:p text:style-name="P106"><text:span text:style-name="T225"/></text:p>
            </draw:text-box>
          </draw:frame>
        </presentation:notes>
      </draw:page>
      <draw:page draw:name="page61"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With Context Selection</text:p>
          </draw:text-box>
        </draw:frame>
        <draw:custom-shape draw:name="Rectangle 4" draw:style-name="gr132" draw:text-style-name="P105" draw:layer="layout" svg:width="19.974cm" svg:height="5.694cm" svg:x="2.837cm" svg:y="8.53cm">
          <text:p text:style-name="P104"><text:span text:style-name="T132">@Before</text:span><text:span text:style-name="T42">(</text:span><text:span text:style-name="T46">“execution(void example.Server.start(java.util.Map)) </text:span></text:p>
          <text:p text:style-name="P104"><text:span text:style-name="T46"><text:s text:c="3"/></text:span><text:span text:style-name="T46">&amp;&amp; target(server) &amp;&amp; args(input)”</text:span><text:span text:style-name="T42">)</text:span></text:p>
          <text:p text:style-name="P104"><text:span text:style-name="T217">public void</text:span><text:span text:style-name="T42"> logServerStartup(Server server, Map input) {</text:span></text:p>
          <text:p text:style-name="P104"><text:span text:style-name="T42"><text:s text:c="4"/>…</text:span></text:p>
          <text:p text:style-name="P104"><text:span text:style-name="T42">}</text:span></text:p>
          <draw:enhanced-geometry svg:viewBox="0 0 21600 21600" draw:type="rectangle" draw:enhanced-path="M 0 0 L 21600 0 21600 21600 0 21600 0 0 Z N"/>
        </draw:custom-shape>
        <draw:frame presentation:style-name="pr17" draw:layer="layout" svg:width="22.86cm" svg:height="12.572cm" svg:x="1.27cm" svg:y="4.445cm" presentation:class="outline" presentation:user-transformed="true">
          <draw:text-box>
            <text:list text:style-name="L5">
              <text:list-item>
                <text:p>Best practice: use context selection</text:p>
                <text:list>
                  <text:list-item>
                    <text:p>Method attributes are bound automatically</text:p>
                  </text:list-item>
                  <text:list-item>
                    <text:p>Types must match or advice skipped</text:p>
                  </text:list-item>
                </text:list>
              </text:list-item>
            </text:list>
          </draw:text-box>
        </draw:frame>
        <draw:custom-shape draw:name="Text Box 4" draw:style-name="gr136" draw:text-style-name="P109" draw:layer="layout" svg:width="20.043cm" svg:height="1.955cm" svg:x="2.834cm" svg:y="14.889cm">
          <text:p text:style-name="P11"><text:span text:style-name="T81">- target(server) selects the target of the execution (your object)</text:span></text:p>
          <text:p text:style-name="P11"><text:span text:style-name="T81">- this(server) would have selected the proxy</text:span></text:p>
          <draw:enhanced-geometry svg:viewBox="0 0 21600 21600" draw:type="mso-spt202" draw:enhanced-path="M 0 0 L 21600 0 21600 21600 0 21600 0 0 Z N"/>
        </draw:custom-shap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1" presentation:class="page"/>
          <draw:frame presentation:style-name="pr20" draw:text-style-name="P111" draw:layer="layout" svg:width="15.239cm" svg:height="11.429cm" svg:x="1.905cm" svg:y="12.065cm" presentation:class="notes" presentation:user-transformed="true">
            <draw:text-box>
              <text:p text:style-name="P110"><text:span text:style-name="T227">execution</text:span><text:span text:style-name="T224"> matches Server start methods accepting a single Map parameter.</text:span></text:p>
              <text:p text:style-name="P110"><text:span text:style-name="T227">target </text:span><text:span text:style-name="T224">will bind the executing object to the server argument, provided it is of the same type as the server parameter (Server).</text:span></text:p>
              <text:p text:style-name="P110"><text:span text:style-name="T227">args</text:span><text:span text:style-name="T224"> will bind the single argument value to the input argument, provided it is of the same type as the server parameter (Map).</text:span></text:p>
              <text:p text:style-name="P110"><text:span text:style-name="T224"/></text:p>
              <text:p text:style-name="P110"><text:span text:style-name="T224">The advantage here is that we get type-safety for the target and args. <text:s/>If the target is not a Server or the first (and only) argument is not a Map, the advice is quietly ignored. <text:s/>Makes the advice more robust in the face of change and refactoring.</text:span></text:p>
              <text:p text:style-name="P110"><text:span text:style-name="T224">If you have multiple parameters, you can use args(x, y ,z) and on the advice method you would need three parameters x, y and z.</text:span></text:p>
              <text:p text:style-name="P110"/>
              <text:p text:style-name="P110"><text:span text:style-name="T224">Note that if we would have bound “this”, you get into a tricky situation. This is the proxy, so if somebody mistakenly calls the start() method on the server again, you’re in an infinite loop. It’s best to define your pointcuts in such a way that you can’t make such mistakes. </text:span><text:span text:style-name="T228">target</text:span><text:span text:style-name="T224"> makes more sense here.</text:span></text:p>
              <text:p text:style-name="P110"><text:span text:style-name="T224"/></text:p>
            </draw:text-box>
          </draw:frame>
        </presentation:notes>
      </draw:page>
      <draw:page draw:name="Context Selection - Named Pointcut" draw:style-name="dp1" draw:master-page-name="Default" presentation:presentation-page-layout-name="AL3T19">
        <office:forms form:automatic-focus="false" form:apply-design-mode="false"/>
        <draw:frame presentation:style-name="pr10" draw:layer="layout" svg:width="22.86cm" svg:height="3.181cm" svg:x="1.27cm" svg:y="0.759cm" presentation:class="title">
          <draw:text-box>
            <text:p>Context Selection - Named Pointcut</text:p>
          </draw:text-box>
        </draw:frame>
        <draw:custom-shape draw:name="Rectangle 4" draw:style-name="gr132" draw:text-style-name="P112" draw:layer="layout" svg:width="22.86cm" svg:height="9.913cm" svg:x="1.269cm" svg:y="5.419cm">
          <text:p text:style-name="P104"><text:span text:style-name="T229">@Before</text:span><text:span text:style-name="T230">(</text:span><text:span text:style-name="T231">“serverStartMethod(server, input)”</text:span><text:span text:style-name="T230">)</text:span></text:p>
          <text:p text:style-name="P104"><text:span text:style-name="T232">public void</text:span><text:span text:style-name="T230"> logServerStartup(Server server, Map input) {</text:span></text:p>
          <text:p text:style-name="P104"><text:span text:style-name="T230"><text:s text:c="4"/>…</text:span></text:p>
          <text:p text:style-name="P104"><text:span text:style-name="T230">}</text:span></text:p>
          <text:p text:style-name="P104"><text:span text:style-name="T230"/></text:p>
          <text:p text:style-name="P104"><text:span text:style-name="T229">@Pointcut</text:span><text:span text:style-name="T230">(</text:span><text:span text:style-name="T231">“execution(void example.Server.start(java.util.Map)) </text:span></text:p>
          <text:p text:style-name="P104"><text:span text:style-name="T231"><text:s text:c="3"/></text:span><text:span text:style-name="T231">&amp;&amp; target(server) &amp;&amp; args(input)”</text:span><text:span text:style-name="T230">)</text:span></text:p>
          <text:p text:style-name="P104"><text:span text:style-name="T232">public void</text:span><text:span text:style-name="T230"> serverStartMethod (Server server, Map input) {}</text:span></text:p>
          <text:p text:style-name="P104"><text:span text:style-name="T230"/></text:p>
          <text:p text:style-name="P104"><text:span text:style-name="T229"/></text:p>
          <draw:enhanced-geometry svg:viewBox="0 0 21600 21600" draw:type="rectangle" draw:enhanced-path="M 0 0 L 21600 0 21600 21600 0 21600 0 0 Z N"/>
        </draw:custom-shape>
        <draw:line draw:name="Line 8" draw:style-name="gr137" draw:text-style-name="P10" draw:layer="layout" svg:x1="8.501cm" svg:y1="8.788cm" svg:x2="13.475cm" svg:y2="7.483cm">
          <text:p/>
        </draw:line>
        <draw:custom-shape draw:name="Text Box 7" draw:style-name="gr138" draw:text-style-name="P17" draw:layer="layout" svg:width="10.531cm" svg:height="1.023cm" svg:x="2.414cm" svg:y="8.837cm">
          <text:p text:style-name="P11"><text:span text:style-name="T88">‘</text:span><text:span text:style-name="T88">target’ binds the server starting up </text:span></text:p>
          <draw:enhanced-geometry svg:viewBox="0 0 21600 21600" draw:type="mso-spt202" draw:enhanced-path="M 0 0 L 21600 0 21600 21600 0 21600 0 0 Z N"/>
        </draw:custom-shape>
        <draw:custom-shape draw:name="Text Box 10" draw:style-name="gr138" draw:text-style-name="P17" draw:layer="layout" svg:width="9.525cm" svg:height="1.023cm" svg:x="13.639cm" svg:y="8.823cm">
          <text:p text:style-name="P11"><text:span text:style-name="T55">‘</text:span><text:span text:style-name="T55">args’ binds the argument value</text:span></text:p>
          <draw:enhanced-geometry svg:viewBox="0 0 21600 21600" draw:type="mso-spt202" draw:enhanced-path="M 0 0 L 21600 0 21600 21600 0 21600 0 0 Z N"/>
        </draw:custom-shape>
        <draw:line draw:name="Line 11" draw:style-name="gr139" draw:text-style-name="P10" draw:layer="layout" svg:x1="18.686cm" svg:y1="8.789cm" svg:x2="16.428cm" svg:y2="7.519cm">
          <text:p/>
        </draw:lin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2" presentation:class="page"/>
          <draw:frame presentation:style-name="pr20" draw:text-style-name="P113" draw:layer="layout" svg:width="15.239cm" svg:height="11.429cm" svg:x="1.905cm" svg:y="12.065cm" presentation:class="notes">
            <draw:text-box>
              <text:p text:style-name="P106"><text:span text:style-name="T233">Now show named pointcut variant – just in case this wasn't hard enough! :)</text:span></text:p>
              <text:p text:style-name="P106"><text:span text:style-name="T233"/></text:p>
              <text:p text:style-name="P106"><text:span text:style-name="T233">The “dummy” empty method the @Pointcut hangs from </text:span><text:span text:style-name="T234">must</text:span><text:span text:style-name="T233"> have the </text:span><text:span text:style-name="T234">same</text:span><text:span text:style-name="T233"> signature as the advice method.</text:span></text:p>
              <text:p text:style-name="P106"><text:span text:style-name="T233"/></text:p>
              <text:p text:style-name="P106"><text:span text:style-name="T233">Looks even more like a hack!</text:span></text:p>
            </draw:text-box>
          </draw:frame>
        </presentation:notes>
      </draw:page>
      <draw:page draw:name="page63"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Topics in this session</text:p>
          </draw:text-box>
        </draw:frame>
        <draw:frame presentation:style-name="pr58" draw:layer="layout" svg:width="22.86cm" svg:height="11.98cm" svg:x="1.27cm" svg:y="4.445cm" presentation:class="outline" presentation:user-transformed="true">
          <draw:text-box>
            <text:list text:style-name="L5">
              <text:list-item>
                <text:p>What Problem Does AOP Solve?</text:p>
              </text:list-item>
              <text:list-item>
                <text:p>Core AOP Concepts</text:p>
              </text:list-item>
              <text:list-item>
                <text:p>Quick Start</text:p>
              </text:list-item>
              <text:list-item>
                <text:p>Defining Pointcuts</text:p>
              </text:list-item>
              <text:list-item>
                <text:p>Implementing Advice</text:p>
              </text:list-item>
              <text:list-item>
                <text:p>Advanced topics</text:p>
                <text:list>
                  <text:list-item>
                    <text:p>XML Configuration</text:p>
                  </text:list-item>
                  <text:list-item>
                    <text:p>Named Pointcuts</text:p>
                  </text:list-item>
                  <text:list-item>
                    <text:p>Context-Selecting Pointcuts</text:p>
                  </text:list-item>
                  <text:list-item>
                    <text:p><text:span text:style-name="T4">Working with Annotations</text:span></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3" presentation:class="page"/>
          <draw:frame presentation:style-name="pr12" draw:text-style-name="P27" draw:layer="layout" svg:width="15.239cm" svg:height="11.429cm" svg:x="1.905cm" svg:y="12.065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0" draw:layer="layout" svg:width="22.86cm" svg:height="3.181cm" svg:x="1.27cm" svg:y="0.759cm" presentation:class="title">
          <draw:text-box>
            <text:p>Pointcut Expression Examples using Annotations</text:p>
          </draw:text-box>
        </draw:frame>
        <draw:frame presentation:style-name="pr17" draw:layer="layout" svg:width="22.86cm" svg:height="12.572cm" svg:x="1.27cm" svg:y="4.445cm" presentation:class="outline" presentation:user-transformed="true">
          <draw:text-box>
            <text:list text:style-name="L5">
              <text:list-item>
                <text:p xml:id="id83" text:id="id83">Can match annotations everywhere</text:p>
                <text:list>
                  <text:list-item>
                    <text:p xml:id="id84" text:id="id84">annotated methods, methods with annotated arguments, returning annotated objects, on annotated classes</text:p>
                  </text:list-item>
                </text:list>
              </text:list-item>
              <text:list-item>
                <text:p><text:span text:style-name="T104">execution(@org..transaction.annotation.Transactional * *(..))</text:span></text:p>
                <text:list>
                  <text:list-item>
                    <text:p>Any method marked with the <text:span text:style-name="T6">@Transactional </text:span>annotation</text:p>
                  </text:list-item>
                </text:list>
              </text:list-item>
              <text:list-item>
                <text:p><text:span text:style-name="T103">execution( (@example.Sensitive *) *(..))</text:span></text:p>
                <text:list>
                  <text:list-item>
                    <text:p>Any method that<text:line-break/>returns a type<text:line-break/>marked as<text:line-break/><text:span text:style-name="T6">@Sensitive</text:span></text:p>
                  </text:list-item>
                </text:list>
              </text:list-item>
            </text:list>
            <text:p/>
          </draw:text-box>
        </draw:frame>
        <draw:custom-shape draw:name="Rectangle 5" draw:style-name="gr140" draw:text-style-name="P115" draw:layer="layout" svg:width="12.548cm" svg:height="5.15cm" svg:x="11.834cm" svg:y="11.867cm">
          <text:p text:style-name="P114"><text:span text:style-name="T235">@Sensitive</text:span></text:p>
          <text:p><text:span text:style-name="T236">public </text:span><text:span text:style-name="T237">class </text:span><text:span text:style-name="T39">MedicalRecord { … }</text:span></text:p>
          <text:p text:style-name="P114"><text:span text:style-name="T39"/></text:p>
          <text:p><text:span text:style-name="T236">public class</text:span><text:span text:style-name="T39"> MedicalService {</text:span></text:p>
          <text:p><text:span text:style-name="T39"><text:s text:c="4"/></text:span><text:span text:style-name="T236">public</text:span><text:span text:style-name="T39"> MedicalRecord lookup(...) { … }</text:span></text:p>
          <text:p text:style-name="P114"><text:span text:style-name="T39">}</text:span></text:p>
          <draw:enhanced-geometry svg:viewBox="0 0 21600 21600" draw:type="rectangle" draw:enhanced-path="M 0 0 L 21600 0 21600 21600 0 21600 0 0 Z N"/>
        </draw:custom-shape>
        <draw:g>
          <draw:line draw:style-name="gr141" draw:layer="layout" svg:x1="10.444cm" svg:y1="12.039cm" svg:x2="11.652cm" svg:y2="12.239cm">
            <text:p/>
          </draw:line>
          <draw:line draw:style-name="gr142" draw:layer="layout" svg:x1="10.449cm" svg:y1="11.339cm" svg:x2="10.449cm" svg:y2="12.047cm">
            <text:p/>
          </draw:line>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83" anim:sub-item="text" smil:attributeName="visibility" smil:to="visible"/>
                </anim:par>
                <anim:par smil:begin="0s" smil:fill="hold" presentation:node-type="with-previous" presentation:preset-class="entrance" presentation:preset-id="ooo-entrance-appear">
                  <anim:set smil:begin="0s" smil:dur="0.001s" smil:fill="hold" smil:targetElement="id84" anim:sub-item="text"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4" presentation:class="page"/>
          <draw:frame presentation:style-name="pr9" draw:text-style-name="P8" draw:layer="layout" svg:width="15.239cm" svg:height="11.429cm" svg:x="1.905cm" svg:y="12.065cm" presentation:class="notes">
            <draw:text-box>
              <text:p text:style-name="P19"><text:span text:style-name="T107">Note that imported annotations can only be used in the native AspectJ language, not with Spring-AOP using @Aspect: so we have to </text:span><text:span text:style-name="T108">fully qualify </text:span><text:span text:style-name="T107">the names!</text:span></text:p>
              <text:p text:style-name="P19"><text:span text:style-name="T107"/></text:p>
              <text:p text:style-name="P19"><text:span text:style-name="T107">In the first example the method is annotated with @Transactional.</text:span></text:p>
              <text:p text:style-name="P19"><text:span text:style-name="T107"/></text:p>
              <text:p text:style-name="P19"><text:span text:style-name="T107">In the second example, as shown, the return type is annotated, </text:span><text:span text:style-name="T108">not</text:span><text:span text:style-name="T107"> the matched method.</text:span></text:p>
              <text:p text:style-name="P13"><text:span text:style-name="T137">See: <text:s/></text:span><text:span text:style-name="T137"><text:a xlink:href="http://jroller.com/page/habuma?entry=guice_vs_spring_javaconfig_a#comment10">http://jroller.com/page/habuma?entry=guice_vs_spring_javaconfig_a#comment10</text:a></text:span></text:p>
            </draw:text-box>
          </draw:frame>
        </presentation:notes>
      </draw:page>
      <draw:page draw:name="page65"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OP and Annotations - Example</text:p>
          </draw:text-box>
        </draw:frame>
        <draw:custom-shape draw:name="Rectangle 5" draw:style-name="gr140" draw:text-style-name="P116" draw:layer="layout" svg:width="22.067cm" svg:height="11.135cm" svg:x="1.685cm" svg:y="5.882cm">
          <text:p><text:span text:style-name="T93">@Around</text:span><text:span text:style-name="T32">(</text:span><text:span text:style-name="T34">“</text:span><text:span text:style-name="T57">execution(* *(..)) &amp;&amp; @annotation(txn)</text:span><text:span text:style-name="T34">”</text:span><text:span text:style-name="T32">)</text:span></text:p>
          <text:p><text:span text:style-name="T31">public </text:span><text:span text:style-name="T238">Object</text:span><text:span text:style-name="T32"> execute</text:span><text:span text:style-name="T55">(</text:span><text:span text:style-name="T38">ProceedingJoinPoint jp, </text:span><text:span text:style-name="T32">Transactional txn</text:span><text:span text:style-name="T55">) </text:span><text:span text:style-name="T32">{</text:span></text:p>
          <text:p><text:span text:style-name="T32"><text:s text:c="4"/></text:span><text:span text:style-name="T32">TransactionStatus tx;</text:span></text:p>
          <text:p><text:span text:style-name="T32"><text:s/></text:span></text:p>
          <text:p><text:span text:style-name="T32"><text:s text:c="4"/></text:span><text:span text:style-name="T32">t</text:span><text:span text:style-name="T35">ry</text:span><text:span text:style-name="T32"> {</text:span></text:p>
          <text:p><text:span text:style-name="T32"><text:s text:c="7"/></text:span><text:span text:style-name="T32">TransactionDefinition defintion = </text:span><text:span text:style-name="T35">new</text:span><text:span text:style-name="T32"> DefaultTransactionDefinition();</text:span></text:p>
          <text:p><text:span text:style-name="T32"><text:s text:c="7"/></text:span><text:span text:style-name="T32">definition.setTimout(txn.timeout());</text:span></text:p>
          <text:p><text:span text:style-name="T239"><text:s text:c="7"/></text:span><text:span text:style-name="T239">definition.setReadOnly(txn.readOnly());</text:span></text:p>
          <text:p><text:span text:style-name="T239"><text:s text:c="7"/></text:span><text:span text:style-name="T239">...</text:span></text:p>
          <text:p><text:span text:style-name="T32"><text:s text:c="7"/></text:span><text:span text:style-name="T32">tx = txnMgr.getTransaction(definition);</text:span></text:p>
          <text:p><text:span text:style-name="T32"><text:s text:c="7"/></text:span><text:span text:style-name="T35">return</text:span><text:span text:style-name="T32"> jp.proceed();</text:span></text:p>
          <text:p><text:span text:style-name="T240"><text:s text:c="3"/></text:span><text:span text:style-name="T240">}</text:span></text:p>
          <text:p><text:span text:style-name="T240"><text:s text:c="3"/>… </text:span><text:span text:style-name="T241">// commit or rollback</text:span></text:p>
          <text:p text:style-name="P114"><text:span text:style-name="T32">}</text:span></text:p>
          <draw:enhanced-geometry svg:viewBox="0 0 21600 21600" draw:mirror-horizontal="false" draw:mirror-vertical="false" draw:type="rectangle" draw:enhanced-path="M 0 0 L 21600 0 21600 21600 0 21600 0 0 Z N"/>
        </draw:custom-shape>
        <draw:frame presentation:style-name="pr17" draw:layer="layout" svg:width="22.86cm" svg:height="12.572cm" svg:x="1.27cm" svg:y="4.445cm" presentation:class="outline">
          <draw:text-box>
            <text:list text:style-name="L5">
              <text:list-item>
                <text:p>Use of the <text:span text:style-name="T6">annotation()</text:span> designator</text:p>
              </text:list-item>
            </text:list>
          </draw:text-box>
        </draw:frame>
        <draw:custom-shape draw:name="Text Box 10" draw:style-name="gr143" draw:text-style-name="P117" xml:id="id85" draw:id="id85" draw:layer="layout" svg:width="10.759cm" svg:height="2.547cm" svg:x="14.407cm" svg:y="13.533cm">
          <text:p text:style-name="P11"><text:span text:style-name="T242">No need for @Transactional in </text:span><text:span text:style-name="T243">execution</text:span><text:span text:style-name="T242"> expression – the </text:span><text:span text:style-name="T243">@annotation</text:span><text:span text:style-name="T242"> matches it instead</text:span><text:span text:style-name="T244"> </text:span></text:p>
          <draw:enhanced-geometry svg:viewBox="0 0 21600 21600" draw:type="mso-spt202" draw:enhanced-path="M 0 0 L 21600 0 21600 21600 0 21600 0 0 Z N"/>
        </draw:custom-shape>
        <draw:g xml:id="id86" draw:id="id86">
          <draw:line draw:style-name="gr141" draw:layer="layout" svg:x1="22.138cm" svg:y1="6.672cm" svg:x2="16.52cm" svg:y2="6.347cm">
            <text:p/>
          </draw:line>
          <draw:line draw:style-name="gr142" draw:layer="layout" svg:x1="23.405cm" svg:y1="13.486cm" svg:x2="22.161cm" svg:y2="6.672cm">
            <text:p/>
          </draw:lin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5" presentation:class="page"/>
          <draw:frame presentation:style-name="pr9" draw:text-style-name="P8" draw:layer="layout" svg:width="15.239cm" svg:height="11.429cm" svg:x="1.905cm" svg:y="12.065cm" presentation:class="notes">
            <draw:text-box>
              <text:p><text:span text:style-name="T107">Note that the Transactional type in the signature is part of the match! This replaces matching on @</text:span><text:span text:style-name="T245">Transactional</text:span><text:span text:style-name="T107"> in the pointcut expression, since we need access to the annotation instance anyway.</text:span></text:p>
            </draw:text-box>
          </draw:frame>
        </presentation:notes>
      </draw:page>
      <draw:page draw:name="page66" draw:style-name="dp1" draw:master-page-name="Default" presentation:presentation-page-layout-name="AL2T1">
        <office:forms form:automatic-focus="false" form:apply-design-mode="false"/>
        <draw:frame presentation:style-name="pr10" draw:layer="layout" svg:width="22.86cm" svg:height="3.181cm" svg:x="1.27cm" svg:y="0.759cm" presentation:class="title">
          <draw:text-box>
            <text:p>AOP and Annotations – Named pointcuts</text:p>
          </draw:text-box>
        </draw:frame>
        <draw:custom-shape draw:name="Rectangle 5" draw:style-name="gr140" draw:text-style-name="P118" xml:id="id87" draw:id="id87" draw:layer="layout" svg:width="22.447cm" svg:height="8.093cm" svg:x="1.482cm" svg:y="6.284cm">
          <text:p text:style-name="P114"><text:span text:style-name="T246">@Around</text:span><text:span text:style-name="T247">(</text:span><text:span text:style-name="T248">“transactionalMethod(txn)”</text:span><text:span text:style-name="T247">)</text:span></text:p>
          <text:p><text:span text:style-name="T249">public </text:span><text:span text:style-name="T250">Object execute(ProceedingJoinPoint jp, Transactional txn) {</text:span></text:p>
          <text:p><text:span text:style-name="T247"><text:s text:c="4"/></text:span><text:span text:style-name="T247">...</text:span></text:p>
          <text:p text:style-name="P114"><text:span text:style-name="T247">}</text:span></text:p>
          <text:p text:style-name="P114"><text:span text:style-name="T247"/></text:p>
          <text:p text:style-name="P114"><text:span text:style-name="T246">@Pointcut</text:span><text:span text:style-name="T248">(</text:span><text:span text:style-name="T251">“execution(* *(..)) &amp;&amp; @annotation(txn)”</text:span><text:span text:style-name="T247">)</text:span></text:p>
          <text:p><text:span text:style-name="T252">public void</text:span><text:span text:style-name="T247"> transactionalMethod(</text:span><text:span text:style-name="T253">Transactional</text:span><text:span text:style-name="T247"> txn) {}</text:span></text:p>
          <draw:enhanced-geometry svg:viewBox="0 0 21600 21600" draw:type="rectangle" draw:enhanced-path="M 0 0 L 21600 0 21600 21600 0 21600 0 0 Z N"/>
        </draw:custom-shape>
        <draw:frame presentation:style-name="pr17" draw:layer="layout" svg:width="22.86cm" svg:height="12.572cm" svg:x="1.27cm" svg:y="4.445cm" presentation:class="outline">
          <draw:text-box>
            <text:list text:style-name="L5">
              <text:list-item>
                <text:p>Same example using a named-pointcut</text:p>
              </text:list-item>
            </text:list>
          </draw:text-box>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87" smil:attributeName="visibility" smil:to="visible"/>
                </anim:par>
              </anim:par>
            </anim:par>
          </anim:seq>
        </anim:par>
        <presentation:notes draw:style-name="dp3">
          <office:forms form:automatic-focus="false" form:apply-design-mode="false"/>
          <draw:custom-shape draw:name="Rectangle 7" draw:style-name="gr3" draw:text-style-name="P7" draw:layer="layout" svg:width="8.256cm" svg:height="1.268cm" svg:x="10.789cm" svg:y="24.127cm">
            <text:p><text:page-number>&lt;number&gt;</text:page-number></text:p>
            <draw:enhanced-geometry svg:viewBox="0 0 21600 21600" draw:type="mso-spt202" draw:enhanced-path="M 0 0 L 21600 0 21600 21600 0 21600 0 0 Z N"/>
          </draw:custom-shape>
          <draw:page-thumbnail draw:style-name="gr1" draw:layer="layout" svg:width="13cm" svg:height="9.75cm" svg:x="3.025cm" svg:y="1.93cm" draw:page-number="66" presentation:class="page"/>
          <draw:frame presentation:style-name="pr9" draw:text-style-name="P8" draw:layer="layout" svg:width="15.239cm" svg:height="11.429cm" svg:x="1.905cm" svg:y="12.065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5" draw:layer="layout" svg:width="22.86cm" svg:height="3.175cm" svg:x="1.27cm" svg:y="0.762cm" presentation:class="title">
          <draw:text-box>
            <text:p>Advanced Topics Summary</text:p>
          </draw:text-box>
        </draw:frame>
        <draw:frame presentation:style-name="pr58" draw:text-style-name="P119" draw:layer="layout" svg:width="22.86cm" svg:height="11.98cm" svg:x="1.27cm" svg:y="4.445cm" presentation:class="outline" presentation:user-transformed="true">
          <draw:text-box>
            <text:list text:style-name="L5">
              <text:list-item>
                <text:p><text:span text:style-name="T190">Topics covered were:</text:span></text:p>
                <text:list>
                  <text:list-item>
                    <text:p><text:span text:style-name="T190">XML Configuration</text:span></text:p>
                  </text:list-item>
                  <text:list-item>
                    <text:p><text:span text:style-name="T190">Named Pointcuts</text:span></text:p>
                  </text:list-item>
                  <text:list-item>
                    <text:p><text:span text:style-name="T190">Context-Selecting Pointcuts</text:span></text:p>
                  </text:list-item>
                  <text:list-item>
                    <text:p><text:span text:style-name="T190">Working with Annotations</text:span></text:p>
                  </text:list-item>
                </text:list>
              </text:list-item>
            </text:list>
          </draw:text-box>
        </draw:frame>
        <presentation:notes draw:style-name="dp3">
          <office:forms form:automatic-focus="false" form:apply-design-mode="false"/>
          <draw:custom-shape draw:name="Rectangle 7" draw:style-name="gr3" draw:text-style-name="P7" draw:layer="layout" svg:width="8.256cm" svg:height="1.268cm" svg:x="10.789cm" svg:y="24.127cm">
            <text:p text:style-name="P91"><text:span text:style-name="T177"><text:page-number>&lt;number&gt;</text:page-number></text:span></text:p>
            <draw:enhanced-geometry svg:viewBox="0 0 21600 21600" draw:type="mso-spt202" draw:enhanced-path="M 0 0 L 21600 0 21600 21600 0 21600 0 0 Z N"/>
          </draw:custom-shape>
          <draw:page-thumbnail draw:style-name="gr1" draw:layer="layout" svg:width="13cm" svg:height="9.75cm" svg:x="3.025cm" svg:y="1.93cm" draw:page-number="67" presentation:class="page"/>
          <draw:frame presentation:style-name="pr12" draw:text-style-name="P27" draw:layer="layout" svg:width="15.239cm" svg:height="11.429cm" svg:x="1.905cm" svg:y="12.065cm" presentation:class="notes">
            <draw:text-box>
              <text:p text:style-name="P97"><text:span text:style-name="T79">We're done!</text:span></text:p>
              <text:p text:style-name="P97"><text:span text:style-name="T79"/></text:p>
              <text:p text:style-name="P97"><text:span text:style-name="T79">There are two long sections in the Spring online manual just on Spring and AOP if students want even mor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bfbfbf" draw:end-color="#ffffff" draw:start-intensity="100%" draw:end-intensity="100%" draw:angle="0" draw:border="0%"/>
    <draw:gradient draw:name="Gradient_20_8" draw:display-name="Gradient 8" draw:style="linear" draw:start-color="#ffffff" draw:end-color="#000080" draw:start-intensity="100%" draw:end-intensity="100%" draw:angle="450" draw:border="0%"/>
    <draw:opacity draw:name="Transparency_20_1" draw:display-name="Transparency 1" draw:style="linear" draw:start="61%" draw:end="100%" draw:angle="0" draw:border="0%"/>
    <draw:marker draw:name="Arrow" svg:viewBox="0 0 20 30" svg:d="M10 0l-10 30h2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0" draw:display-name="Arrowheads 20" svg:viewBox="0 0 210 210" svg:d="M105 0l105 210h-210z"/>
    <draw:marker draw:name="Arrowheads_20_21" draw:display-name="Arrowheads 21" svg:viewBox="0 0 210 210" svg:d="M105 0l105 210h-210z"/>
    <draw:marker draw:name="Arrowheads_20_22" draw:display-name="Arrowheads 22" svg:viewBox="0 0 210 210" svg:d="M105 0l105 210h-210z"/>
    <draw:marker draw:name="Arrowheads_20_23" draw:display-name="Arrowheads 23" svg:viewBox="0 0 210 210" svg:d="M105 0l105 210h-210z"/>
    <draw:marker draw:name="Arrowheads_20_24" draw:display-name="Arrowheads 24" svg:viewBox="0 0 210 210" svg:d="M105 0l105 210h-210z"/>
    <draw:marker draw:name="Arrowheads_20_25" draw:display-name="Arrowheads 25" svg:viewBox="0 0 210 210" svg:d="M105 0l105 210h-210z"/>
    <draw:marker draw:name="Arrowheads_20_27" draw:display-name="Arrowheads 27" svg:viewBox="0 0 210 210" svg:d="M105 0l105 210h-210z"/>
    <draw:marker draw:name="Arrowheads_20_30" draw:display-name="Arrowheads 30" svg:viewBox="0 0 210 210" svg:d="M105 0l105 210h-210z"/>
    <draw:marker draw:name="Arrowheads_20_31" draw:display-name="Arrowheads 31"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10 210" svg:d="M105 0l105 210h-210z"/>
    <draw:marker draw:name="Arrowheads_20_39" draw:display-name="Arrowheads 39" svg:viewBox="0 0 210 210" svg:d="M105 0l105 210h-210z"/>
    <draw:marker draw:name="Arrowheads_20_40" draw:display-name="Arrowheads 40" svg:viewBox="0 0 210 210" svg:d="M105 0l105 210h-210z"/>
    <draw:marker draw:name="Arrowheads_20_41" draw:display-name="Arrowheads 41"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10 210" svg:d="M105 0l105 210h-210z"/>
    <draw:marker draw:name="Arrowheads_20_53" draw:display-name="Arrowheads 53" svg:viewBox="0 0 210 210" svg:d="M105 0l105 210h-210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318 318" svg:d="M159 0l159 318h-318z"/>
    <draw:marker draw:name="Arrowheads_20_59" draw:display-name="Arrowheads 59" svg:viewBox="0 0 210 210" svg:d="M105 0l105 210h-210z"/>
    <draw:marker draw:name="Arrowheads_20_6" draw:display-name="Arrowheads 6" svg:viewBox="0 0 477 477" svg:d="M239 0l238 477h-477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10 210" svg:d="M105 0l105 210h-210z"/>
    <draw:marker draw:name="Arrowheads_20_74" draw:display-name="Arrowheads 74"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Rounded_20_short_20_Arrow" draw:display-name="Rounded short Arrow" svg:viewBox="0 0 1013 1130" svg:d="M1009 1050l-449-1008-22-30-29-12-34 12-21 26-449 1012-5 13v8l5 21 12 21 17 13 21 4h903l21-4 21-13 9-21 4-21v-8z"/>
    <draw:marker draw:name="msArrowOvalEnd_20_5" draw:display-name="msArrowOvalEnd 5" svg:viewBox="0 0 210 210" svg:d="M210 105c0-57-48-105-105-105s-105 48-105 105 48 105 105 105 105-48 105-105z"/>
    <draw:marker draw:name="msArrowStealthEnd_20_5" draw:display-name="msArrowStealthEnd 5" svg:viewBox="0 0 210 210" svg:d="M105 0l105 210-105-84-105 84z"/>
    <draw:stroke-dash draw:name="_32__20_Dots_20_1_20_Dash" draw:display-name="2 Dots 1 Dash" draw:style="rect" draw:dots1="2" draw:dots2="1" draw:dots2-length="0.203cm" draw:distance="0.203cm"/>
    <draw:stroke-dash draw:name="Dashed_20__28_var_29__20_2" draw:display-name="Dashed (var) 2" draw:style="rect" draw:dots1="1" draw:dots1-length="0.026cm" draw:distance="0.026cm"/>
    <draw:stroke-dash draw:name="Dashed_20__28_var_29__20_3" draw:display-name="Dashed (var) 3" draw:style="rect" draw:dots2="1" draw:dots2-length="0.141cm" draw:distance="0.105cm"/>
    <draw:stroke-dash draw:name="Dashed_20__28_var_29__20_4" draw:display-name="Dashed (var) 4" draw:style="round" draw:dots1="1" draw:dots1-length="0.035cm" draw:distance="0.035cm"/>
    <draw:stroke-dash draw:name="Dashed_20__28_var_29__20_5" draw:display-name="Dashed (var) 5" draw:style="rect" draw:dots2="1" draw:dots2-length="0.105cm" draw:distance="0.079cm"/>
    <draw:stroke-dash draw:name="Dashed_20__28_var_29__20_6" draw:display-name="Dashed (var) 6" draw:style="rect" draw:dots2="1" draw:dots2-length="0.423cm" draw:distance="0.317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fo:font-family="Arial" style:font-family-generic="swiss" style:font-pitch="variable" fo:color="#33928a" fo:font-size="100%"/>
          </text:list-level-style-bullet>
          <text:list-level-style-bullet text:level="2" text:bullet-char="–">
            <style:list-level-properties text:space-before="1.27cm" text:min-label-width="0.793cm"/>
            <style:text-properties fo:font-family="Arial" style:font-family-generic="swiss" style:font-pitch="variable" fo:color="#33928a" fo:font-size="100%"/>
          </text:list-level-style-bullet>
          <text:list-level-style-bullet text:level="3" text:bullet-char="•">
            <style:list-level-properties text:space-before="2.54cm" text:min-label-width="0.635cm"/>
            <style:text-properties fo:font-family="Arial" style:font-family-generic="swiss" style:font-pitch="variable" fo:color="#33928a" fo:font-size="100%"/>
          </text:list-level-style-bullet>
          <text:list-level-style-bullet text:level="4" text:bullet-char="–">
            <style:list-level-properties text:space-before="3.81cm" text:min-label-width="0.635cm"/>
            <style:text-properties fo:font-family="Arial" style:font-family-generic="swiss" style:font-pitch="variable" fo:color="#33928a" fo:font-size="100%"/>
          </text:list-level-style-bullet>
          <text:list-level-style-bullet text:level="5" text:bullet-char="»">
            <style:list-level-properties text:space-before="5.08cm" text:min-label-width="0.635cm"/>
            <style:text-properties fo:font-family="Arial" style:font-family-generic="swiss" style:font-pitch="variable" fo:color="#33928a" fo:font-size="100%"/>
          </text:list-level-style-bullet>
          <text:list-level-style-bullet text:level="6" text:bullet-char="»">
            <style:list-level-properties text:space-before="5.08cm" text:min-label-width="0.635cm"/>
            <style:text-properties fo:font-family="Arial" style:font-family-generic="swiss" style:font-pitch="variable" fo:color="#33928a" fo:font-size="100%"/>
          </text:list-level-style-bullet>
          <text:list-level-style-bullet text:level="7" text:bullet-char="»">
            <style:list-level-properties text:space-before="5.08cm" text:min-label-width="0.635cm"/>
            <style:text-properties fo:font-family="Arial" style:font-family-generic="swiss" style:font-pitch="variable" fo:color="#33928a" fo:font-size="100%"/>
          </text:list-level-style-bullet>
          <text:list-level-style-bullet text:level="8" text:bullet-char="»">
            <style:list-level-properties text:space-before="5.08cm" text:min-label-width="0.635cm"/>
            <style:text-properties fo:font-family="Arial" style:font-family-generic="swiss" style:font-pitch="variable" fo:color="#33928a" fo:font-size="100%"/>
          </text:list-level-style-bullet>
          <text:list-level-style-bullet text:level="9" text:bullet-char="»">
            <style:list-level-properties text:space-before="5.08cm" text:min-label-width="0.635cm"/>
            <style:text-properties fo:font-family="Arial" style:font-family-generic="swiss" style:font-pitch="variable" fo:color="#33928a" fo:font-size="100%"/>
          </text:list-level-style-bullet>
          <text:list-level-style-bullet text:level="10" text:bullet-char="»">
            <style:list-level-properties text:space-before="5.08cm" text:min-label-width="0.635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fo:font-family="Arial" style:font-pitch="variable" fo:font-size="22pt" fo:font-style="normal" fo:text-shadow="none" style:text-underline-style="none" fo:font-weight="normal" style:font-family-asian="'ＭＳ Ｐゴシック'" style:font-pitch-asian="variable" style:font-size-asian="22pt" style:font-style-asian="normal" style:font-weight-asian="normal" style:font-family-complex="'ＭＳ Ｐゴシック'" style:font-pitch-complex="variable"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fo:font-family="Arial" style:font-pitch="variable" fo:font-size="18pt" fo:font-style="normal" fo:text-shadow="none" style:text-underline-style="none" fo:font-weight="normal" style:font-family-asian="'ＭＳ Ｐゴシック'" style:font-pitch-asian="variable" style:font-size-asian="18pt" style:font-style-asian="normal" style:font-weight-asian="normal" style:font-family-complex="'ＭＳ Ｐゴシック'"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fo:font-family="Arial" style:font-pitch="variable" fo:font-size="16pt" fo:font-style="normal" fo:text-shadow="none" style:text-underline-style="none" fo:font-weight="normal" style:font-family-asian="'ＭＳ Ｐゴシック'" style:font-pitch-asian="variable" style:font-size-asian="16pt" style:font-style-asian="normal" style:font-weight-asian="normal"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fo:font-family="Arial" style:font-family-generic="swiss" style:font-pitch="variable" fo:color="#33928a" fo:font-size="100%"/>
          </text:list-level-style-bullet>
          <text:list-level-style-bullet text:level="3" text:bullet-char="•">
            <style:list-level-properties text:space-before="2.54cm"/>
            <style:text-properties fo:font-family="Arial" style:font-family-generic="swiss" style:font-pitch="variable" fo:color="#33928a" fo:font-size="100%"/>
          </text:list-level-style-bullet>
          <text:list-level-style-bullet text:level="4" text:bullet-char="–">
            <style:list-level-properties text:space-before="3.81cm"/>
            <style:text-properties fo:font-family="Arial" style:font-family-generic="swiss" style:font-pitch="variable" fo:color="#33928a" fo:font-size="100%"/>
          </text:list-level-style-bullet>
          <text:list-level-style-bullet text:level="5" text:bullet-char="»">
            <style:list-level-properties text:space-before="5.08cm"/>
            <style:text-properties fo:font-family="Arial" style:font-family-generic="swiss" style:font-pitch="variable" fo:color="#33928a" fo:font-size="100%"/>
          </text:list-level-style-bullet>
          <text:list-level-style-bullet text:level="6" text:bullet-char="»">
            <style:list-level-properties text:space-before="5.08cm"/>
            <style:text-properties fo:font-family="Arial" style:font-family-generic="swiss" style:font-pitch="variable" fo:color="#33928a" fo:font-size="100%"/>
          </text:list-level-style-bullet>
          <text:list-level-style-bullet text:level="7" text:bullet-char="»">
            <style:list-level-properties text:space-before="5.08cm"/>
            <style:text-properties fo:font-family="Arial" style:font-family-generic="swiss" style:font-pitch="variable" fo:color="#33928a" fo:font-size="100%"/>
          </text:list-level-style-bullet>
          <text:list-level-style-bullet text:level="8" text:bullet-char="»">
            <style:list-level-properties text:space-before="5.08cm"/>
            <style:text-properties fo:font-family="Arial" style:font-family-generic="swiss" style:font-pitch="variable" fo:color="#33928a" fo:font-size="100%"/>
          </text:list-level-style-bullet>
          <text:list-level-style-bullet text:level="9" text:bullet-char="»">
            <style:list-level-properties text:space-before="5.08cm"/>
            <style:text-properties fo:font-family="Arial" style:font-family-generic="swiss" style:font-pitch="variable" fo:color="#33928a" fo:font-size="100%"/>
          </text:list-level-style-bullet>
          <text:list-level-style-bullet text:level="10" text:bullet-char="»">
            <style:list-level-properties text:space-before="5.08cm"/>
            <style:text-properties fo:font-family="Arial" style:font-family-generic="swiss" style:font-pitch="variable"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fo:font-family="Arial" style:font-pitch="variable" fo:font-size="24pt" fo:font-style="normal" fo:text-shadow="none" style:text-underline-style="none" fo:font-weight="normal" style:letter-kerning="true" style:font-family-asian="'ＭＳ Ｐゴシック'" style:font-pitch-asian="variable" style:font-size-asian="24pt" style:font-style-asian="normal" style:font-weight-asian="normal"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fo:font-family="Arial" style:font-pitch="variable" fo:font-size="32pt" fo:font-style="normal" fo:text-shadow="none" style:text-underline-style="none" fo:font-weight="normal" style:letter-kerning="true" style:font-family-asian="'ＭＳ Ｐゴシック'" style:font-pitch-asian="variable" style:font-size-asian="32pt" style:font-style-asian="normal" style:font-weight-asian="normal" style:font-family-complex="'ＭＳ Ｐゴシック'"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8"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indent="0cm"/>
    </style:style>
    <style:style style:name="MP5" style:family="paragraph">
      <style:paragraph-properties fo:text-align="center" style:writing-mode="lr-tb"/>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fo:color="#7f7f7f" fo:font-size="6pt" style:font-family-asian="Arial" style:font-pitch-asian="variable" style:font-size-asian="6pt" style:font-family-complex="Arial" style:font-pitch-complex="variable" style:font-size-complex="6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variable" fo:color="#4d4d4d" fo:font-size="100%"/>
      </text:list-level-style-bullet>
      <text:list-level-style-bullet text:level="3" text:bullet-char="•">
        <style:list-level-properties text:space-before="2.54cm"/>
        <style:text-properties fo:font-family="Arial" style:font-family-generic="swiss" style:font-pitch="variable" fo:color="#4d4d4d" fo:font-size="100%"/>
      </text:list-level-style-bullet>
      <text:list-level-style-bullet text:level="4" text:bullet-char="•">
        <style:list-level-properties text:space-before="3.81cm"/>
        <style:text-properties fo:font-family="Arial" style:font-family-generic="swiss" style:font-pitch="variable" fo:color="#4d4d4d" fo:font-size="100%"/>
      </text:list-level-style-bullet>
      <text:list-level-style-bullet text:level="5" text:bullet-char="•">
        <style:list-level-properties text:space-before="5.08cm"/>
        <style:text-properties fo:font-family="Arial" style:font-family-generic="swiss" style:font-pitch="variable" fo:color="#4d4d4d" fo:font-size="100%"/>
      </text:list-level-style-bullet>
      <text:list-level-style-bullet text:level="6" text:bullet-char="•">
        <style:list-level-properties text:space-before="5.08cm"/>
        <style:text-properties fo:font-family="Arial" style:font-family-generic="swiss" style:font-pitch="variable" fo:color="#4d4d4d" fo:font-size="100%"/>
      </text:list-level-style-bullet>
      <text:list-level-style-bullet text:level="7" text:bullet-char="•">
        <style:list-level-properties text:space-before="5.08cm"/>
        <style:text-properties fo:font-family="Arial" style:font-family-generic="swiss" style:font-pitch="variable" fo:color="#4d4d4d" fo:font-size="100%"/>
      </text:list-level-style-bullet>
      <text:list-level-style-bullet text:level="8" text:bullet-char="•">
        <style:list-level-properties text:space-before="5.08cm"/>
        <style:text-properties fo:font-family="Arial" style:font-family-generic="swiss" style:font-pitch="variable" fo:color="#4d4d4d" fo:font-size="100%"/>
      </text:list-level-style-bullet>
      <text:list-level-style-bullet text:level="9" text:bullet-char="•">
        <style:list-level-properties text:space-before="5.08cm"/>
        <style:text-properties fo:font-family="Arial" style:font-family-generic="swiss" style:font-pitch="variable" fo:color="#4d4d4d" fo:font-size="100%"/>
      </text:list-level-style-bullet>
      <text:list-level-style-bullet text:level="10" text:bullet-char="•">
        <style:list-level-properties text:space-before="5.08cm"/>
        <style:text-properties fo:font-family="Arial" style:font-family-generic="swiss" style:font-pitch="variable"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frame draw:style-name="Mgr6" draw:text-style-name="MP6"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Default-title" draw:layer="backgroundobjects" svg:width="13cm" svg:height="9.75cm" svg:x="3.025cm" svg:y="1.9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7" draw:text-style-name="MP3" draw:layer="backgroundobjects" svg:width="1.481cm" svg:height="0.763cm" svg:x="23.7cm" svg:y="18.675cm">
        <text:list text:style-name="ML2">
          <text:list-header>
            <text:p><text:page-number>&lt;number&gt;</text:page-number></text:p>
          </text:list-header>
        </text:list>
        <draw:enhanced-geometry svg:viewBox="0 0 21600 21600" draw:mirror-horizontal="true" draw:type="mso-spt202"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8"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7" draw:text-style-name="MP3" draw:layer="backgroundobjects" svg:width="1.481cm" svg:height="0.763cm" svg:x="23.7cm" svg:y="18.675cm">
        <text:list text:style-name="ML2">
          <text:list-header>
            <text:p><text:page-number>&lt;number&gt;</text:page-number></text:p>
          </text:list-header>
        </text:list>
        <draw:enhanced-geometry svg:viewBox="0 0 21600 21600" draw:mirror-horizontal="true" draw:type="mso-spt202" draw:enhanced-path="M 0 0 L 21600 0 21600 21600 0 21600 0 0 Z N"/>
      </draw:custom-shape>
      <draw:frame draw:name="Picture 13" draw:style-name="Mgr5" draw:text-style-name="MP5"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6" draw:text-style-name="MP6" draw:layer="backgroundobjects" svg:width="5.237cm" svg:height="1.797cm" svg:x="19.559cm" svg:y="0.49cm">
        <draw:image xlink:href="Pictures/10000200000000C600000044DC9D8BF8.png" xlink:type="simple" xlink:show="embed" xlink:actuate="onLoad">
          <text:p/>
        </draw:image>
      </draw:frame>
      <draw:frame draw:style-name="Mgr6" draw:text-style-name="MP6" draw:layer="backgroundobjects" svg:width="3cm" svg:height="1.03cm" svg:x="0.554cm" svg:y="17.636cm">
        <draw:image xlink:href="Pictures/10000200000000C600000044DC9D8BF8.png" xlink:type="simple" xlink:show="embed" xlink:actuate="onLoad">
          <text:p/>
        </draw:image>
      </draw:frame>
      <presentation:notes style:page-layout-name="PM0">
        <draw:page-thumbnail presentation:style-name="Title1-title" draw:layer="backgroundobjects" svg:width="13cm" svg:height="9.75cm" svg:x="3.025cm" svg:y="1.9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7" draw:text-style-name="MP3" draw:layer="backgroundobjects" svg:width="1.481cm" svg:height="0.763cm" svg:x="23.7cm" svg:y="18.675cm">
        <text:list text:style-name="ML2">
          <text:list-header>
            <text:p><text:page-number>&lt;number&gt;</text:page-number></text:p>
          </text:list-header>
        </text:list>
        <draw:enhanced-geometry svg:viewBox="0 0 21600 21600" draw:mirror-horizontal="true" draw:type="mso-spt202" draw:enhanced-path="M 0 0 L 21600 0 21600 21600 0 21600 0 0 Z N"/>
      </draw:custom-shape>
      <draw:custom-shape draw:name="TextBox 9" draw:style-name="Mgr4" draw:text-style-name="MP3" draw:layer="backgroundobjects" svg:width="6.319cm" svg:height="0.255cm" svg:x="1.019cm" svg:y="18.666cm">
        <text:list text:style-name="ML2">
          <text:list-header>
            <text:p text:style-name="MP4"><text:span text:style-name="MT2">© Copyright 2014 Pivotal. All rights reserved.</text:span></text:p>
          </text:list-header>
        </text:list>
        <draw:enhanced-geometry svg:viewBox="0 0 21600 21600" draw:type="mso-spt202" draw:enhanced-path="M 0 0 L 21600 0 21600 21600 0 21600 0 0 Z N"/>
      </draw:custom-shape>
      <draw:frame draw:name="Picture 11" draw:style-name="Mgr5" draw:text-style-name="MP5"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draw:frame draw:style-name="Mgr6" draw:text-style-name="MP6" draw:layer="backgroundobjects" svg:width="3cm" svg:height="1.03cm" svg:x="0.553cm" svg:y="17.635cm">
        <draw:image xlink:href="Pictures/10000200000000C600000044DC9D8BF8.png" xlink:type="simple" xlink:show="embed" xlink:actuate="onLoad">
          <text:p/>
        </draw:image>
      </draw:frame>
      <presentation:notes style:page-layout-name="PM0">
        <draw:page-thumbnail presentation:style-name="Title2-title" draw:layer="backgroundobjects" svg:width="13cm" svg:height="9.75cm" svg:x="3.025cm" svg:y="1.93cm" presentation:class="page"/>
        <draw:frame presentation:style-name="Title2-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office:meta>
    <dc:title>Slide 1</dc:title>
    <meta:creation-date>2014-02-04T19:04:54</meta:creation-date>
    <meta:editing-cycles>71</meta:editing-cycles>
    <meta:editing-duration>PT8H22M28S</meta:editing-duration>
    <meta:generator>OpenOffice/4.1.2$Unix OpenOffice.org_project/412m3$Build-9782</meta:generator>
    <meta:initial-creator>Paul Chapman</meta:initial-creator>
    <dc:date>2016-09-17T14:52:21</dc:date>
    <meta:document-statistic meta:object-count="697"/>
  </office:meta>
</office:document-meta>
</file>